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1016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4.5681in"/>
    </style:style>
    <style:style style:name="co9" style:family="table-column">
      <style:table-column-properties fo:break-before="auto" style:column-width="0.3953in"/>
    </style:style>
    <style:style style:name="co10" style:family="table-column">
      <style:table-column-properties fo:break-before="auto" style:column-width="0.3189in"/>
    </style:style>
    <style:style style:name="co11" style:family="table-column">
      <style:table-column-properties fo:break-before="auto" style:column-width="0.9083in"/>
    </style:style>
    <style:style style:name="co12" style:family="table-column">
      <style:table-column-properties fo:break-before="auto" style:column-width="6.8717in"/>
    </style:style>
    <style:style style:name="co13" style:family="table-column">
      <style:table-column-properties fo:break-before="auto" style:column-width="1.9118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3.8335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0.5783in"/>
    </style:style>
    <style:style style:name="co18" style:family="table-column">
      <style:table-column-properties fo:break-before="auto" style:column-width="0.7091in"/>
    </style:style>
    <style:style style:name="co19" style:family="table-column">
      <style:table-column-properties fo:break-before="auto" style:column-width="2.9929in"/>
    </style:style>
    <style:style style:name="co7" style:family="table-column">
      <style:table-column-properties fo:break-before="auto" style:column-width="0.672in"/>
    </style:style>
    <style:style style:name="co21" style:family="table-column">
      <style:table-column-properties fo:break-before="auto" style:column-width="2.8402in"/>
    </style:style>
    <style:style style:name="co22" style:family="table-column">
      <style:table-column-properties fo:break-before="auto" style:column-width="0.8957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text-style style:name="N8100" number:language="en" number:country="US">
      <number:text-content/>
    </number:text-style>
    <style:style style:name="ce35" style:family="table-cell" style:parent-style-name="Default">
      <style:table-cell-properties fo:border-bottom="none" fo:border-left="0.0008in solid #000000" fo:border-right="none" fo:border-top="0.0008in solid #000000"/>
    </style:style>
    <style:style style:name="ce36" style:family="table-cell" style:parent-style-name="Default">
      <style:table-cell-properties fo:border-bottom="none" fo:border-left="0.0008in solid #000000" fo:border-right="none" fo:border-top="none"/>
    </style:style>
    <style:style style:name="ce37" style:family="table-cell" style:parent-style-name="Default">
      <style:table-cell-properties fo:border-bottom="0.0008in solid #000000" fo:border-left="0.0008in solid #000000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order-left="none" fo:border-right="0.0008in solid #000000" fo:border-top="0.0008in solid #000000"/>
    </style:style>
    <style:style style:name="ce42" style:family="table-cell" style:parent-style-name="Default">
      <style:table-cell-properties fo:border-bottom="none" fo:border-left="none" fo:border-right="0.0008in solid #000000" fo:border-top="none"/>
    </style:style>
    <style:style style:name="ce43" style:family="table-cell" style:parent-style-name="Default">
      <style:table-cell-properties fo:border-bottom="0.0008in solid #000000" fo:border-left="none" fo:border-right="0.0008in solid #000000" fo:border-top="none"/>
    </style:style>
    <style:style style:name="ce4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50" style:family="table-cell" style:parent-style-name="Default" style:data-style-name="N40">
      <style:table-cell-properties fo:border-bottom="none" fo:border-left="none" fo:border-right="none" fo:border-top="0.0008in solid #000000"/>
    </style:style>
    <style:style style:name="ce51" style:family="table-cell" style:parent-style-name="Default" style:data-style-name="N40"/>
    <style:style style:name="ce52" style:family="table-cell" style:parent-style-name="Default" style:data-style-name="N40">
      <style:table-cell-properties fo:border-bottom="0.0008in solid #000000" fo:border-left="none" fo:border-right="none" fo:border-top="none"/>
    </style:style>
    <style:style style:name="ce5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7" style:family="table-cell" style:parent-style-name="Excel_20_Built-in_20_Normal" style:data-style-name="N8100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00"/>
    <style:style style:name="ce19" style:family="table-cell" style:parent-style-name="Default" style:data-style-name="N0">
      <style:table-cell-properties fo:background-color="#ff6600" fo:border="0.0008in solid #000000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ff3333"/>
    </style:style>
    <style:style style:name="ce31" style:family="table-cell" style:parent-style-name="Default" style:data-style-name="N100">
      <style:table-cell-properties fo:background-color="#99cccc" fo:border="0.0008in solid #000000"/>
      <style:text-properties fo:color="#000000"/>
    </style:style>
    <style:style style:name="ce32" style:family="table-cell" style:parent-style-name="Excel_20_Built-in_20_Normal" style:data-style-name="N8100"/>
    <style:style style:name="ce33" style:family="table-cell" style:parent-style-name="Excel_20_Built-in_20_Normal" style:data-style-name="N8100">
      <style:table-cell-properties fo:background-color="#ededed" style:diagonal-bl-tr="none" style:diagonal-tl-br="none" fo:border="0.0138in solid #000000" style:rotation-align="none"/>
    </style:style>
    <style:style style:name="ce34" style:family="table-cell" style:parent-style-name="Excel_20_Built-in_20_Normal" style:data-style-name="N8100">
      <style:table-cell-properties fo:background-color="#ff6600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Excel_20_Built-in_20_Normal" style:data-style-name="N812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7" style:family="table-cell" style:parent-style-name="Excel_20_Built-in_20_Normal" style:data-style-name="N8128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font-name="Calibri" style:font-name-complex="Calibri"/>
    </style:style>
    <style:style style:name="ce59" style:family="table-cell" style:parent-style-name="Excel_20_Built-in_20_Normal">
      <style:table-cell-properties fo:background-color="#33ff99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60" style:family="table-cell" style:parent-style-name="Excel_20_Built-in_20_Normal">
      <style:table-cell-properties fo:background-color="#33ff99" style:text-align-source="fix" style:repeat-content="false" fo:border="0.0008in solid #000000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ME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48"/>
        <table:table-column table:style-name="co1" table:number-columns-repeated="6" table:default-cell-style-name="Default"/>
        <table:table-row table:style-name="ro2">
          <table:table-cell table:style-name="ce35" office:value-type="float" office:value="0">
            <text:p>0</text:p>
          </table:table-cell>
          <table:table-cell table:style-name="ce39" office:value-type="string">
            <text:p>3;55</text:p>
          </table:table-cell>
          <table:table-cell table:style-name="ce39" office:value-type="float" office:value="3">
            <text:p>3</text:p>
          </table:table-cell>
          <table:table-cell table:style-name="ce41" office:value-type="float" office:value="55">
            <text:p>55</text:p>
          </table:table-cell>
          <table:table-cell table:style-name="ce44" office:value-type="string" table:number-columns-spanned="2" table:number-rows-spanned="1">
            <text:p>1-10 microservices</text:p>
          </table:table-cell>
          <table:covered-table-cell/>
          <table:table-cell/>
          <table:table-cell table:style-name="ce45" office:value-type="float" office:value="1">
            <text:p>1</text:p>
          </table:table-cell>
          <table:table-cell table:style-name="ce50" office:value-type="time" office:time-value="PT05H35M00S">
            <text:p>05:35</text:p>
          </table:table-cell>
          <table:table-cell table:style-name="ce39" office:value-type="float" office:value="5">
            <text:p>5</text:p>
          </table:table-cell>
          <table:table-cell table:style-name="ce41" office:value-type="float" office:value="35">
            <text:p>35</text:p>
          </table:table-cell>
          <table:table-cell table:style-name="ce53" office:value-type="string">
            <text:p>rest</text:p>
          </table:table-cell>
          <table:table-cell table:number-columns-repeated="2"/>
        </table:table-row>
        <table:table-row table:style-name="ro1">
          <table:table-cell table:style-name="ce36" office:value-type="string">
            <text:p>0-1</text:p>
          </table:table-cell>
          <table:table-cell table:style-name="ce40" office:value-type="string">
            <text:p>4;51</text:p>
          </table:table-cell>
          <table:table-cell table:style-name="ce40" office:value-type="float" office:value="4">
            <text:p>4</text:p>
          </table:table-cell>
          <table:table-cell table:style-name="ce42" office:value-type="float" office:value="51">
            <text:p>51</text:p>
          </table:table-cell>
          <table:table-cell table:number-columns-repeated="3"/>
          <table:table-cell table:style-name="ce46" office:value-type="float" office:value="3">
            <text:p>3</text:p>
          </table:table-cell>
          <table:table-cell table:style-name="ce51" office:value-type="time" office:time-value="PT04H51M00S">
            <text:p>04:51</text:p>
          </table:table-cell>
          <table:table-cell office:value-type="float" office:value="4">
            <text:p>4</text:p>
          </table:table-cell>
          <table:table-cell table:style-name="ce42"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36" office:value-type="string">
            <text:p>0-2</text:p>
          </table:table-cell>
          <table:table-cell table:style-name="ce40" office:value-type="string">
            <text:p>5;34</text:p>
          </table:table-cell>
          <table:table-cell table:style-name="ce40" office:value-type="float" office:value="5">
            <text:p>5</text:p>
          </table:table-cell>
          <table:table-cell table:style-name="ce42" office:value-type="float" office:value="34">
            <text:p>34</text:p>
          </table:table-cell>
          <table:table-cell table:number-columns-repeated="3"/>
          <table:table-cell table:style-name="ce46" office:value-type="float" office:value="4">
            <text:p>4</text:p>
          </table:table-cell>
          <table:table-cell table:style-name="ce51" office:value-type="time" office:time-value="PT05H30M00S">
            <text:p>05:30</text:p>
          </table:table-cell>
          <table:table-cell office:value-type="float" office:value="5">
            <text:p>5</text:p>
          </table:table-cell>
          <table:table-cell table:style-name="ce42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36" office:value-type="float" office:value="2">
            <text:p>2</text:p>
          </table:table-cell>
          <table:table-cell table:style-name="ce40" office:value-type="string">
            <text:p>4;59</text:p>
          </table:table-cell>
          <table:table-cell table:style-name="ce40" office:value-type="float" office:value="4">
            <text:p>4</text:p>
          </table:table-cell>
          <table:table-cell table:style-name="ce42" office:value-type="float" office:value="59">
            <text:p>59</text:p>
          </table:table-cell>
          <table:table-cell table:number-columns-repeated="3"/>
          <table:table-cell table:style-name="ce46" office:value-type="float" office:value="5">
            <text:p>5</text:p>
          </table:table-cell>
          <table:table-cell table:style-name="ce51" office:value-type="time" office:time-value="PT08H05M00S">
            <text:p>08:05</text:p>
          </table:table-cell>
          <table:table-cell office:value-type="float" office:value="8">
            <text:p>8</text:p>
          </table:table-cell>
          <table:table-cell table:style-name="ce42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36" office:value-type="float" office:value="3">
            <text:p>3</text:p>
          </table:table-cell>
          <table:table-cell table:style-name="ce40" office:value-type="string">
            <text:p>5;14</text:p>
          </table:table-cell>
          <table:table-cell table:style-name="ce40" office:value-type="float" office:value="5">
            <text:p>5</text:p>
          </table:table-cell>
          <table:table-cell table:style-name="ce42" office:value-type="float" office:value="14">
            <text:p>14</text:p>
          </table:table-cell>
          <table:table-cell table:number-columns-repeated="3"/>
          <table:table-cell table:style-name="ce46" office:value-type="float" office:value="6">
            <text:p>6</text:p>
          </table:table-cell>
          <table:table-cell table:style-name="ce51" office:value-type="time" office:time-value="PT03H18M00S">
            <text:p>03:18</text:p>
          </table:table-cell>
          <table:table-cell office:value-type="float" office:value="3">
            <text:p>3</text:p>
          </table:table-cell>
          <table:table-cell table:style-name="ce42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36" office:value-type="float" office:value="5">
            <text:p>5</text:p>
          </table:table-cell>
          <table:table-cell table:style-name="ce40" office:value-type="string">
            <text:p>1;45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45">
            <text:p>45</text:p>
          </table:table-cell>
          <table:table-cell table:number-columns-repeated="3"/>
          <table:table-cell table:style-name="ce46" office:value-type="float" office:value="7">
            <text:p>7</text:p>
          </table:table-cell>
          <table:table-cell table:style-name="ce51" office:value-type="time" office:time-value="PT07H33M00S">
            <text:p>07:33</text:p>
          </table:table-cell>
          <table:table-cell office:value-type="float" office:value="7">
            <text:p>7</text:p>
          </table:table-cell>
          <table:table-cell table:style-name="ce42"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style-name="ce36" office:value-type="float" office:value="6">
            <text:p>6</text:p>
          </table:table-cell>
          <table:table-cell table:style-name="ce40" office:value-type="string">
            <text:p>4;32</text:p>
          </table:table-cell>
          <table:table-cell table:style-name="ce40" office:value-type="float" office:value="4">
            <text:p>4</text:p>
          </table:table-cell>
          <table:table-cell table:style-name="ce42" office:value-type="float" office:value="32">
            <text:p>32</text:p>
          </table:table-cell>
          <table:table-cell table:number-columns-repeated="3"/>
          <table:table-cell table:style-name="ce46" office:value-type="float" office:value="8">
            <text:p>8</text:p>
          </table:table-cell>
          <table:table-cell table:style-name="ce51" office:value-type="time" office:time-value="PT05H50M00S">
            <text:p>05:50</text:p>
          </table:table-cell>
          <table:table-cell office:value-type="float" office:value="5">
            <text:p>5</text:p>
          </table:table-cell>
          <table:table-cell table:style-name="ce42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style-name="ce36" office:value-type="float" office:value="7">
            <text:p>7</text:p>
          </table:table-cell>
          <table:table-cell table:style-name="ce40" office:value-type="string">
            <text:p>5;11</text:p>
          </table:table-cell>
          <table:table-cell table:style-name="ce40" office:value-type="float" office:value="5">
            <text:p>5</text:p>
          </table:table-cell>
          <table:table-cell table:style-name="ce42" office:value-type="float" office:value="11">
            <text:p>11</text:p>
          </table:table-cell>
          <table:table-cell table:number-columns-repeated="3"/>
          <table:table-cell table:style-name="ce46" office:value-type="float" office:value="9">
            <text:p>9</text:p>
          </table:table-cell>
          <table:table-cell table:style-name="ce51" office:value-type="time" office:time-value="PT11H25M00S">
            <text:p>11:25</text:p>
          </table:table-cell>
          <table:table-cell office:value-type="float" office:value="11">
            <text:p>11</text:p>
          </table:table-cell>
          <table:table-cell table:style-name="ce42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36" office:value-type="float" office:value="8">
            <text:p>8</text:p>
          </table:table-cell>
          <table:table-cell table:style-name="ce40" office:value-type="string">
            <text:p>6;18</text:p>
          </table:table-cell>
          <table:table-cell table:style-name="ce40" office:value-type="float" office:value="6">
            <text:p>6</text:p>
          </table:table-cell>
          <table:table-cell table:style-name="ce42" office:value-type="float" office:value="18">
            <text:p>18</text:p>
          </table:table-cell>
          <table:table-cell table:number-columns-repeated="3"/>
          <table:table-cell table:style-name="ce47" office:value-type="float" office:value="10">
            <text:p>10</text:p>
          </table:table-cell>
          <table:table-cell table:style-name="ce52" office:value-type="time" office:time-value="PT06H47M00S">
            <text:p>06:47</text:p>
          </table:table-cell>
          <table:table-cell table:style-name="ce38" office:value-type="float" office:value="6">
            <text:p>6</text:p>
          </table:table-cell>
          <table:table-cell table:style-name="ce43" office:value-type="float" office:value="47">
            <text:p>47</text:p>
          </table:table-cell>
          <table:table-cell table:style-name="ce38" table:formula="of:=SUM([.J1:.J9])" office:value-type="float" office:value="54">
            <text:p>54</text:p>
          </table:table-cell>
          <table:table-cell table:style-name="ce38" table:formula="of:=SUM([.K1:.K9])/60" office:value-type="float" office:value="4.9">
            <text:p>4.9</text:p>
          </table:table-cell>
          <table:table-cell table:style-name="ce38" office:value-type="string">
            <text:p>rest 1-10</text:p>
          </table:table-cell>
        </table:table-row>
        <table:table-row table:style-name="ro1">
          <table:table-cell table:style-name="ce36" office:value-type="float" office:value="9">
            <text:p>9</text:p>
          </table:table-cell>
          <table:table-cell table:style-name="ce40" office:value-type="string">
            <text:p>4;58</text:p>
          </table:table-cell>
          <table:table-cell table:style-name="ce40" office:value-type="float" office:value="4">
            <text:p>4</text:p>
          </table:table-cell>
          <table:table-cell table:style-name="ce42" office:value-type="float" office:value="58">
            <text:p>5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6;56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37" office:value-type="float" office:value="10">
            <text:p>10</text:p>
          </table:table-cell>
          <table:table-cell table:style-name="ce38" office:value-type="string">
            <text:p>5;44</text:p>
          </table:table-cell>
          <table:table-cell table:style-name="ce38" office:value-type="float" office:value="5">
            <text:p>5</text:p>
          </table:table-cell>
          <table:table-cell table:style-name="ce43" office:value-type="float" office:value="44">
            <text:p>44</text:p>
          </table:table-cell>
          <table:table-cell table:style-name="ce38" table:formula="of:=SUM([.C1:.C11])" office:value-type="float" office:value="46">
            <text:p>46</text:p>
          </table:table-cell>
          <table:table-cell table:style-name="ce38" table:formula="of:=SUM([.D1:.D11])/60" office:value-type="float" office:value="7.01666666666667">
            <text:p>7.0166666667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1;53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3;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4;3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;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10;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6;2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9;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7;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18-1</text:p>
          </table:table-cell>
          <table:table-cell office:value-type="string">
            <text:p>9;0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7;56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18-2</text:p>
          </table:table-cell>
          <table:table-cell office:value-type="string">
            <text:p>3;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;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string">
            <text:p>5;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;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49" office:value-type="float" office:value="20">
            <text:p>20</text:p>
          </table:table-cell>
          <table:table-cell table:style-name="ce38" office:value-type="string">
            <text:p>5;19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9">
            <text:p>19</text:p>
          </table:table-cell>
          <table:table-cell table:style-name="ce38" table:formula="of:=SUM([.J10:.J18])" office:value-type="float" office:value="62">
            <text:p>62</text:p>
          </table:table-cell>
          <table:table-cell table:style-name="ce38" table:formula="of:=SUM([.K10:.K18])/60" office:value-type="float" office:value="4.8">
            <text:p>4.8</text:p>
          </table:table-cell>
          <table:table-cell table:style-name="ce3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6;58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string">
            <text:p>10;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38" office:value-type="float" office:value="20">
            <text:p>20</text:p>
          </table:table-cell>
          <table:table-cell table:style-name="ce38" office:value-type="string">
            <text:p>8;15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15">
            <text:p>15</text:p>
          </table:table-cell>
          <table:table-cell table:style-name="ce38" table:formula="of:=SUM([.C12:.C20])" office:value-type="float" office:value="47">
            <text:p>47</text:p>
          </table:table-cell>
          <table:table-cell table:style-name="ce38" table:formula="of:=SUM([.D12:.D20])/60" office:value-type="float" office:value="4.15">
            <text:p>4.1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9;09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1;3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6;4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5;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8;2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;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string">
            <text:p>5;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;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string">
            <text:p>9;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5;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string">
            <text:p>4;3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3;0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49" office:value-type="float" office:value="30">
            <text:p>30</text:p>
          </table:table-cell>
          <table:table-cell table:style-name="ce38" office:value-type="string">
            <text:p>6;17</text:p>
          </table:table-cell>
          <table:table-cell table:style-name="ce38" office:value-type="float" office:value="6">
            <text:p>6</text:p>
          </table:table-cell>
          <table:table-cell table:style-name="ce38" office:value-type="float" office:value="17">
            <text:p>17</text:p>
          </table:table-cell>
          <table:table-cell table:style-name="ce38" table:formula="of:=SUM([.J19:.J26])" office:value-type="float" office:value="57">
            <text:p>57</text:p>
          </table:table-cell>
          <table:table-cell table:style-name="ce38" table:formula="of:=SUM([.K19:.K26])/60" office:value-type="float" office:value="3.03333333333333">
            <text:p>3.0333333333</text:p>
          </table:table-cell>
          <table:table-cell table:style-name="ce3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3;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string">
            <text:p>6;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6;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4;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3;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6;0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38" office:value-type="float" office:value="30">
            <text:p>30</text:p>
          </table:table-cell>
          <table:table-cell table:style-name="ce38" office:value-type="string">
            <text:p>2;5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0">
            <text:p>50</text:p>
          </table:table-cell>
          <table:table-cell table:style-name="ce38" table:formula="of:=SUM([.C21:.C30])" office:value-type="float" office:value="45">
            <text:p>45</text:p>
          </table:table-cell>
          <table:table-cell table:style-name="ce38" table:formula="of:=SUM([.D21:.D30])/60" office:value-type="float" office:value="4.61666666666667">
            <text:p>4.616666666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4;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4;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3"/>
          <table:table-cell table:style-name="ce49" office:value-type="float" office:value="35">
            <text:p>35</text:p>
          </table:table-cell>
          <table:table-cell table:style-name="ce38" office:value-type="string">
            <text:p>6;09</text:p>
          </table:table-cell>
          <table:table-cell table:style-name="ce38" office:value-type="float" office:value="6">
            <text:p>6</text:p>
          </table:table-cell>
          <table:table-cell table:style-name="ce38" office:value-type="float" office:value="9">
            <text:p>9</text:p>
          </table:table-cell>
          <table:table-cell table:style-name="ce38" table:formula="of:=SUM([.J27:.J31])" office:value-type="float" office:value="26">
            <text:p>26</text:p>
          </table:table-cell>
          <table:table-cell table:style-name="ce38" table:formula="of:=SUM([.K27:.K31])/60" office:value-type="float" office:value="1.28333333333333">
            <text:p>1.2833333333</text:p>
          </table:table-cell>
          <table:table-cell table:style-name="ce3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6;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5;2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7;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3;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8;3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4;3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4;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7;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style-name="ce38" office:value-type="float" office:value="40">
            <text:p>40</text:p>
          </table:table-cell>
          <table:table-cell table:style-name="ce38" office:value-type="string">
            <text:p>3;3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35">
            <text:p>35</text:p>
          </table:table-cell>
          <table:table-cell table:style-name="ce38" table:formula="of:=SUM([.C31:.C40])" office:value-type="float" office:value="51">
            <text:p>51</text:p>
          </table:table-cell>
          <table:table-cell table:style-name="ce38" table:formula="of:=SUM([.D31:.D40])/60"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6;3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9;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5;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38" office:value-type="float" office:value="44">
            <text:p>44</text:p>
          </table:table-cell>
          <table:table-cell table:style-name="ce38" office:value-type="string">
            <text:p>7;10</text:p>
          </table:table-cell>
          <table:table-cell table:style-name="ce38" office:value-type="float" office:value="7">
            <text:p>7</text:p>
          </table:table-cell>
          <table:table-cell table:style-name="ce38" office:value-type="float" office:value="10">
            <text:p>10</text:p>
          </table:table-cell>
          <table:table-cell table:style-name="ce38" table:formula="of:=SUM([.C41:.C44])" office:value-type="float" office:value="27">
            <text:p>27</text:p>
          </table:table-cell>
          <table:table-cell table:style-name="ce38" table:formula="of:=SUM([.D41:.D44])/60" office:value-type="float" office:value="1">
            <text:p>1</text:p>
          </table:table-cell>
          <table:table-cell table:number-columns-repeated="8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est" table:style-name="ta1" table:print="false">
        <office:forms form:automatic-focus="false" form:apply-design-mode="false"/>
        <table:table-column table:style-name="co2" table:default-cell-style-name="ce14"/>
        <table:table-column table:style-name="co1" table:number-columns-repeated="1023" table:default-cell-style-name="ce15"/>
        <table:table-row table:style-name="ro1">
          <table:table-cell office:value-type="string">
            <text:p>initilizr</text:p>
          </table:table-cell>
          <table:table-cell office:value-type="string">
            <text:p>1;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un as java app</text:p>
          </table:table-cell>
          <table:table-cell office:value-type="string">
            <text:p>4;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file : helloworldcontroller</text:p>
          </table:table-cell>
          <table:table-cell office:value-type="string">
            <text:p>0;3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helloworld()</text:p>
          </table:table-cell>
          <table:table-cell office:value-type="string">
            <text:p>1;5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#6 rest controller</text:p>
          </table:table-cell>
          <table:table-cell office:value-type="string">
            <text:p>2;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#14 request mapping</text:p>
          </table:table-cell>
          <table:table-cell office:value-type="string">
            <text:p>3;1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url localhost:8080/helloworld</text:p>
          </table:table-cell>
          <table:table-cell office:value-type="string">
            <text:p>3;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#15</text:p>
          </table:table-cell>
          <table:table-cell office:value-type="string">
            <text:p>4;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#16-19</text:p>
          </table:table-cell>
          <table:table-cell office:value-type="string">
            <text:p>1;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file</text:p>
          </table:table-cell>
          <table:table-cell office:value-type="string">
            <text:p>1;5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#5-10</text:p>
          </table:table-cell>
          <table:table-cell office:value-type="string">
            <text:p>2;2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generate setter</text:p>
          </table:table-cell>
          <table:table-cell office:value-type="string">
            <text:p>2;24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generate tostring</text:p>
          </table:table-cell>
          <table:table-cell office:value-type="string">
            <text:p>2;5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url -&gt;has error</text:p>
          </table:table-cell>
          <table:table-cell office:value-type="string">
            <text:p>3;2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#11-14 generate getter</text:p>
          </table:table-cell>
          <table:table-cell office:value-type="string">
            <text:p>4;0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url works now fixed</text:p>
          </table:table-cell>
          <table:table-cell office:value-type="string">
            <text:p>4;3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ook at mapping in console</text:p>
          </table:table-cell>
          <table:table-cell office:value-type="string">
            <text:p>0;2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#1 set debug</text:p>
          </table:table-cell>
          <table:table-cell office:value-type="string">
            <text:p>1;2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autoconfig in console</text:p>
          </table:table-cell>
          <table:table-cell office:value-type="string">
            <text:p>1;5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mapping w/ a param</text:p>
          </table:table-cell>
          <table:table-cell office:value-type="string">
            <text:p>1;4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url</text:p>
          </table:table-cell>
          <table:table-cell office:value-type="string">
            <text:p>2;5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file : user</text:p>
          </table:table-cell>
          <table:table-cell office:value-type="string">
            <text:p>0;59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6,8,10</text:p>
          </table:table-cell>
          <table:table-cell office:value-type="string">
            <text:p>1;1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generate getters setters tostring</text:p>
          </table:table-cell>
          <table:table-cell office:value-type="string">
            <text:p>1;37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generate constructor</text:p>
          </table:table-cell>
          <table:table-cell office:value-type="string">
            <text:p>1;5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elloworld moved to helloworld package?</text:p>
          </table:table-cell>
          <table:table-cell office:value-type="string">
            <text:p>2;30</text:p>
          </table:table-cell>
          <table:table-cell office:value-type="float" office:value="7">
            <text:p>7</text:p>
          </table:table-cell>
          <table:table-cell office:value-type="string">
            <text:p>rest2</text:p>
          </table:table-cell>
          <table:table-cell table:number-columns-repeated="1020"/>
        </table:table-row>
        <table:table-row table:style-name="ro1">
          <table:table-cell office:value-type="string">
            <text:p>move another thing to helloworld package</text:p>
          </table:table-cell>
          <table:table-cell office:value-type="string">
            <text:p>2;4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move user package</text:p>
          </table:table-cell>
          <table:table-cell office:value-type="string">
            <text:p>2;57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file <text:s/>: userdao service</text:p>
          </table:table-cell>
          <table:table-cell office:value-type="string">
            <text:p>3;1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3 component</text:p>
          </table:table-cell>
          <table:table-cell office:value-type="string">
            <text:p>3;23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10 private static list</text:p>
          </table:table-cell>
          <table:table-cell office:value-type="string">
            <text:p>4;0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12 static{}</text:p>
          </table:table-cell>
          <table:table-cell office:value-type="string">
            <text:p>4;2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19-26</text:p>
          </table:table-cell>
          <table:table-cell office:value-type="string">
            <text:p>5;2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13</text:p>
          </table:table-cell>
          <table:table-cell office:value-type="string">
            <text:p>5;4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26-28</text:p>
          </table:table-cell>
          <table:table-cell office:value-type="string">
            <text:p>6;0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30</text:p>
          </table:table-cell>
          <table:table-cell office:value-type="string">
            <text:p>6;1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#33-35</text:p>
          </table:table-cell>
          <table:table-cell office:value-type="string">
            <text:p>6;2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6;4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newfile userresource</text:p>
          </table:table-cell>
          <table:table-cell office:value-type="string">
            <text:p>0;1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@restcontroller</text:p>
          </table:table-cell>
          <table:table-cell office:value-type="string">
            <text:p>0;2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#2 retireve all users(){}</text:p>
          </table:table-cell>
          <table:table-cell office:value-type="string">
            <text:p>1;3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9,10 @autowired services</text:p>
          </table:table-cell>
          <table:table-cell office:value-type="string">
            <text:p>1;4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;1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;3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url check</text:p>
          </table:table-cell>
          <table:table-cell office:value-type="string">
            <text:p>3;0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dates-are-timestamps=false</text:p>
          </table:table-cell>
          <table:table-cell office:value-type="string">
            <text:p>3;5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url check - dates are changed</text:p>
          </table:table-cell>
          <table:table-cell office:value-type="string">
            <text:p>4;1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1,23</text:p>
          </table:table-cell>
          <table:table-cell office:value-type="string">
            <text:p>4;37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2 @pathvariable</text:p>
          </table:table-cell>
          <table:table-cell office:value-type="string">
            <text:p>4;4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;5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1 @ getmapping</text:p>
          </table:table-cell>
          <table:table-cell office:value-type="string">
            <text:p>5;1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open network tab in dev console</text:p>
          </table:table-cell>
          <table:table-cell office:value-type="string">
            <text:p>0;57</text:p>
          </table:table-cell>
          <table:table-cell office:value-type="float" office:value="9">
            <text:p>9</text:p>
          </table:table-cell>
          <table:table-cell office:value-type="string">
            <text:p>rest3</text:p>
          </table:table-cell>
          <table:table-cell table:number-columns-repeated="1020"/>
        </table:table-row>
        <table:table-row table:style-name="ro1">
          <table:table-cell office:value-type="string">
            <text:p>refresh and click users -&gt; headers tab</text:p>
          </table:table-cell>
          <table:table-cell office:value-type="string">
            <text:p>1;0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31-33</text:p>
          </table:table-cell>
          <table:table-cell office:value-type="string">
            <text:p>3;0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3;5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;3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4;3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4;;4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postman looks like this</text:p>
          </table:table-cell>
          <table:table-cell office:value-type="string">
            <text:p>6;2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test postman</text:p>
          </table:table-cell>
          <table:table-cell office:value-type="string">
            <text:p>6;3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results of postman</text:p>
          </table:table-cell>
          <table:table-cell office:value-type="string">
            <text:p>6;4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paste body and make post</text:p>
          </table:table-cell>
          <table:table-cell office:value-type="string">
            <text:p>7;1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more test stuff</text:p>
          </table:table-cell>
          <table:table-cell office:value-type="string">
            <text:p>7;3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set to json</text:p>
          </table:table-cell>
          <table:table-cell office:value-type="string">
            <text:p>7;4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click send</text:p>
          </table:table-cell>
          <table:table-cell office:value-type="string">
            <text:p>8;2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results in error(acutally not error)</text:p>
          </table:table-cell>
          <table:table-cell office:value-type="string">
            <text:p>8;3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create a default constructor</text:p>
          </table:table-cell>
          <table:table-cell office:value-type="string">
            <text:p>9;2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url statis is 200</text:p>
          </table:table-cell>
          <table:table-cell office:value-type="string">
            <text:p>9;5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see all created user</text:p>
          </table:table-cell>
          <table:table-cell office:value-type="string">
            <text:p>10;1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38 response entity</text:p>
          </table:table-cell>
          <table:table-cell office:value-type="string">
            <text:p>1;3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38 components builder</text:p>
          </table:table-cell>
          <table:table-cell office:value-type="string">
            <text:p>2;13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38 path</text:p>
          </table:table-cell>
          <table:table-cell office:value-type="string">
            <text:p>3;14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38 /ids</text:p>
          </table:table-cell>
          <table:table-cell office:value-type="string">
            <text:p>3;2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38 build and exapnd</text:p>
          </table:table-cell>
          <table:table-cell office:value-type="string">
            <text:p>3;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saveuser.get()</text:p>
          </table:table-cell>
          <table:table-cell office:value-type="string">
            <text:p>3;4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.getURI() cant see</text:p>
          </table:table-cell>
          <table:table-cell office:value-type="string">
            <text:p>3;5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4;26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4;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35 public resposne entity</text:p>
          </table:table-cell>
          <table:table-cell office:value-type="string">
            <text:p>4;46</text:p>
          </table:table-cell>
          <table:table-cell office:value-type="float" office:value="10">
            <text:p>10</text:p>
          </table:table-cell>
          <table:table-cell office:value-type="string">
            <text:p>rest4</text:p>
          </table:table-cell>
          <table:table-cell table:number-columns-repeated="1020"/>
        </table:table-row>
        <table:table-row table:style-name="ro1">
          <table:table-cell office:value-type="string">
            <text:p>url test 201 means created</text:p>
          </table:table-cell>
          <table:table-cell office:value-type="string">
            <text:p>4;5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url test 201 mean screated MORE</text:p>
          </table:table-cell>
          <table:table-cell office:value-type="string">
            <text:p>5;03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lick headers</text:p>
          </table:table-cell>
          <table:table-cell office:value-type="string">
            <text:p>5;31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office:value-type="string">
            <text:p>url test -&gt; 200 ok for resond bad</text:p>
          </table:table-cell>
          <table:table-cell office:value-type="string">
            <text:p>0;5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8 29</text:p>
          </table:table-cell>
          <table:table-cell office:value-type="string">
            <text:p>1;2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30 ! semi-colon even though not shown</text:p>
          </table:table-cell>
          <table:table-cell office:value-type="string">
            <text:p>2;0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file : create user not found exception</text:p>
          </table:table-cell>
          <table:table-cell office:value-type="string">
            <text:p>2;31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generate contrustor</text:p>
          </table:table-cell>
          <table:table-cell office:value-type="string">
            <text:p>2;53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url test</text:p>
          </table:table-cell>
          <table:table-cell office:value-type="string">
            <text:p>3;1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6 response status</text:p>
          </table:table-cell>
          <table:table-cell office:value-type="string">
            <text:p>4;50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url test</text:p>
          </table:table-cell>
          <table:table-cell office:value-type="string">
            <text:p>4;5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float" office:value="43624">
            <text:p>43624</text:p>
          </table:table-cell>
          <table:table-cell office:value-type="string">
            <text:p>1;41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generate constructor</text:p>
          </table:table-cell>
          <table:table-cell office:value-type="string">
            <text:p>1;51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generate getters</text:p>
          </table:table-cell>
          <table:table-cell office:value-type="string">
            <text:p>2;0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filer : exceptoin handler</text:p>
          </table:table-cell>
          <table:table-cell office:value-type="string">
            <text:p>4;3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43654">
            <text:p>43654</text:p>
          </table:table-cell>
          <table:table-cell office:value-type="string">
            <text:p>5;5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13 cant see copy pasted from somewhere</text:p>
          </table:table-cell>
          <table:table-cell office:value-type="string">
            <text:p>7;1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;2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15 16 edit</text:p>
          </table:table-cell>
          <table:table-cell office:value-type="string">
            <text:p>7;3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1 cant see</text:p>
          </table:table-cell>
          <table:table-cell office:value-type="string">
            <text:p>9;0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9;27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url test</text:p>
          </table:table-cell>
          <table:table-cell office:value-type="string">
            <text:p>9;49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6 edit also copy paste</text:p>
          </table:table-cell>
          <table:table-cell office:value-type="string">
            <text:p>10;17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7 edit</text:p>
          </table:table-cell>
          <table:table-cell office:value-type="string">
            <text:p>10;26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7 more edit but can't see</text:p>
          </table:table-cell>
          <table:table-cell office:value-type="string">
            <text:p>10;34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30 edit cant see</text:p>
          </table:table-cell>
          <table:table-cell office:value-type="string">
            <text:p>10;36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url test</text:p>
          </table:table-cell>
          <table:table-cell office:value-type="string">
            <text:p>10;4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copy pasete</text:p>
          </table:table-cell>
          <table:table-cell office:value-type="string">
            <text:p>0;13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43 deletebyid()</text:p>
          </table:table-cell>
          <table:table-cell office:value-type="string">
            <text:p>0;3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;38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46 47</text:p>
          </table:table-cell>
          <table:table-cell office:value-type="string">
            <text:p>0;53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;08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36 copy pasete @deletemapping</text:p>
          </table:table-cell>
          <table:table-cell office:value-type="string">
            <text:p>1;46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38 delete user</text:p>
          </table:table-cell>
          <table:table-cell office:value-type="string">
            <text:p>1;5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38 void</text:p>
          </table:table-cell>
          <table:table-cell office:value-type="string">
            <text:p>2;3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;4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delete line</text:p>
          </table:table-cell>
          <table:table-cell office:value-type="string">
            <text:p>2;54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3;43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url test- delte non existing user</text:p>
          </table:table-cell>
          <table:table-cell office:value-type="string">
            <text:p>4;20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51 @valid</text:p>
          </table:table-cell>
          <table:table-cell office:value-type="string">
            <text:p>0;57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12 @size</text:p>
          </table:table-cell>
          <table:table-cell office:value-type="string">
            <text:p>1;58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16 paset</text:p>
          </table:table-cell>
          <table:table-cell office:value-type="string">
            <text:p>2;07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test url</text:p>
          </table:table-cell>
          <table:table-cell office:value-type="string">
            <text:p>2;3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test url 400 bad request not helpful</text:p>
          </table:table-cell>
          <table:table-cell office:value-type="string">
            <text:p>3;2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opy code</text:p>
          </table:table-cell>
          <table:table-cell office:value-type="string">
            <text:p>4;1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35 @override after pasting</text:p>
          </table:table-cell>
          <table:table-cell office:value-type="string">
            <text:p>4;2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38 copy and pasted </text:p>
          </table:table-cell>
          <table:table-cell office:value-type="string">
            <text:p>4;38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4;57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40 bad request</text:p>
          </table:table-cell>
          <table:table-cell office:value-type="string">
            <text:p>5;09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url test massage in boyd</text:p>
          </table:table-cell>
          <table:table-cell office:value-type="string">
            <text:p>5;26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38 validation failed</text:p>
          </table:table-cell>
          <table:table-cell office:value-type="string">
            <text:p>6;0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url-test validation failed </text:p>
          </table:table-cell>
          <table:table-cell office:value-type="string">
            <text:p>6;1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6;46</text:p>
          </table:table-cell>
          <table:table-cell office:value-type="float" office:value="15">
            <text:p>15</text:p>
          </table:table-cell>
          <table:table-cell office:value-type="string">
            <text:p>rest6</text:p>
          </table:table-cell>
          <table:table-cell table:number-columns-repeated="1020"/>
        </table:table-row>
        <table:table-row table:style-name="ro1">
          <table:table-cell office:value-type="string">
            <text:p>url test - name should have 2 chars</text:p>
          </table:table-cell>
          <table:table-cell office:value-type="string">
            <text:p>6;57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look at bindingresults.class documentation</text:p>
          </table:table-cell>
          <table:table-cell office:value-type="string">
            <text:p>7;1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look at annotations in jar</text:p>
          </table:table-cell>
          <table:table-cell office:value-type="string">
            <text:p>8;50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41 edit pom</text:p>
          </table:table-cell>
          <table:table-cell office:value-type="string">
            <text:p>3;02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3 import</text:p>
          </table:table-cell>
          <table:table-cell office:value-type="string">
            <text:p>5;35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6;08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47 edit 'all users'</text:p>
          </table:table-cell>
          <table:table-cell office:value-type="string">
            <text:p>6;47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#52</text:p>
          </table:table-cell>
          <table:table-cell office:value-type="string">
            <text:p>6;56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8;25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url test - get all uers</text:p>
          </table:table-cell>
          <table:table-cell office:value-type="string">
            <text:p>8;50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9, 27?</text:p>
          </table:table-cell>
          <table:table-cell office:value-type="string">
            <text:p>0;33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0;39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19-24</text:p>
          </table:table-cell>
          <table:table-cell office:value-type="string">
            <text:p>3;04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file : message.properties</text:p>
          </table:table-cell>
          <table:table-cell office:value-type="string">
            <text:p>3;26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;35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copy file messagesfr.properties</text:p>
          </table:table-cell>
          <table:table-cell office:value-type="string">
            <text:p>3;46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change to bonjour</text:p>
          </table:table-cell>
          <table:table-cell office:value-type="string">
            <text:p>3;52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27-30 @bean</text:p>
          </table:table-cell>
          <table:table-cell office:value-type="string">
            <text:p>4;18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29-31</text:p>
          </table:table-cell>
          <table:table-cell office:value-type="string">
            <text:p>4;27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;48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float" office:value="43812">
            <text:p>43812</text:p>
          </table:table-cell>
          <table:table-cell office:value-type="string">
            <text:p>5;30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35-36</text:p>
          </table:table-cell>
          <table:table-cell office:value-type="string">
            <text:p>6;10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36 null</text:p>
          </table:table-cell>
          <table:table-cell office:value-type="string">
            <text:p>6;31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35 @request handler</text:p>
          </table:table-cell>
          <table:table-cell office:value-type="string">
            <text:p>6;52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36 accept language</text:p>
          </table:table-cell>
          <table:table-cell office:value-type="string">
            <text:p>7;03</text:p>
          </table:table-cell>
          <table:table-cell office:value-type="string">
            <text:p>18-1</text:p>
          </table:table-cell>
          <table:table-cell office:value-type="string">
            <text:p>rest7</text:p>
          </table:table-cell>
          <table:table-cell table:number-columns-repeated="1020"/>
        </table:table-row>
        <table:table-row table:style-name="ro1">
          <table:table-cell office:value-type="string">
            <text:p>36 required = false</text:p>
          </table:table-cell>
          <table:table-cell office:value-type="string">
            <text:p>7;22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add accept-languate to header</text:p>
          </table:table-cell>
          <table:table-cell office:value-type="string">
            <text:p>7;47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add accept-language to fr and hit test</text:p>
          </table:table-cell>
          <table:table-cell office:value-type="string">
            <text:p>7;58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file : message - goede morgen</text:p>
          </table:table-cell>
          <table:table-cell office:value-type="string">
            <text:p>8;23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test</text:p>
          </table:table-cell>
          <table:table-cell office:value-type="string">
            <text:p>8;26</text:p>
          </table:table-cell>
          <table:table-cell office:value-type="string">
            <text:p>18-1</text:p>
          </table:table-cell>
          <table:table-cell table:number-columns-repeated="1021"/>
        </table:table-row>
        <table:table-row table:style-name="ro1">
          <table:table-cell office:value-type="string">
            <text:p>39 locale context holder</text:p>
          </table:table-cell>
          <table:table-cell office:value-type="string">
            <text:p>0;53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string">
            <text:p>url test bad</text:p>
          </table:table-cell>
          <table:table-cell office:value-type="string">
            <text:p>1;09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;44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1;49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string">
            <text:p>3 =mesages</text:p>
          </table:table-cell>
          <table:table-cell office:value-type="string">
            <text:p>2;24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string">
            <text:p>28-33 delete code</text:p>
          </table:table-cell>
          <table:table-cell office:value-type="string">
            <text:p>2;27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2;37</text:p>
          </table:table-cell>
          <table:table-cell office:value-type="string">
            <text:p>18-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0;42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add accept applicatoin.json +send</text:p>
          </table:table-cell>
          <table:table-cell office:value-type="string">
            <text:p>1;00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change to xml and send 406</text:p>
          </table:table-cell>
          <table:table-cell office:value-type="string">
            <text:p>1;18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edit pom</text:p>
          </table:table-cell>
          <table:table-cell office:value-type="string">
            <text:p>2;49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url test - now returns xml</text:p>
          </table:table-cell>
          <table:table-cell office:value-type="string">
            <text:p>3;28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urlt test send xml</text:p>
          </table:table-cell>
          <table:table-cell office:value-type="string">
            <text:p>4;51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edit pom 48-53</text:p>
          </table:table-cell>
          <table:table-cell office:value-type="string">
            <text:p>1;15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file swagger config</text:p>
          </table:table-cell>
          <table:table-cell office:value-type="string">
            <text:p>1;57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6 @configuration</text:p>
          </table:table-cell>
          <table:table-cell office:value-type="string">
            <text:p>2;38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8 @enable swagger 2</text:p>
          </table:table-cell>
          <table:table-cell office:value-type="string">
            <text:p>2;51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43814">
            <text:p>43814</text:p>
          </table:table-cell>
          <table:table-cell office:value-type="string">
            <text:p>3;04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16 return new docket</text:p>
          </table:table-cell>
          <table:table-cell office:value-type="string">
            <text:p>3;35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goto localhost: 8080/swagger-uri.html</text:p>
          </table:table-cell>
          <table:table-cell office:value-type="string">
            <text:p>4;42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click expand operations</text:p>
          </table:table-cell>
          <table:table-cell office:value-type="string">
            <text:p>4;3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;31</text:p>
          </table:table-cell>
          <table:table-cell office:value-type="float" office:value="22">
            <text:p>22</text:p>
          </table:table-cell>
          <table:table-cell office:value-type="string">
            <text:p>rest8</text:p>
          </table:table-cell>
          <table:table-cell table:number-columns-repeated="1020"/>
        </table:table-row>
        <table:table-row table:style-name="ro1">
          <table:table-cell office:value-type="string">
            <text:p>15 private static final</text:p>
          </table:table-cell>
          <table:table-cell office:value-type="string">
            <text:p>1;39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copy from 24 25 26 ap info.class</text:p>
          </table:table-cell>
          <table:table-cell office:value-type="string">
            <text:p>1;4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pate into swaggerconfig.java</text:p>
          </table:table-cell>
          <table:table-cell office:value-type="string">
            <text:p>1;51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17 edit default api info</text:p>
          </table:table-cell>
          <table:table-cell office:value-type="string">
            <text:p>1;55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make easier to read</text:p>
          </table:table-cell>
          <table:table-cell office:value-type="string">
            <text:p>2;08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20 edit</text:p>
          </table:table-cell>
          <table:table-cell office:value-type="string">
            <text:p>2;57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17 edit</text:p>
          </table:table-cell>
          <table:table-cell office:value-type="string">
            <text:p>3;27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;58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27-29</text:p>
          </table:table-cell>
          <table:table-cell office:value-type="string">
            <text:p>5;2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29 edit</text:p>
          </table:table-cell>
          <table:table-cell office:value-type="string">
            <text:p>5;41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6;02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111 @apimodel</text:p>
          </table:table-cell>
          <table:table-cell office:value-type="string">
            <text:p>7;05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;31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;3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edit pom</text:p>
          </table:table-cell>
          <table:table-cell office:value-type="string">
            <text:p>0;59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edit pom again</text:p>
          </table:table-cell>
          <table:table-cell office:value-type="string">
            <text:p>1;17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localhost:8080/actuator</text:p>
          </table:table-cell>
          <table:table-cell office:value-type="string">
            <text:p>3;04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;05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halbrowse - ???/browser/html</text:p>
          </table:table-cell>
          <table:table-cell office:value-type="string">
            <text:p>5;30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type /actuator and click go!</text:p>
          </table:table-cell>
          <table:table-cell office:value-type="string">
            <text:p>5;44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click beans -&gt;</text:p>
          </table:table-cell>
          <table:table-cell office:value-type="string">
            <text:p>6;06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look at stuff</text:p>
          </table:table-cell>
          <table:table-cell office:value-type="string">
            <text:p>6;10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url test - returning id name birdate</text:p>
          </table:table-cell>
          <table:table-cell office:value-type="string">
            <text:p>0;18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file : filtering controller</text:p>
          </table:table-cell>
          <table:table-cell office:value-type="string">
            <text:p>1;13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5 rest controller</text:p>
          </table:table-cell>
          <table:table-cell office:value-type="string">
            <text:p>1;18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8-10</text:p>
          </table:table-cell>
          <table:table-cell office:value-type="string">
            <text:p>1;44</text:p>
          </table:table-cell>
          <table:table-cell office:value-type="float" office:value="24">
            <text:p>24</text:p>
          </table:table-cell>
          <table:table-cell office:value-type="string">
            <text:p>rest9</text:p>
          </table:table-cell>
          <table:table-cell table:number-columns-repeated="1020"/>
        </table:table-row>
        <table:table-row table:style-name="ro1">
          <table:table-cell office:value-type="string">
            <text:p>file : some bean</text:p>
          </table:table-cell>
          <table:table-cell office:value-type="string">
            <text:p>1;56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float" office:value="43561">
            <text:p>43561</text:p>
          </table:table-cell>
          <table:table-cell office:value-type="string">
            <text:p>2;08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generate constructor</text:p>
          </table:table-cell>
          <table:table-cell office:value-type="string">
            <text:p>2;12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generate getters &amp; setters</text:p>
          </table:table-cell>
          <table:table-cell office:value-type="string">
            <text:p>2;18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@getmapping filtering</text:p>
          </table:table-cell>
          <table:table-cell office:value-type="string">
            <text:p>2;37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test urls</text:p>
          </table:table-cell>
          <table:table-cell office:value-type="string">
            <text:p>2;50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jsonignore</text:p>
          </table:table-cell>
          <table:table-cell office:value-type="string">
            <text:p>3;17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3;24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16-19</text:p>
          </table:table-cell>
          <table:table-cell office:value-type="string">
            <text:p>3;56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edits</text:p>
          </table:table-cell>
          <table:table-cell office:value-type="string">
            <text:p>4;23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url tests</text:p>
          </table:table-cell>
          <table:table-cell office:value-type="string">
            <text:p>4;34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6 jsonignore properties</text:p>
          </table:table-cell>
          <table:table-cell office:value-type="string">
            <text:p>5;37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url etst</text:p>
          </table:table-cell>
          <table:table-cell office:value-type="string">
            <text:p>5;48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;02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url test - getting all 3 fields</text:p>
          </table:table-cell>
          <table:table-cell office:value-type="string">
            <text:p>1;40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17 mapping</text:p>
          </table:table-cell>
          <table:table-cell office:value-type="string">
            <text:p>2;31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;48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;11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2 25 can't see</text:p>
          </table:table-cell>
          <table:table-cell office:value-type="string">
            <text:p>4;27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30 return mapping</text:p>
          </table:table-cell>
          <table:table-cell office:value-type="string">
            <text:p>5;17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url test - still returnign all values</text:p>
          </table:table-cell>
          <table:table-cell office:value-type="string">
            <text:p>5;19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3 @json filter</text:p>
          </table:table-cell>
          <table:table-cell office:value-type="string">
            <text:p>5;59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url test now works</text:p>
          </table:table-cell>
          <table:table-cell office:value-type="string">
            <text:p>6;06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opy code</text:p>
          </table:table-cell>
          <table:table-cell office:value-type="string">
            <text:p>6;31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paste code</text:p>
          </table:table-cell>
          <table:table-cell office:value-type="string">
            <text:p>6;36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45 edit</text:p>
          </table:table-cell>
          <table:table-cell office:value-type="string">
            <text:p>6;42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6;50</text:p>
          </table:table-cell>
          <table:table-cell office:value-type="float" office:value="25">
            <text:p>25</text:p>
          </table:table-cell>
          <table:table-cell office:value-type="string">
            <text:p>rest10</text:p>
          </table:table-cell>
          <table:table-cell table:number-columns-repeated="1020"/>
        </table:table-row>
        <table:table-row table:style-name="ro1">
          <table:table-cell office:value-type="string">
            <text:p>url test works</text:p>
          </table:table-cell>
          <table:table-cell office:value-type="string">
            <text:p>6;5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url test brocken</text:p>
          </table:table-cell>
          <table:table-cell office:value-type="string">
            <text:p>6;58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49 return mapping</text:p>
          </table:table-cell>
          <table:table-cell office:value-type="string">
            <text:p>7;16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url test works</text:p>
          </table:table-cell>
          <table:table-cell office:value-type="string">
            <text:p>7;29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file : person.java</text:p>
          </table:table-cell>
          <table:table-cell office:value-type="string">
            <text:p>0;4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file: personv1.jva personv2.java Name.java</text:p>
          </table:table-cell>
          <table:table-cell office:value-type="string">
            <text:p>1;19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personv1.java</text:p>
          </table:table-cell>
          <table:table-cell office:value-type="string">
            <text:p>1;26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personvw.java</text:p>
          </table:table-cell>
          <table:table-cell office:value-type="string">
            <text:p>1;3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name.java</text:p>
          </table:table-cell>
          <table:table-cell office:value-type="string">
            <text:p>1;4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name gernate getters and setters</text:p>
          </table:table-cell>
          <table:table-cell office:value-type="string">
            <text:p>2;13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generate constructors</text:p>
          </table:table-cell>
          <table:table-cell office:value-type="string">
            <text:p>2;19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make default constructor also</text:p>
          </table:table-cell>
          <table:table-cell office:value-type="string">
            <text:p>2;27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personv2 -&gt; generate contrsutors getters setters</text:p>
          </table:table-cell>
          <table:table-cell office:value-type="string">
            <text:p>2;4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person v1 generate everything</text:p>
          </table:table-cell>
          <table:table-cell office:value-type="string">
            <text:p>3;01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file : personversioning controller</text:p>
          </table:table-cell>
          <table:table-cell office:value-type="string">
            <text:p>3;26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3 rest controller</text:p>
          </table:table-cell>
          <table:table-cell office:value-type="string">
            <text:p>3;3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8</text:p>
          </table:table-cell>
          <table:table-cell office:value-type="string">
            <text:p>3;38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8-10</text:p>
          </table:table-cell>
          <table:table-cell office:value-type="string">
            <text:p>3;46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12-14</text:p>
          </table:table-cell>
          <table:table-cell office:value-type="string">
            <text:p>4;00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9 14 @getmapping</text:p>
          </table:table-cell>
          <table:table-cell office:value-type="string">
            <text:p>4;28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4;36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4;4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19-27 peramV1() paramv2()</text:p>
          </table:table-cell>
          <table:table-cell office:value-type="string">
            <text:p>1;0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1;20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1;24</text:p>
          </table:table-cell>
          <table:table-cell office:value-type="float" office:value="27">
            <text:p>27</text:p>
          </table:table-cell>
          <table:table-cell office:value-type="string">
            <text:p>rest11</text:p>
          </table:table-cell>
          <table:table-cell table:number-columns-repeated="1020"/>
        </table:table-row>
        <table:table-row table:style-name="ro1">
          <table:table-cell office:value-type="string">
            <text:p>29-36</text:p>
          </table:table-cell>
          <table:table-cell office:value-type="string">
            <text:p>2;35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url test [header tab}</text:p>
          </table:table-cell>
          <table:table-cell office:value-type="string">
            <text:p>2;50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2;54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3;19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39-46</text:p>
          </table:table-cell>
          <table:table-cell office:value-type="string">
            <text:p>4;11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4;40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4;47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41 edit pom</text:p>
          </table:table-cell>
          <table:table-cell office:value-type="string">
            <text:p>1;13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find password in console</text:p>
          </table:table-cell>
          <table:table-cell office:value-type="string">
            <text:p>2;1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url test 0 unathorized</text:p>
          </table:table-cell>
          <table:table-cell office:value-type="string">
            <text:p>2;33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url test - copy paset password</text:p>
          </table:table-cell>
          <table:table-cell office:value-type="string">
            <text:p>3;07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4,5</text:p>
          </table:table-cell>
          <table:table-cell office:value-type="string">
            <text:p>3;53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url test w/ cusotm password</text:p>
          </table:table-cell>
          <table:table-cell office:value-type="string">
            <text:p>4;10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14 @entity</text:p>
          </table:table-cell>
          <table:table-cell office:value-type="string">
            <text:p>0;39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19 20</text:p>
          </table:table-cell>
          <table:table-cell office:value-type="string">
            <text:p>0;54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39-43</text:p>
          </table:table-cell>
          <table:table-cell office:value-type="string">
            <text:p>1;1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7 </text:p>
          </table:table-cell>
          <table:table-cell office:value-type="string">
            <text:p>1;49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8</text:p>
          </table:table-cell>
          <table:table-cell office:value-type="string">
            <text:p>2;0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look at console log for hibernate table</text:p>
          </table:table-cell>
          <table:table-cell office:value-type="string">
            <text:p>2;38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opy pasted form console log</text:p>
          </table:table-cell>
          <table:table-cell office:value-type="string">
            <text:p>2;52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file : data.sql</text:p>
          </table:table-cell>
          <table:table-cell office:value-type="string">
            <text:p>3;48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1-3 single quotes</text:p>
          </table:table-cell>
          <table:table-cell office:value-type="string">
            <text:p>5;13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goto localhost</text:p>
          </table:table-cell>
          <table:table-cell office:value-type="string">
            <text:p>5;38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select * from user</text:p>
          </table:table-cell>
          <table:table-cell office:value-type="string">
            <text:p>5;5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file : userjparesource</text:p>
          </table:table-cell>
          <table:table-cell office:value-type="string">
            <text:p>0;27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29 34 /jpa/</text:p>
          </table:table-cell>
          <table:table-cell office:value-type="string">
            <text:p>1;03</text:p>
          </table:table-cell>
          <table:table-cell office:value-type="float" office:value="31">
            <text:p>31</text:p>
          </table:table-cell>
          <table:table-cell office:value-type="string">
            <text:p>rest12</text:p>
          </table:table-cell>
          <table:table-cell table:number-columns-repeated="1020"/>
        </table:table-row>
        <table:table-row table:style-name="ro1">
          <table:table-cell office:value-type="string">
            <text:p>56 /jpa/</text:p>
          </table:table-cell>
          <table:table-cell office:value-type="string">
            <text:p>1;06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file : userrepository</text:p>
          </table:table-cell>
          <table:table-cell office:value-type="string">
            <text:p>1;34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5 @repository</text:p>
          </table:table-cell>
          <table:table-cell office:value-type="string">
            <text:p>1;39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6</text:p>
          </table:table-cell>
          <table:table-cell office:value-type="string">
            <text:p>1;54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7</text:p>
          </table:table-cell>
          <table:table-cell office:value-type="string">
            <text:p>2;1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29</text:p>
          </table:table-cell>
          <table:table-cell office:value-type="string">
            <text:p>2;33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26 29 @autowired</text:p>
          </table:table-cell>
          <table:table-cell office:value-type="string">
            <text:p>2;36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34</text:p>
          </table:table-cell>
          <table:table-cell office:value-type="string">
            <text:p>3;0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3;34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3;58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34 39 change service to user repository</text:p>
          </table:table-cell>
          <table:table-cell office:value-type="string">
            <text:p>4;19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39 edit</text:p>
          </table:table-cell>
          <table:table-cell office:value-type="string">
            <text:p>4;37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40 optional</text:p>
          </table:table-cell>
          <table:table-cell office:value-type="string">
            <text:p>4;45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42 userispresent()</text:p>
          </table:table-cell>
          <table:table-cell office:value-type="string">
            <text:p>5;14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48 user.get</text:p>
          </table:table-cell>
          <table:table-cell office:value-type="string">
            <text:p>5;26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url test - not found</text:p>
          </table:table-cell>
          <table:table-cell office:value-type="string">
            <text:p>5;34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42 - fix typo !</text:p>
          </table:table-cell>
          <table:table-cell office:value-type="string">
            <text:p>5;5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url test works</text:p>
          </table:table-cell>
          <table:table-cell office:value-type="string">
            <text:p>5;57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61 user repository</text:p>
          </table:table-cell>
          <table:table-cell office:value-type="string">
            <text:p>0;27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0;41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0;50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1;13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72 </text:p>
          </table:table-cell>
          <table:table-cell office:value-type="string">
            <text:p>1;23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2;08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console log hibernate</text:p>
          </table:table-cell>
          <table:table-cell office:value-type="string">
            <text:p>2;26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edit #123</text:p>
          </table:table-cell>
          <table:table-cell office:value-type="string">
            <text:p>2;5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3;17</text:p>
          </table:table-cell>
          <table:table-cell office:value-type="float" office:value="32">
            <text:p>32</text:p>
          </table:table-cell>
          <table:table-cell office:value-type="string">
            <text:p>rest13</text:p>
          </table:table-cell>
          <table:table-cell table:number-columns-repeated="1020"/>
        </table:table-row>
        <table:table-row table:style-name="ro1">
          <table:table-cell office:value-type="string">
            <text:p>local host database </text:p>
          </table:table-cell>
          <table:table-cell office:value-type="string">
            <text:p>3;41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27-28 delete</text:p>
          </table:table-cell>
          <table:table-cell office:value-type="string">
            <text:p>1;08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create getters/setters without user</text:p>
          </table:table-cell>
          <table:table-cell office:value-type="string">
            <text:p>1;19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14 api model</text:p>
          </table:table-cell>
          <table:table-cell office:value-type="string">
            <text:p>1;34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12 @many to one</text:p>
          </table:table-cell>
          <table:table-cell office:value-type="string">
            <text:p>2;32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18 19 @id @generatevalue</text:p>
          </table:table-cell>
          <table:table-cell office:value-type="string">
            <text:p>2;54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30 posts</text:p>
          </table:table-cell>
          <table:table-cell office:value-type="string">
            <text:p>3;2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@onetomany (mappedby='user')</text:p>
          </table:table-cell>
          <table:table-cell office:value-type="string">
            <text:p>3;56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generate getters and setters for posts</text:p>
          </table:table-cell>
          <table:table-cell office:value-type="string">
            <text:p>4;06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34-41 delete code</text:p>
          </table:table-cell>
          <table:table-cell office:value-type="string">
            <text:p>4;08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console log</text:p>
          </table:table-cell>
          <table:table-cell office:value-type="string">
            <text:p>4;24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look at column names</text:p>
          </table:table-cell>
          <table:table-cell office:value-type="string">
            <text:p>4;5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4 5</text:p>
          </table:table-cell>
          <table:table-cell office:value-type="string">
            <text:p>5;48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local host database</text:p>
          </table:table-cell>
          <table:table-cell office:value-type="string">
            <text:p>6;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77 78</text:p>
          </table:table-cell>
          <table:table-cell office:value-type="string">
            <text:p>0;47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79 82</text:p>
          </table:table-cell>
          <table:table-cell office:value-type="string">
            <text:p>1;08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80 if (){}</text:p>
          </table:table-cell>
          <table:table-cell office:value-type="string">
            <text:p>1;17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81 </text:p>
          </table:table-cell>
          <table:table-cell office:value-type="string">
            <text:p>1;27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87</text:p>
          </table:table-cell>
          <table:table-cell office:value-type="string">
            <text:p>1;54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20 @json ignore (why)</text:p>
          </table:table-cell>
          <table:table-cell office:value-type="string">
            <text:p>2;56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3;21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localhost database</text:p>
          </table:table-cell>
          <table:table-cell office:value-type="string">
            <text:p>3;34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url test for not found user 404 good</text:p>
          </table:table-cell>
          <table:table-cell office:value-type="string">
            <text:p>3;58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89</text:p>
          </table:table-cell>
          <table:table-cell office:value-type="string">
            <text:p>0;2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90 copy pasete @pathvariable int id</text:p>
          </table:table-cell>
          <table:table-cell office:value-type="string">
            <text:p>0;4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91 find user</text:p>
          </table:table-cell>
          <table:table-cell office:value-type="string">
            <text:p>0;53</text:p>
          </table:table-cell>
          <table:table-cell office:value-type="float" office:value="35">
            <text:p>35</text:p>
          </table:table-cell>
          <table:table-cell office:value-type="string">
            <text:p>rest14</text:p>
          </table:table-cell>
          <table:table-cell table:number-columns-repeated="1020"/>
        </table:table-row>
        <table:table-row table:style-name="ro1">
          <table:table-cell office:value-type="string">
            <text:p>91-97 paste code</text:p>
          </table:table-cell>
          <table:table-cell office:value-type="string">
            <text:p>1;03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90 @request body post post</text:p>
          </table:table-cell>
          <table:table-cell office:value-type="string">
            <text:p>1;31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98 user = useroptional.get()</text:p>
          </table:table-cell>
          <table:table-cell office:value-type="string">
            <text:p>1;44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file : post repository</text:p>
          </table:table-cell>
          <table:table-cell office:value-type="string">
            <text:p>2;17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30</text:p>
          </table:table-cell>
          <table:table-cell office:value-type="string">
            <text:p>2;32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27 autowired ?</text:p>
          </table:table-cell>
          <table:table-cell office:value-type="string">
            <text:p>2;33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30 autowired ?</text:p>
          </table:table-cell>
          <table:table-cell office:value-type="string">
            <text:p>2;34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103 post.setuser(user)</text:p>
          </table:table-cell>
          <table:table-cell office:value-type="string">
            <text:p>2;4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105 postrepository.save(post)</text:p>
          </table:table-cell>
          <table:table-cell office:value-type="string">
            <text:p>2;56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107 change saveuser to post</text:p>
          </table:table-cell>
          <table:table-cell office:value-type="string">
            <text:p>3;04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url test 404</text:p>
          </table:table-cell>
          <table:table-cell office:value-type="string">
            <text:p>4;30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url test</text:p>
          </table:table-cell>
          <table:table-cell office:value-type="string">
            <text:p>4;48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 table:print="false">
        <table:table-column table:style-name="co3" table:default-cell-style-name="ce17"/>
        <table:table-column table:style-name="co1" table:default-cell-style-name="ce18"/>
        <table:table-column table:style-name="co4" table:default-cell-style-name="ce19"/>
        <table:table-column table:style-name="co1" table:number-columns-repeated="1021" table:default-cell-style-name="ce18"/>
        <table:table-row table:style-name="ro1">
          <table:table-cell table:style-name="Default"/>
          <table:table-cell office:value-type="string">
            <text:p>a</text:p>
          </table:table-cell>
          <table:table-cell table:formula="of:=EXACT([.A1]; [.B1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1:58</text:p>
          </table:table-cell>
          <table:table-cell table:formula="of:=EXACT([.A2]; [.B2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29</text:p>
          </table:table-cell>
          <table:table-cell table:formula="of:=EXACT([.A3]; [.B3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:55</text:p>
          </table:table-cell>
          <table:table-cell table:formula="of:=EXACT([.A4]; [.B4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1:38</text:p>
          </table:table-cell>
          <table:table-cell table:formula="of:=EXACT([.A5]; [.B5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18</text:p>
          </table:table-cell>
          <table:table-cell table:formula="of:=EXACT([.A6]; [.B6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32</text:p>
          </table:table-cell>
          <table:table-cell table:formula="of:=EXACT([.A7]; [.B7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51</text:p>
          </table:table-cell>
          <table:table-cell table:formula="of:=EXACT([.A8]; [.B8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27</text:p>
          </table:table-cell>
          <table:table-cell table:formula="of:=EXACT([.A9]; [.B9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29</text:p>
          </table:table-cell>
          <table:table-cell table:formula="of:=EXACT([.A10]; [.B10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42</text:p>
          </table:table-cell>
          <table:table-cell table:formula="of:=EXACT([.A11]; [.B11])" office:value-type="boolean" office:boolean-value="false">
            <text:p>FALSE</text:p>
          </table:table-cell>
          <table:table-cell table:number-columns-repeated="4"/>
          <table:table-cell table:style-name="ce22" table:formula="of:=EXACT(&quot;red car&quot;; &quot;red car&quot;)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4:11</text:p>
          </table:table-cell>
          <table:table-cell table:formula="of:=EXACT([.A12]; [.B12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4;30</text:p>
          </table:table-cell>
          <table:table-cell table:formula="of:=EXACT([.A13]; [.B13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:43</text:p>
          </table:table-cell>
          <table:table-cell table:formula="of:=EXACT([.A14]; [.B14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1:40</text:p>
          </table:table-cell>
          <table:table-cell table:formula="of:=EXACT([.A15]; [.B15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28</text:p>
          </table:table-cell>
          <table:table-cell table:formula="of:=EXACT([.A16]; [.B16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39</text:p>
          </table:table-cell>
          <table:table-cell table:formula="of:=EXACT([.A17]; [.B17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44</text:p>
          </table:table-cell>
          <table:table-cell table:formula="of:=EXACT([.A18]; [.B18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52</text:p>
          </table:table-cell>
          <table:table-cell table:formula="of:=EXACT([.A19]; [.B19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12</text:p>
          </table:table-cell>
          <table:table-cell table:formula="of:=EXACT([.A20]; [.B20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22</text:p>
          </table:table-cell>
          <table:table-cell table:formula="of:=EXACT([.A21]; [.B21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32</text:p>
          </table:table-cell>
          <table:table-cell table:formula="of:=EXACT([.A22]; [.B22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44</text:p>
          </table:table-cell>
          <table:table-cell table:formula="of:=EXACT([.A23]; [.B23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4:03</text:p>
          </table:table-cell>
          <table:table-cell table:formula="of:=EXACT([.A24]; [.B24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1:17</text:p>
          </table:table-cell>
          <table:table-cell table:formula="of:=EXACT([.A25]; [.B25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19</text:p>
          </table:table-cell>
          <table:table-cell table:formula="of:=EXACT([.A26]; [.B26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24</text:p>
          </table:table-cell>
          <table:table-cell table:formula="of:=EXACT([.A27]; [.B27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44</text:p>
          </table:table-cell>
          <table:table-cell table:formula="of:=EXACT([.A28]; [.B28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3:03</text:p>
          </table:table-cell>
          <table:table-cell table:formula="of:=EXACT([.A29]; [.B29])" office:value-type="boolean" office:boolean-value="false">
            <text:p>FALSE</text:p>
          </table:table-cell>
          <table:table-cell table:number-columns-repeated="1021"/>
        </table:table-row>
        <table:table-row table:style-name="ro3">
          <table:table-cell table:style-name="Default"/>
          <table:table-cell office:value-type="string">
            <text:p>1:24</text:p>
          </table:table-cell>
          <table:table-cell table:formula="of:=EXACT([.A30]; [.B30])" office:value-type="boolean" office:boolean-value="false">
            <text:p>FALSE</text:p>
          </table:table-cell>
          <table:table-cell table:formula="of:=IF([.A34]&gt;5; 100; &quot;too small&quot;)" office:value-type="float" office:value="100">
            <text:p>100</text:p>
          </table:table-cell>
          <table:table-cell table:number-columns-repeated="2"/>
          <table:table-cell table:style-name="ce21" office:value-type="string">
            <text:p>IF(A1&gt;5; 100; "too small") 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>
            <text:p>1:39</text:p>
          </table:table-cell>
          <table:table-cell table:formula="of:=EXACT([.A31]; [.B31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13</text:p>
          </table:table-cell>
          <table:table-cell table:formula="of:=EXACT([.A32]; [.B32]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2:16</text:p>
          </table:table-cell>
          <table:table-cell table:formula="of:=EXACT([.A33]; [.B33])" office:value-type="boolean" office:boolean-value="false">
            <text:p>FALSE</text:p>
          </table:table-cell>
          <table:table-cell table:style-name="ce20" table:formula="of:=IF(#ref!2=#ref!2,&quot;Yes&quot;,&quot;&quot;)" office:value-type="string" office:string-value="Err:509">
            <text:p>Err:509</text:p>
          </table:table-cell>
          <table:table-cell table:number-columns-repeated="1020"/>
        </table:table-row>
        <table:table-row table:style-name="ro4">
          <table:table-cell table:style-name="ce16" office:value-type="string">
            <text:p>2:36</text:p>
          </table:table-cell>
          <table:table-cell office:value-type="string">
            <text:p>2:36</text:p>
          </table:table-cell>
          <table:table-cell table:formula="of:=EXACT([.A34]; [.B34])" office:value-type="boolean" office:boolean-value="true">
            <text:p>TRUE</text:p>
          </table:table-cell>
          <table:table-cell office:value-type="string">
            <text:p>&lt;--------</text:p>
          </table:table-cell>
          <table:table-cell table:number-columns-repeated="1020"/>
        </table:table-row>
        <table:table-row table:style-name="ro4">
          <table:table-cell table:style-name="ce16" office:value-type="string">
            <text:p>3:14</text:p>
          </table:table-cell>
          <table:table-cell office:value-type="string">
            <text:p>3:14</text:p>
          </table:table-cell>
          <table:table-cell table:formula="of:=EXACT([.A35]; [.B3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26</text:p>
          </table:table-cell>
          <table:table-cell office:value-type="string">
            <text:p>3:26</text:p>
          </table:table-cell>
          <table:table-cell table:formula="of:=EXACT([.A36]; [.B3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5</text:p>
          </table:table-cell>
          <table:table-cell office:value-type="string">
            <text:p>4:05</text:p>
          </table:table-cell>
          <table:table-cell table:formula="of:=EXACT([.A37]; [.B3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30</text:p>
          </table:table-cell>
          <table:table-cell office:value-type="string">
            <text:p>0:30</text:p>
          </table:table-cell>
          <table:table-cell table:formula="of:=EXACT([.A38]; [.B3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11</text:p>
          </table:table-cell>
          <table:table-cell office:value-type="string">
            <text:p>2:11</text:p>
          </table:table-cell>
          <table:table-cell table:formula="of:=EXACT([.A39]; [.B3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53</text:p>
          </table:table-cell>
          <table:table-cell office:value-type="string">
            <text:p>2:53</text:p>
          </table:table-cell>
          <table:table-cell table:formula="of:=EXACT([.A40]; [.B4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24</text:p>
          </table:table-cell>
          <table:table-cell office:value-type="string">
            <text:p>3:24</text:p>
          </table:table-cell>
          <table:table-cell table:formula="of:=EXACT([.A41]; [.B4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48</text:p>
          </table:table-cell>
          <table:table-cell office:value-type="string">
            <text:p>3:48</text:p>
          </table:table-cell>
          <table:table-cell table:formula="of:=EXACT([.A42]; [.B4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21</text:p>
          </table:table-cell>
          <table:table-cell office:value-type="string">
            <text:p>1:21</text:p>
          </table:table-cell>
          <table:table-cell table:formula="of:=EXACT([.A43]; [.B4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28</text:p>
          </table:table-cell>
          <table:table-cell office:value-type="string">
            <text:p>1:28</text:p>
          </table:table-cell>
          <table:table-cell table:formula="of:=EXACT([.A44]; [.B4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35</text:p>
          </table:table-cell>
          <table:table-cell office:value-type="string">
            <text:p>1:35</text:p>
          </table:table-cell>
          <table:table-cell table:formula="of:=EXACT([.A45]; [.B4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42</text:p>
          </table:table-cell>
          <table:table-cell office:value-type="string">
            <text:p>1:42</text:p>
          </table:table-cell>
          <table:table-cell table:formula="of:=EXACT([.A46]; [.B4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14</text:p>
          </table:table-cell>
          <table:table-cell office:value-type="string">
            <text:p>4:14</text:p>
          </table:table-cell>
          <table:table-cell table:formula="of:=EXACT([.A47]; [.B4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37</text:p>
          </table:table-cell>
          <table:table-cell office:value-type="string">
            <text:p>1:37</text:p>
          </table:table-cell>
          <table:table-cell table:formula="of:=EXACT([.A48]; [.B4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36</text:p>
          </table:table-cell>
          <table:table-cell office:value-type="string">
            <text:p>2:36</text:p>
          </table:table-cell>
          <table:table-cell table:formula="of:=EXACT([.A49]; [.B4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27</text:p>
          </table:table-cell>
          <table:table-cell office:value-type="string">
            <text:p>3:27</text:p>
          </table:table-cell>
          <table:table-cell table:formula="of:=EXACT([.A50]; [.B5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36</text:p>
          </table:table-cell>
          <table:table-cell office:value-type="string">
            <text:p>3:36</text:p>
          </table:table-cell>
          <table:table-cell table:formula="of:=EXACT([.A51]; [.B5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10</text:p>
          </table:table-cell>
          <table:table-cell office:value-type="string">
            <text:p>4:10</text:p>
          </table:table-cell>
          <table:table-cell table:formula="of:=EXACT([.A52]; [.B5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06</text:p>
          </table:table-cell>
          <table:table-cell office:value-type="string">
            <text:p>2:06</text:p>
          </table:table-cell>
          <table:table-cell table:formula="of:=EXACT([.A53]; [.B5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26</text:p>
          </table:table-cell>
          <table:table-cell office:value-type="string">
            <text:p>4:26</text:p>
          </table:table-cell>
          <table:table-cell table:formula="of:=EXACT([.A54]; [.B5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48</text:p>
          </table:table-cell>
          <table:table-cell office:value-type="string">
            <text:p>4:48</text:p>
          </table:table-cell>
          <table:table-cell table:formula="of:=EXACT([.A55]; [.B5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15</text:p>
          </table:table-cell>
          <table:table-cell office:value-type="string">
            <text:p>1:15</text:p>
          </table:table-cell>
          <table:table-cell table:formula="of:=EXACT([.A56]; [.B5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08</text:p>
          </table:table-cell>
          <table:table-cell office:value-type="string">
            <text:p>1:08</text:p>
          </table:table-cell>
          <table:table-cell table:formula="of:=EXACT([.A57]; [.B5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51</text:p>
          </table:table-cell>
          <table:table-cell office:value-type="string">
            <text:p>2:51</text:p>
          </table:table-cell>
          <table:table-cell table:formula="of:=EXACT([.A58]; [.B5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9</text:p>
          </table:table-cell>
          <table:table-cell office:value-type="string">
            <text:p>3:19</text:p>
          </table:table-cell>
          <table:table-cell table:formula="of:=EXACT([.A59]; [.B5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52</text:p>
          </table:table-cell>
          <table:table-cell office:value-type="string">
            <text:p>1:52</text:p>
          </table:table-cell>
          <table:table-cell table:formula="of:=EXACT([.A60]; [.B6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01</text:p>
          </table:table-cell>
          <table:table-cell office:value-type="string">
            <text:p>2:01</text:p>
          </table:table-cell>
          <table:table-cell table:formula="of:=EXACT([.A61]; [.B6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19</text:p>
          </table:table-cell>
          <table:table-cell office:value-type="string">
            <text:p>2:19</text:p>
          </table:table-cell>
          <table:table-cell table:formula="of:=EXACT([.A62]; [.B6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38</text:p>
          </table:table-cell>
          <table:table-cell office:value-type="string">
            <text:p>2:38</text:p>
          </table:table-cell>
          <table:table-cell table:formula="of:=EXACT([.A63]; [.B6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0</text:p>
          </table:table-cell>
          <table:table-cell office:value-type="string">
            <text:p>3:10</text:p>
          </table:table-cell>
          <table:table-cell table:formula="of:=EXACT([.A64]; [.B6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41</text:p>
          </table:table-cell>
          <table:table-cell office:value-type="string">
            <text:p>3:41</text:p>
          </table:table-cell>
          <table:table-cell table:formula="of:=EXACT([.A65]; [.B6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5</text:p>
          </table:table-cell>
          <table:table-cell office:value-type="string">
            <text:p>4:05</text:p>
          </table:table-cell>
          <table:table-cell table:formula="of:=EXACT([.A66]; [.B6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29</text:p>
          </table:table-cell>
          <table:table-cell office:value-type="string">
            <text:p>4:29</text:p>
          </table:table-cell>
          <table:table-cell table:formula="of:=EXACT([.A67]; [.B6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43</text:p>
          </table:table-cell>
          <table:table-cell office:value-type="string">
            <text:p>4:43</text:p>
          </table:table-cell>
          <table:table-cell table:formula="of:=EXACT([.A68]; [.B6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54</text:p>
          </table:table-cell>
          <table:table-cell office:value-type="string">
            <text:p>4:54</text:p>
          </table:table-cell>
          <table:table-cell table:formula="of:=EXACT([.A69]; [.B6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30</text:p>
          </table:table-cell>
          <table:table-cell office:value-type="string">
            <text:p>5:30</text:p>
          </table:table-cell>
          <table:table-cell table:formula="of:=EXACT([.A70]; [.B7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46</text:p>
          </table:table-cell>
          <table:table-cell office:value-type="string">
            <text:p>5:46</text:p>
          </table:table-cell>
          <table:table-cell table:formula="of:=EXACT([.A71]; [.B7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51</text:p>
          </table:table-cell>
          <table:table-cell office:value-type="string">
            <text:p>2:51</text:p>
          </table:table-cell>
          <table:table-cell table:formula="of:=EXACT([.A72]; [.B7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21</text:p>
          </table:table-cell>
          <table:table-cell office:value-type="string">
            <text:p>3:21</text:p>
          </table:table-cell>
          <table:table-cell table:formula="of:=EXACT([.A73]; [.B7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36</text:p>
          </table:table-cell>
          <table:table-cell office:value-type="string">
            <text:p>3:36</text:p>
          </table:table-cell>
          <table:table-cell table:formula="of:=EXACT([.A74]; [.B7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0</text:p>
          </table:table-cell>
          <table:table-cell office:value-type="string">
            <text:p>4:00</text:p>
          </table:table-cell>
          <table:table-cell table:formula="of:=EXACT([.A75]; [.B7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11</text:p>
          </table:table-cell>
          <table:table-cell office:value-type="string">
            <text:p>4:11</text:p>
          </table:table-cell>
          <table:table-cell table:formula="of:=EXACT([.A76]; [.B7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38</text:p>
          </table:table-cell>
          <table:table-cell office:value-type="string">
            <text:p>5:38</text:p>
          </table:table-cell>
          <table:table-cell table:formula="of:=EXACT([.A77]; [.B7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04</text:p>
          </table:table-cell>
          <table:table-cell office:value-type="string">
            <text:p>6:04</text:p>
          </table:table-cell>
          <table:table-cell table:formula="of:=EXACT([.A78]; [.B7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06</text:p>
          </table:table-cell>
          <table:table-cell office:value-type="string">
            <text:p>1:06</text:p>
          </table:table-cell>
          <table:table-cell table:formula="of:=EXACT([.A79]; [.B7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05</text:p>
          </table:table-cell>
          <table:table-cell office:value-type="string">
            <text:p>2:05</text:p>
          </table:table-cell>
          <table:table-cell table:formula="of:=EXACT([.A80]; [.B8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34</text:p>
          </table:table-cell>
          <table:table-cell office:value-type="string">
            <text:p>2:34</text:p>
          </table:table-cell>
          <table:table-cell table:formula="of:=EXACT([.A81]; [.B8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39</text:p>
          </table:table-cell>
          <table:table-cell office:value-type="string">
            <text:p>2:39</text:p>
          </table:table-cell>
          <table:table-cell table:formula="of:=EXACT([.A82]; [.B8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0</text:p>
          </table:table-cell>
          <table:table-cell office:value-type="string">
            <text:p>4:00</text:p>
          </table:table-cell>
          <table:table-cell table:formula="of:=EXACT([.A83]; [.B8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30</text:p>
          </table:table-cell>
          <table:table-cell office:value-type="string">
            <text:p>4:30</text:p>
          </table:table-cell>
          <table:table-cell table:formula="of:=EXACT([.A84]; [.B8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52</text:p>
          </table:table-cell>
          <table:table-cell office:value-type="string">
            <text:p>4:52</text:p>
          </table:table-cell>
          <table:table-cell table:formula="of:=EXACT([.A85]; [.B8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44</text:p>
          </table:table-cell>
          <table:table-cell office:value-type="string">
            <text:p>5:44</text:p>
          </table:table-cell>
          <table:table-cell table:formula="of:=EXACT([.A86]; [.B8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51</text:p>
          </table:table-cell>
          <table:table-cell office:value-type="string">
            <text:p>5:51</text:p>
          </table:table-cell>
          <table:table-cell table:formula="of:=EXACT([.A87]; [.B8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13</text:p>
          </table:table-cell>
          <table:table-cell office:value-type="string">
            <text:p>6:13</text:p>
          </table:table-cell>
          <table:table-cell table:formula="of:=EXACT([.A88]; [.B8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24</text:p>
          </table:table-cell>
          <table:table-cell office:value-type="string">
            <text:p>6:24</text:p>
          </table:table-cell>
          <table:table-cell table:formula="of:=EXACT([.A89]; [.B8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:29</text:p>
          </table:table-cell>
          <table:table-cell office:value-type="string">
            <text:p>7:29</text:p>
          </table:table-cell>
          <table:table-cell table:formula="of:=EXACT([.A90]; [.B9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56</text:p>
          </table:table-cell>
          <table:table-cell office:value-type="string">
            <text:p>0:56</text:p>
          </table:table-cell>
          <table:table-cell table:formula="of:=EXACT([.A91]; [.B9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31</text:p>
          </table:table-cell>
          <table:table-cell office:value-type="string">
            <text:p>1:31</text:p>
          </table:table-cell>
          <table:table-cell table:formula="of:=EXACT([.A92]; [.B9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45</text:p>
          </table:table-cell>
          <table:table-cell office:value-type="string">
            <text:p>1:45</text:p>
          </table:table-cell>
          <table:table-cell table:formula="of:=EXACT([.A93]; [.B9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02</text:p>
          </table:table-cell>
          <table:table-cell office:value-type="string">
            <text:p>3:02</text:p>
          </table:table-cell>
          <table:table-cell table:formula="of:=EXACT([.A94]; [.B9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46</text:p>
          </table:table-cell>
          <table:table-cell office:value-type="string">
            <text:p>3:46</text:p>
          </table:table-cell>
          <table:table-cell table:formula="of:=EXACT([.A95]; [.B9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38</text:p>
          </table:table-cell>
          <table:table-cell office:value-type="string">
            <text:p>4:38</text:p>
          </table:table-cell>
          <table:table-cell table:formula="of:=EXACT([.A96]; [.B9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35</text:p>
          </table:table-cell>
          <table:table-cell office:value-type="string">
            <text:p>0:35</text:p>
          </table:table-cell>
          <table:table-cell table:formula="of:=EXACT([.A97]; [.B9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36</text:p>
          </table:table-cell>
          <table:table-cell office:value-type="string">
            <text:p>1:36</text:p>
          </table:table-cell>
          <table:table-cell table:formula="of:=EXACT([.A98]; [.B9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58</text:p>
          </table:table-cell>
          <table:table-cell office:value-type="string">
            <text:p>1:58</text:p>
          </table:table-cell>
          <table:table-cell table:formula="of:=EXACT([.A99]; [.B9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18</text:p>
          </table:table-cell>
          <table:table-cell office:value-type="string">
            <text:p>2:18</text:p>
          </table:table-cell>
          <table:table-cell table:formula="of:=EXACT([.A100]; [.B10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0</text:p>
          </table:table-cell>
          <table:table-cell office:value-type="string">
            <text:p>3:10</text:p>
          </table:table-cell>
          <table:table-cell table:formula="of:=EXACT([.A101]; [.B10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31</text:p>
          </table:table-cell>
          <table:table-cell office:value-type="string">
            <text:p>4:31</text:p>
          </table:table-cell>
          <table:table-cell table:formula="of:=EXACT([.A102]; [.B10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44</text:p>
          </table:table-cell>
          <table:table-cell office:value-type="string">
            <text:p>4:44</text:p>
          </table:table-cell>
          <table:table-cell table:formula="of:=EXACT([.A103]; [.B10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56</text:p>
          </table:table-cell>
          <table:table-cell office:value-type="string">
            <text:p>4:56</text:p>
          </table:table-cell>
          <table:table-cell table:formula="of:=EXACT([.A104]; [.B10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14</text:p>
          </table:table-cell>
          <table:table-cell office:value-type="string">
            <text:p>5:14</text:p>
          </table:table-cell>
          <table:table-cell table:formula="of:=EXACT([.A105]; [.B10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06</text:p>
          </table:table-cell>
          <table:table-cell office:value-type="string">
            <text:p>6:06</text:p>
          </table:table-cell>
          <table:table-cell table:formula="of:=EXACT([.A106]; [.B10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33</text:p>
          </table:table-cell>
          <table:table-cell office:value-type="string">
            <text:p>6:33</text:p>
          </table:table-cell>
          <table:table-cell table:formula="of:=EXACT([.A107]; [.B10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50</text:p>
          </table:table-cell>
          <table:table-cell office:value-type="string">
            <text:p>0:50</text:p>
          </table:table-cell>
          <table:table-cell table:formula="of:=EXACT([.A108]; [.B10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47</text:p>
          </table:table-cell>
          <table:table-cell office:value-type="string">
            <text:p>1:47</text:p>
          </table:table-cell>
          <table:table-cell table:formula="of:=EXACT([.A109]; [.B10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7</text:p>
          </table:table-cell>
          <table:table-cell office:value-type="string">
            <text:p>3:17</text:p>
          </table:table-cell>
          <table:table-cell table:formula="of:=EXACT([.A110]; [.B11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37</text:p>
          </table:table-cell>
          <table:table-cell office:value-type="string">
            <text:p>3:37</text:p>
          </table:table-cell>
          <table:table-cell table:formula="of:=EXACT([.A111]; [.B11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2</text:p>
          </table:table-cell>
          <table:table-cell office:value-type="string">
            <text:p>4:02</text:p>
          </table:table-cell>
          <table:table-cell table:formula="of:=EXACT([.A112]; [.B11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20</text:p>
          </table:table-cell>
          <table:table-cell office:value-type="string">
            <text:p>4:20</text:p>
          </table:table-cell>
          <table:table-cell table:formula="of:=EXACT([.A113]; [.B11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16</text:p>
          </table:table-cell>
          <table:table-cell office:value-type="string">
            <text:p>5:16</text:p>
          </table:table-cell>
          <table:table-cell table:formula="of:=EXACT([.A114]; [.B11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03</text:p>
          </table:table-cell>
          <table:table-cell office:value-type="string">
            <text:p>6:03</text:p>
          </table:table-cell>
          <table:table-cell table:formula="of:=EXACT([.A115]; [.B11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35</text:p>
          </table:table-cell>
          <table:table-cell office:value-type="string">
            <text:p>6:35</text:p>
          </table:table-cell>
          <table:table-cell table:formula="of:=EXACT([.A116]; [.B11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48</text:p>
          </table:table-cell>
          <table:table-cell office:value-type="string">
            <text:p>6:48</text:p>
          </table:table-cell>
          <table:table-cell table:formula="of:=EXACT([.A117]; [.B11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56</text:p>
          </table:table-cell>
          <table:table-cell office:value-type="string">
            <text:p>0:56</text:p>
          </table:table-cell>
          <table:table-cell table:formula="of:=EXACT([.A118]; [.B11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52</text:p>
          </table:table-cell>
          <table:table-cell office:value-type="string">
            <text:p>1:52</text:p>
          </table:table-cell>
          <table:table-cell table:formula="of:=EXACT([.A119]; [.B11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02</text:p>
          </table:table-cell>
          <table:table-cell office:value-type="string">
            <text:p>2:02</text:p>
          </table:table-cell>
          <table:table-cell table:formula="of:=EXACT([.A120]; [.B12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54</text:p>
          </table:table-cell>
          <table:table-cell office:value-type="string">
            <text:p>2:54</text:p>
          </table:table-cell>
          <table:table-cell table:formula="of:=EXACT([.A121]; [.B12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40</text:p>
          </table:table-cell>
          <table:table-cell office:value-type="string">
            <text:p>3:40</text:p>
          </table:table-cell>
          <table:table-cell table:formula="of:=EXACT([.A122]; [.B12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3</text:p>
          </table:table-cell>
          <table:table-cell office:value-type="string">
            <text:p>4:03</text:p>
          </table:table-cell>
          <table:table-cell table:formula="of:=EXACT([.A123]; [.B12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53</text:p>
          </table:table-cell>
          <table:table-cell office:value-type="string">
            <text:p>4:53</text:p>
          </table:table-cell>
          <table:table-cell table:formula="of:=EXACT([.A124]; [.B12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11</text:p>
          </table:table-cell>
          <table:table-cell office:value-type="string">
            <text:p>6:11</text:p>
          </table:table-cell>
          <table:table-cell table:formula="of:=EXACT([.A125]; [.B12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:40</text:p>
          </table:table-cell>
          <table:table-cell office:value-type="string">
            <text:p>6:40</text:p>
          </table:table-cell>
          <table:table-cell table:formula="of:=EXACT([.A126]; [.B12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:04</text:p>
          </table:table-cell>
          <table:table-cell office:value-type="string">
            <text:p>7:04</text:p>
          </table:table-cell>
          <table:table-cell table:formula="of:=EXACT([.A127]; [.B12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:07</text:p>
          </table:table-cell>
          <table:table-cell office:value-type="string">
            <text:p>7:07</text:p>
          </table:table-cell>
          <table:table-cell table:formula="of:=EXACT([.A128]; [.B12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:25</text:p>
          </table:table-cell>
          <table:table-cell office:value-type="string">
            <text:p>7:25</text:p>
          </table:table-cell>
          <table:table-cell table:formula="of:=EXACT([.A129]; [.B12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:30</text:p>
          </table:table-cell>
          <table:table-cell office:value-type="string">
            <text:p>7:30</text:p>
          </table:table-cell>
          <table:table-cell table:formula="of:=EXACT([.A130]; [.B13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8:26</text:p>
          </table:table-cell>
          <table:table-cell office:value-type="string">
            <text:p>8:26</text:p>
          </table:table-cell>
          <table:table-cell table:formula="of:=EXACT([.A131]; [.B13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9:23</text:p>
          </table:table-cell>
          <table:table-cell office:value-type="string">
            <text:p>9:23</text:p>
          </table:table-cell>
          <table:table-cell table:formula="of:=EXACT([.A132]; [.B13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06</text:p>
          </table:table-cell>
          <table:table-cell office:value-type="string">
            <text:p>3:06</text:p>
          </table:table-cell>
          <table:table-cell table:formula="of:=EXACT([.A133]; [.B13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9</text:p>
          </table:table-cell>
          <table:table-cell office:value-type="string">
            <text:p>3:19</text:p>
          </table:table-cell>
          <table:table-cell table:formula="of:=EXACT([.A134]; [.B13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39</text:p>
          </table:table-cell>
          <table:table-cell office:value-type="string">
            <text:p>3:39</text:p>
          </table:table-cell>
          <table:table-cell table:formula="of:=EXACT([.A135]; [.B13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32</text:p>
          </table:table-cell>
          <table:table-cell office:value-type="string">
            <text:p>4:32</text:p>
          </table:table-cell>
          <table:table-cell table:formula="of:=EXACT([.A136]; [.B13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44</text:p>
          </table:table-cell>
          <table:table-cell office:value-type="string">
            <text:p>4:44</text:p>
          </table:table-cell>
          <table:table-cell table:formula="of:=EXACT([.A137]; [.B13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52</text:p>
          </table:table-cell>
          <table:table-cell office:value-type="string">
            <text:p>4:52</text:p>
          </table:table-cell>
          <table:table-cell table:formula="of:=EXACT([.A138]; [.B13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51</text:p>
          </table:table-cell>
          <table:table-cell office:value-type="string">
            <text:p>0:51</text:p>
          </table:table-cell>
          <table:table-cell table:formula="of:=EXACT([.A139]; [.B13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16</text:p>
          </table:table-cell>
          <table:table-cell office:value-type="string">
            <text:p>1:16</text:p>
          </table:table-cell>
          <table:table-cell table:formula="of:=EXACT([.A140]; [.B14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19</text:p>
          </table:table-cell>
          <table:table-cell office:value-type="string">
            <text:p>1:19</text:p>
          </table:table-cell>
          <table:table-cell table:formula="of:=EXACT([.A141]; [.B14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25</text:p>
          </table:table-cell>
          <table:table-cell office:value-type="string">
            <text:p>1:25</text:p>
          </table:table-cell>
          <table:table-cell table:formula="of:=EXACT([.A142]; [.B14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28</text:p>
          </table:table-cell>
          <table:table-cell office:value-type="string">
            <text:p>1:28</text:p>
          </table:table-cell>
          <table:table-cell table:formula="of:=EXACT([.A143]; [.B14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37</text:p>
          </table:table-cell>
          <table:table-cell office:value-type="string">
            <text:p>1:37</text:p>
          </table:table-cell>
          <table:table-cell table:formula="of:=EXACT([.A144]; [.B14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0</text:p>
          </table:table-cell>
          <table:table-cell office:value-type="string">
            <text:p>3:10</text:p>
          </table:table-cell>
          <table:table-cell table:formula="of:=EXACT([.A145]; [.B14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16</text:p>
          </table:table-cell>
          <table:table-cell office:value-type="string">
            <text:p>2:16</text:p>
          </table:table-cell>
          <table:table-cell table:formula="of:=EXACT([.A146]; [.B14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0</text:p>
          </table:table-cell>
          <table:table-cell office:value-type="string">
            <text:p>3:10</text:p>
          </table:table-cell>
          <table:table-cell table:formula="of:=EXACT([.A147]; [.B14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 table:style-name="ce16" office:value-type="string">
            <text:p>3:26</text:p>
          </table:table-cell>
          <table:table-cell table:formula="of:=EXACT([.A148]; [.B148])" office:value-type="boolean" office:boolean-value="true">
            <text:p>TRU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 table:style-name="ce16" office:value-type="string">
            <text:p>3:36</text:p>
          </table:table-cell>
          <table:table-cell table:formula="of:=EXACT([.A149]; [.B14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0</text:p>
          </table:table-cell>
          <table:table-cell office:value-type="string">
            <text:p>4:00</text:p>
          </table:table-cell>
          <table:table-cell table:formula="of:=EXACT([.A150]; [.B15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23</text:p>
          </table:table-cell>
          <table:table-cell office:value-type="string">
            <text:p>4:23</text:p>
          </table:table-cell>
          <table:table-cell table:formula="of:=EXACT([.A151]; [.B15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36</text:p>
          </table:table-cell>
          <table:table-cell office:value-type="string">
            <text:p>0:36</text:p>
          </table:table-cell>
          <table:table-cell table:formula="of:=EXACT([.A152]; [.B15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11</text:p>
          </table:table-cell>
          <table:table-cell office:value-type="string">
            <text:p>1:11</text:p>
          </table:table-cell>
          <table:table-cell table:formula="of:=EXACT([.A153]; [.B15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48</text:p>
          </table:table-cell>
          <table:table-cell office:value-type="string">
            <text:p>1:48</text:p>
          </table:table-cell>
          <table:table-cell table:formula="of:=EXACT([.A154]; [.B15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39</text:p>
          </table:table-cell>
          <table:table-cell office:value-type="string">
            <text:p>0:39</text:p>
          </table:table-cell>
          <table:table-cell table:formula="of:=EXACT([.A155]; [.B15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:52</text:p>
          </table:table-cell>
          <table:table-cell office:value-type="string">
            <text:p>0:52</text:p>
          </table:table-cell>
          <table:table-cell table:formula="of:=EXACT([.A156]; [.B15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17</text:p>
          </table:table-cell>
          <table:table-cell office:value-type="string">
            <text:p>1:17</text:p>
          </table:table-cell>
          <table:table-cell table:formula="of:=EXACT([.A157]; [.B15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18</text:p>
          </table:table-cell>
          <table:table-cell office:value-type="string">
            <text:p>2:18</text:p>
          </table:table-cell>
          <table:table-cell table:formula="of:=EXACT([.A158]; [.B158])" office:value-type="boolean" office:boolean-value="true">
            <text:p>TRUE</text:p>
          </table:table-cell>
          <table:table-cell office:value-type="string">
            <text:p>x delte 1:17</text:p>
          </table:table-cell>
          <table:table-cell table:number-columns-repeated="1020"/>
        </table:table-row>
        <table:table-row table:style-name="ro4">
          <table:table-cell table:style-name="ce16" office:value-type="string">
            <text:p>3:18</text:p>
          </table:table-cell>
          <table:table-cell office:value-type="string">
            <text:p>3:18</text:p>
          </table:table-cell>
          <table:table-cell table:formula="of:=EXACT([.A159]; [.B15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45</text:p>
          </table:table-cell>
          <table:table-cell office:value-type="string">
            <text:p>3:45</text:p>
          </table:table-cell>
          <table:table-cell table:formula="of:=EXACT([.A160]; [.B16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10</text:p>
          </table:table-cell>
          <table:table-cell office:value-type="string">
            <text:p>4:10</text:p>
          </table:table-cell>
          <table:table-cell table:formula="of:=EXACT([.A161]; [.B16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01</text:p>
          </table:table-cell>
          <table:table-cell office:value-type="string">
            <text:p>1:01</text:p>
          </table:table-cell>
          <table:table-cell table:formula="of:=EXACT([.A162]; [.B16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06</text:p>
          </table:table-cell>
          <table:table-cell office:value-type="string">
            <text:p>1:06</text:p>
          </table:table-cell>
          <table:table-cell table:formula="of:=EXACT([.A163]; [.B16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22</text:p>
          </table:table-cell>
          <table:table-cell office:value-type="string">
            <text:p>1:22</text:p>
          </table:table-cell>
          <table:table-cell table:formula="of:=EXACT([.A164]; [.B16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48</text:p>
          </table:table-cell>
          <table:table-cell office:value-type="string">
            <text:p>1:48</text:p>
          </table:table-cell>
          <table:table-cell table:formula="of:=EXACT([.A165]; [.B16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30</text:p>
          </table:table-cell>
          <table:table-cell office:value-type="string">
            <text:p>2:30</text:p>
          </table:table-cell>
          <table:table-cell table:formula="of:=EXACT([.A166]; [.B16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54</text:p>
          </table:table-cell>
          <table:table-cell office:value-type="string">
            <text:p>2:54</text:p>
          </table:table-cell>
          <table:table-cell table:formula="of:=EXACT([.A167]; [.B16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33</text:p>
          </table:table-cell>
          <table:table-cell office:value-type="string">
            <text:p>3:33</text:p>
          </table:table-cell>
          <table:table-cell table:formula="of:=EXACT([.A168]; [.B16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08</text:p>
          </table:table-cell>
          <table:table-cell office:value-type="string">
            <text:p>4:08</text:p>
          </table:table-cell>
          <table:table-cell table:formula="of:=EXACT([.A169]; [.B16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:26</text:p>
          </table:table-cell>
          <table:table-cell office:value-type="string">
            <text:p>4:26</text:p>
          </table:table-cell>
          <table:table-cell table:formula="of:=EXACT([.A170]; [.B17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:15</text:p>
          </table:table-cell>
          <table:table-cell office:value-type="string">
            <text:p>5:15</text:p>
          </table:table-cell>
          <table:table-cell table:formula="of:=EXACT([.A171]; [.B17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00</text:p>
          </table:table-cell>
          <table:table-cell office:value-type="string">
            <text:p>2:00</text:p>
          </table:table-cell>
          <table:table-cell table:formula="of:=EXACT([.A172]; [.B17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:50</text:p>
          </table:table-cell>
          <table:table-cell office:value-type="string">
            <text:p>1:50</text:p>
          </table:table-cell>
          <table:table-cell table:formula="of:=EXACT([.A173]; [.B17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37</text:p>
          </table:table-cell>
          <table:table-cell office:value-type="string">
            <text:p>2:37</text:p>
          </table:table-cell>
          <table:table-cell table:formula="of:=EXACT([.A174]; [.B17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:50</text:p>
          </table:table-cell>
          <table:table-cell office:value-type="string">
            <text:p>2:50</text:p>
          </table:table-cell>
          <table:table-cell table:formula="of:=EXACT([.A175]; [.B17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:16</text:p>
          </table:table-cell>
          <table:table-cell office:value-type="string">
            <text:p>3:16</text:p>
          </table:table-cell>
          <table:table-cell table:formula="of:=EXACT([.A176]; [.B17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;46</text:p>
          </table:table-cell>
          <table:table-cell office:value-type="string">
            <text:p>0;46</text:p>
          </table:table-cell>
          <table:table-cell table:formula="of:=EXACT([.A177]; [.B17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09</text:p>
          </table:table-cell>
          <table:table-cell office:value-type="string">
            <text:p>1;09</text:p>
          </table:table-cell>
          <table:table-cell table:formula="of:=EXACT([.A178]; [.B17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10</text:p>
          </table:table-cell>
          <table:table-cell office:value-type="string">
            <text:p>2;10</text:p>
          </table:table-cell>
          <table:table-cell table:formula="of:=EXACT([.A179]; [.B17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40</text:p>
          </table:table-cell>
          <table:table-cell office:value-type="string">
            <text:p>2;40</text:p>
          </table:table-cell>
          <table:table-cell table:formula="of:=EXACT([.A180]; [.B18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47</text:p>
          </table:table-cell>
          <table:table-cell office:value-type="string">
            <text:p>2;47</text:p>
          </table:table-cell>
          <table:table-cell table:formula="of:=EXACT([.A181]; [.B18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13</text:p>
          </table:table-cell>
          <table:table-cell office:value-type="string">
            <text:p>3;13</text:p>
          </table:table-cell>
          <table:table-cell table:formula="of:=EXACT([.A182]; [.B18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 office:value-type="string">
            <text:p>3:23</text:p>
          </table:table-cell>
          <table:table-cell table:formula="of:=EXACT([.A183]; [.B18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 office:value-type="string">
            <text:p>4:24</text:p>
          </table:table-cell>
          <table:table-cell table:formula="of:=EXACT([.A184]; [.B18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33</text:p>
          </table:table-cell>
          <table:table-cell office:value-type="string">
            <text:p>4;33</text:p>
          </table:table-cell>
          <table:table-cell table:formula="of:=EXACT([.A185]; [.B18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52</text:p>
          </table:table-cell>
          <table:table-cell office:value-type="string">
            <text:p>4;52</text:p>
          </table:table-cell>
          <table:table-cell table:formula="of:=EXACT([.A186]; [.B18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8;30</text:p>
          </table:table-cell>
          <table:table-cell office:value-type="string">
            <text:p>8;30</text:p>
          </table:table-cell>
          <table:table-cell table:formula="of:=EXACT([.A187]; [.B18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25</text:p>
          </table:table-cell>
          <table:table-cell office:value-type="string">
            <text:p>2;25</text:p>
          </table:table-cell>
          <table:table-cell table:formula="of:=EXACT([.A188]; [.B18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 office:value-type="string">
            <text:p>4:21</text:p>
          </table:table-cell>
          <table:table-cell table:formula="of:=EXACT([.A189]; [.B18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45</text:p>
          </table:table-cell>
          <table:table-cell office:value-type="string">
            <text:p>4;45</text:p>
          </table:table-cell>
          <table:table-cell table:formula="of:=EXACT([.A190]; [.B19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;10</text:p>
          </table:table-cell>
          <table:table-cell office:value-type="string">
            <text:p>6;10</text:p>
          </table:table-cell>
          <table:table-cell table:formula="of:=EXACT([.A191]; [.B19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11</text:p>
          </table:table-cell>
          <table:table-cell office:value-type="string">
            <text:p>1;11</text:p>
          </table:table-cell>
          <table:table-cell table:formula="of:=EXACT([.A192]; [.B19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37</text:p>
          </table:table-cell>
          <table:table-cell office:value-type="string">
            <text:p>1;37</text:p>
          </table:table-cell>
          <table:table-cell table:formula="of:=EXACT([.A193]; [.B19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13</text:p>
          </table:table-cell>
          <table:table-cell office:value-type="string">
            <text:p>2;13</text:p>
          </table:table-cell>
          <table:table-cell table:formula="of:=EXACT([.A194]; [.B19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18</text:p>
          </table:table-cell>
          <table:table-cell office:value-type="string">
            <text:p>1;18</text:p>
          </table:table-cell>
          <table:table-cell table:formula="of:=EXACT([.A195]; [.B19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50</text:p>
          </table:table-cell>
          <table:table-cell office:value-type="string">
            <text:p>1;50</text:p>
          </table:table-cell>
          <table:table-cell table:formula="of:=EXACT([.A196]; [.B19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39</text:p>
          </table:table-cell>
          <table:table-cell office:value-type="string">
            <text:p>2;39</text:p>
          </table:table-cell>
          <table:table-cell table:formula="of:=EXACT([.A197]; [.B19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41</text:p>
          </table:table-cell>
          <table:table-cell office:value-type="string">
            <text:p>3;41</text:p>
          </table:table-cell>
          <table:table-cell table:formula="of:=EXACT([.A198]; [.B19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03</text:p>
          </table:table-cell>
          <table:table-cell office:value-type="string">
            <text:p>4;03</text:p>
          </table:table-cell>
          <table:table-cell table:formula="of:=EXACT([.A199]; [.B19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19</text:p>
          </table:table-cell>
          <table:table-cell office:value-type="string">
            <text:p>4;19</text:p>
          </table:table-cell>
          <table:table-cell table:formula="of:=EXACT([.A200]; [.B20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51</text:p>
          </table:table-cell>
          <table:table-cell office:value-type="string">
            <text:p>4;51</text:p>
          </table:table-cell>
          <table:table-cell table:formula="of:=EXACT([.A201]; [.B20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0;47</text:p>
          </table:table-cell>
          <table:table-cell office:value-type="string">
            <text:p>0;47</text:p>
          </table:table-cell>
          <table:table-cell table:formula="of:=EXACT([.A202]; [.B20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40</text:p>
          </table:table-cell>
          <table:table-cell office:value-type="string">
            <text:p>1;40</text:p>
          </table:table-cell>
          <table:table-cell table:formula="of:=EXACT([.A203]; [.B20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41</text:p>
          </table:table-cell>
          <table:table-cell office:value-type="string">
            <text:p>1;41</text:p>
          </table:table-cell>
          <table:table-cell table:formula="of:=EXACT([.A204]; [.B20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45</text:p>
          </table:table-cell>
          <table:table-cell office:value-type="string">
            <text:p>1;45</text:p>
          </table:table-cell>
          <table:table-cell table:formula="of:=EXACT([.A205]; [.B20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54</text:p>
          </table:table-cell>
          <table:table-cell office:value-type="string">
            <text:p>1;54</text:p>
          </table:table-cell>
          <table:table-cell table:formula="of:=EXACT([.A206]; [.B20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58</text:p>
          </table:table-cell>
          <table:table-cell office:value-type="string">
            <text:p>1;58</text:p>
          </table:table-cell>
          <table:table-cell table:formula="of:=EXACT([.A207]; [.B20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32</text:p>
          </table:table-cell>
          <table:table-cell office:value-type="string">
            <text:p>2;32</text:p>
          </table:table-cell>
          <table:table-cell table:formula="of:=EXACT([.A208]; [.B20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 office:value-type="string">
            <text:p>2;53</text:p>
          </table:table-cell>
          <table:table-cell table:formula="of:=EXACT([.A209]; [.B20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16</text:p>
          </table:table-cell>
          <table:table-cell office:value-type="string">
            <text:p>3;16</text:p>
          </table:table-cell>
          <table:table-cell table:formula="of:=EXACT([.A210]; [.B21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5;27</text:p>
          </table:table-cell>
          <table:table-cell office:value-type="string">
            <text:p>5;27</text:p>
          </table:table-cell>
          <table:table-cell table:formula="of:=EXACT([.A211]; [.B21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;10</text:p>
          </table:table-cell>
          <table:table-cell office:value-type="string">
            <text:p>6;10</text:p>
          </table:table-cell>
          <table:table-cell table:formula="of:=EXACT([.A212]; [.B21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;07</text:p>
          </table:table-cell>
          <table:table-cell office:value-type="string">
            <text:p>7;07</text:p>
          </table:table-cell>
          <table:table-cell table:formula="of:=EXACT([.A213]; [.B21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7;15</text:p>
          </table:table-cell>
          <table:table-cell office:value-type="string">
            <text:p>7;15</text:p>
          </table:table-cell>
          <table:table-cell table:formula="of:=EXACT([.A214]; [.B21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8;10</text:p>
          </table:table-cell>
          <table:table-cell office:value-type="string">
            <text:p>8;10</text:p>
          </table:table-cell>
          <table:table-cell table:formula="of:=EXACT([.A215]; [.B21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11</text:p>
          </table:table-cell>
          <table:table-cell office:value-type="string">
            <text:p>1;11</text:p>
          </table:table-cell>
          <table:table-cell table:formula="of:=EXACT([.A216]; [.B21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26</text:p>
          </table:table-cell>
          <table:table-cell office:value-type="string">
            <text:p>1;26</text:p>
          </table:table-cell>
          <table:table-cell table:formula="of:=EXACT([.A217]; [.B21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37</text:p>
          </table:table-cell>
          <table:table-cell office:value-type="string">
            <text:p>1;37</text:p>
          </table:table-cell>
          <table:table-cell table:formula="of:=EXACT([.A218]; [.B21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1;54</text:p>
          </table:table-cell>
          <table:table-cell office:value-type="string">
            <text:p>1;54</text:p>
          </table:table-cell>
          <table:table-cell table:formula="of:=EXACT([.A219]; [.B21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02</text:p>
          </table:table-cell>
          <table:table-cell office:value-type="string">
            <text:p>2;02</text:p>
          </table:table-cell>
          <table:table-cell table:formula="of:=EXACT([.A220]; [.B22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08</text:p>
          </table:table-cell>
          <table:table-cell office:value-type="string">
            <text:p>2;08</text:p>
          </table:table-cell>
          <table:table-cell table:formula="of:=EXACT([.A221]; [.B22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11</text:p>
          </table:table-cell>
          <table:table-cell office:value-type="string">
            <text:p>2;11</text:p>
          </table:table-cell>
          <table:table-cell table:formula="of:=EXACT([.A222]; [.B22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29</text:p>
          </table:table-cell>
          <table:table-cell office:value-type="string">
            <text:p>2;29</text:p>
          </table:table-cell>
          <table:table-cell table:formula="of:=EXACT([.A223]; [.B22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42</text:p>
          </table:table-cell>
          <table:table-cell office:value-type="string">
            <text:p>2;42</text:p>
          </table:table-cell>
          <table:table-cell table:formula="of:=EXACT([.A224]; [.B22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01</text:p>
          </table:table-cell>
          <table:table-cell office:value-type="string">
            <text:p>3;01</text:p>
          </table:table-cell>
          <table:table-cell table:formula="of:=EXACT([.A225]; [.B22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11</text:p>
          </table:table-cell>
          <table:table-cell office:value-type="string">
            <text:p>3;11</text:p>
          </table:table-cell>
          <table:table-cell table:formula="of:=EXACT([.A226]; [.B22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21</text:p>
          </table:table-cell>
          <table:table-cell office:value-type="string">
            <text:p>2;21</text:p>
          </table:table-cell>
          <table:table-cell table:formula="of:=EXACT([.A227]; [.B22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2;36</text:p>
          </table:table-cell>
          <table:table-cell office:value-type="string">
            <text:p>2;36</text:p>
          </table:table-cell>
          <table:table-cell table:formula="of:=EXACT([.A228]; [.B22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00</text:p>
          </table:table-cell>
          <table:table-cell office:value-type="string">
            <text:p>3;00</text:p>
          </table:table-cell>
          <table:table-cell table:formula="of:=EXACT([.A229]; [.B22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;55</text:p>
          </table:table-cell>
          <table:table-cell office:value-type="string">
            <text:p>3;55</text:p>
          </table:table-cell>
          <table:table-cell table:formula="of:=EXACT([.A230]; [.B23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21</text:p>
          </table:table-cell>
          <table:table-cell office:value-type="string">
            <text:p>4;21</text:p>
          </table:table-cell>
          <table:table-cell table:formula="of:=EXACT([.A231]; [.B23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36</text:p>
          </table:table-cell>
          <table:table-cell office:value-type="string">
            <text:p>4;36</text:p>
          </table:table-cell>
          <table:table-cell table:formula="of:=EXACT([.A232]; [.B23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4;50</text:p>
          </table:table-cell>
          <table:table-cell office:value-type="string">
            <text:p>4;50</text:p>
          </table:table-cell>
          <table:table-cell table:formula="of:=EXACT([.A233]; [.B23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6;15</text:p>
          </table:table-cell>
          <table:table-cell office:value-type="string">
            <text:p>6;15</text:p>
          </table:table-cell>
          <table:table-cell table:formula="of:=EXACT([.A234]; [.B234])" office:value-type="boolean" office:boolean-value="true">
            <text:p>TRUE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formula="of:=EXACT([.A235]; [.B23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36]; [.B23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37]; [.B23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38]; [.B23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39]; [.B23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0]; [.B24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1]; [.B24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2]; [.B24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3]; [.B24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4]; [.B24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5]; [.B24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6]; [.B24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7]; [.B24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8]; [.B24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49]; [.B24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0]; [.B25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1]; [.B25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2]; [.B25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3]; [.B25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4]; [.B25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5]; [.B25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6]; [.B256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7]; [.B257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8]; [.B258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59]; [.B259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0]; [.B260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1]; [.B261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2]; [.B262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3]; [.B263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4]; [.B264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5]; [.B265])" office:value-type="boolean" office:boolean-value="true">
            <text:p>TRU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EXACT([.A266]; [.B266])" office:value-type="boolean" office:boolean-value="true">
            <text:p>TRUE</text:p>
          </table:table-cell>
          <table:table-cell table:number-columns-repeated="1021"/>
        </table:table-row>
        <table:table-row table:style-name="ro4" table:number-rows-repeated="10483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croservice" table:style-name="ta2" table:print="false">
        <office:forms form:automatic-focus="false" form:apply-design-mode="false"/>
        <table:table-column table:style-name="co21" table:default-cell-style-name="ce54"/>
        <table:table-column table:style-name="co3" table:number-columns-repeated="2" table:default-cell-style-name="ce54"/>
        <table:table-column table:style-name="co22" table:number-columns-repeated="3" table:default-cell-style-name="ce54"/>
        <table:table-column table:style-name="co7" table:default-cell-style-name="ce54"/>
        <table:table-column table:style-name="co7" table:default-cell-style-name="ce60"/>
        <table:table-column table:style-name="co7" table:number-columns-repeated="1016" table:default-cell-style-name="ce54"/>
        <table:table-row table:style-name="ro4">
          <table:table-cell table:style-name="Default" office:value-type="string">
            <text:p>properties for each envorinment DEV QA &amp; ___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24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-1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start.spring.io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:58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fill out form and click start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29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reate file and type 1st lin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0:55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reate new class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:38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@rest controller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18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@get mapping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32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reate fil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51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27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29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privat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42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return new limitsconfiguration1000,1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4:11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test url in browser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4;30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opy min and max from other ifl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0:43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reate configuration class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:40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@component @configureation proerties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28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/>
          <table:table-cell table:style-name="Default" office:value-type="string">
            <text:p>{MARKED}</text:p>
          </table:table-cell>
          <table:table-cell table:style-name="Default" office:value-type="string">
            <text:p>2:39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auto generate getters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44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onsole message failed to start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52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auto generate setter to gid rid of error messag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12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/>
          <table:table-cell table:style-name="Default" office:value-type="string">
            <text:p>{MARKED}</text:p>
          </table:table-cell>
          <table:table-cell table:style-name="Default" office:value-type="string">
            <text:p>3:22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@autowired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32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edit lin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44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DONE:localhost:8080/limits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4:03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spring initializr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:17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look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19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look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24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name = spring cloud config server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44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prot = 8888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3:03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install git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:24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git init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1:39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buildpath -&gt; linksourc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13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click browse</text:p>
          </table:table-cell>
          <table:table-cell table:style-name="Default" office:value-type="string">
            <text:p>{MARKED}</text:p>
          </table:table-cell>
          <table:table-cell table:style-name="Default" office:value-type="string">
            <text:p>2:16</text:p>
          </table:table-cell>
          <table:table-cell table:style-name="Default" office:value-type="string">
            <text:p>{MARKED}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find git thing =&gt; finish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6M00S">
            <text:p>2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ce59" office:value-type="string">
            <text:p>mc3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create limit service properties fi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4M00S">
            <text:p>3:1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opy paste property = 8 8888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26M00S">
            <text:p>3:2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dd file to git reposotor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5M00S">
            <text:p>4:0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6">
            <text:p>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get folder path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30M00S">
            <text:p>0:3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7">
            <text:p>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/>
          <table:table-cell table:style-name="Default" office:value-type="string">
            <text:p>{MARKED}</text:p>
          </table:table-cell>
          <table:table-cell table:style-name="ce55" office:value-type="time" office:time-value="PT02H11M00S">
            <text:p>2:1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7">
            <text:p>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RROR : localhost:8888/limits-service/defaul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53M00S">
            <text:p>2:5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7">
            <text:p>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EnableCOnfigServe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24M00S">
            <text:p>3:2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7">
            <text:p>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fixed erro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48M00S">
            <text:p>3:4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7">
            <text:p>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opy a fi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21M00S">
            <text:p>1:2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8">
            <text:p>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rate another fi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28M00S">
            <text:p>1:2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8">
            <text:p>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1 111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35M00S">
            <text:p>1:3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8">
            <text:p>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2 222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42M00S">
            <text:p>1:4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8">
            <text:p>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test 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14M00S">
            <text:p>4:1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8">
            <text:p>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rename a fi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37M00S">
            <text:p>1:3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9">
            <text:p>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spring.cloud.confi .uri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6M00S">
            <text:p>2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9">
            <text:p>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onsole log look a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27M00S">
            <text:p>3:2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9">
            <text:p>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look a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36M00S">
            <text:p>3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9">
            <text:p>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10M00S">
            <text:p>4: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9">
            <text:p>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NAME?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06M00S">
            <text:p>2:0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0">
            <text:p>1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fter push to git and resart service - &gt; then app will updat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26M00S">
            <text:p>4:2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0">
            <text:p>1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hange dev to qa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48M00S">
            <text:p>4:4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0">
            <text:p>1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 - not set up ye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15M00S">
            <text:p>1:1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2">
            <text:p>1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initializ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08M00S">
            <text:p>1:0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3">
            <text:p>1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spring application nam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51M00S">
            <text:p>2:5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3">
            <text:p>13</text:p>
          </table:table-cell>
          <table:table-cell table:style-name="Default" office:value-type="string">
            <text:p>{MARKED}</text:p>
          </table:table-cell>
          <table:table-cell/>
          <table:table-cell table:style-name="ce59" office:value-type="string">
            <text:p>mc4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server.port = 8000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9M00S">
            <text:p>3:1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3">
            <text:p>1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ew file = currency exchange controlle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52M00S">
            <text:p>1:5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3">
            <text:p>1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rest controlle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01M00S">
            <text:p>2:0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3">
            <text:p>1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ublic exchange value retrieve exchange valu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19M00S">
            <text:p>2:1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getmapping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8M00S">
            <text:p>2:3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better view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0M00S">
            <text:p>3: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rivate string from to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41M00S">
            <text:p>3:4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5M00S">
            <text:p>4:0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uto generate constructor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29M00S">
            <text:p>4:2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ublic exchangevalu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43M00S">
            <text:p>4:4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generate fefault getter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54M00S">
            <text:p>4:5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changevalue()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30M00S">
            <text:p>5:3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46M00S">
            <text:p>5:4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4">
            <text:p>1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51M00S">
            <text:p>2:5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wriite code also import environem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21M00S">
            <text:p>3:2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36M00S">
            <text:p>3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better view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0M00S">
            <text:p>4:0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11M00S">
            <text:p>4:1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wizard duplicat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38M00S">
            <text:p>5:3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dserver port = 8001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04M00S">
            <text:p>6:0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5">
            <text:p>1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maven dependecnie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06M00S">
            <text:p>1:0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entity @id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05M00S">
            <text:p>2:0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data.sql &lt;-crate fi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4M00S">
            <text:p>2:3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insert into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9M00S">
            <text:p>2:3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dd more money values 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0M00S">
            <text:p>4:0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30M00S">
            <text:p>4:3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onsole error messag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52M00S">
            <text:p>4:5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 office:value-type="string">
            <text:p>ms5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@column(name=)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44M00S">
            <text:p>5:4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51M00S">
            <text:p>5:5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fix data.sq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13M00S">
            <text:p>6:1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dd hardcode por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24M00S">
            <text:p>6:2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fancy 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7H29M00S">
            <text:p>7:2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6">
            <text:p>1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e file exchange value repositor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56M00S">
            <text:p>0:5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7">
            <text:p>1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31M00S">
            <text:p>1:3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7">
            <text:p>1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autowired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45M00S">
            <text:p>1:4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7">
            <text:p>1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xchange value findbyfromandto() MAGIC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02M00S">
            <text:p>3:0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7">
            <text:p>1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repository findbyfromandto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46M00S">
            <text:p>3:4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7">
            <text:p>1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38M00S">
            <text:p>4:3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7">
            <text:p>1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initiliz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35M00S">
            <text:p>0:3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8">
            <text:p>1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am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36M00S">
            <text:p>1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8">
            <text:p>1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r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58M00S">
            <text:p>1:5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8">
            <text:p>1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getmapping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18M00S">
            <text:p>2:1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e w fi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0M00S">
            <text:p>3: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lots of var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31M00S">
            <text:p>4:3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generate getters and setter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44M00S">
            <text:p>4:4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default constructo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56M00S">
            <text:p>4:5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function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14M00S">
            <text:p>5:1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return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06M00S">
            <text:p>6:0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33M00S">
            <text:p>6:3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19">
            <text:p>19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ewresttempatel()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50M00S">
            <text:p>0:5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9-20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47M00S">
            <text:p>1:4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map&lt;string,string&gt; uri variable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7M00S">
            <text:p>3:1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ivariables #22 #23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37M00S">
            <text:p>3:3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 office:value-type="string">
            <text:p>ms6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#26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2M00S">
            <text:p>4:0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31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20M00S">
            <text:p>4:2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33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16M00S">
            <text:p>5:1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03M00S">
            <text:p>6:0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run currency exchange server and converservic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35M00S">
            <text:p>6:3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48M00S">
            <text:p>6:4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0">
            <text:p>20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feign make calls simpl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56M00S">
            <text:p>0:5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maven dependenc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52M00S">
            <text:p>1:5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maven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02M00S">
            <text:p>2:0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8 enable feign clie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54M00S">
            <text:p>2:5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ew file currency exchange service prox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40M00S">
            <text:p>3:4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feign clie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3M00S">
            <text:p>4:0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5 import somethign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53M00S">
            <text:p>4:5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0,11,12 copy paset efunction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11M00S">
            <text:p>6:1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di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6H40M00S">
            <text:p>6:4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rivate currency exvhange proxy prox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7H04M00S">
            <text:p>7:0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7 autowired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7H07M00S">
            <text:p>7:0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58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7H25M00S">
            <text:p>7:2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deletecode ?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7H30M00S">
            <text:p>7:3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2 fixed typo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8H26M00S">
            <text:p>8:2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9H23M00S">
            <text:p>9:2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8 ribbon cline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06M00S">
            <text:p>3:0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feign clie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9M00S">
            <text:p>3:1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9 add another feign clie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39M00S">
            <text:p>3:3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1">
            <text:p>2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3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32M00S">
            <text:p>4:3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2">
            <text:p>2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3 =http//localhost 8000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44M00S">
            <text:p>4:4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2">
            <text:p>22</text:p>
          </table:table-cell>
          <table:table-cell table:style-name="Default" office:value-type="string">
            <text:p>{MARKED}</text:p>
          </table:table-cell>
          <table:table-cell/>
          <table:table-cell table:style-name="ce59" office:value-type="string">
            <text:p>ms7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52M00S">
            <text:p>4:5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2">
            <text:p>2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laucnh something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51M00S">
            <text:p>0:5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wizard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16M00S">
            <text:p>1:1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right click and duplicat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19M00S">
            <text:p>1:1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hange nam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25M00S">
            <text:p>1:2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rgument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28M00S">
            <text:p>1:2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dserve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37M00S">
            <text:p>1:3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0M00S">
            <text:p>3: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3">
            <text:p>2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initializ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16M00S">
            <text:p>2:1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5">
            <text:p>2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enable eureka serve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0M00S">
            <text:p>3: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5">
            <text:p>2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26M00S">
            <text:p>3:2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5">
            <text:p>2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-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36M00S">
            <text:p>3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5">
            <text:p>2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-6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0M00S">
            <text:p>4:0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5">
            <text:p>2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 eureka dashboard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23M00S">
            <text:p>4:23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5">
            <text:p>25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dd eureka dependenc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36M00S">
            <text:p>0:3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6">
            <text:p>2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0 enable discover cline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11M00S">
            <text:p>1:1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6">
            <text:p>2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dit propertie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48M00S">
            <text:p>1:4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6">
            <text:p>2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39 maven dependency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39M00S">
            <text:p>0:3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7">
            <text:p>2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7enable discovery clie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0H52M00S">
            <text:p>0:5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7">
            <text:p>2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opy pase somehitng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17M00S">
            <text:p>1:1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7">
            <text:p>27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<text:s/>#4 disbale plus a test run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17M00S">
            <text:p>1:1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28">
            <text:p>28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initilaz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18M00S">
            <text:p>2:1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1">
            <text:p>31</text:p>
          </table:table-cell>
          <table:table-cell table:style-name="Default" office:value-type="string">
            <text:p>{MARKED}</text:p>
          </table:table-cell>
          <table:table-cell/>
          <table:table-cell table:style-name="ce59" office:value-type="string">
            <text:p>ms8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enable zull prozy #7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8M00S">
            <text:p>3:1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1">
            <text:p>3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opy paset propertie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45M00S">
            <text:p>3:4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1">
            <text:p>3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change prot to 8765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10M00S">
            <text:p>4: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1">
            <text:p>31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new file . zuul loggin fetur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01M00S">
            <text:p>1:01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@component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06M00S">
            <text:p>1:0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xtend and do import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22M00S">
            <text:p>1:22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uto generate implement method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48M00S">
            <text:p>1:4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27 filter order returns 1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0M00S">
            <text:p>2:3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2 returns tru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54M00S">
            <text:p>2:54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22 pr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33M00S">
            <text:p>3:33</text:p>
          </table:table-cell>
          <table:table-cell table:style-name="Default" office:value-type="string">
            <text:p>{MARKED}</text:p>
          </table:table-cell>
          <table:table-cell table:style-name="ce58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20,21 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08M00S">
            <text:p>4:08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3 private logger logger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4H26M00S">
            <text:p>4:2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26 loggerinfo()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5H15M00S">
            <text:p>5:15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2">
            <text:p>32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eureka dashboard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00M00S">
            <text:p>2:0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3">
            <text:p>3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0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1H50M00S">
            <text:p>1:5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3">
            <text:p>3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3 bad pciture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37M00S">
            <text:p>2:3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3">
            <text:p>3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runservices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2H50M00S">
            <text:p>2:5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3">
            <text:p>33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url</text:p>
          </table:table-cell>
          <table:table-cell table:style-name="Default" office:value-type="string">
            <text:p>{MARKED}</text:p>
          </table:table-cell>
          <table:table-cell table:style-name="ce55" office:value-type="time" office:time-value="PT03H16M00S">
            <text:p>3:1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4">
            <text:p>3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dd slect to 3 service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0;46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4">
            <text:p>3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add dependency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09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4">
            <text:p>3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7-20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1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4">
            <text:p>3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asete into pom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40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4">
            <text:p>34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paste again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47</text:p>
          </table:table-cell>
          <table:table-cell table:style-name="Default" office:value-type="string">
            <text:p>{MARKED}</text:p>
          </table:table-cell>
          <table:table-cell table:style-name="ce56"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/>
          <table:table-cell table:style-name="ce59"/>
          <table:table-cell table:number-columns-repeated="1016"/>
        </table:table-row>
        <table:table-row table:style-name="ro4">
          <table:table-cell table:style-name="Default" office:value-type="string">
            <text:p>#17-20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13</text:p>
          </table:table-cell>
          <table:table-cell table:style-name="Default" office:value-type="string">
            <text:p>{MARKED}</text:p>
          </table:table-cell>
          <table:table-cell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/>
          <table:table-cell office:value-type="string">
            <text:p>ms9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#19 20 21</text:p>
          </table:table-cell>
          <table:table-cell table:style-name="Default" office:value-type="string">
            <text:p>{MARKED}</text:p>
          </table:table-cell>
          <table:table-cell table:style-name="ce57" office:value-type="time" office:time-value="PT03H23M00S">
            <text:p>3:23</text:p>
          </table:table-cell>
          <table:table-cell table:style-name="Default" office:value-type="string">
            <text:p>{MARKED}</text:p>
          </table:table-cell>
          <table:table-cell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currency exchagne conversion gateway server</text:p>
          </table:table-cell>
          <table:table-cell table:style-name="Default" office:value-type="string">
            <text:p>{MARKED}</text:p>
          </table:table-cell>
          <table:table-cell table:style-name="ce57" office:value-type="time" office:time-value="PT04H24M00S">
            <text:p>4:24</text:p>
          </table:table-cell>
          <table:table-cell table:style-name="Default" office:value-type="string">
            <text:p>{MARKED}</text:p>
          </table:table-cell>
          <table:table-cell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#31 logger into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33</text:p>
          </table:table-cell>
          <table:table-cell table:style-name="Default" office:value-type="string">
            <text:p>{MARKED}</text:p>
          </table:table-cell>
          <table:table-cell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#49 logger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52</text:p>
          </table:table-cell>
          <table:table-cell table:style-name="Default" office:value-type="string">
            <text:p>{MARKED}</text:p>
          </table:table-cell>
          <table:table-cell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how ot make demo run faster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8;30</text:p>
          </table:table-cell>
          <table:table-cell table:style-name="Default" office:value-type="string">
            <text:p>{MARKED}</text:p>
          </table:table-cell>
          <table:table-cell office:value-type="float" office:value="36">
            <text:p>36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zipkin quickstart google &amp; copy jar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25</text:p>
          </table:table-cell>
          <table:table-cell table:style-name="Default" office:value-type="string">
            <text:p>{MARKED}</text:p>
          </table:table-cell>
          <table:table-cell office:value-type="float" office:value="39">
            <text:p>39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run jar</text:p>
          </table:table-cell>
          <table:table-cell table:style-name="Default" office:value-type="string">
            <text:p>{MARKED}</text:p>
          </table:table-cell>
          <table:table-cell table:style-name="ce57" office:value-type="time" office:time-value="PT04H21M00S">
            <text:p>4:21</text:p>
          </table:table-cell>
          <table:table-cell table:style-name="Default" office:value-type="string">
            <text:p>{MARKED}</text:p>
          </table:table-cell>
          <table:table-cell office:value-type="float" office:value="39">
            <text:p>39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url zipkin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45</text:p>
          </table:table-cell>
          <table:table-cell table:style-name="Default" office:value-type="string">
            <text:p>{MARKED}</text:p>
          </table:table-cell>
          <table:table-cell office:value-type="float" office:value="39">
            <text:p>39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rabbitmq console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6;10</text:p>
          </table:table-cell>
          <table:table-cell table:style-name="Default" office:value-type="string">
            <text:p>{MARKED}</text:p>
          </table:table-cell>
          <table:table-cell office:value-type="float" office:value="39">
            <text:p>39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editpom slect zipkin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11</text:p>
          </table:table-cell>
          <table:table-cell table:style-name="Default" office:value-type="string">
            <text:p>{MARKED}</text:p>
          </table:table-cell>
          <table:table-cell office:value-type="float" office:value="40">
            <text:p>40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edpit pom bus amqp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37</text:p>
          </table:table-cell>
          <table:table-cell table:style-name="Default" office:value-type="string">
            <text:p>{MARKED}</text:p>
          </table:table-cell>
          <table:table-cell office:value-type="float" office:value="40">
            <text:p>40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need edited again?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13</text:p>
          </table:table-cell>
          <table:table-cell table:style-name="Default" office:value-type="string">
            <text:p>{MARKED}</text:p>
          </table:table-cell>
          <table:table-cell office:value-type="float" office:value="40">
            <text:p>40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run the serve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18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namingserver-&gt;zipkin-&gt;currency conversion-&gt;currency exchange-&gt;zuul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50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eureka dashboard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39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url check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41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zipkin dashbaord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03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zipkin find trace *clickbutton*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19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local component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51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lauch spring cloud config -&gt; limits service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0;47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/>
          <table:table-cell office:value-type="string">
            <text:p>ms10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click down arrow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40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run configureation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41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duplicate limits service application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45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name = 8081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54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arugemtns tab -&gt;-deserver=8081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58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hit run button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32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url localhost 8081 limits</text:p>
          </table:table-cell>
          <table:table-cell table:style-name="Default" office:value-type="string">
            <text:p>{MARKED}</text:p>
          </table:table-cell>
          <table:table-cell office:value-type="string">
            <text:p>2;53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change min to 22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16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#3 secuity enabled = false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5;27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git commit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6;10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bug - url changes not refrshed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7;07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postman refresh url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7;15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postaman regresh other url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8;10</text:p>
          </table:table-cell>
          <table:table-cell table:style-name="Default" office:value-type="string">
            <text:p>{MARKED}</text:p>
          </table:table-cell>
          <table:table-cell office:value-type="float" office:value="41">
            <text:p>41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launch rabbit mq server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11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/>
          <table:table-cell office:value-type="string">
            <text:p>missing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add start bus amqp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26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add dependecny here also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37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security enabled - false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1;54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lauch spring cloud seerver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02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lauch moth limit service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08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launch other limit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11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url check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29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edit min to 2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42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url refresh and click send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01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one url update both *url check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11</text:p>
          </table:table-cell>
          <table:table-cell table:style-name="Default" office:value-type="string">
            <text:p>{MARKED}</text:p>
          </table:table-cell>
          <table:table-cell office:value-type="float" office:value="43">
            <text:p>43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edit pom hystrix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21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@emable hystrix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2;36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@hysterix command 9fallbackmethod) //but deleted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00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/>
          <table:table-cell office:value-type="string">
            <text:p>ms11</text:p>
          </table:table-cell>
          <table:table-cell table:number-columns-repeated="1016"/>
        </table:table-row>
        <table:table-row table:style-name="ro4">
          <table:table-cell table:style-name="Default" office:value-type="string">
            <text:p>limits configuration (){}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3;55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@hystrix command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21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#29 fallback retrievconfiguration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36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#30 returns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4;50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>
          <table:table-cell table:style-name="Default" office:value-type="string">
            <text:p>#30 999,9</text:p>
          </table:table-cell>
          <table:table-cell table:style-name="Default" office:value-type="string">
            <text:p>{MARKED}</text:p>
          </table:table-cell>
          <table:table-cell table:style-name="ce56" office:value-type="string">
            <text:p>6;15</text:p>
          </table:table-cell>
          <table:table-cell table:style-name="Default" office:value-type="string">
            <text:p>{MARKED}</text:p>
          </table:table-cell>
          <table:table-cell office:value-type="float" office:value="44">
            <text:p>44</text:p>
          </table:table-cell>
          <table:table-cell table:style-name="Default" office:value-type="string">
            <text:p>{MARKED}</text:p>
          </table:table-cell>
          <table:table-cell table:number-columns-repeated="1018"/>
        </table:table-row>
        <table:table-row table:style-name="ro4" table:number-rows-repeated="10483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s.csv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>
            <text:p>properties for each envorinment DEV QA &amp; ___</text:p>
          </table:table-cell>
          <table:table-cell office:value-type="string">
            <text:p>3:24</text:p>
          </table:table-cell>
          <table:table-cell office:value-type="string">
            <text:p>1-1</text:p>
          </table:table-cell>
          <table:table-cell table:number-columns-repeated="4"/>
          <table:table-cell office:value-type="string">
            <text:p>1-1=3.24.jpg</text:p>
          </table:table-cell>
        </table:table-row>
        <table:table-row table:style-name="ro2">
          <table:table-cell office:value-type="string">
            <text:p>start.spring.io</text:p>
          </table:table-cell>
          <table:table-cell office:value-type="string">
            <text:p>1:58</text:p>
          </table:table-cell>
          <table:table-cell office:value-type="string">
            <text:p>1-2</text:p>
          </table:table-cell>
          <table:table-cell table:number-columns-repeated="4"/>
          <table:table-cell office:value-type="string">
            <text:p>1-2=1.58.jpg</text:p>
          </table:table-cell>
        </table:table-row>
        <table:table-row table:style-name="ro1">
          <table:table-cell office:value-type="string">
            <text:p>fill out form and click start</text:p>
          </table:table-cell>
          <table:table-cell office:value-type="string">
            <text:p>2:29</text:p>
          </table:table-cell>
          <table:table-cell office:value-type="string">
            <text:p>1-2</text:p>
          </table:table-cell>
          <table:table-cell table:number-columns-repeated="4"/>
          <table:table-cell office:value-type="string">
            <text:p>1-2=2.29.jpg</text:p>
          </table:table-cell>
        </table:table-row>
        <table:table-row table:style-name="ro1">
          <table:table-cell office:value-type="string">
            <text:p>create file and type 1st line</text:p>
          </table:table-cell>
          <table:table-cell office:value-type="string">
            <text:p>0:5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0.55.jpg</text:p>
          </table:table-cell>
        </table:table-row>
        <table:table-row table:style-name="ro1">
          <table:table-cell office:value-type="string">
            <text:p>create new class</text:p>
          </table:table-cell>
          <table:table-cell office:value-type="string">
            <text:p>1:3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1.38.jpg</text:p>
          </table:table-cell>
        </table:table-row>
        <table:table-row table:style-name="ro2">
          <table:table-cell office:value-type="string">
            <text:p>@rest controller</text:p>
          </table:table-cell>
          <table:table-cell office:value-type="string">
            <text:p>2:1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2.18.jpg</text:p>
          </table:table-cell>
        </table:table-row>
        <table:table-row table:style-name="ro2">
          <table:table-cell office:value-type="string">
            <text:p>@get mapping</text:p>
          </table:table-cell>
          <table:table-cell office:value-type="string">
            <text:p>2:3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2.32.jpg</text:p>
          </table:table-cell>
        </table:table-row>
        <table:table-row table:style-name="ro1">
          <table:table-cell office:value-type="string">
            <text:p>create file</text:p>
          </table:table-cell>
          <table:table-cell office:value-type="string">
            <text:p>2:5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2.51.jpg</text:p>
          </table:table-cell>
        </table:table-row>
        <table:table-row table:style-name="ro1">
          <table:table-cell/>
          <table:table-cell office:value-type="string">
            <text:p>3:2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3.27.jpg</text:p>
          </table:table-cell>
        </table:table-row>
        <table:table-row table:style-name="ro1">
          <table:table-cell/>
          <table:table-cell office:value-type="string">
            <text:p>3:29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3.29.jpg</text:p>
          </table:table-cell>
        </table:table-row>
        <table:table-row table:style-name="ro1">
          <table:table-cell office:value-type="string">
            <text:p>private</text:p>
          </table:table-cell>
          <table:table-cell office:value-type="string">
            <text:p>3:4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3.42.jpg</text:p>
          </table:table-cell>
        </table:table-row>
        <table:table-row table:style-name="ro1">
          <table:table-cell office:value-type="string">
            <text:p>return new limitsconfiguration1000,1</text:p>
          </table:table-cell>
          <table:table-cell office:value-type="string">
            <text:p>4:1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4.11.jpg</text:p>
          </table:table-cell>
        </table:table-row>
        <table:table-row table:style-name="ro2">
          <table:table-cell office:value-type="string">
            <text:p>test url in browser</text:p>
          </table:table-cell>
          <table:table-cell office:value-type="string">
            <text:p>4;3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2=4.30.jpg</text:p>
          </table:table-cell>
        </table:table-row>
        <table:table-row table:style-name="ro2">
          <table:table-cell office:value-type="string">
            <text:p>copy min and max from other ifle</text:p>
          </table:table-cell>
          <table:table-cell office:value-type="string">
            <text:p>0:43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0.43.jpg</text:p>
          </table:table-cell>
        </table:table-row>
        <table:table-row table:style-name="ro1">
          <table:table-cell office:value-type="string">
            <text:p>create configuration class</text:p>
          </table:table-cell>
          <table:table-cell office:value-type="string">
            <text:p>1:4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1.40.jpg</text:p>
          </table:table-cell>
        </table:table-row>
        <table:table-row table:style-name="ro2">
          <table:table-cell office:value-type="string">
            <text:p>@component @configureation proerties</text:p>
          </table:table-cell>
          <table:table-cell office:value-type="string">
            <text:p>2:28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2.28.jpg</text:p>
          </table:table-cell>
        </table:table-row>
        <table:table-row table:style-name="ro1">
          <table:table-cell/>
          <table:table-cell office:value-type="string">
            <text:p>2:3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2.39.jpg</text:p>
          </table:table-cell>
        </table:table-row>
        <table:table-row table:style-name="ro2">
          <table:table-cell office:value-type="string">
            <text:p>auto generate getters</text:p>
          </table:table-cell>
          <table:table-cell office:value-type="string">
            <text:p>2:4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2.44.jpg</text:p>
          </table:table-cell>
        </table:table-row>
        <table:table-row table:style-name="ro1">
          <table:table-cell office:value-type="string">
            <text:p>console message failed to start</text:p>
          </table:table-cell>
          <table:table-cell office:value-type="string">
            <text:p>2:5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2.52.jpg</text:p>
          </table:table-cell>
        </table:table-row>
        <table:table-row table:style-name="ro2">
          <table:table-cell office:value-type="string">
            <text:p>auto generate setter to gid rid of error message</text:p>
          </table:table-cell>
          <table:table-cell office:value-type="string">
            <text:p>3:1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3.12.jpg</text:p>
          </table:table-cell>
        </table:table-row>
        <table:table-row table:style-name="ro1">
          <table:table-cell/>
          <table:table-cell office:value-type="string">
            <text:p>3:2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3.22.jpg</text:p>
          </table:table-cell>
        </table:table-row>
        <table:table-row table:style-name="ro2">
          <table:table-cell office:value-type="string">
            <text:p>@autowired</text:p>
          </table:table-cell>
          <table:table-cell office:value-type="string">
            <text:p>3:3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3.32.jpg</text:p>
          </table:table-cell>
        </table:table-row>
        <table:table-row table:style-name="ro1">
          <table:table-cell office:value-type="string">
            <text:p>edit line</text:p>
          </table:table-cell>
          <table:table-cell office:value-type="string">
            <text:p>3:4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3.44.jpg</text:p>
          </table:table-cell>
        </table:table-row>
        <table:table-row table:style-name="ro2">
          <table:table-cell office:value-type="string">
            <text:p>DONE:localhost:8080/limits</text:p>
          </table:table-cell>
          <table:table-cell office:value-type="string">
            <text:p>4:03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=4.03.jpg</text:p>
          </table:table-cell>
        </table:table-row>
        <table:table-row table:style-name="ro2">
          <table:table-cell office:value-type="string">
            <text:p>spring initializr</text:p>
          </table:table-cell>
          <table:table-cell office:value-type="string">
            <text:p>1:17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4=1.17.jpg</text:p>
          </table:table-cell>
        </table:table-row>
        <table:table-row table:style-name="ro1">
          <table:table-cell office:value-type="string">
            <text:p>look</text:p>
          </table:table-cell>
          <table:table-cell office:value-type="string">
            <text:p>2:19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4=2.19.jpg</text:p>
          </table:table-cell>
        </table:table-row>
        <table:table-row table:style-name="ro1">
          <table:table-cell office:value-type="string">
            <text:p>look</text:p>
          </table:table-cell>
          <table:table-cell office:value-type="string">
            <text:p>2:2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4=2.24.jpg</text:p>
          </table:table-cell>
        </table:table-row>
        <table:table-row table:style-name="ro2">
          <table:table-cell office:value-type="string">
            <text:p>name = spring cloud config server</text:p>
          </table:table-cell>
          <table:table-cell office:value-type="string">
            <text:p>2:4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4=2.44.jpg</text:p>
          </table:table-cell>
        </table:table-row>
        <table:table-row table:style-name="ro2">
          <table:table-cell office:value-type="string">
            <text:p>prot = 8888</text:p>
          </table:table-cell>
          <table:table-cell office:value-type="string">
            <text:p>3:0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4=3.03.jpg</text:p>
          </table:table-cell>
        </table:table-row>
        <table:table-row table:style-name="ro1">
          <table:table-cell office:value-type="string">
            <text:p>install git</text:p>
          </table:table-cell>
          <table:table-cell office:value-type="string">
            <text:p>1:2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5=1.24.jpg</text:p>
          </table:table-cell>
        </table:table-row>
        <table:table-row table:style-name="ro2">
          <table:table-cell office:value-type="string">
            <text:p>git init</text:p>
          </table:table-cell>
          <table:table-cell office:value-type="string">
            <text:p>1:39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1.39.jpg</text:p>
          </table:table-cell>
        </table:table-row>
        <table:table-row table:style-name="ro2">
          <table:table-cell office:value-type="string">
            <text:p>buildpath -&gt; linksource</text:p>
          </table:table-cell>
          <table:table-cell office:value-type="string">
            <text:p>2:1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2.13.jpg</text:p>
          </table:table-cell>
        </table:table-row>
        <table:table-row table:style-name="ro1">
          <table:table-cell office:value-type="string">
            <text:p>click browse</text:p>
          </table:table-cell>
          <table:table-cell office:value-type="string">
            <text:p>2:16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2.16.jpg</text:p>
          </table:table-cell>
        </table:table-row>
        <table:table-row table:style-name="ro1">
          <table:table-cell office:value-type="string">
            <text:p>find git thing =&gt; finish</text:p>
          </table:table-cell>
          <table:table-cell office:value-type="string">
            <text:p>2:36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2.36.jpg</text:p>
          </table:table-cell>
        </table:table-row>
        <table:table-row table:style-name="ro1">
          <table:table-cell office:value-type="string">
            <text:p>create limit service properties file</text:p>
          </table:table-cell>
          <table:table-cell office:value-type="string">
            <text:p>3:1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3.14.jpg</text:p>
          </table:table-cell>
        </table:table-row>
        <table:table-row table:style-name="ro1">
          <table:table-cell office:value-type="string">
            <text:p>copy paste property = 8 8888</text:p>
          </table:table-cell>
          <table:table-cell office:value-type="string">
            <text:p>3:26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3.26.jpg</text:p>
          </table:table-cell>
        </table:table-row>
        <table:table-row table:style-name="ro2">
          <table:table-cell office:value-type="string">
            <text:p>add file to git reposotory</text:p>
          </table:table-cell>
          <table:table-cell office:value-type="string">
            <text:p>4:05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6=4.05.jpg</text:p>
          </table:table-cell>
        </table:table-row>
        <table:table-row table:style-name="ro1">
          <table:table-cell office:value-type="string">
            <text:p>get folder path</text:p>
          </table:table-cell>
          <table:table-cell office:value-type="string">
            <text:p>0:30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7=0.30.jpg</text:p>
          </table:table-cell>
        </table:table-row>
        <table:table-row table:style-name="ro1">
          <table:table-cell/>
          <table:table-cell office:value-type="string">
            <text:p>2:1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7=2.11.jpg</text:p>
          </table:table-cell>
        </table:table-row>
        <table:table-row table:style-name="ro2">
          <table:table-cell office:value-type="string">
            <text:p>ERROR : localhost:8888/limits-service/default</text:p>
          </table:table-cell>
          <table:table-cell office:value-type="string">
            <text:p>2:5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7=2.53.jpg</text:p>
          </table:table-cell>
        </table:table-row>
        <table:table-row table:style-name="ro2">
          <table:table-cell office:value-type="string">
            <text:p>@EnableCOnfigServer</text:p>
          </table:table-cell>
          <table:table-cell office:value-type="string">
            <text:p>3:24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7=3.24.jpg</text:p>
          </table:table-cell>
        </table:table-row>
        <table:table-row table:style-name="ro1">
          <table:table-cell office:value-type="string">
            <text:p>fixed error</text:p>
          </table:table-cell>
          <table:table-cell office:value-type="string">
            <text:p>3:4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7=3.48.jpg</text:p>
          </table:table-cell>
        </table:table-row>
        <table:table-row table:style-name="ro1">
          <table:table-cell office:value-type="string">
            <text:p>copy a file</text:p>
          </table:table-cell>
          <table:table-cell office:value-type="string">
            <text:p>1:2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8=1.21.jpg</text:p>
          </table:table-cell>
        </table:table-row>
        <table:table-row table:style-name="ro1">
          <table:table-cell office:value-type="string">
            <text:p>crate another file</text:p>
          </table:table-cell>
          <table:table-cell office:value-type="string">
            <text:p>1:2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8=1.28.jpg</text:p>
          </table:table-cell>
        </table:table-row>
        <table:table-row table:style-name="ro1">
          <table:table-cell office:value-type="string">
            <text:p>1 111</text:p>
          </table:table-cell>
          <table:table-cell office:value-type="string">
            <text:p>1:35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8=1.35.jpg</text:p>
          </table:table-cell>
        </table:table-row>
        <table:table-row table:style-name="ro1">
          <table:table-cell office:value-type="string">
            <text:p>2 222</text:p>
          </table:table-cell>
          <table:table-cell office:value-type="string">
            <text:p>1:4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8=1.42.jpg</text:p>
          </table:table-cell>
        </table:table-row>
        <table:table-row table:style-name="ro2">
          <table:table-cell office:value-type="string">
            <text:p>test url</text:p>
          </table:table-cell>
          <table:table-cell office:value-type="string">
            <text:p>4:1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8=4.14.jpg</text:p>
          </table:table-cell>
        </table:table-row>
        <table:table-row table:style-name="ro1">
          <table:table-cell office:value-type="string">
            <text:p>rename a file</text:p>
          </table:table-cell>
          <table:table-cell office:value-type="string">
            <text:p>1:37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9=1.37.jpg</text:p>
          </table:table-cell>
        </table:table-row>
        <table:table-row table:style-name="ro2">
          <table:table-cell office:value-type="string">
            <text:p>spring.cloud.confi .uri</text:p>
          </table:table-cell>
          <table:table-cell office:value-type="string">
            <text:p>2:36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9=2.36.jpg</text:p>
          </table:table-cell>
        </table:table-row>
        <table:table-row table:style-name="ro1">
          <table:table-cell office:value-type="string">
            <text:p>console log look at</text:p>
          </table:table-cell>
          <table:table-cell office:value-type="string">
            <text:p>3:27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9=3.27.jpg</text:p>
          </table:table-cell>
        </table:table-row>
        <table:table-row table:style-name="ro1">
          <table:table-cell office:value-type="string">
            <text:p>look at</text:p>
          </table:table-cell>
          <table:table-cell office:value-type="string">
            <text:p>3:36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9=3.36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4:10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9=4.10.jpg</text:p>
          </table:table-cell>
        </table:table-row>
        <table:table-row table:style-name="ro1">
          <table:table-cell office:value-type="string">
            <text:p>#NAME?</text:p>
          </table:table-cell>
          <table:table-cell office:value-type="string">
            <text:p>2:0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10=2.06.jpg</text:p>
          </table:table-cell>
        </table:table-row>
        <table:table-row table:style-name="ro2">
          <table:table-cell office:value-type="string">
            <text:p>after push to git and resart service - &gt; then app will update</text:p>
          </table:table-cell>
          <table:table-cell office:value-type="string">
            <text:p>4:2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10=4.26.jpg</text:p>
          </table:table-cell>
        </table:table-row>
        <table:table-row table:style-name="ro2">
          <table:table-cell office:value-type="string">
            <text:p>change dev to qa</text:p>
          </table:table-cell>
          <table:table-cell office:value-type="string">
            <text:p>4:4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10=4.48.jpg</text:p>
          </table:table-cell>
        </table:table-row>
        <table:table-row table:style-name="ro2">
          <table:table-cell office:value-type="string">
            <text:p>url - not set up yet</text:p>
          </table:table-cell>
          <table:table-cell office:value-type="string">
            <text:p>1:1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12=1.15.jpg</text:p>
          </table:table-cell>
        </table:table-row>
        <table:table-row table:style-name="ro2">
          <table:table-cell office:value-type="string">
            <text:p>initializr</text:p>
          </table:table-cell>
          <table:table-cell office:value-type="string">
            <text:p>1:08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13=1.08.jpg</text:p>
          </table:table-cell>
        </table:table-row>
        <table:table-row table:style-name="ro1">
          <table:table-cell office:value-type="string">
            <text:p>spring application name</text:p>
          </table:table-cell>
          <table:table-cell office:value-type="string">
            <text:p>2:5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13=2.51.jpg</text:p>
          </table:table-cell>
        </table:table-row>
        <table:table-row table:style-name="ro2">
          <table:table-cell office:value-type="string">
            <text:p>server.port = 8000</text:p>
          </table:table-cell>
          <table:table-cell office:value-type="string">
            <text:p>3:19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13=3.19.jpg</text:p>
          </table:table-cell>
        </table:table-row>
        <table:table-row table:style-name="ro1">
          <table:table-cell office:value-type="string">
            <text:p>new file = currency exchange controller</text:p>
          </table:table-cell>
          <table:table-cell office:value-type="string">
            <text:p>1:52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13=1.52.jpg</text:p>
          </table:table-cell>
        </table:table-row>
        <table:table-row table:style-name="ro2">
          <table:table-cell office:value-type="string">
            <text:p>@rest controller</text:p>
          </table:table-cell>
          <table:table-cell office:value-type="string">
            <text:p>2:0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13=2.01.jpg</text:p>
          </table:table-cell>
        </table:table-row>
        <table:table-row table:style-name="ro1">
          <table:table-cell office:value-type="string">
            <text:p>public exchange value retrieve exchange value</text:p>
          </table:table-cell>
          <table:table-cell office:value-type="string">
            <text:p>2:19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2.19.jpg</text:p>
          </table:table-cell>
        </table:table-row>
        <table:table-row table:style-name="ro2">
          <table:table-cell office:value-type="string">
            <text:p>@getmapping</text:p>
          </table:table-cell>
          <table:table-cell office:value-type="string">
            <text:p>2:3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2.38.jpg</text:p>
          </table:table-cell>
        </table:table-row>
        <table:table-row table:style-name="ro1">
          <table:table-cell office:value-type="string">
            <text:p>better view</text:p>
          </table:table-cell>
          <table:table-cell office:value-type="string">
            <text:p>3:1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3.10.jpg</text:p>
          </table:table-cell>
        </table:table-row>
        <table:table-row table:style-name="ro1">
          <table:table-cell office:value-type="string">
            <text:p>private string from to</text:p>
          </table:table-cell>
          <table:table-cell office:value-type="string">
            <text:p>3:4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3.41.jpg</text:p>
          </table:table-cell>
        </table:table-row>
        <table:table-row table:style-name="ro1">
          <table:table-cell/>
          <table:table-cell office:value-type="string">
            <text:p>4:05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4.05.jpg</text:p>
          </table:table-cell>
        </table:table-row>
        <table:table-row table:style-name="ro1">
          <table:table-cell office:value-type="string">
            <text:p>auto generate constructors</text:p>
          </table:table-cell>
          <table:table-cell office:value-type="string">
            <text:p>4:29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4.29.jpg</text:p>
          </table:table-cell>
        </table:table-row>
        <table:table-row table:style-name="ro2">
          <table:table-cell office:value-type="string">
            <text:p>public exchangevalue</text:p>
          </table:table-cell>
          <table:table-cell office:value-type="string">
            <text:p>4:43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4.43.jpg</text:p>
          </table:table-cell>
        </table:table-row>
        <table:table-row table:style-name="ro2">
          <table:table-cell office:value-type="string">
            <text:p>generate fefault getters</text:p>
          </table:table-cell>
          <table:table-cell office:value-type="string">
            <text:p>4:54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4.54.jpg</text:p>
          </table:table-cell>
        </table:table-row>
        <table:table-row table:style-name="ro2">
          <table:table-cell office:value-type="string">
            <text:p>echangevalue()</text:p>
          </table:table-cell>
          <table:table-cell office:value-type="string">
            <text:p>5:3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5.30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5:4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14=5.46.jpg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2:5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2.51.jpg</text:p>
          </table:table-cell>
        </table:table-row>
        <table:table-row table:style-name="ro2">
          <table:table-cell office:value-type="string">
            <text:p>wriite code also import environemnt</text:p>
          </table:table-cell>
          <table:table-cell office:value-type="string">
            <text:p>3:2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3.21.jpg</text:p>
          </table:table-cell>
        </table:table-row>
        <table:table-row table:style-name="ro1">
          <table:table-cell/>
          <table:table-cell office:value-type="string">
            <text:p>3:36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3.36.jpg</text:p>
          </table:table-cell>
        </table:table-row>
        <table:table-row table:style-name="ro1">
          <table:table-cell office:value-type="string">
            <text:p>better view</text:p>
          </table:table-cell>
          <table:table-cell office:value-type="string">
            <text:p>4:0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4.00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4:1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4.11.jpg</text:p>
          </table:table-cell>
        </table:table-row>
        <table:table-row table:style-name="ro1">
          <table:table-cell office:value-type="string">
            <text:p>wizard duplicate</text:p>
          </table:table-cell>
          <table:table-cell office:value-type="string">
            <text:p>5:38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5.38.jpg</text:p>
          </table:table-cell>
        </table:table-row>
        <table:table-row table:style-name="ro2">
          <table:table-cell office:value-type="string">
            <text:p>dserver port = 8001</text:p>
          </table:table-cell>
          <table:table-cell office:value-type="string">
            <text:p>6:04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15=6.04.jpg</text:p>
          </table:table-cell>
        </table:table-row>
        <table:table-row table:style-name="ro2">
          <table:table-cell office:value-type="string">
            <text:p>maven dependecnies</text:p>
          </table:table-cell>
          <table:table-cell office:value-type="string">
            <text:p>1:06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1.06.jpg</text:p>
          </table:table-cell>
        </table:table-row>
        <table:table-row table:style-name="ro2">
          <table:table-cell office:value-type="string">
            <text:p>@entity @id</text:p>
          </table:table-cell>
          <table:table-cell office:value-type="string">
            <text:p>2:05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2.05.jpg</text:p>
          </table:table-cell>
        </table:table-row>
        <table:table-row table:style-name="ro2">
          <table:table-cell office:value-type="string">
            <text:p>data.sql &lt;-crate file</text:p>
          </table:table-cell>
          <table:table-cell office:value-type="string">
            <text:p>2:3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2.34.jpg</text:p>
          </table:table-cell>
        </table:table-row>
        <table:table-row table:style-name="ro1">
          <table:table-cell office:value-type="string">
            <text:p>insert into</text:p>
          </table:table-cell>
          <table:table-cell office:value-type="string">
            <text:p>2:39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2.39.jpg</text:p>
          </table:table-cell>
        </table:table-row>
        <table:table-row table:style-name="ro1">
          <table:table-cell office:value-type="string">
            <text:p>add more money values </text:p>
          </table:table-cell>
          <table:table-cell office:value-type="string">
            <text:p>4:00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4.00.jpg</text:p>
          </table:table-cell>
        </table:table-row>
        <table:table-row table:style-name="ro1">
          <table:table-cell/>
          <table:table-cell office:value-type="string">
            <text:p>4:30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4.30.jpg</text:p>
          </table:table-cell>
        </table:table-row>
        <table:table-row table:style-name="ro1">
          <table:table-cell office:value-type="string">
            <text:p>console error message</text:p>
          </table:table-cell>
          <table:table-cell office:value-type="string">
            <text:p>4:52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4.52.jpg</text:p>
          </table:table-cell>
        </table:table-row>
        <table:table-row table:style-name="ro2">
          <table:table-cell office:value-type="string">
            <text:p>@column(name=)</text:p>
          </table:table-cell>
          <table:table-cell office:value-type="string">
            <text:p>5:4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5.44.jpg</text:p>
          </table:table-cell>
        </table:table-row>
        <table:table-row table:style-name="ro1">
          <table:table-cell/>
          <table:table-cell office:value-type="string">
            <text:p>5:5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5.51.jpg</text:p>
          </table:table-cell>
        </table:table-row>
        <table:table-row table:style-name="ro2">
          <table:table-cell office:value-type="string">
            <text:p>fix data.sql</text:p>
          </table:table-cell>
          <table:table-cell office:value-type="string">
            <text:p>6:13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6.13.jpg</text:p>
          </table:table-cell>
        </table:table-row>
        <table:table-row table:style-name="ro2">
          <table:table-cell office:value-type="string">
            <text:p>add hardcode port</text:p>
          </table:table-cell>
          <table:table-cell office:value-type="string">
            <text:p>6:2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6.24.jpg</text:p>
          </table:table-cell>
        </table:table-row>
        <table:table-row table:style-name="ro2">
          <table:table-cell office:value-type="string">
            <text:p>fancy url</text:p>
          </table:table-cell>
          <table:table-cell office:value-type="string">
            <text:p>7:29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16=7.29.jpg</text:p>
          </table:table-cell>
        </table:table-row>
        <table:table-row table:style-name="ro2">
          <table:table-cell office:value-type="string">
            <text:p>ne file exchange value repository</text:p>
          </table:table-cell>
          <table:table-cell office:value-type="string">
            <text:p>0:56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17=0.56.jpg</text:p>
          </table:table-cell>
        </table:table-row>
        <table:table-row table:style-name="ro1">
          <table:table-cell/>
          <table:table-cell office:value-type="string">
            <text:p>1:3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17=1.31.jpg</text:p>
          </table:table-cell>
        </table:table-row>
        <table:table-row table:style-name="ro2">
          <table:table-cell office:value-type="string">
            <text:p>@autowired</text:p>
          </table:table-cell>
          <table:table-cell office:value-type="string">
            <text:p>1:45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17=1.45.jpg</text:p>
          </table:table-cell>
        </table:table-row>
        <table:table-row table:style-name="ro2">
          <table:table-cell office:value-type="string">
            <text:p>exchange value findbyfromandto() MAGIC</text:p>
          </table:table-cell>
          <table:table-cell office:value-type="string">
            <text:p>3:02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17=3.02.jpg</text:p>
          </table:table-cell>
        </table:table-row>
        <table:table-row table:style-name="ro2">
          <table:table-cell office:value-type="string">
            <text:p>repository findbyfromandto</text:p>
          </table:table-cell>
          <table:table-cell office:value-type="string">
            <text:p>3:46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17=3.46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4:38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17=4.38.jpg</text:p>
          </table:table-cell>
        </table:table-row>
        <table:table-row table:style-name="ro2">
          <table:table-cell office:value-type="string">
            <text:p>initilizr</text:p>
          </table:table-cell>
          <table:table-cell office:value-type="string">
            <text:p>0:35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18=0.35.jpg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1:3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18=1.36.jpg</text:p>
          </table:table-cell>
        </table:table-row>
        <table:table-row table:style-name="ro2">
          <table:table-cell office:value-type="string">
            <text:p>prt</text:p>
          </table:table-cell>
          <table:table-cell office:value-type="string">
            <text:p>1:58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18=1.58.jpg</text:p>
          </table:table-cell>
        </table:table-row>
        <table:table-row table:style-name="ro2">
          <table:table-cell office:value-type="string">
            <text:p>@getmapping</text:p>
          </table:table-cell>
          <table:table-cell office:value-type="string">
            <text:p>2:18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2.18.jpg</text:p>
          </table:table-cell>
        </table:table-row>
        <table:table-row table:style-name="ro2">
          <table:table-cell office:value-type="string">
            <text:p>ne w file</text:p>
          </table:table-cell>
          <table:table-cell office:value-type="string">
            <text:p>3:10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3.10.jpg</text:p>
          </table:table-cell>
        </table:table-row>
        <table:table-row table:style-name="ro1">
          <table:table-cell office:value-type="string">
            <text:p>lots of vars</text:p>
          </table:table-cell>
          <table:table-cell office:value-type="string">
            <text:p>4:3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4.31.jpg</text:p>
          </table:table-cell>
        </table:table-row>
        <table:table-row table:style-name="ro2">
          <table:table-cell office:value-type="string">
            <text:p>generate getters and setters</text:p>
          </table:table-cell>
          <table:table-cell office:value-type="string">
            <text:p>4:44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4.44.jpg</text:p>
          </table:table-cell>
        </table:table-row>
        <table:table-row table:style-name="ro1">
          <table:table-cell office:value-type="string">
            <text:p>default constructor</text:p>
          </table:table-cell>
          <table:table-cell office:value-type="string">
            <text:p>4:56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4.56.jpg</text:p>
          </table:table-cell>
        </table:table-row>
        <table:table-row table:style-name="ro1">
          <table:table-cell office:value-type="string">
            <text:p>function</text:p>
          </table:table-cell>
          <table:table-cell office:value-type="string">
            <text:p>5:14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5.14.jpg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6:06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6.06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6:33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19=6.33.jpg</text:p>
          </table:table-cell>
        </table:table-row>
        <table:table-row table:style-name="ro2">
          <table:table-cell office:value-type="string">
            <text:p>newresttempatel()</text:p>
          </table:table-cell>
          <table:table-cell office:value-type="string">
            <text:p>0:5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0.50.jpg</text:p>
          </table:table-cell>
        </table:table-row>
        <table:table-row table:style-name="ro1">
          <table:table-cell office:value-type="string">
            <text:p>#19-20</text:p>
          </table:table-cell>
          <table:table-cell office:value-type="string">
            <text:p>1:47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1.47.jpg</text:p>
          </table:table-cell>
        </table:table-row>
        <table:table-row table:style-name="ro2">
          <table:table-cell office:value-type="string">
            <text:p>map&lt;string,string&gt; uri variables</text:p>
          </table:table-cell>
          <table:table-cell office:value-type="string">
            <text:p>3:17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3.17.jpg</text:p>
          </table:table-cell>
        </table:table-row>
        <table:table-row table:style-name="ro2">
          <table:table-cell office:value-type="string">
            <text:p>urivariables #22 #23</text:p>
          </table:table-cell>
          <table:table-cell office:value-type="string">
            <text:p>3:37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3.37.jpg</text:p>
          </table:table-cell>
        </table:table-row>
        <table:table-row table:style-name="ro1">
          <table:table-cell office:value-type="string">
            <text:p>#26</text:p>
          </table:table-cell>
          <table:table-cell office:value-type="string">
            <text:p>4:0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4.02.jpg</text:p>
          </table:table-cell>
        </table:table-row>
        <table:table-row table:style-name="ro1">
          <table:table-cell office:value-type="string">
            <text:p>#31</text:p>
          </table:table-cell>
          <table:table-cell office:value-type="string">
            <text:p>4:2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4.20.jpg</text:p>
          </table:table-cell>
        </table:table-row>
        <table:table-row table:style-name="ro1">
          <table:table-cell office:value-type="string">
            <text:p>#33</text:p>
          </table:table-cell>
          <table:table-cell office:value-type="string">
            <text:p>5:16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5.16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6:03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6.03.jpg</text:p>
          </table:table-cell>
        </table:table-row>
        <table:table-row table:style-name="ro2">
          <table:table-cell office:value-type="string">
            <text:p>run currency exchange server and converservice</text:p>
          </table:table-cell>
          <table:table-cell office:value-type="string">
            <text:p>6:3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6.35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6:48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20=6.48.jpg</text:p>
          </table:table-cell>
        </table:table-row>
        <table:table-row table:style-name="ro1">
          <table:table-cell office:value-type="string">
            <text:p>feign make calls simple</text:p>
          </table:table-cell>
          <table:table-cell office:value-type="string">
            <text:p>0:56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0.56.jpg</text:p>
          </table:table-cell>
        </table:table-row>
        <table:table-row table:style-name="ro1">
          <table:table-cell office:value-type="string">
            <text:p>maven dependency</text:p>
          </table:table-cell>
          <table:table-cell office:value-type="string">
            <text:p>1:5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1.52.jpg</text:p>
          </table:table-cell>
        </table:table-row>
        <table:table-row table:style-name="ro1">
          <table:table-cell office:value-type="string">
            <text:p>maven</text:p>
          </table:table-cell>
          <table:table-cell office:value-type="string">
            <text:p>2:0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2.02.jpg</text:p>
          </table:table-cell>
        </table:table-row>
        <table:table-row table:style-name="ro1">
          <table:table-cell office:value-type="string">
            <text:p>#8 enable feign client</text:p>
          </table:table-cell>
          <table:table-cell office:value-type="string">
            <text:p>2:54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2.54.jpg</text:p>
          </table:table-cell>
        </table:table-row>
        <table:table-row table:style-name="ro1">
          <table:table-cell office:value-type="string">
            <text:p>new file currency exchange service proxy</text:p>
          </table:table-cell>
          <table:table-cell office:value-type="string">
            <text:p>3:40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3.40.jpg</text:p>
          </table:table-cell>
        </table:table-row>
        <table:table-row table:style-name="ro2">
          <table:table-cell office:value-type="string">
            <text:p>@feign client</text:p>
          </table:table-cell>
          <table:table-cell office:value-type="string">
            <text:p>4:03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4.03.jpg</text:p>
          </table:table-cell>
        </table:table-row>
        <table:table-row table:style-name="ro2">
          <table:table-cell office:value-type="string">
            <text:p>#5 import somethign</text:p>
          </table:table-cell>
          <table:table-cell office:value-type="string">
            <text:p>4:53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4.53.jpg</text:p>
          </table:table-cell>
        </table:table-row>
        <table:table-row table:style-name="ro2">
          <table:table-cell office:value-type="string">
            <text:p>#10,11,12 copy paset efunction</text:p>
          </table:table-cell>
          <table:table-cell office:value-type="string">
            <text:p>6:1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6.11.jpg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6:40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6.40.jpg</text:p>
          </table:table-cell>
        </table:table-row>
        <table:table-row table:style-name="ro2">
          <table:table-cell office:value-type="string">
            <text:p>private currency exvhange proxy proxy</text:p>
          </table:table-cell>
          <table:table-cell office:value-type="string">
            <text:p>7:04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7.04.jpg</text:p>
          </table:table-cell>
        </table:table-row>
        <table:table-row table:style-name="ro2">
          <table:table-cell office:value-type="string">
            <text:p>#17 autowired</text:p>
          </table:table-cell>
          <table:table-cell office:value-type="string">
            <text:p>7:07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7.07.jpg</text:p>
          </table:table-cell>
        </table:table-row>
        <table:table-row table:style-name="ro1">
          <table:table-cell office:value-type="string">
            <text:p>#58</text:p>
          </table:table-cell>
          <table:table-cell office:value-type="string">
            <text:p>7:25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7.25.jpg</text:p>
          </table:table-cell>
        </table:table-row>
        <table:table-row table:style-name="ro2">
          <table:table-cell office:value-type="string">
            <text:p>deletecode ?</text:p>
          </table:table-cell>
          <table:table-cell office:value-type="string">
            <text:p>7:30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7.30.jpg</text:p>
          </table:table-cell>
        </table:table-row>
        <table:table-row table:style-name="ro1">
          <table:table-cell office:value-type="string">
            <text:p>#12 fixed typo</text:p>
          </table:table-cell>
          <table:table-cell office:value-type="string">
            <text:p>8:26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8.26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9:23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9.23.jpg</text:p>
          </table:table-cell>
        </table:table-row>
        <table:table-row table:style-name="ro2">
          <table:table-cell office:value-type="string">
            <text:p>#8 ribbon clinet</text:p>
          </table:table-cell>
          <table:table-cell office:value-type="string">
            <text:p>3:06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3.06.jpg</text:p>
          </table:table-cell>
        </table:table-row>
        <table:table-row table:style-name="ro1">
          <table:table-cell office:value-type="string">
            <text:p>feign client</text:p>
          </table:table-cell>
          <table:table-cell office:value-type="string">
            <text:p>3:19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3.19.jpg</text:p>
          </table:table-cell>
        </table:table-row>
        <table:table-row table:style-name="ro1">
          <table:table-cell office:value-type="string">
            <text:p>#9 add another feign client</text:p>
          </table:table-cell>
          <table:table-cell office:value-type="string">
            <text:p>3:39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21=3.39.jpg</text:p>
          </table:table-cell>
        </table:table-row>
        <table:table-row table:style-name="ro1">
          <table:table-cell office:value-type="string">
            <text:p>#3</text:p>
          </table:table-cell>
          <table:table-cell office:value-type="string">
            <text:p>4:32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22=4.32.jpg</text:p>
          </table:table-cell>
        </table:table-row>
        <table:table-row table:style-name="ro2">
          <table:table-cell office:value-type="string">
            <text:p>#3 =http//localhost 8000</text:p>
          </table:table-cell>
          <table:table-cell office:value-type="string">
            <text:p>4:44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22=4.44.jpg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string">
            <text:p>4:52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22=4.52.jpg</text:p>
          </table:table-cell>
        </table:table-row>
        <table:table-row table:style-name="ro2">
          <table:table-cell office:value-type="string">
            <text:p>laucnh something</text:p>
          </table:table-cell>
          <table:table-cell office:value-type="string">
            <text:p>0:51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0.51.jpg</text:p>
          </table:table-cell>
        </table:table-row>
        <table:table-row table:style-name="ro1">
          <table:table-cell office:value-type="string">
            <text:p>wizard</text:p>
          </table:table-cell>
          <table:table-cell office:value-type="string">
            <text:p>1:16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1.16.jpg</text:p>
          </table:table-cell>
        </table:table-row>
        <table:table-row table:style-name="ro1">
          <table:table-cell office:value-type="string">
            <text:p>right click and duplicate</text:p>
          </table:table-cell>
          <table:table-cell office:value-type="string">
            <text:p>1:19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1.19.jpg</text:p>
          </table:table-cell>
        </table:table-row>
        <table:table-row table:style-name="ro1">
          <table:table-cell office:value-type="string">
            <text:p>change name</text:p>
          </table:table-cell>
          <table:table-cell office:value-type="string">
            <text:p>1:25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1.25.jpg</text:p>
          </table:table-cell>
        </table:table-row>
        <table:table-row table:style-name="ro1">
          <table:table-cell office:value-type="string">
            <text:p>arguments</text:p>
          </table:table-cell>
          <table:table-cell office:value-type="string">
            <text:p>1:28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1.28.jpg</text:p>
          </table:table-cell>
        </table:table-row>
        <table:table-row table:style-name="ro2">
          <table:table-cell office:value-type="string">
            <text:p>-dserver</text:p>
          </table:table-cell>
          <table:table-cell office:value-type="string">
            <text:p>1:37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1.37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3:10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23=3.10.jpg</text:p>
          </table:table-cell>
        </table:table-row>
        <table:table-row table:style-name="ro2">
          <table:table-cell office:value-type="string">
            <text:p>initializr</text:p>
          </table:table-cell>
          <table:table-cell office:value-type="string">
            <text:p>2:16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25=2.16.jpg</text:p>
          </table:table-cell>
        </table:table-row>
        <table:table-row table:style-name="ro2">
          <table:table-cell office:value-type="string">
            <text:p>@enable eureka server</text:p>
          </table:table-cell>
          <table:table-cell office:value-type="string">
            <text:p>3:10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25=3.10.jpg</text:p>
          </table:table-cell>
        </table:table-row>
        <table:table-row table:style-name="ro1">
          <table:table-cell/>
          <table:table-cell office:value-type="string">
            <text:p>3;2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;36</text:p>
          </table:table-cell>
          <table:table-cell table:number-columns-repeated="6"/>
        </table:table-row>
        <table:table-row table:style-name="ro1">
          <table:table-cell office:value-type="string">
            <text:p>#1-6</text:p>
          </table:table-cell>
          <table:table-cell office:value-type="string">
            <text:p>4:00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25=4.00.jpg</text:p>
          </table:table-cell>
        </table:table-row>
        <table:table-row table:style-name="ro2">
          <table:table-cell office:value-type="string">
            <text:p>url eureka dashboard</text:p>
          </table:table-cell>
          <table:table-cell office:value-type="string">
            <text:p>4:23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25=4.23.jpg</text:p>
          </table:table-cell>
        </table:table-row>
        <table:table-row table:style-name="ro1">
          <table:table-cell office:value-type="string">
            <text:p>add eureka dependency</text:p>
          </table:table-cell>
          <table:table-cell office:value-type="string">
            <text:p>0:36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26=0.36.jpg</text:p>
          </table:table-cell>
        </table:table-row>
        <table:table-row table:style-name="ro2">
          <table:table-cell office:value-type="string">
            <text:p>#10 enable discover clinet</text:p>
          </table:table-cell>
          <table:table-cell office:value-type="string">
            <text:p>1:11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26=1.11.jpg</text:p>
          </table:table-cell>
        </table:table-row>
        <table:table-row table:style-name="ro1">
          <table:table-cell office:value-type="string">
            <text:p>edit properties</text:p>
          </table:table-cell>
          <table:table-cell office:value-type="string">
            <text:p>1:48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26=1.48.jpg</text:p>
          </table:table-cell>
        </table:table-row>
        <table:table-row table:style-name="ro1">
          <table:table-cell office:value-type="string">
            <text:p>#39 maven dependency</text:p>
          </table:table-cell>
          <table:table-cell office:value-type="string">
            <text:p>0:39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27=0.39.jpg</text:p>
          </table:table-cell>
        </table:table-row>
        <table:table-row table:style-name="ro1">
          <table:table-cell office:value-type="string">
            <text:p>#7enable discovery client</text:p>
          </table:table-cell>
          <table:table-cell office:value-type="string">
            <text:p>0:52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27=0.52.jpg</text:p>
          </table:table-cell>
        </table:table-row>
        <table:table-row table:style-name="ro2">
          <table:table-cell office:value-type="string">
            <text:p>copy pase somehitng</text:p>
          </table:table-cell>
          <table:table-cell office:value-type="string">
            <text:p>1:17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<text:s/>#4 disbale plus a test run</text:p>
          </table:table-cell>
          <table:table-cell office:value-type="string">
            <text:p>1;17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string">
            <text:p>27=1.17.jpg</text:p>
          </table:table-cell>
        </table:table-row>
        <table:table-row table:style-name="ro2">
          <table:table-cell office:value-type="string">
            <text:p>initilazr</text:p>
          </table:table-cell>
          <table:table-cell office:value-type="string">
            <text:p>2:18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31=2.18.jpg</text:p>
          </table:table-cell>
        </table:table-row>
        <table:table-row table:style-name="ro2">
          <table:table-cell office:value-type="string">
            <text:p>enable zull prozy #7</text:p>
          </table:table-cell>
          <table:table-cell office:value-type="string">
            <text:p>3:18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31=3.18.jpg</text:p>
          </table:table-cell>
        </table:table-row>
        <table:table-row table:style-name="ro2">
          <table:table-cell office:value-type="string">
            <text:p>copy paset properties</text:p>
          </table:table-cell>
          <table:table-cell office:value-type="string">
            <text:p>3:45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31=3.45.jpg</text:p>
          </table:table-cell>
        </table:table-row>
        <table:table-row table:style-name="ro2">
          <table:table-cell office:value-type="string">
            <text:p>change prot to 8765</text:p>
          </table:table-cell>
          <table:table-cell office:value-type="string">
            <text:p>4:10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31=4.10.jpg</text:p>
          </table:table-cell>
        </table:table-row>
        <table:table-row table:style-name="ro2">
          <table:table-cell office:value-type="string">
            <text:p>new file . zuul loggin feture</text:p>
          </table:table-cell>
          <table:table-cell office:value-type="string">
            <text:p>1:01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1.01.jpg</text:p>
          </table:table-cell>
        </table:table-row>
        <table:table-row table:style-name="ro2">
          <table:table-cell office:value-type="string">
            <text:p>@component</text:p>
          </table:table-cell>
          <table:table-cell office:value-type="string">
            <text:p>1:06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1.06.jpg</text:p>
          </table:table-cell>
        </table:table-row>
        <table:table-row table:style-name="ro1">
          <table:table-cell office:value-type="string">
            <text:p>extend and do imports</text:p>
          </table:table-cell>
          <table:table-cell office:value-type="string">
            <text:p>1:22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1.22.jpg</text:p>
          </table:table-cell>
        </table:table-row>
        <table:table-row table:style-name="ro1">
          <table:table-cell office:value-type="string">
            <text:p>auto generate implement methods</text:p>
          </table:table-cell>
          <table:table-cell office:value-type="string">
            <text:p>1:48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1.48.jpg</text:p>
          </table:table-cell>
        </table:table-row>
        <table:table-row table:style-name="ro1">
          <table:table-cell office:value-type="string">
            <text:p>#27 filter order returns 1</text:p>
          </table:table-cell>
          <table:table-cell office:value-type="string">
            <text:p>2:30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2.30.jpg</text:p>
          </table:table-cell>
        </table:table-row>
        <table:table-row table:style-name="ro1">
          <table:table-cell office:value-type="string">
            <text:p>#12 returns true</text:p>
          </table:table-cell>
          <table:table-cell office:value-type="string">
            <text:p>2:54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2.54.jpg</text:p>
          </table:table-cell>
        </table:table-row>
        <table:table-row table:style-name="ro2">
          <table:table-cell office:value-type="string">
            <text:p>#22 pre</text:p>
          </table:table-cell>
          <table:table-cell office:value-type="string">
            <text:p>3:33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3.33.jpg</text:p>
          </table:table-cell>
        </table:table-row>
        <table:table-row table:style-name="ro1">
          <table:table-cell office:value-type="string">
            <text:p>#20,21 </text:p>
          </table:table-cell>
          <table:table-cell office:value-type="string">
            <text:p>4:08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4.08.jpg</text:p>
          </table:table-cell>
        </table:table-row>
        <table:table-row table:style-name="ro1">
          <table:table-cell office:value-type="string">
            <text:p>#13 private logger logger</text:p>
          </table:table-cell>
          <table:table-cell office:value-type="string">
            <text:p>4:26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4.26.jpg</text:p>
          </table:table-cell>
        </table:table-row>
        <table:table-row table:style-name="ro2">
          <table:table-cell office:value-type="string">
            <text:p>#26 loggerinfo()</text:p>
          </table:table-cell>
          <table:table-cell office:value-type="string">
            <text:p>5:15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32=5.15.jpg</text:p>
          </table:table-cell>
        </table:table-row>
        <table:table-row table:style-name="ro1">
          <table:table-cell office:value-type="string">
            <text:p>eureka dashboard</text:p>
          </table:table-cell>
          <table:table-cell office:value-type="string">
            <text:p>2:00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string">
            <text:p>33=2.00.jpg</text:p>
          </table:table-cell>
        </table:table-row>
        <table:table-row table:style-name="ro1">
          <table:table-cell office:value-type="string">
            <text:p>#10</text:p>
          </table:table-cell>
          <table:table-cell office:value-type="string">
            <text:p>1:50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string">
            <text:p>33=1.50.jpg</text:p>
          </table:table-cell>
        </table:table-row>
        <table:table-row table:style-name="ro2">
          <table:table-cell office:value-type="string">
            <text:p>#13 bad pciture</text:p>
          </table:table-cell>
          <table:table-cell office:value-type="string">
            <text:p>2:37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string">
            <text:p>33=2.37.jpg</text:p>
          </table:table-cell>
        </table:table-row>
        <table:table-row table:style-name="ro2">
          <table:table-cell office:value-type="string">
            <text:p>runservices</text:p>
          </table:table-cell>
          <table:table-cell office:value-type="string">
            <text:p>2:50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string">
            <text:p>33=2.50.jpg</text:p>
          </table:table-cell>
        </table:table-row>
        <table:table-row table:style-name="ro2">
          <table:table-cell office:value-type="string">
            <text:p>url</text:p>
          </table:table-cell>
          <table:table-cell office:value-type="string">
            <text:p>3:16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34=3.16.jpg</text:p>
          </table:table-cell>
        </table:table-row>
        <table:table-row table:style-name="ro2">
          <table:table-cell office:value-type="string">
            <text:p>add slect to 3 services</text:p>
          </table:table-cell>
          <table:table-cell office:value-type="string">
            <text:p>0;46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34=0.46.jpg</text:p>
          </table:table-cell>
        </table:table-row>
        <table:table-row table:style-name="ro1">
          <table:table-cell office:value-type="string">
            <text:p>add dependency</text:p>
          </table:table-cell>
          <table:table-cell office:value-type="string">
            <text:p>1;09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34=1.09.jpg</text:p>
          </table:table-cell>
        </table:table-row>
        <table:table-row table:style-name="ro1">
          <table:table-cell office:value-type="string">
            <text:p>#17-20</text:p>
          </table:table-cell>
          <table:table-cell office:value-type="string">
            <text:p>2;10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34=2.10.jpg</text:p>
          </table:table-cell>
        </table:table-row>
        <table:table-row table:style-name="ro2">
          <table:table-cell office:value-type="string">
            <text:p>pasete into pom</text:p>
          </table:table-cell>
          <table:table-cell office:value-type="string">
            <text:p>2;40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34=2.40.jpg</text:p>
          </table:table-cell>
        </table:table-row>
        <table:table-row table:style-name="ro1">
          <table:table-cell office:value-type="string">
            <text:p>paste again</text:p>
          </table:table-cell>
          <table:table-cell office:value-type="string">
            <text:p>2;47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2.47.jpg</text:p>
          </table:table-cell>
        </table:table-row>
        <table:table-row table:style-name="ro1">
          <table:table-cell office:value-type="string">
            <text:p>#17-20</text:p>
          </table:table-cell>
          <table:table-cell office:value-type="string">
            <text:p>3;13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3.13.jpg</text:p>
          </table:table-cell>
        </table:table-row>
        <table:table-row table:style-name="ro1">
          <table:table-cell office:value-type="string">
            <text:p>#19 20 21</text:p>
          </table:table-cell>
          <table:table-cell office:value-type="string">
            <text:p>3:23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3.23.jpg</text:p>
          </table:table-cell>
        </table:table-row>
        <table:table-row table:style-name="ro2">
          <table:table-cell office:value-type="string">
            <text:p>currency exchagne conversion gateway server</text:p>
          </table:table-cell>
          <table:table-cell office:value-type="string">
            <text:p>4:24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4.24.jpg</text:p>
          </table:table-cell>
        </table:table-row>
        <table:table-row table:style-name="ro1">
          <table:table-cell office:value-type="string">
            <text:p>#31 logger into</text:p>
          </table:table-cell>
          <table:table-cell office:value-type="string">
            <text:p>4;33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4.33.jpg</text:p>
          </table:table-cell>
        </table:table-row>
        <table:table-row table:style-name="ro1">
          <table:table-cell office:value-type="string">
            <text:p>#49 logger</text:p>
          </table:table-cell>
          <table:table-cell office:value-type="string">
            <text:p>4;52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4.52.jpg</text:p>
          </table:table-cell>
        </table:table-row>
        <table:table-row table:style-name="ro2">
          <table:table-cell office:value-type="string">
            <text:p>how ot make demo run faster</text:p>
          </table:table-cell>
          <table:table-cell office:value-type="string">
            <text:p>8;30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36=8.30.jpg</text:p>
          </table:table-cell>
        </table:table-row>
        <table:table-row table:style-name="ro2">
          <table:table-cell office:value-type="string">
            <text:p>zipkin quickstart google &amp; copy jar</text:p>
          </table:table-cell>
          <table:table-cell office:value-type="string">
            <text:p>2;25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39=2.25.jpg</text:p>
          </table:table-cell>
        </table:table-row>
        <table:table-row table:style-name="ro1">
          <table:table-cell office:value-type="string">
            <text:p>run jar</text:p>
          </table:table-cell>
          <table:table-cell office:value-type="string">
            <text:p>4:21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39=4.21.jpg</text:p>
          </table:table-cell>
        </table:table-row>
        <table:table-row table:style-name="ro2">
          <table:table-cell office:value-type="string">
            <text:p>url zipkin</text:p>
          </table:table-cell>
          <table:table-cell office:value-type="string">
            <text:p>4;45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39=4.45.jpg</text:p>
          </table:table-cell>
        </table:table-row>
        <table:table-row table:style-name="ro2">
          <table:table-cell office:value-type="string">
            <text:p>rabbitmq console</text:p>
          </table:table-cell>
          <table:table-cell office:value-type="string">
            <text:p>6;10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39=6.10.jpg</text:p>
          </table:table-cell>
        </table:table-row>
        <table:table-row table:style-name="ro2">
          <table:table-cell office:value-type="string">
            <text:p>editpom slect zipkin</text:p>
          </table:table-cell>
          <table:table-cell office:value-type="string">
            <text:p>1;11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40=1.11.jpg</text:p>
          </table:table-cell>
        </table:table-row>
        <table:table-row table:style-name="ro2">
          <table:table-cell office:value-type="string">
            <text:p>edpit pom bus amqp</text:p>
          </table:table-cell>
          <table:table-cell office:value-type="string">
            <text:p>1;37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40=1.37.jpg</text:p>
          </table:table-cell>
        </table:table-row>
        <table:table-row table:style-name="ro1">
          <table:table-cell office:value-type="string">
            <text:p>need edited again?</text:p>
          </table:table-cell>
          <table:table-cell office:value-type="string">
            <text:p>2;13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40=2.13.jpg</text:p>
          </table:table-cell>
        </table:table-row>
        <table:table-row table:style-name="ro1">
          <table:table-cell office:value-type="string">
            <text:p>run the serves</text:p>
          </table:table-cell>
          <table:table-cell office:value-type="string">
            <text:p>1;18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18.jpg</text:p>
          </table:table-cell>
        </table:table-row>
        <table:table-row table:style-name="ro2">
          <table:table-cell office:value-type="string">
            <text:p>namingserver-&gt;zipkin-&gt;currency conversion-&gt;currency exchange-&gt;zuul</text:p>
          </table:table-cell>
          <table:table-cell office:value-type="string">
            <text:p>1;50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50.jpg</text:p>
          </table:table-cell>
        </table:table-row>
        <table:table-row table:style-name="ro1">
          <table:table-cell office:value-type="string">
            <text:p>eureka dashboard</text:p>
          </table:table-cell>
          <table:table-cell office:value-type="string">
            <text:p>2;39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2.39.jpg</text:p>
          </table:table-cell>
        </table:table-row>
        <table:table-row table:style-name="ro2">
          <table:table-cell office:value-type="string">
            <text:p>url check</text:p>
          </table:table-cell>
          <table:table-cell office:value-type="string">
            <text:p>3;41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3.41.jpg</text:p>
          </table:table-cell>
        </table:table-row>
        <table:table-row table:style-name="ro2">
          <table:table-cell office:value-type="string">
            <text:p>zipkin dashbaord</text:p>
          </table:table-cell>
          <table:table-cell office:value-type="string">
            <text:p>4;03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4.03.jpg</text:p>
          </table:table-cell>
        </table:table-row>
        <table:table-row table:style-name="ro2">
          <table:table-cell office:value-type="string">
            <text:p>zipkin find trace *clickbutton*</text:p>
          </table:table-cell>
          <table:table-cell office:value-type="string">
            <text:p>4;19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4.19.jpg</text:p>
          </table:table-cell>
        </table:table-row>
        <table:table-row table:style-name="ro1">
          <table:table-cell office:value-type="string">
            <text:p>local component</text:p>
          </table:table-cell>
          <table:table-cell office:value-type="string">
            <text:p>4;51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4.51.jpg</text:p>
          </table:table-cell>
        </table:table-row>
        <table:table-row table:style-name="ro2">
          <table:table-cell office:value-type="string">
            <text:p>lauch spring cloud config -&gt; limits service</text:p>
          </table:table-cell>
          <table:table-cell office:value-type="string">
            <text:p>0;47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0.47.jpg</text:p>
          </table:table-cell>
        </table:table-row>
        <table:table-row table:style-name="ro1">
          <table:table-cell office:value-type="string">
            <text:p>click down arrow</text:p>
          </table:table-cell>
          <table:table-cell office:value-type="string">
            <text:p>1;40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40.jpg</text:p>
          </table:table-cell>
        </table:table-row>
        <table:table-row table:style-name="ro2">
          <table:table-cell office:value-type="string">
            <text:p>run configureations</text:p>
          </table:table-cell>
          <table:table-cell office:value-type="string">
            <text:p>1;41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41.jpg</text:p>
          </table:table-cell>
        </table:table-row>
        <table:table-row table:style-name="ro1">
          <table:table-cell office:value-type="string">
            <text:p>duplicate limits service applications</text:p>
          </table:table-cell>
          <table:table-cell office:value-type="string">
            <text:p>1;45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45.jpg</text:p>
          </table:table-cell>
        </table:table-row>
        <table:table-row table:style-name="ro1">
          <table:table-cell office:value-type="string">
            <text:p>name = 8081</text:p>
          </table:table-cell>
          <table:table-cell office:value-type="string">
            <text:p>1;54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54.jpg</text:p>
          </table:table-cell>
        </table:table-row>
        <table:table-row table:style-name="ro2">
          <table:table-cell office:value-type="string">
            <text:p>arugemtns tab -&gt;-deserver=8081</text:p>
          </table:table-cell>
          <table:table-cell office:value-type="string">
            <text:p>1;58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1.58.jpg</text:p>
          </table:table-cell>
        </table:table-row>
        <table:table-row table:style-name="ro1">
          <table:table-cell office:value-type="string">
            <text:p>hit run button</text:p>
          </table:table-cell>
          <table:table-cell office:value-type="string">
            <text:p>2;32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2.32.jpg</text:p>
          </table:table-cell>
        </table:table-row>
        <table:table-row table:style-name="ro2">
          <table:table-cell office:value-type="string">
            <text:p>url localhost 8081 limits</text:p>
          </table:table-cell>
          <table:table-cell office:value-type="string">
            <text:p>2;53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2.53.jpg</text:p>
          </table:table-cell>
        </table:table-row>
        <table:table-row table:style-name="ro1">
          <table:table-cell office:value-type="string">
            <text:p>change min to 22</text:p>
          </table:table-cell>
          <table:table-cell office:value-type="string">
            <text:p>3;16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3.16.jpg</text:p>
          </table:table-cell>
        </table:table-row>
        <table:table-row table:style-name="ro2">
          <table:table-cell office:value-type="string">
            <text:p>#3 secuity enabled = false</text:p>
          </table:table-cell>
          <table:table-cell office:value-type="string">
            <text:p>5;27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5.27.jpg</text:p>
          </table:table-cell>
        </table:table-row>
        <table:table-row table:style-name="ro1">
          <table:table-cell office:value-type="string">
            <text:p>git commit</text:p>
          </table:table-cell>
          <table:table-cell office:value-type="string">
            <text:p>6;10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6.10.jpg</text:p>
          </table:table-cell>
        </table:table-row>
        <table:table-row table:style-name="ro2">
          <table:table-cell office:value-type="string">
            <text:p>bug - url changes not refrshed</text:p>
          </table:table-cell>
          <table:table-cell office:value-type="string">
            <text:p>7;07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7.07.jpg</text:p>
          </table:table-cell>
        </table:table-row>
        <table:table-row table:style-name="ro2">
          <table:table-cell office:value-type="string">
            <text:p>postman refresh url</text:p>
          </table:table-cell>
          <table:table-cell office:value-type="string">
            <text:p>7;15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7.15.jpg</text:p>
          </table:table-cell>
        </table:table-row>
        <table:table-row table:style-name="ro2">
          <table:table-cell office:value-type="string">
            <text:p>postaman regresh other url</text:p>
          </table:table-cell>
          <table:table-cell office:value-type="string">
            <text:p>8;10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41=8.10.jpg</text:p>
          </table:table-cell>
        </table:table-row>
        <table:table-row table:style-name="ro2">
          <table:table-cell office:value-type="string">
            <text:p>launch rabbit mq server</text:p>
          </table:table-cell>
          <table:table-cell office:value-type="string">
            <text:p>1;11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1.11.jpg</text:p>
          </table:table-cell>
        </table:table-row>
        <table:table-row table:style-name="ro2">
          <table:table-cell office:value-type="string">
            <text:p>add start bus amqp</text:p>
          </table:table-cell>
          <table:table-cell office:value-type="string">
            <text:p>1;26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1.26.jpg</text:p>
          </table:table-cell>
        </table:table-row>
        <table:table-row table:style-name="ro2">
          <table:table-cell office:value-type="string">
            <text:p>add dependecny here also</text:p>
          </table:table-cell>
          <table:table-cell office:value-type="string">
            <text:p>1;37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1.37.jpg</text:p>
          </table:table-cell>
        </table:table-row>
        <table:table-row table:style-name="ro1">
          <table:table-cell office:value-type="string">
            <text:p>security enabled - false</text:p>
          </table:table-cell>
          <table:table-cell office:value-type="string">
            <text:p>1;54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1.54.jpg</text:p>
          </table:table-cell>
        </table:table-row>
        <table:table-row table:style-name="ro2">
          <table:table-cell office:value-type="string">
            <text:p>lauch spring cloud seerver</text:p>
          </table:table-cell>
          <table:table-cell office:value-type="string">
            <text:p>2;02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2.02.jpg</text:p>
          </table:table-cell>
        </table:table-row>
        <table:table-row table:style-name="ro2">
          <table:table-cell office:value-type="string">
            <text:p>lauch moth limit services</text:p>
          </table:table-cell>
          <table:table-cell office:value-type="string">
            <text:p>2;08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2.08.jpg</text:p>
          </table:table-cell>
        </table:table-row>
        <table:table-row table:style-name="ro1">
          <table:table-cell office:value-type="string">
            <text:p>launch other limits</text:p>
          </table:table-cell>
          <table:table-cell office:value-type="string">
            <text:p>2;11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2.11.jpg</text:p>
          </table:table-cell>
        </table:table-row>
        <table:table-row table:style-name="ro2">
          <table:table-cell office:value-type="string">
            <text:p>url check</text:p>
          </table:table-cell>
          <table:table-cell office:value-type="string">
            <text:p>2;29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2.29.jpg</text:p>
          </table:table-cell>
        </table:table-row>
        <table:table-row table:style-name="ro1">
          <table:table-cell office:value-type="string">
            <text:p>edit min to 2</text:p>
          </table:table-cell>
          <table:table-cell office:value-type="string">
            <text:p>2;42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2.42.jpg</text:p>
          </table:table-cell>
        </table:table-row>
        <table:table-row table:style-name="ro2">
          <table:table-cell office:value-type="string">
            <text:p>url refresh and click send</text:p>
          </table:table-cell>
          <table:table-cell office:value-type="string">
            <text:p>3;01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3.01.jpg</text:p>
          </table:table-cell>
        </table:table-row>
        <table:table-row table:style-name="ro2">
          <table:table-cell office:value-type="string">
            <text:p>one url update both *url check</text:p>
          </table:table-cell>
          <table:table-cell office:value-type="string">
            <text:p>3;11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43=3.11.jpg</text:p>
          </table:table-cell>
        </table:table-row>
        <table:table-row table:style-name="ro2">
          <table:table-cell office:value-type="string">
            <text:p>edit pom hystrix</text:p>
          </table:table-cell>
          <table:table-cell office:value-type="string">
            <text:p>2;21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2.21.jpg</text:p>
          </table:table-cell>
        </table:table-row>
        <table:table-row table:style-name="ro2">
          <table:table-cell office:value-type="string">
            <text:p>@emable hystrix</text:p>
          </table:table-cell>
          <table:table-cell office:value-type="string">
            <text:p>2;36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2.36.jpg</text:p>
          </table:table-cell>
        </table:table-row>
        <table:table-row table:style-name="ro2">
          <table:table-cell office:value-type="string">
            <text:p>@hysterix command 9fallbackmethod) //but deleted</text:p>
          </table:table-cell>
          <table:table-cell office:value-type="string">
            <text:p>3;00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3.00.jpg</text:p>
          </table:table-cell>
        </table:table-row>
        <table:table-row table:style-name="ro1">
          <table:table-cell office:value-type="string">
            <text:p>limits configuration (){}</text:p>
          </table:table-cell>
          <table:table-cell office:value-type="string">
            <text:p>3;55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3.55.jpg</text:p>
          </table:table-cell>
        </table:table-row>
        <table:table-row table:style-name="ro2">
          <table:table-cell office:value-type="string">
            <text:p>@hystrix command</text:p>
          </table:table-cell>
          <table:table-cell office:value-type="string">
            <text:p>4;21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4.21.jpg</text:p>
          </table:table-cell>
        </table:table-row>
        <table:table-row table:style-name="ro2">
          <table:table-cell office:value-type="string">
            <text:p>#29 fallback retrievconfiguration</text:p>
          </table:table-cell>
          <table:table-cell office:value-type="string">
            <text:p>4;36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4.36.jpg</text:p>
          </table:table-cell>
        </table:table-row>
        <table:table-row table:style-name="ro1">
          <table:table-cell office:value-type="string">
            <text:p>#30 returns</text:p>
          </table:table-cell>
          <table:table-cell office:value-type="string">
            <text:p>4;50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4.50.jpg</text:p>
          </table:table-cell>
        </table:table-row>
        <table:table-row table:style-name="ro1">
          <table:table-cell office:value-type="string">
            <text:p>#30 999,9</text:p>
          </table:table-cell>
          <table:table-cell office:value-type="string">
            <text:p>6;15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44=6.15.jpg</text:p>
          </table:table-cell>
        </table:table-row>
      </table:table>
      <table:table table:name="aws-1" table:style-name="ta1" table:print="false">
        <office:forms form:automatic-focus="false" form:apply-design-mode="false"/>
        <table:table-column table:style-name="co12" table:default-cell-style-name="ce18"/>
        <table:table-column table:style-name="co13" table:number-columns-repeated="2" table:default-cell-style-name="ce18"/>
        <table:table-column table:style-name="co14" table:number-columns-repeated="3" table:default-cell-style-name="ce18"/>
        <table:table-column table:style-name="co1" table:default-cell-style-name="ce31"/>
        <table:table-column table:style-name="co1" table:number-columns-repeated="1017" table:default-cell-style-name="ce18"/>
        <table:table-row table:style-name="ro1">
          <table:table-cell office:value-type="string">
            <text:p>regions button(select closest region)</text:p>
          </table:table-cell>
          <table:table-cell office:value-type="string">
            <text:p>{MARKED}</text:p>
          </table:table-cell>
          <table:table-cell office:value-type="string">
            <text:p>0;49</text:p>
          </table:table-cell>
          <table:table-cell office:value-type="string">
            <text:p>{MARKED}</text:p>
          </table:table-cell>
          <table:table-cell office:value-type="string">
            <text:p>7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</text:p>
          </table:table-cell>
          <table:table-cell office:value-type="string">
            <text:p>{MARKED}</text:p>
          </table:table-cell>
          <table:table-cell office:value-type="string">
            <text:p>2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AM</text:p>
          </table:table-cell>
          <table:table-cell office:value-type="string">
            <text:p>{MARKED}</text:p>
          </table:table-cell>
          <table:table-cell office:value-type="string">
            <text:p>2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screen</text:p>
          </table:table-cell>
          <table:table-cell office:value-type="string">
            <text:p>{MARKED}</text:p>
          </table:table-cell>
          <table:table-cell office:value-type="string">
            <text:p>2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sign-in link(your acct #)</text:p>
          </table:table-cell>
          <table:table-cell office:value-type="string">
            <text:p>{MARKED}</text:p>
          </table:table-cell>
          <table:table-cell office:value-type="string">
            <text:p>2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ustomzie link (quick sing in)</text:p>
          </table:table-cell>
          <table:table-cell office:value-type="string">
            <text:p>{MARKED}</text:p>
          </table:table-cell>
          <table:table-cell office:value-type="string">
            <text:p>2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ustomize url [type]</text:p>
          </table:table-cell>
          <table:table-cell office:value-type="string">
            <text:p>{MARKED}</text:p>
          </table:table-cell>
          <table:table-cell office:value-type="string">
            <text:p>2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IAM resoruces &amp; security status</text:p>
          </table:table-cell>
          <table:table-cell office:value-type="string">
            <text:p>{MARKED}</text:p>
          </table:table-cell>
          <table:table-cell office:value-type="string">
            <text:p>3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rrowV activate MFA</text:p>
          </table:table-cell>
          <table:table-cell office:value-type="string">
            <text:p>{MARKED}</text:p>
          </table:table-cell>
          <table:table-cell office:value-type="string">
            <text:p>5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manage mfa</text:p>
          </table:table-cell>
          <table:table-cell office:value-type="string">
            <text:p>{MARKED}</text:p>
          </table:table-cell>
          <table:table-cell office:value-type="string">
            <text:p>5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screen</text:p>
          </table:table-cell>
          <table:table-cell office:value-type="string">
            <text:p>{MARKED}</text:p>
          </table:table-cell>
          <table:table-cell office:value-type="string">
            <text:p>5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ick virtual mfa</text:p>
          </table:table-cell>
          <table:table-cell office:value-type="string">
            <text:p>{MARKED}</text:p>
          </table:table-cell>
          <table:table-cell office:value-type="string">
            <text:p>5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5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screen</text:p>
          </table:table-cell>
          <table:table-cell office:value-type="string">
            <text:p>{MARKED}</text:p>
          </table:table-cell>
          <table:table-cell office:value-type="string">
            <text:p>5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ere hyperlink</text:p>
          </table:table-cell>
          <table:table-cell office:value-type="string">
            <text:p>{MARKED}</text:p>
          </table:table-cell>
          <table:table-cell office:value-type="string">
            <text:p>5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crol to virtual mfa apps</text:p>
          </table:table-cell>
          <table:table-cell office:value-type="string">
            <text:p>{MARKED}</text:p>
          </table:table-cell>
          <table:table-cell office:value-type="string">
            <text:p>6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oogle authenticate for [your] phone !</text:p>
          </table:table-cell>
          <table:table-cell office:value-type="string">
            <text:p>{MARKED}</text:p>
          </table:table-cell>
          <table:table-cell office:value-type="string">
            <text:p>6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console and click nextstep</text:p>
          </table:table-cell>
          <table:table-cell office:value-type="string">
            <text:p>{MARKED}</text:p>
          </table:table-cell>
          <table:table-cell office:value-type="string">
            <text:p>6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screen</text:p>
          </table:table-cell>
          <table:table-cell office:value-type="string">
            <text:p>{MARKED}</text:p>
          </table:table-cell>
          <table:table-cell office:value-type="string">
            <text:p>6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can QC with your phone (barcode app)</text:p>
          </table:table-cell>
          <table:table-cell office:value-type="string">
            <text:p>{MARKED}</text:p>
          </table:table-cell>
          <table:table-cell office:value-type="string">
            <text:p>6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hone will give 6 digits</text:p>
          </table:table-cell>
          <table:table-cell office:value-type="string">
            <text:p>{MARKED}</text:p>
          </table:table-cell>
          <table:table-cell office:value-type="string">
            <text:p>6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code into code 1</text:p>
          </table:table-cell>
          <table:table-cell office:value-type="string">
            <text:p>{MARKED}</text:p>
          </table:table-cell>
          <table:table-cell office:value-type="string">
            <text:p>6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ait for next code to show up after first code expirs</text:p>
          </table:table-cell>
          <table:table-cell office:value-type="string">
            <text:p>{MARKED}</text:p>
          </table:table-cell>
          <table:table-cell office:value-type="string">
            <text:p>7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otehr code in code2</text:p>
          </table:table-cell>
          <table:table-cell office:value-type="string">
            <text:p>{MARKED}</text:p>
          </table:table-cell>
          <table:table-cell office:value-type="string">
            <text:p>7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ctivate</text:p>
          </table:table-cell>
          <table:table-cell office:value-type="string">
            <text:p>{MARKED}</text:p>
          </table:table-cell>
          <table:table-cell office:value-type="string">
            <text:p>7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message &amp; click finish</text:p>
          </table:table-cell>
          <table:table-cell office:value-type="string">
            <text:p>{MARKED}</text:p>
          </table:table-cell>
          <table:table-cell office:value-type="string">
            <text:p>7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houdl have green tick next to mfa if not click refresh</text:p>
          </table:table-cell>
          <table:table-cell office:value-type="string">
            <text:p>{MARKED}</text:p>
          </table:table-cell>
          <table:table-cell office:value-type="string">
            <text:p>7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sers</text:p>
          </table:table-cell>
          <table:table-cell office:value-type="string">
            <text:p>{MARKED}</text:p>
          </table:table-cell>
          <table:table-cell office:value-type="string">
            <text:p>7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user</text:p>
          </table:table-cell>
          <table:table-cell office:value-type="string">
            <text:p>{MARKED}</text:p>
          </table:table-cell>
          <table:table-cell office:value-type="string">
            <text:p>7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page</text:p>
          </table:table-cell>
          <table:table-cell office:value-type="string">
            <text:p>{MARKED}</text:p>
          </table:table-cell>
          <table:table-cell office:value-type="string">
            <text:p>7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username faye</text:p>
          </table:table-cell>
          <table:table-cell office:value-type="string">
            <text:p>{MARKED}</text:p>
          </table:table-cell>
          <table:table-cell office:value-type="string">
            <text:p>7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rogrammatic access</text:p>
          </table:table-cell>
          <table:table-cell office:value-type="string">
            <text:p>{MARKED}</text:p>
          </table:table-cell>
          <table:table-cell office:value-type="string">
            <text:p>9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lso click aws managment -&gt; keep ()auto generate -&gt;keep []use must create</text:p>
          </table:table-cell>
          <table:table-cell office:value-type="string">
            <text:p>{MARKED}</text:p>
          </table:table-cell>
          <table:table-cell office:value-type="string">
            <text:p>8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:permissions</text:p>
          </table:table-cell>
          <table:table-cell office:value-type="string">
            <text:p>{MARKED}</text:p>
          </table:table-cell>
          <table:table-cell office:value-type="string">
            <text:p>8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page</text:p>
          </table:table-cell>
          <table:table-cell office:value-type="string">
            <text:p>{MARKED}</text:p>
          </table:table-cell>
          <table:table-cell office:value-type="string">
            <text:p>8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aete group</text:p>
          </table:table-cell>
          <table:table-cell office:value-type="string">
            <text:p>{MARKED}</text:p>
          </table:table-cell>
          <table:table-cell office:value-type="string">
            <text:p>9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page</text:p>
          </table:table-cell>
          <table:table-cell office:value-type="string">
            <text:p>{MARKED}</text:p>
          </table:table-cell>
          <table:table-cell office:value-type="string">
            <text:p>9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all group sysadmin</text:p>
          </table:table-cell>
          <table:table-cell office:value-type="string">
            <text:p>{MARKED}</text:p>
          </table:table-cell>
          <table:table-cell office:value-type="string">
            <text:p>9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2</text:p>
          </table:table-cell>
          <table:table-cell table:number-columns-repeated="1017"/>
        </table:table-row>
        <table:table-row table:style-name="ro1">
          <table:table-cell office:value-type="string">
            <text:p>search admin</text:p>
          </table:table-cell>
          <table:table-cell office:value-type="string">
            <text:p>{MARKED}</text:p>
          </table:table-cell>
          <table:table-cell office:value-type="string">
            <text:p>9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ministrator access</text:p>
          </table:table-cell>
          <table:table-cell office:value-type="string">
            <text:p>{MARKED}</text:p>
          </table:table-cell>
          <table:table-cell office:value-type="string">
            <text:p>9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htnen click json</text:p>
          </table:table-cell>
          <table:table-cell office:value-type="string">
            <text:p>{MARKED}</text:p>
          </table:table-cell>
          <table:table-cell office:value-type="string">
            <text:p>9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effect action resource</text:p>
          </table:table-cell>
          <table:table-cell office:value-type="string">
            <text:p>{MARKED}</text:p>
          </table:table-cell>
          <table:table-cell office:value-type="string">
            <text:p>10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dmin access then click create group</text:p>
          </table:table-cell>
          <table:table-cell office:value-type="string">
            <text:p>{MARKED}</text:p>
          </table:table-cell>
          <table:table-cell office:value-type="string">
            <text:p>10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page</text:p>
          </table:table-cell>
          <table:table-cell office:value-type="string">
            <text:p>{MARKED}</text:p>
          </table:table-cell>
          <table:table-cell office:value-type="string">
            <text:p>11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t review</text:p>
          </table:table-cell>
          <table:table-cell office:value-type="string">
            <text:p>{MARKED}</text:p>
          </table:table-cell>
          <table:table-cell office:value-type="string">
            <text:p>11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page</text:p>
          </table:table-cell>
          <table:table-cell office:value-type="string">
            <text:p>{MARKED}</text:p>
          </table:table-cell>
          <table:table-cell office:value-type="string">
            <text:p>11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user</text:p>
          </table:table-cell>
          <table:table-cell office:value-type="string">
            <text:p>{MARKED}</text:p>
          </table:table-cell>
          <table:table-cell office:value-type="string">
            <text:p>11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page(keys used in cli), also see key when 1st create user</text:p>
          </table:table-cell>
          <table:table-cell office:value-type="string">
            <text:p>{MARKED}</text:p>
          </table:table-cell>
          <table:table-cell office:value-type="string">
            <text:p>11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ownload csu(if you lose key will have to regenerate)</text:p>
          </table:table-cell>
          <table:table-cell office:value-type="string">
            <text:p>{MARKED}</text:p>
          </table:table-cell>
          <table:table-cell office:value-type="string">
            <text:p>12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lose</text:p>
          </table:table-cell>
          <table:table-cell office:value-type="string">
            <text:p>{MARKED}</text:p>
          </table:table-cell>
          <table:table-cell office:value-type="string">
            <text:p>12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page, click add user</text:p>
          </table:table-cell>
          <table:table-cell office:value-type="string">
            <text:p>{MARKED}</text:p>
          </table:table-cell>
          <table:table-cell office:value-type="string">
            <text:p>12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john</text:p>
          </table:table-cell>
          <table:table-cell office:value-type="string">
            <text:p>{MARKED}</text:p>
          </table:table-cell>
          <table:table-cell office:value-type="string">
            <text:p>12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 programatic and check AWS managment -&gt;click net</text:p>
          </table:table-cell>
          <table:table-cell office:value-type="string">
            <text:p>{MARKED}</text:p>
          </table:table-cell>
          <table:table-cell office:value-type="string">
            <text:p>12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mark sysadmin</text:p>
          </table:table-cell>
          <table:table-cell office:value-type="string">
            <text:p>{MARKED}</text:p>
          </table:table-cell>
          <table:table-cell office:value-type="string">
            <text:p>12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t or review</text:p>
          </table:table-cell>
          <table:table-cell office:value-type="string">
            <text:p>{MARKED}</text:p>
          </table:table-cell>
          <table:table-cell office:value-type="string">
            <text:p>12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user</text:p>
          </table:table-cell>
          <table:table-cell office:value-type="string">
            <text:p>{MARKED}</text:p>
          </table:table-cell>
          <table:table-cell office:value-type="string">
            <text:p>13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lose</text:p>
          </table:table-cell>
          <table:table-cell office:value-type="string">
            <text:p>{MARKED}</text:p>
          </table:table-cell>
          <table:table-cell office:value-type="string">
            <text:p>13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page</text:p>
          </table:table-cell>
          <table:table-cell office:value-type="string">
            <text:p>{MARKED}</text:p>
          </table:table-cell>
          <table:table-cell office:value-type="string">
            <text:p>13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roups</text:p>
          </table:table-cell>
          <table:table-cell office:value-type="string">
            <text:p>{MARKED}</text:p>
          </table:table-cell>
          <table:table-cell office:value-type="string">
            <text:p>13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new group</text:p>
          </table:table-cell>
          <table:table-cell office:value-type="string">
            <text:p>{MARKED}</text:p>
          </table:table-cell>
          <table:table-cell office:value-type="string">
            <text:p>13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HR</text:p>
          </table:table-cell>
          <table:table-cell office:value-type="string">
            <text:p>{MARKED}</text:p>
          </table:table-cell>
          <table:table-cell office:value-type="string">
            <text:p>13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t step</text:p>
          </table:table-cell>
          <table:table-cell office:value-type="string">
            <text:p>{MARKED}</text:p>
          </table:table-cell>
          <table:table-cell office:value-type="string">
            <text:p>13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arch s3</text:p>
          </table:table-cell>
          <table:table-cell office:value-type="string">
            <text:p>{MARKED}</text:p>
          </table:table-cell>
          <table:table-cell office:value-type="string">
            <text:p>13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3</text:p>
          </table:table-cell>
          <table:table-cell table:number-columns-repeated="1017"/>
        </table:table-row>
        <table:table-row table:style-name="ro1">
          <table:table-cell office:value-type="string">
            <text:p>click checkmarck amazons3readonly access</text:p>
          </table:table-cell>
          <table:table-cell office:value-type="string">
            <text:p>{MARKED}</text:p>
          </table:table-cell>
          <table:table-cell office:value-type="string">
            <text:p>13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step</text:p>
          </table:table-cell>
          <table:table-cell office:value-type="string">
            <text:p>{MARKED}</text:p>
          </table:table-cell>
          <table:table-cell office:value-type="string">
            <text:p>13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group</text:p>
          </table:table-cell>
          <table:table-cell office:value-type="string">
            <text:p>{MARKED}</text:p>
          </table:table-cell>
          <table:table-cell office:value-type="string">
            <text:p>13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new page</text:p>
          </table:table-cell>
          <table:table-cell office:value-type="string">
            <text:p>{MARKED}</text:p>
          </table:table-cell>
          <table:table-cell office:value-type="string">
            <text:p>13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sers</text:p>
          </table:table-cell>
          <table:table-cell office:value-type="string">
            <text:p>{MARKED}</text:p>
          </table:table-cell>
          <table:table-cell office:value-type="string">
            <text:p>14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johns name</text:p>
          </table:table-cell>
          <table:table-cell office:value-type="string">
            <text:p>{MARKED}</text:p>
          </table:table-cell>
          <table:table-cell office:value-type="string">
            <text:p>14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roups tab</text:p>
          </table:table-cell>
          <table:table-cell office:value-type="string">
            <text:p>{MARKED}</text:p>
          </table:table-cell>
          <table:table-cell office:value-type="string">
            <text:p>14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user to groups</text:p>
          </table:table-cell>
          <table:table-cell office:value-type="string">
            <text:p>{MARKED}</text:p>
          </table:table-cell>
          <table:table-cell office:value-type="string">
            <text:p>14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mark HR</text:p>
          </table:table-cell>
          <table:table-cell office:value-type="string">
            <text:p>{MARKED}</text:p>
          </table:table-cell>
          <table:table-cell office:value-type="string">
            <text:p>14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to group</text:p>
          </table:table-cell>
          <table:table-cell office:value-type="string">
            <text:p>{MARKED}</text:p>
          </table:table-cell>
          <table:table-cell office:value-type="string">
            <text:p>14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page</text:p>
          </table:table-cell>
          <table:table-cell office:value-type="string">
            <text:p>{MARKED}</text:p>
          </table:table-cell>
          <table:table-cell office:value-type="string">
            <text:p>14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X adminstrator access</text:p>
          </table:table-cell>
          <table:table-cell office:value-type="string">
            <text:p>{MARKED}</text:p>
          </table:table-cell>
          <table:table-cell office:value-type="string">
            <text:p>14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emove from group</text:p>
          </table:table-cell>
          <table:table-cell office:value-type="string">
            <text:p>{MARKED}</text:p>
          </table:table-cell>
          <table:table-cell office:value-type="string">
            <text:p>14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ew page</text:p>
          </table:table-cell>
          <table:table-cell office:value-type="string">
            <text:p>{MARKED}</text:p>
          </table:table-cell>
          <table:table-cell office:value-type="string">
            <text:p>14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ermissions tab</text:p>
          </table:table-cell>
          <table:table-cell office:value-type="string">
            <text:p>{MARKED}</text:p>
          </table:table-cell>
          <table:table-cell office:value-type="string">
            <text:p>14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permissions</text:p>
          </table:table-cell>
          <table:table-cell office:value-type="string">
            <text:p>{MARKED}</text:p>
          </table:table-cell>
          <table:table-cell office:value-type="string">
            <text:p>14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ttach exsisting policies directly</text:p>
          </table:table-cell>
          <table:table-cell office:value-type="string">
            <text:p>{MARKED}</text:p>
          </table:table-cell>
          <table:table-cell office:value-type="string">
            <text:p>15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arch glacier</text:p>
          </table:table-cell>
          <table:table-cell office:value-type="string">
            <text:p>{MARKED}</text:p>
          </table:table-cell>
          <table:table-cell office:value-type="string">
            <text:p>15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mark amazon glacier full access</text:p>
          </table:table-cell>
          <table:table-cell office:value-type="string">
            <text:p>{MARKED}</text:p>
          </table:table-cell>
          <table:table-cell office:value-type="string">
            <text:p>15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5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permissions</text:p>
          </table:table-cell>
          <table:table-cell office:value-type="string">
            <text:p>{MARKED}</text:p>
          </table:table-cell>
          <table:table-cell office:value-type="string">
            <text:p>15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page</text:p>
          </table:table-cell>
          <table:table-cell office:value-type="string">
            <text:p>{MARKED}</text:p>
          </table:table-cell>
          <table:table-cell office:value-type="string">
            <text:p>15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ashboard and look 4/5 of checkmarks are green</text:p>
          </table:table-cell>
          <table:table-cell office:value-type="string">
            <text:p>{MARKED}</text:p>
          </table:table-cell>
          <table:table-cell office:value-type="string">
            <text:p>15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pply an IAM password policy</text:p>
          </table:table-cell>
          <table:table-cell office:value-type="string">
            <text:p>{MARKED}</text:p>
          </table:table-cell>
          <table:table-cell office:value-type="string">
            <text:p>15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min password length =12</text:p>
          </table:table-cell>
          <table:table-cell office:value-type="string">
            <text:p>{MARKED}</text:p>
          </table:table-cell>
          <table:table-cell office:value-type="string">
            <text:p>16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mark require at least 1 uppercase letter</text:p>
          </table:table-cell>
          <table:table-cell office:value-type="string">
            <text:p>{MARKED}</text:p>
          </table:table-cell>
          <table:table-cell office:value-type="string">
            <text:p>16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4</text:p>
          </table:table-cell>
          <table:table-cell table:number-columns-repeated="1017"/>
        </table:table-row>
        <table:table-row table:style-name="ro1">
          <table:table-cell office:value-type="string">
            <text:p>checkmark require at least one number</text:p>
          </table:table-cell>
          <table:table-cell office:value-type="string">
            <text:p>{MARKED}</text:p>
          </table:table-cell>
          <table:table-cell office:value-type="string">
            <text:p>16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mark enable password expiration</text:p>
          </table:table-cell>
          <table:table-cell office:value-type="string">
            <text:p>{MARKED}</text:p>
          </table:table-cell>
          <table:table-cell office:value-type="string">
            <text:p>16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90 days</text:p>
          </table:table-cell>
          <table:table-cell office:value-type="string">
            <text:p>{MARKED}</text:p>
          </table:table-cell>
          <table:table-cell office:value-type="string">
            <text:p>16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pply password policy</text:p>
          </table:table-cell>
          <table:table-cell office:value-type="string">
            <text:p>{MARKED}</text:p>
          </table:table-cell>
          <table:table-cell office:value-type="string">
            <text:p>16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ashboard and have all green ticks</text:p>
          </table:table-cell>
          <table:table-cell office:value-type="string">
            <text:p>{MARKED}</text:p>
          </table:table-cell>
          <table:table-cell office:value-type="string">
            <text:p>16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roles</text:p>
          </table:table-cell>
          <table:table-cell office:value-type="string">
            <text:p>{MARKED}</text:p>
          </table:table-cell>
          <table:table-cell office:value-type="string">
            <text:p>16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role</text:p>
          </table:table-cell>
          <table:table-cell office:value-type="string">
            <text:p>{MARKED}</text:p>
          </table:table-cell>
          <table:table-cell office:value-type="string">
            <text:p>17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ws service</text:p>
          </table:table-cell>
          <table:table-cell office:value-type="string">
            <text:p>{MARKED}</text:p>
          </table:table-cell>
          <table:table-cell office:value-type="string">
            <text:p>17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8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arch s3</text:p>
          </table:table-cell>
          <table:table-cell office:value-type="string">
            <text:p>{MARKED}</text:p>
          </table:table-cell>
          <table:table-cell office:value-type="string">
            <text:p>18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eckmark amazons3fullaccess</text:p>
          </table:table-cell>
          <table:table-cell office:value-type="string">
            <text:p>{MARKED}</text:p>
          </table:table-cell>
          <table:table-cell office:value-type="string">
            <text:p>18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8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role name</text:p>
          </table:table-cell>
          <table:table-cell office:value-type="string">
            <text:p>{MARKED}</text:p>
          </table:table-cell>
          <table:table-cell office:value-type="string">
            <text:p>18;3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role</text:p>
          </table:table-cell>
          <table:table-cell office:value-type="string">
            <text:p>{MARKED}</text:p>
          </table:table-cell>
          <table:table-cell office:value-type="string">
            <text:p>18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ashboard 2 user 2 group 1 role</text:p>
          </table:table-cell>
          <table:table-cell office:value-type="string">
            <text:p>{MARKED}</text:p>
          </table:table-cell>
          <table:table-cell office:value-type="string">
            <text:p>18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aws and change region</text:p>
          </table:table-cell>
          <table:table-cell office:value-type="string">
            <text:p>{MARKED}</text:p>
          </table:table-cell>
          <table:table-cell office:value-type="string">
            <text:p>0;43</text:p>
          </table:table-cell>
          <table:table-cell office:value-type="string">
            <text:p>{MARKED}</text:p>
          </table:table-cell>
          <table:table-cell office:value-type="string">
            <text:p>11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c2</text:p>
          </table:table-cell>
          <table:table-cell office:value-type="string">
            <text:p>{MARKED}</text:p>
          </table:table-cell>
          <table:table-cell office:value-type="string">
            <text:p>0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aunch instance</text:p>
          </table:table-cell>
          <table:table-cell office:value-type="string">
            <text:p>{MARKED}</text:p>
          </table:table-cell>
          <table:table-cell office:value-type="string">
            <text:p>1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mazon linix ami</text:p>
          </table:table-cell>
          <table:table-cell office:value-type="string">
            <text:p>{MARKED}</text:p>
          </table:table-cell>
          <table:table-cell office:value-type="string">
            <text:p>1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2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2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3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t key = name value = ,uwebserver&amp;next</text:p>
          </table:table-cell>
          <table:table-cell office:value-type="string">
            <text:p>{MARKED}</text:p>
          </table:table-cell>
          <table:table-cell office:value-type="string">
            <text:p>4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5</text:p>
          </table:table-cell>
          <table:table-cell table:number-columns-repeated="1017"/>
        </table:table-row>
        <table:table-row table:style-name="ro1">
          <table:table-cell office:value-type="string">
            <text:p>mywebdmz is group name</text:p>
          </table:table-cell>
          <table:table-cell office:value-type="string">
            <text:p>{MARKED}</text:p>
          </table:table-cell>
          <table:table-cell office:value-type="string">
            <text:p>4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ource = anywhere</text:p>
          </table:table-cell>
          <table:table-cell office:value-type="string">
            <text:p>{MARKED}</text:p>
          </table:table-cell>
          <table:table-cell office:value-type="string">
            <text:p>5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rule</text:p>
          </table:table-cell>
          <table:table-cell office:value-type="string">
            <text:p>{MARKED}</text:p>
          </table:table-cell>
          <table:table-cell office:value-type="string">
            <text:p>5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ange to http</text:p>
          </table:table-cell>
          <table:table-cell office:value-type="string">
            <text:p>{MARKED}</text:p>
          </table:table-cell>
          <table:table-cell office:value-type="string">
            <text:p>5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t source to anywhere</text:p>
          </table:table-cell>
          <table:table-cell office:value-type="string">
            <text:p>{MARKED}</text:p>
          </table:table-cell>
          <table:table-cell office:value-type="string">
            <text:p>5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eview and launch</text:p>
          </table:table-cell>
          <table:table-cell office:value-type="string">
            <text:p>{MARKED}</text:p>
          </table:table-cell>
          <table:table-cell office:value-type="string">
            <text:p>5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aunch</text:p>
          </table:table-cell>
          <table:table-cell office:value-type="string">
            <text:p>{MARKED}</text:p>
          </table:table-cell>
          <table:table-cell office:value-type="string">
            <text:p>5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create new key pair</text:p>
          </table:table-cell>
          <table:table-cell office:value-type="string">
            <text:p>{MARKED}</text:p>
          </table:table-cell>
          <table:table-cell office:value-type="string">
            <text:p>6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keypairname = mynewkeypair</text:p>
          </table:table-cell>
          <table:table-cell office:value-type="string">
            <text:p>{MARKED}</text:p>
          </table:table-cell>
          <table:table-cell office:value-type="string">
            <text:p>6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ownlaod key pair</text:p>
          </table:table-cell>
          <table:table-cell office:value-type="string">
            <text:p>{MARKED}</text:p>
          </table:table-cell>
          <table:table-cell office:value-type="string">
            <text:p>6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viewinstance</text:p>
          </table:table-cell>
          <table:table-cell office:value-type="string">
            <text:p>{MARKED}</text:p>
          </table:table-cell>
          <table:table-cell office:value-type="string">
            <text:p>7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ait for ball to turn green</text:p>
          </table:table-cell>
          <table:table-cell office:value-type="string">
            <text:p>{MARKED}</text:p>
          </table:table-cell>
          <table:table-cell office:value-type="string">
            <text:p>7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the public ip address</text:p>
          </table:table-cell>
          <table:table-cell office:value-type="string">
            <text:p>{MARKED}</text:p>
          </table:table-cell>
          <table:table-cell office:value-type="string">
            <text:p>7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onnect</text:p>
          </table:table-cell>
          <table:table-cell office:value-type="string">
            <text:p>{MARKED}</text:p>
          </table:table-cell>
          <table:table-cell office:value-type="string">
            <text:p>7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o a stand alone ssh client</text:p>
          </table:table-cell>
          <table:table-cell office:value-type="string">
            <text:p>{MARKED}</text:p>
          </table:table-cell>
          <table:table-cell office:value-type="string">
            <text:p>7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X</text:p>
          </table:table-cell>
          <table:table-cell office:value-type="string">
            <text:p>{MARKED}</text:p>
          </table:table-cell>
          <table:table-cell office:value-type="string">
            <text:p>7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if using windows and not apple go to next video</text:p>
          </table:table-cell>
          <table:table-cell office:value-type="string">
            <text:p>{MARKED}</text:p>
          </table:table-cell>
          <table:table-cell office:value-type="string">
            <text:p>8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ownlaod putty</text:p>
          </table:table-cell>
          <table:table-cell office:value-type="string">
            <text:p>{MARKED}</text:p>
          </table:table-cell>
          <table:table-cell office:value-type="string">
            <text:p>0;52</text:p>
          </table:table-cell>
          <table:table-cell office:value-type="string">
            <text:p>{MARKED}</text:p>
          </table:table-cell>
          <table:table-cell office:value-type="string">
            <text:p>12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ownload putty.exe</text:p>
          </table:table-cell>
          <table:table-cell office:value-type="string">
            <text:p>{MARKED}</text:p>
          </table:table-cell>
          <table:table-cell office:value-type="string">
            <text:p>0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ownlaod pyttygen.exe</text:p>
          </table:table-cell>
          <table:table-cell office:value-type="string">
            <text:p>{MARKED}</text:p>
          </table:table-cell>
          <table:table-cell office:value-type="string">
            <text:p>1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aunch instance</text:p>
          </table:table-cell>
          <table:table-cell office:value-type="string">
            <text:p>{MARKED}</text:p>
          </table:table-cell>
          <table:table-cell office:value-type="string">
            <text:p>1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mazonlinux ami</text:p>
          </table:table-cell>
          <table:table-cell office:value-type="string">
            <text:p>{MARKED}</text:p>
          </table:table-cell>
          <table:table-cell office:value-type="string">
            <text:p>1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configure</text:p>
          </table:table-cell>
          <table:table-cell office:value-type="string">
            <text:p>{MARKED}</text:p>
          </table:table-cell>
          <table:table-cell office:value-type="string">
            <text:p>1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tag instance</text:p>
          </table:table-cell>
          <table:table-cell office:value-type="string">
            <text:p>{MARKED}</text:p>
          </table:table-cell>
          <table:table-cell office:value-type="string">
            <text:p>1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value = putty</text:p>
          </table:table-cell>
          <table:table-cell office:value-type="string">
            <text:p>{MARKED}</text:p>
          </table:table-cell>
          <table:table-cell office:value-type="string">
            <text:p>1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</text:p>
          </table:table-cell>
          <table:table-cell office:value-type="string">
            <text:p>{MARKED}</text:p>
          </table:table-cell>
          <table:table-cell office:value-type="string">
            <text:p>1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keep selected : create new seq group )open to world</text:p>
          </table:table-cell>
          <table:table-cell office:value-type="string">
            <text:p>{MARKED}</text:p>
          </table:table-cell>
          <table:table-cell office:value-type="string">
            <text:p>1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6</text:p>
          </table:table-cell>
          <table:table-cell table:number-columns-repeated="1017"/>
        </table:table-row>
        <table:table-row table:style-name="ro1">
          <table:table-cell office:value-type="string">
            <text:p>click review and launch</text:p>
          </table:table-cell>
          <table:table-cell office:value-type="string">
            <text:p>{MARKED}</text:p>
          </table:table-cell>
          <table:table-cell office:value-type="string">
            <text:p>2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aunch</text:p>
          </table:table-cell>
          <table:table-cell office:value-type="string">
            <text:p>{MARKED}</text:p>
          </table:table-cell>
          <table:table-cell office:value-type="string">
            <text:p>2;0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create new key pair</text:p>
          </table:table-cell>
          <table:table-cell office:value-type="string">
            <text:p>{MARKED}</text:p>
          </table:table-cell>
          <table:table-cell office:value-type="string">
            <text:p>2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 = myputtykey and click download</text:p>
          </table:table-cell>
          <table:table-cell office:value-type="string">
            <text:p>{MARKED}</text:p>
          </table:table-cell>
          <table:table-cell office:value-type="string">
            <text:p>2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aunch instance</text:p>
          </table:table-cell>
          <table:table-cell office:value-type="string">
            <text:p>{MARKED}</text:p>
          </table:table-cell>
          <table:table-cell office:value-type="string">
            <text:p>2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puttykeygen.exe</text:p>
          </table:table-cell>
          <table:table-cell office:value-type="string">
            <text:p>{MARKED}</text:p>
          </table:table-cell>
          <table:table-cell office:value-type="string">
            <text:p>2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oad</text:p>
          </table:table-cell>
          <table:table-cell office:value-type="string">
            <text:p>{MARKED}</text:p>
          </table:table-cell>
          <table:table-cell office:value-type="string">
            <text:p>3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ll files from drodown menu</text:p>
          </table:table-cell>
          <table:table-cell office:value-type="string">
            <text:p>{MARKED}</text:p>
          </table:table-cell>
          <table:table-cell office:value-type="string">
            <text:p>3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myputtykey.pem</text:p>
          </table:table-cell>
          <table:table-cell office:value-type="string">
            <text:p>{MARKED}</text:p>
          </table:table-cell>
          <table:table-cell office:value-type="string">
            <text:p>3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popup message click ok</text:p>
          </table:table-cell>
          <table:table-cell office:value-type="string">
            <text:p>{MARKED}</text:p>
          </table:table-cell>
          <table:table-cell office:value-type="string">
            <text:p>3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ave private key</text:p>
          </table:table-cell>
          <table:table-cell office:value-type="string">
            <text:p>{MARKED}</text:p>
          </table:table-cell>
          <table:table-cell office:value-type="string">
            <text:p>3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o</text:p>
          </table:table-cell>
          <table:table-cell office:value-type="string">
            <text:p>{MARKED}</text:p>
          </table:table-cell>
          <table:table-cell office:value-type="string">
            <text:p>3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show all files</text:p>
          </table:table-cell>
          <table:table-cell office:value-type="string">
            <text:p>{MARKED}</text:p>
          </table:table-cell>
          <table:table-cell office:value-type="string">
            <text:p>3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edit name form pem to ppk and click save</text:p>
          </table:table-cell>
          <table:table-cell office:value-type="string">
            <text:p>{MARKED}</text:p>
          </table:table-cell>
          <table:table-cell office:value-type="string">
            <text:p>4;0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putty.exe</text:p>
          </table:table-cell>
          <table:table-cell office:value-type="string">
            <text:p>{MARKED}</text:p>
          </table:table-cell>
          <table:table-cell office:value-type="string">
            <text:p>4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ink to open ec2 instances</text:p>
          </table:table-cell>
          <table:table-cell office:value-type="string">
            <text:p>{MARKED}</text:p>
          </table:table-cell>
          <table:table-cell office:value-type="string">
            <text:p>4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ip address</text:p>
          </table:table-cell>
          <table:table-cell office:value-type="string">
            <text:p>{MARKED}</text:p>
          </table:table-cell>
          <table:table-cell office:value-type="string">
            <text:p>4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putty configuration</text:p>
          </table:table-cell>
          <table:table-cell office:value-type="string">
            <text:p>{MARKED}</text:p>
          </table:table-cell>
          <table:table-cell office:value-type="string">
            <text:p>4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ec2-user@ipaddress</text:p>
          </table:table-cell>
          <table:table-cell office:value-type="string">
            <text:p>{MARKED}</text:p>
          </table:table-cell>
          <table:table-cell office:value-type="string">
            <text:p>4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paste into saved sessions</text:p>
          </table:table-cell>
          <table:table-cell office:value-type="string">
            <text:p>{MARKED}</text:p>
          </table:table-cell>
          <table:table-cell office:value-type="string">
            <text:p>5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ssh on side</text:p>
          </table:table-cell>
          <table:table-cell office:value-type="string">
            <text:p>{MARKED}</text:p>
          </table:table-cell>
          <table:table-cell office:value-type="string">
            <text:p>5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uth</text:p>
          </table:table-cell>
          <table:table-cell office:value-type="string">
            <text:p>{MARKED}</text:p>
          </table:table-cell>
          <table:table-cell office:value-type="string">
            <text:p>5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rowse</text:p>
          </table:table-cell>
          <table:table-cell office:value-type="string">
            <text:p>{MARKED}</text:p>
          </table:table-cell>
          <table:table-cell office:value-type="string">
            <text:p>5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g the ppk</text:p>
          </table:table-cell>
          <table:table-cell office:value-type="string">
            <text:p>{MARKED}</text:p>
          </table:table-cell>
          <table:table-cell office:value-type="string">
            <text:p>5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session</text:p>
          </table:table-cell>
          <table:table-cell office:value-type="string">
            <text:p>{MARKED}</text:p>
          </table:table-cell>
          <table:table-cell office:value-type="string">
            <text:p>5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ave</text:p>
          </table:table-cell>
          <table:table-cell office:value-type="string">
            <text:p>{MARKED}</text:p>
          </table:table-cell>
          <table:table-cell office:value-type="string">
            <text:p>5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c2-user@???? and click load and click open</text:p>
          </table:table-cell>
          <table:table-cell office:value-type="string">
            <text:p>{MARKED}</text:p>
          </table:table-cell>
          <table:table-cell office:value-type="string">
            <text:p>5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7</text:p>
          </table:table-cell>
          <table:table-cell table:number-columns-repeated="1017"/>
        </table:table-row>
        <table:table-row table:style-name="ro1">
          <table:table-cell office:value-type="string">
            <text:p>click yes</text:p>
          </table:table-cell>
          <table:table-cell office:value-type="string">
            <text:p>{MARKED}</text:p>
          </table:table-cell>
          <table:table-cell office:value-type="string">
            <text:p>5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close since hard to read</text:p>
          </table:table-cell>
          <table:table-cell office:value-type="string">
            <text:p>{MARKED}</text:p>
          </table:table-cell>
          <table:table-cell office:value-type="string">
            <text:p>5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putty and click load</text:p>
          </table:table-cell>
          <table:table-cell office:value-type="string">
            <text:p>{MARKED}</text:p>
          </table:table-cell>
          <table:table-cell office:value-type="string">
            <text:p>5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ppearce</text:p>
          </table:table-cell>
          <table:table-cell office:value-type="string">
            <text:p>{MARKED}</text:p>
          </table:table-cell>
          <table:table-cell office:value-type="string">
            <text:p>5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hange</text:p>
          </table:table-cell>
          <table:table-cell office:value-type="string">
            <text:p>{MARKED}</text:p>
          </table:table-cell>
          <table:table-cell office:value-type="string">
            <text:p>5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lect 20</text:p>
          </table:table-cell>
          <table:table-cell office:value-type="string">
            <text:p>{MARKED}</text:p>
          </table:table-cell>
          <table:table-cell office:value-type="string">
            <text:p>5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ave * click open</text:p>
          </table:table-cell>
          <table:table-cell office:value-type="string">
            <text:p>{MARKED}</text:p>
          </table:table-cell>
          <table:table-cell office:value-type="string">
            <text:p>6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udo su</text:p>
          </table:table-cell>
          <table:table-cell office:value-type="string">
            <text:p>{MARKED}</text:p>
          </table:table-cell>
          <table:table-cell office:value-type="string">
            <text:p>6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yum upate -y</text:p>
          </table:table-cell>
          <table:table-cell office:value-type="string">
            <text:p>{MARKED}</text:p>
          </table:table-cell>
          <table:table-cell office:value-type="string">
            <text:p>7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ear</text:p>
          </table:table-cell>
          <table:table-cell office:value-type="string">
            <text:p>{MARKED}</text:p>
          </table:table-cell>
          <table:table-cell office:value-type="string">
            <text:p>7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rvice httpd start</text:p>
          </table:table-cell>
          <table:table-cell office:value-type="string">
            <text:p>{MARKED}</text:p>
          </table:table-cell>
          <table:table-cell office:value-type="string">
            <text:p>8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hkconfig http on</text:p>
          </table:table-cell>
          <table:table-cell office:value-type="string">
            <text:p>{MARKED}</text:p>
          </table:table-cell>
          <table:table-cell office:value-type="string">
            <text:p>8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rvice httpd status</text:p>
          </table:table-cell>
          <table:table-cell office:value-type="string">
            <text:p>{MARKED}</text:p>
          </table:table-cell>
          <table:table-cell office:value-type="string">
            <text:p>8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d /var/html</text:p>
          </table:table-cell>
          <table:table-cell office:value-type="string">
            <text:p>{MARKED}</text:p>
          </table:table-cell>
          <table:table-cell office:value-type="string">
            <text:p>8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s //nothing here</text:p>
          </table:table-cell>
          <table:table-cell office:value-type="string">
            <text:p>{MARKED}</text:p>
          </table:table-cell>
          <table:table-cell office:value-type="string">
            <text:p>8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ce30" office:value-type="string">
            <text:p>nano index.html</text:p>
          </table:table-cell>
          <table:table-cell office:value-type="string">
            <text:p>{MARKED}</text:p>
          </table:table-cell>
          <table:table-cell table:style-name="ce30" office:value-type="string">
            <text:p>8;47</text:p>
          </table:table-cell>
          <table:table-cell office:value-type="string">
            <text:p>{MARKED}</text:p>
          </table:table-cell>
          <table:table-cell table:style-name="ce30"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html</text:p>
          </table:table-cell>
          <table:table-cell office:value-type="string">
            <text:p>{MARKED}</text:p>
          </table:table-cell>
          <table:table-cell office:value-type="string">
            <text:p>9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hit ctrl X</text:p>
          </table:table-cell>
          <table:table-cell office:value-type="string">
            <text:p>{MARKED}</text:p>
          </table:table-cell>
          <table:table-cell office:value-type="string">
            <text:p>9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hit Y key</text:p>
          </table:table-cell>
          <table:table-cell office:value-type="string">
            <text:p>{MARKED}</text:p>
          </table:table-cell>
          <table:table-cell office:value-type="string">
            <text:p>9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hit ENTER key</text:p>
          </table:table-cell>
          <table:table-cell office:value-type="string">
            <text:p>{MARKED}</text:p>
          </table:table-cell>
          <table:table-cell office:value-type="string">
            <text:p>9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s</text:p>
          </table:table-cell>
          <table:table-cell office:value-type="string">
            <text:p>{MARKED}</text:p>
          </table:table-cell>
          <table:table-cell office:value-type="string">
            <text:p>9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wbe browser</text:p>
          </table:table-cell>
          <table:table-cell office:value-type="string">
            <text:p>{MARKED}</text:p>
          </table:table-cell>
          <table:table-cell office:value-type="string">
            <text:p>9;3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IP address</text:p>
          </table:table-cell>
          <table:table-cell office:value-type="string">
            <text:p>{MARKED}</text:p>
          </table:table-cell>
          <table:table-cell office:value-type="string">
            <text:p>9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our website works</text:p>
          </table:table-cell>
          <table:table-cell office:value-type="string">
            <text:p>{MARKED}</text:p>
          </table:table-cell>
          <table:table-cell office:value-type="string">
            <text:p>9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aws console</text:p>
          </table:table-cell>
          <table:table-cell office:value-type="string">
            <text:p>{MARKED}</text:p>
          </table:table-cell>
          <table:table-cell office:value-type="string">
            <text:p>0;45</text:p>
          </table:table-cell>
          <table:table-cell office:value-type="string">
            <text:p>{MARKED}</text:p>
          </table:table-cell>
          <table:table-cell office:value-type="string">
            <text:p>14</text:p>
          </table:table-cell>
          <table:table-cell office:value-type="string">
            <text:p>{MARKED}</text:p>
          </table:table-cell>
          <table:table-cell office:value-type="string">
            <text:p>aws8</text:p>
          </table:table-cell>
          <table:table-cell office:value-type="string">
            <text:p>???</text:p>
          </table:table-cell>
          <table:table-cell table:number-columns-repeated="1016"/>
        </table:table-row>
        <table:table-row table:style-name="ro1">
          <table:table-cell office:value-type="string">
            <text:p>click services</text:p>
          </table:table-cell>
          <table:table-cell office:value-type="string">
            <text:p>{MARKED}</text:p>
          </table:table-cell>
          <table:table-cell office:value-type="string">
            <text:p>0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oute 53</text:p>
          </table:table-cell>
          <table:table-cell office:value-type="string">
            <text:p>{MARKED}</text:p>
          </table:table-cell>
          <table:table-cell office:value-type="string">
            <text:p>0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et started</text:p>
          </table:table-cell>
          <table:table-cell office:value-type="string">
            <text:p>{MARKED}</text:p>
          </table:table-cell>
          <table:table-cell office:value-type="string">
            <text:p>1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hosted zone</text:p>
          </table:table-cell>
          <table:table-cell office:value-type="string">
            <text:p>{MARKED}</text:p>
          </table:table-cell>
          <table:table-cell office:value-type="string">
            <text:p>1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osted domains</text:p>
          </table:table-cell>
          <table:table-cell office:value-type="string">
            <text:p>{MARKED}</text:p>
          </table:table-cell>
          <table:table-cell office:value-type="string">
            <text:p>1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egister domain</text:p>
          </table:table-cell>
          <table:table-cell office:value-type="string">
            <text:p>{MARKED}</text:p>
          </table:table-cell>
          <table:table-cell office:value-type="string">
            <text:p>1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domain to buy</text:p>
          </table:table-cell>
          <table:table-cell office:value-type="string">
            <text:p>{MARKED}</text:p>
          </table:table-cell>
          <table:table-cell office:value-type="string">
            <text:p>1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= hellocloud gurus and lcick check</text:p>
          </table:table-cell>
          <table:table-cell office:value-type="string">
            <text:p>{MARKED}</text:p>
          </table:table-cell>
          <table:table-cell office:value-type="string">
            <text:p>1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to cart</text:p>
          </table:table-cell>
          <table:table-cell office:value-type="string">
            <text:p>{MARKED}</text:p>
          </table:table-cell>
          <table:table-cell office:value-type="string">
            <text:p>2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ontinue</text:p>
          </table:table-cell>
          <table:table-cell office:value-type="string">
            <text:p>{MARKED}</text:p>
          </table:table-cell>
          <table:table-cell office:value-type="string">
            <text:p>2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fillout information and click submit</text:p>
          </table:table-cell>
          <table:table-cell office:value-type="string">
            <text:p>{MARKED}</text:p>
          </table:table-cell>
          <table:table-cell office:value-type="string">
            <text:p>2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 agree and verify email (can't proceed until verify email)</text:p>
          </table:table-cell>
          <table:table-cell office:value-type="string">
            <text:p>{MARKED}</text:p>
          </table:table-cell>
          <table:table-cell office:value-type="string">
            <text:p>2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efresh status</text:p>
          </table:table-cell>
          <table:table-cell office:value-type="string">
            <text:p>{MARKED}</text:p>
          </table:table-cell>
          <table:table-cell office:value-type="string">
            <text:p>2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omplete purchase </text:p>
          </table:table-cell>
          <table:table-cell office:value-type="string">
            <text:p>{MARKED}</text:p>
          </table:table-cell>
          <table:table-cell office:value-type="string">
            <text:p>2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oto domain</text:p>
          </table:table-cell>
          <table:table-cell office:value-type="string">
            <text:p>{MARKED}</text:p>
          </table:table-cell>
          <table:table-cell office:value-type="string">
            <text:p>2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domain registration in progress</text:p>
          </table:table-cell>
          <table:table-cell office:value-type="string">
            <text:p>{MARKED}</text:p>
          </table:table-cell>
          <table:table-cell office:value-type="string">
            <text:p>3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ait for domain to be available</text:p>
          </table:table-cell>
          <table:table-cell office:value-type="string">
            <text:p>{MARKED}</text:p>
          </table:table-cell>
          <table:table-cell office:value-type="string">
            <text:p>3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ashboard</text:p>
          </table:table-cell>
          <table:table-cell office:value-type="string">
            <text:p>{MARKED}</text:p>
          </table:table-cell>
          <table:table-cell office:value-type="string">
            <text:p>3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osted zones</text:p>
          </table:table-cell>
          <table:table-cell office:value-type="string">
            <text:p>{MARKED}</text:p>
          </table:table-cell>
          <table:table-cell office:value-type="string">
            <text:p>3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website</text:p>
          </table:table-cell>
          <table:table-cell office:value-type="string">
            <text:p>{MARKED}</text:p>
          </table:table-cell>
          <table:table-cell office:value-type="string">
            <text:p>3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oto record sets</text:p>
          </table:table-cell>
          <table:table-cell office:value-type="string">
            <text:p>{MARKED}</text:p>
          </table:table-cell>
          <table:table-cell office:value-type="string">
            <text:p>3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record set</text:p>
          </table:table-cell>
          <table:table-cell office:value-type="string">
            <text:p>{MARKED}</text:p>
          </table:table-cell>
          <table:table-cell office:value-type="string">
            <text:p>4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yes</text:p>
          </table:table-cell>
          <table:table-cell office:value-type="string">
            <text:p>{MARKED}</text:p>
          </table:table-cell>
          <table:table-cell office:value-type="string">
            <text:p>4;5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by clicking in AWS target</text:p>
          </table:table-cell>
          <table:table-cell office:value-type="string">
            <text:p>{MARKED}</text:p>
          </table:table-cell>
          <table:table-cell office:value-type="string">
            <text:p>5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ashboard</text:p>
          </table:table-cell>
          <table:table-cell office:value-type="string">
            <text:p>{MARKED}</text:p>
          </table:table-cell>
          <table:table-cell office:value-type="string">
            <text:p>5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&gt; ec2</text:p>
          </table:table-cell>
          <table:table-cell office:value-type="string">
            <text:p>{MARKED}</text:p>
          </table:table-cell>
          <table:table-cell office:value-type="string">
            <text:p>6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runing instance =1 (make sure right region)</text:p>
          </table:table-cell>
          <table:table-cell office:value-type="string">
            <text:p>{MARKED}</text:p>
          </table:table-cell>
          <table:table-cell office:value-type="string">
            <text:p>6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9</text:p>
          </table:table-cell>
          <table:table-cell table:number-columns-repeated="1017"/>
        </table:table-row>
        <table:table-row table:style-name="ro1">
          <table:table-cell office:value-type="string">
            <text:p>click load balancers</text:p>
          </table:table-cell>
          <table:table-cell office:value-type="string">
            <text:p>{MARKED}</text:p>
          </table:table-cell>
          <table:table-cell office:value-type="string">
            <text:p>6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load balancer</text:p>
          </table:table-cell>
          <table:table-cell office:value-type="string">
            <text:p>{MARKED}</text:p>
          </table:table-cell>
          <table:table-cell office:value-type="string">
            <text:p>6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on http https</text:p>
          </table:table-cell>
          <table:table-cell office:value-type="string">
            <text:p>{MARKED}</text:p>
          </table:table-cell>
          <table:table-cell office:value-type="string">
            <text:p>7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 - my alb</text:p>
          </table:table-cell>
          <table:table-cell office:value-type="string">
            <text:p>{MARKED}</text:p>
          </table:table-cell>
          <table:table-cell office:value-type="string">
            <text:p>7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ttps</text:p>
          </table:table-cell>
          <table:table-cell office:value-type="string">
            <text:p>{MARKED}</text:p>
          </table:table-cell>
          <table:table-cell office:value-type="string">
            <text:p>7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X you can click X on HTTPS</text:p>
          </table:table-cell>
          <table:table-cell office:value-type="string">
            <text:p>{MARKED}</text:p>
          </table:table-cell>
          <table:table-cell office:value-type="string">
            <text:p>7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ll avilability zones</text:p>
          </table:table-cell>
          <table:table-cell office:value-type="string">
            <text:p>{MARKED}</text:p>
          </table:table-cell>
          <table:table-cell office:value-type="string">
            <text:p>7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7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again</text:p>
          </table:table-cell>
          <table:table-cell office:value-type="string">
            <text:p>{MARKED}</text:p>
          </table:table-cell>
          <table:table-cell office:value-type="string">
            <text:p>7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heckmark mywebdmz and unslect default</text:p>
          </table:table-cell>
          <table:table-cell office:value-type="string">
            <text:p>{MARKED}</text:p>
          </table:table-cell>
          <table:table-cell office:value-type="string">
            <text:p>8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8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ame= mywebservergroup</text:p>
          </table:table-cell>
          <table:table-cell office:value-type="string">
            <text:p>{MARKED}</text:p>
          </table:table-cell>
          <table:table-cell office:value-type="string">
            <text:p>8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th=index.html and click next</text:p>
          </table:table-cell>
          <table:table-cell office:value-type="string">
            <text:p>{MARKED}</text:p>
          </table:table-cell>
          <table:table-cell office:value-type="string">
            <text:p>9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make turn blue --- select bluebox at bottom</text:p>
          </table:table-cell>
          <table:table-cell office:value-type="string">
            <text:p>{MARKED}</text:p>
          </table:table-cell>
          <table:table-cell office:value-type="string">
            <text:p>9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to registered And click review</text:p>
          </table:table-cell>
          <table:table-cell office:value-type="string">
            <text:p>{MARKED}</text:p>
          </table:table-cell>
          <table:table-cell office:value-type="string">
            <text:p>9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</text:p>
          </table:table-cell>
          <table:table-cell office:value-type="string">
            <text:p>{MARKED}</text:p>
          </table:table-cell>
          <table:table-cell office:value-type="string">
            <text:p>9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ait for health check</text:p>
          </table:table-cell>
          <table:table-cell office:value-type="string">
            <text:p>{MARKED}</text:p>
          </table:table-cell>
          <table:table-cell office:value-type="string">
            <text:p>9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lose</text:p>
          </table:table-cell>
          <table:table-cell office:value-type="string">
            <text:p>{MARKED}</text:p>
          </table:table-cell>
          <table:table-cell office:value-type="string">
            <text:p>9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ait and click regresh</text:p>
          </table:table-cell>
          <table:table-cell office:value-type="string">
            <text:p>{MARKED}</text:p>
          </table:table-cell>
          <table:table-cell office:value-type="string">
            <text:p>9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tatus=active</text:p>
          </table:table-cell>
          <table:table-cell office:value-type="string">
            <text:p>{MARKED}</text:p>
          </table:table-cell>
          <table:table-cell office:value-type="string">
            <text:p>9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target groups</text:p>
          </table:table-cell>
          <table:table-cell office:value-type="string">
            <text:p>{MARKED}</text:p>
          </table:table-cell>
          <table:table-cell office:value-type="string">
            <text:p>9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targets tab</text:p>
          </table:table-cell>
          <table:table-cell office:value-type="string">
            <text:p>{MARKED}</text:p>
          </table:table-cell>
          <table:table-cell office:value-type="string">
            <text:p>9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status is healthy</text:p>
          </table:table-cell>
          <table:table-cell office:value-type="string">
            <text:p>{MARKED}</text:p>
          </table:table-cell>
          <table:table-cell office:value-type="string">
            <text:p>9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</text:p>
          </table:table-cell>
          <table:table-cell office:value-type="string">
            <text:p>{MARKED}</text:p>
          </table:table-cell>
          <table:table-cell office:value-type="string">
            <text:p>9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oute 53</text:p>
          </table:table-cell>
          <table:table-cell office:value-type="string">
            <text:p>{MARKED}</text:p>
          </table:table-cell>
          <table:table-cell office:value-type="string">
            <text:p>9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0</text:p>
          </table:table-cell>
          <table:table-cell table:number-columns-repeated="1017"/>
        </table:table-row>
        <table:table-row table:style-name="ro1">
          <table:table-cell office:value-type="string">
            <text:p>click hperlink</text:p>
          </table:table-cell>
          <table:table-cell office:value-type="string">
            <text:p>{MARKED}</text:p>
          </table:table-cell>
          <table:table-cell office:value-type="string">
            <text:p>10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ox</text:p>
          </table:table-cell>
          <table:table-cell office:value-type="string">
            <text:p>{MARKED}</text:p>
          </table:table-cell>
          <table:table-cell office:value-type="string">
            <text:p>10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ink</text:p>
          </table:table-cell>
          <table:table-cell office:value-type="string">
            <text:p>{MARKED}</text:p>
          </table:table-cell>
          <table:table-cell office:value-type="string">
            <text:p>10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reate record set</text:p>
          </table:table-cell>
          <table:table-cell office:value-type="string">
            <text:p>{MARKED}</text:p>
          </table:table-cell>
          <table:table-cell office:value-type="string">
            <text:p>10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yes on alias</text:p>
          </table:table-cell>
          <table:table-cell office:value-type="string">
            <text:p>{MARKED}</text:p>
          </table:table-cell>
          <table:table-cell office:value-type="string">
            <text:p>10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target myalb</text:p>
          </table:table-cell>
          <table:table-cell office:value-type="string">
            <text:p>{MARKED}</text:p>
          </table:table-cell>
          <table:table-cell office:value-type="string">
            <text:p>10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</text:p>
          </table:table-cell>
          <table:table-cell office:value-type="string">
            <text:p>{MARKED}</text:p>
          </table:table-cell>
          <table:table-cell office:value-type="string">
            <text:p>10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ew page</text:p>
          </table:table-cell>
          <table:table-cell office:value-type="string">
            <text:p>{MARKED}</text:p>
          </table:table-cell>
          <table:table-cell office:value-type="string">
            <text:p>10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imacloudgurulcom</text:p>
          </table:table-cell>
          <table:table-cell office:value-type="string">
            <text:p>{MARKED}</text:p>
          </table:table-cell>
          <table:table-cell office:value-type="string">
            <text:p>10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it works</text:p>
          </table:table-cell>
          <table:table-cell office:value-type="string">
            <text:p>{MARKED}</text:p>
          </table:table-cell>
          <table:table-cell office:value-type="string">
            <text:p>10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aws console</text:p>
          </table:table-cell>
          <table:table-cell office:value-type="string">
            <text:p>{MARKED}</text:p>
          </table:table-cell>
          <table:table-cell office:value-type="string">
            <text:p>0;18</text:p>
          </table:table-cell>
          <table:table-cell office:value-type="string">
            <text:p>{MARKED}</text:p>
          </table:table-cell>
          <table:table-cell office:value-type="string">
            <text:p>15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</text:p>
          </table:table-cell>
          <table:table-cell office:value-type="string">
            <text:p>{MARKED}</text:p>
          </table:table-cell>
          <table:table-cell office:value-type="string">
            <text:p>0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c2</text:p>
          </table:table-cell>
          <table:table-cell office:value-type="string">
            <text:p>{MARKED}</text:p>
          </table:table-cell>
          <table:table-cell office:value-type="string">
            <text:p>0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unning instanes</text:p>
          </table:table-cell>
          <table:table-cell office:value-type="string">
            <text:p>{MARKED}</text:p>
          </table:table-cell>
          <table:table-cell office:value-type="string">
            <text:p>0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public ip address</text:p>
          </table:table-cell>
          <table:table-cell office:value-type="string">
            <text:p>{MARKED}</text:p>
          </table:table-cell>
          <table:table-cell office:value-type="string">
            <text:p>0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nnect to ec2 instance[?]</text:p>
          </table:table-cell>
          <table:table-cell office:value-type="string">
            <text:p>{MARKED}</text:p>
          </table:table-cell>
          <table:table-cell office:value-type="string">
            <text:p>0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SSH ????</text:p>
          </table:table-cell>
          <table:table-cell office:value-type="string">
            <text:p>{MARKED}</text:p>
          </table:table-cell>
          <table:table-cell office:value-type="string">
            <text:p>0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udo su</text:p>
          </table:table-cell>
          <table:table-cell office:value-type="string">
            <text:p>{MARKED}</text:p>
          </table:table-cell>
          <table:table-cell office:value-type="string">
            <text:p>0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</text:p>
          </table:table-cell>
          <table:table-cell office:value-type="string">
            <text:p>{MARKED}</text:p>
          </table:table-cell>
          <table:table-cell office:value-type="string">
            <text:p>1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configure // but we don't have keys</text:p>
          </table:table-cell>
          <table:table-cell office:value-type="string">
            <text:p>{MARKED}</text:p>
          </table:table-cell>
          <table:table-cell office:value-type="string">
            <text:p>1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aws console</text:p>
          </table:table-cell>
          <table:table-cell office:value-type="string">
            <text:p>{MARKED}</text:p>
          </table:table-cell>
          <table:table-cell office:value-type="string">
            <text:p>1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click IAM</text:p>
          </table:table-cell>
          <table:table-cell office:value-type="string">
            <text:p>{MARKED}</text:p>
          </table:table-cell>
          <table:table-cell office:value-type="string">
            <text:p>1;3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sers</text:p>
          </table:table-cell>
          <table:table-cell office:value-type="string">
            <text:p>{MARKED}</text:p>
          </table:table-cell>
          <table:table-cell office:value-type="string">
            <text:p>1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user</text:p>
          </table:table-cell>
          <table:table-cell office:value-type="string">
            <text:p>{MARKED}</text:p>
          </table:table-cell>
          <table:table-cell office:value-type="string">
            <text:p>1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user name = developer1</text:p>
          </table:table-cell>
          <table:table-cell office:value-type="string">
            <text:p>{MARKED}</text:p>
          </table:table-cell>
          <table:table-cell office:value-type="string">
            <text:p>1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ccess type checkmark programmatic access</text:p>
          </table:table-cell>
          <table:table-cell office:value-type="string">
            <text:p>{MARKED}</text:p>
          </table:table-cell>
          <table:table-cell office:value-type="string">
            <text:p>1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ote : if don't check AWS manament console then can't use dashboard</text:p>
          </table:table-cell>
          <table:table-cell office:value-type="string">
            <text:p>{MARKED}</text:p>
          </table:table-cell>
          <table:table-cell office:value-type="string">
            <text:p>2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2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1</text:p>
          </table:table-cell>
          <table:table-cell table:number-columns-repeated="1017"/>
        </table:table-row>
        <table:table-row table:style-name="ro1">
          <table:table-cell office:value-type="string">
            <text:p>click create group</text:p>
          </table:table-cell>
          <table:table-cell office:value-type="string">
            <text:p>{MARKED}</text:p>
          </table:table-cell>
          <table:table-cell office:value-type="string">
            <text:p>2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 = developers</text:p>
          </table:table-cell>
          <table:table-cell office:value-type="string">
            <text:p>{MARKED}</text:p>
          </table:table-cell>
          <table:table-cell office:value-type="string">
            <text:p>2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ministator access</text:p>
          </table:table-cell>
          <table:table-cell office:value-type="string">
            <text:p>{MARKED}</text:p>
          </table:table-cell>
          <table:table-cell office:value-type="string">
            <text:p>2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group</text:p>
          </table:table-cell>
          <table:table-cell office:value-type="string">
            <text:p>{MARKED}</text:p>
          </table:table-cell>
          <table:table-cell office:value-type="string">
            <text:p>3;0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3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user</text:p>
          </table:table-cell>
          <table:table-cell office:value-type="string">
            <text:p>{MARKED}</text:p>
          </table:table-cell>
          <table:table-cell office:value-type="string">
            <text:p>3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access key id </text:p>
          </table:table-cell>
          <table:table-cell office:value-type="string">
            <text:p>{MARKED}</text:p>
          </table:table-cell>
          <table:table-cell office:value-type="string">
            <text:p>3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te key</text:p>
          </table:table-cell>
          <table:table-cell office:value-type="string">
            <text:p>{MARKED}</text:p>
          </table:table-cell>
          <table:table-cell office:value-type="string">
            <text:p>3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secret access key</text:p>
          </table:table-cell>
          <table:table-cell office:value-type="string">
            <text:p>{MARKED}</text:p>
          </table:table-cell>
          <table:table-cell office:value-type="string">
            <text:p>3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ete secret access key</text:p>
          </table:table-cell>
          <table:table-cell office:value-type="string">
            <text:p>{MARKED}</text:p>
          </table:table-cell>
          <table:table-cell office:value-type="string">
            <text:p>4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eave default region blank</text:p>
          </table:table-cell>
          <table:table-cell office:value-type="string">
            <text:p>{MARKED}</text:p>
          </table:table-cell>
          <table:table-cell office:value-type="string">
            <text:p>4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eave output for mat blank</text:p>
          </table:table-cell>
          <table:table-cell office:value-type="string">
            <text:p>{MARKED}</text:p>
          </table:table-cell>
          <table:table-cell office:value-type="string">
            <text:p>4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</text:p>
          </table:table-cell>
          <table:table-cell office:value-type="string">
            <text:p>{MARKED}</text:p>
          </table:table-cell>
          <table:table-cell office:value-type="string">
            <text:p>4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mb s3://acloudguru1234-rk</text:p>
          </table:table-cell>
          <table:table-cell office:value-type="string">
            <text:p>{MARKED}</text:p>
          </table:table-cell>
          <table:table-cell office:value-type="string">
            <text:p>5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// make new bucket</text:p>
          </table:table-cell>
          <table:table-cell office:value-type="string">
            <text:p>{MARKED}</text:p>
          </table:table-cell>
          <table:table-cell office:value-type="string">
            <text:p>5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echo “hello” &gt; hello.txt</text:p>
          </table:table-cell>
          <table:table-cell office:value-type="string">
            <text:p>{MARKED}</text:p>
          </table:table-cell>
          <table:table-cell office:value-type="string">
            <text:p>5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;s</text:p>
          </table:table-cell>
          <table:table-cell office:value-type="string">
            <text:p>{MARKED}</text:p>
          </table:table-cell>
          <table:table-cell office:value-type="string">
            <text:p>5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cp hello.txt s3://?????</text:p>
          </table:table-cell>
          <table:table-cell office:value-type="string">
            <text:p>{MARKED}</text:p>
          </table:table-cell>
          <table:table-cell office:value-type="string">
            <text:p>6;0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s3://acloudguru/1234-rk</text:p>
          </table:table-cell>
          <table:table-cell office:value-type="string">
            <text:p>{MARKED}</text:p>
          </table:table-cell>
          <table:table-cell office:value-type="string">
            <text:p>6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aws console</text:p>
          </table:table-cell>
          <table:table-cell office:value-type="string">
            <text:p>{MARKED}</text:p>
          </table:table-cell>
          <table:table-cell office:value-type="string">
            <text:p>6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am</text:p>
          </table:table-cell>
          <table:table-cell office:value-type="string">
            <text:p>{MARKED}</text:p>
          </table:table-cell>
          <table:table-cell office:value-type="string">
            <text:p>6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sers</text:p>
          </table:table-cell>
          <table:table-cell office:value-type="string">
            <text:p>{MARKED}</text:p>
          </table:table-cell>
          <table:table-cell office:value-type="string">
            <text:p>6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evelpers1</text:p>
          </table:table-cell>
          <table:table-cell office:value-type="string">
            <text:p>{MARKED}</text:p>
          </table:table-cell>
          <table:table-cell office:value-type="string">
            <text:p>6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curity credentials tab</text:p>
          </table:table-cell>
          <table:table-cell office:value-type="string">
            <text:p>{MARKED}</text:p>
          </table:table-cell>
          <table:table-cell office:value-type="string">
            <text:p>6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can you access key but not secret key</text:p>
          </table:table-cell>
          <table:table-cell office:value-type="string">
            <text:p>{MARKED}</text:p>
          </table:table-cell>
          <table:table-cell office:value-type="string">
            <text:p>6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make inactive</text:p>
          </table:table-cell>
          <table:table-cell office:value-type="string">
            <text:p>{MARKED}</text:p>
          </table:table-cell>
          <table:table-cell office:value-type="string">
            <text:p>7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X to delete</text:p>
          </table:table-cell>
          <table:table-cell office:value-type="string">
            <text:p>{MARKED}</text:p>
          </table:table-cell>
          <table:table-cell office:value-type="string">
            <text:p>7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2</text:p>
          </table:table-cell>
          <table:table-cell table:number-columns-repeated="1017"/>
        </table:table-row>
        <table:table-row table:style-name="ro1">
          <table:table-cell office:value-type="string">
            <text:p>click delete</text:p>
          </table:table-cell>
          <table:table-cell office:value-type="string">
            <text:p>{MARKED}</text:p>
          </table:table-cell>
          <table:table-cell office:value-type="string">
            <text:p>7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access key</text:p>
          </table:table-cell>
          <table:table-cell office:value-type="string">
            <text:p>{MARKED}</text:p>
          </table:table-cell>
          <table:table-cell office:value-type="string">
            <text:p>7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popup</text:p>
          </table:table-cell>
          <table:table-cell office:value-type="string">
            <text:p>{MARKED}</text:p>
          </table:table-cell>
          <table:table-cell office:value-type="string">
            <text:p>7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console</text:p>
          </table:table-cell>
          <table:table-cell office:value-type="string">
            <text:p>{MARKED}</text:p>
          </table:table-cell>
          <table:table-cell office:value-type="string">
            <text:p>7;3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//error since deleted</text:p>
          </table:table-cell>
          <table:table-cell office:value-type="string">
            <text:p>{MARKED}</text:p>
          </table:table-cell>
          <table:table-cell office:value-type="string">
            <text:p>7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configure // don't fill in for now</text:p>
          </table:table-cell>
          <table:table-cell office:value-type="string">
            <text:p>{MARKED}</text:p>
          </table:table-cell>
          <table:table-cell office:value-type="string">
            <text:p>7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aws and lcik s3</text:p>
          </table:table-cell>
          <table:table-cell office:value-type="string">
            <text:p>{MARKED}</text:p>
          </table:table-cell>
          <table:table-cell office:value-type="string">
            <text:p>7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ERE</text:p>
          </table:table-cell>
          <table:table-cell office:value-type="string">
            <text:p>{MARKED}</text:p>
          </table:table-cell>
          <table:table-cell office:value-type="string">
            <text:p>8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txt file</text:p>
          </table:table-cell>
          <table:table-cell office:value-type="string">
            <text:p>{MARKED}</text:p>
          </table:table-cell>
          <table:table-cell office:value-type="string">
            <text:p>8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make public</text:p>
          </table:table-cell>
          <table:table-cell office:value-type="string">
            <text:p>{MARKED}</text:p>
          </table:table-cell>
          <table:table-cell office:value-type="string">
            <text:p>8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ink</text:p>
          </table:table-cell>
          <table:table-cell office:value-type="string">
            <text:p>{MARKED}</text:p>
          </table:table-cell>
          <table:table-cell office:value-type="string">
            <text:p>8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</text:p>
          </table:table-cell>
          <table:table-cell office:value-type="string">
            <text:p>{MARKED}</text:p>
          </table:table-cell>
          <table:table-cell office:value-type="string">
            <text:p>8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to docs.aws.amazon.com/CLI</text:p>
          </table:table-cell>
          <table:table-cell office:value-type="string">
            <text:p>{MARKED}</text:p>
          </table:table-cell>
          <table:table-cell office:value-type="string">
            <text:p>8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3</text:p>
          </table:table-cell>
          <table:table-cell office:value-type="string">
            <text:p>{MARKED}</text:p>
          </table:table-cell>
          <table:table-cell office:value-type="string">
            <text:p>8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MV //non lab info</text:p>
          </table:table-cell>
          <table:table-cell office:value-type="string">
            <text:p>{MARKED}</text:p>
          </table:table-cell>
          <table:table-cell office:value-type="string">
            <text:p>8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&gt; click iam</text:p>
          </table:table-cell>
          <table:table-cell office:value-type="string">
            <text:p>{MARKED}</text:p>
          </table:table-cell>
          <table:table-cell office:value-type="string">
            <text:p>0;51</text:p>
          </table:table-cell>
          <table:table-cell office:value-type="string">
            <text:p>{MARKED}</text:p>
          </table:table-cell>
          <table:table-cell office:value-type="string">
            <text:p>16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sers</text:p>
          </table:table-cell>
          <table:table-cell office:value-type="string">
            <text:p>{MARKED}</text:p>
          </table:table-cell>
          <table:table-cell office:value-type="string">
            <text:p>0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eveloper1</text:p>
          </table:table-cell>
          <table:table-cell office:value-type="string">
            <text:p>{MARKED}</text:p>
          </table:table-cell>
          <table:table-cell office:value-type="string">
            <text:p>1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inherited admin rights</text:p>
          </table:table-cell>
          <table:table-cell office:value-type="string">
            <text:p>{MARKED}</text:p>
          </table:table-cell>
          <table:table-cell office:value-type="string">
            <text:p>1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curity creentials tab</text:p>
          </table:table-cell>
          <table:table-cell office:value-type="string">
            <text:p>{MARKED}</text:p>
          </table:table-cell>
          <table:table-cell office:value-type="string">
            <text:p>1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for consistancy tutor deletes his key</text:p>
          </table:table-cell>
          <table:table-cell office:value-type="string">
            <text:p>{MARKED}</text:p>
          </table:table-cell>
          <table:table-cell office:value-type="string">
            <text:p>1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oles</text:p>
          </table:table-cell>
          <table:table-cell office:value-type="string">
            <text:p>{MARKED}</text:p>
          </table:table-cell>
          <table:table-cell office:value-type="string">
            <text:p>1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role</text:p>
          </table:table-cell>
          <table:table-cell office:value-type="string">
            <text:p>{MARKED}</text:p>
          </table:table-cell>
          <table:table-cell office:value-type="string">
            <text:p>2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c2 and click next</text:p>
          </table:table-cell>
          <table:table-cell office:value-type="string">
            <text:p>{MARKED}</text:p>
          </table:table-cell>
          <table:table-cell office:value-type="string">
            <text:p>2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s3</text:p>
          </table:table-cell>
          <table:table-cell office:value-type="string">
            <text:p>{MARKED}</text:p>
          </table:table-cell>
          <table:table-cell office:value-type="string">
            <text:p>3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mazons3fullaccess</text:p>
          </table:table-cell>
          <table:table-cell office:value-type="string">
            <text:p>{MARKED}</text:p>
          </table:table-cell>
          <table:table-cell office:value-type="string">
            <text:p>3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click link and click JSON to see policies</text:p>
          </table:table-cell>
          <table:table-cell office:value-type="string">
            <text:p>{MARKED}</text:p>
          </table:table-cell>
          <table:table-cell office:value-type="string">
            <text:p>3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3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3</text:p>
          </table:table-cell>
          <table:table-cell table:number-columns-repeated="1017"/>
        </table:table-row>
        <table:table-row table:style-name="ro1">
          <table:table-cell office:value-type="string">
            <text:p>type mys3adminaccess</text:p>
          </table:table-cell>
          <table:table-cell office:value-type="string">
            <text:p>{MARKED}</text:p>
          </table:table-cell>
          <table:table-cell office:value-type="string">
            <text:p>3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edit role description to say s3instead </text:p>
          </table:table-cell>
          <table:table-cell office:value-type="string">
            <text:p>{MARKED}</text:p>
          </table:table-cell>
          <table:table-cell office:value-type="string">
            <text:p>4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role</text:p>
          </table:table-cell>
          <table:table-cell office:value-type="string">
            <text:p>{MARKED}</text:p>
          </table:table-cell>
          <table:table-cell office:value-type="string">
            <text:p>4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mys2admin access is listed</text:p>
          </table:table-cell>
          <table:table-cell office:value-type="string">
            <text:p>{MARKED}</text:p>
          </table:table-cell>
          <table:table-cell office:value-type="string">
            <text:p>4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&gt;EC2</text:p>
          </table:table-cell>
          <table:table-cell office:value-type="string">
            <text:p>{MARKED}</text:p>
          </table:table-cell>
          <table:table-cell office:value-type="string">
            <text:p>4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uninng instances hyperlink</text:p>
          </table:table-cell>
          <table:table-cell office:value-type="string">
            <text:p>{MARKED}</text:p>
          </table:table-cell>
          <table:table-cell office:value-type="string">
            <text:p>4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console &gt; sssh ec2-user@????? -i ???.pem</text:p>
          </table:table-cell>
          <table:table-cell office:value-type="string">
            <text:p>{MARKED}</text:p>
          </table:table-cell>
          <table:table-cell office:value-type="string">
            <text:p>4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udo su</text:p>
          </table:table-cell>
          <table:table-cell office:value-type="string">
            <text:p>{MARKED}</text:p>
          </table:table-cell>
          <table:table-cell office:value-type="string">
            <text:p>4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// proves we delted console access</text:p>
          </table:table-cell>
          <table:table-cell office:value-type="string">
            <text:p>{MARKED}</text:p>
          </table:table-cell>
          <table:table-cell office:value-type="string">
            <text:p>4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aws click bluebox</text:p>
          </table:table-cell>
          <table:table-cell office:value-type="string">
            <text:p>{MARKED}</text:p>
          </table:table-cell>
          <table:table-cell office:value-type="string">
            <text:p>5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ctions -- hover over inheritence settings</text:p>
          </table:table-cell>
          <table:table-cell office:value-type="string">
            <text:p>{MARKED}</text:p>
          </table:table-cell>
          <table:table-cell office:value-type="string">
            <text:p>5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ttach repalce IAM role</text:p>
          </table:table-cell>
          <table:table-cell office:value-type="string">
            <text:p>{MARKED}</text:p>
          </table:table-cell>
          <table:table-cell office:value-type="string">
            <text:p>5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mys3adminaccess</text:p>
          </table:table-cell>
          <table:table-cell office:value-type="string">
            <text:p>{MARKED}</text:p>
          </table:table-cell>
          <table:table-cell office:value-type="string">
            <text:p>5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pply</text:p>
          </table:table-cell>
          <table:table-cell office:value-type="string">
            <text:p>{MARKED}</text:p>
          </table:table-cell>
          <table:table-cell office:value-type="string">
            <text:p>5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lose</text:p>
          </table:table-cell>
          <table:table-cell office:value-type="string">
            <text:p>{MARKED}</text:p>
          </table:table-cell>
          <table:table-cell office:value-type="string">
            <text:p>5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terminal</text:p>
          </table:table-cell>
          <table:table-cell office:value-type="string">
            <text:p>{MARKED}</text:p>
          </table:table-cell>
          <table:table-cell office:value-type="string">
            <text:p>5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//stille have error mesg</text:p>
          </table:table-cell>
          <table:table-cell office:value-type="string">
            <text:p>{MARKED}</text:p>
          </table:table-cell>
          <table:table-cell office:value-type="string">
            <text:p>6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s ~/.aws</text:p>
          </table:table-cell>
          <table:table-cell office:value-type="string">
            <text:p>{MARKED}</text:p>
          </table:table-cell>
          <table:table-cell office:value-type="string">
            <text:p>6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s</text:p>
          </table:table-cell>
          <table:table-cell office:value-type="string">
            <text:p>{MARKED}</text:p>
          </table:table-cell>
          <table:table-cell office:value-type="string">
            <text:p>6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run credentials type Y</text:p>
          </table:table-cell>
          <table:table-cell office:value-type="string">
            <text:p>{MARKED}</text:p>
          </table:table-cell>
          <table:table-cell office:value-type="string">
            <text:p>6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rm config type Y</text:p>
          </table:table-cell>
          <table:table-cell office:value-type="string">
            <text:p>{MARKED}</text:p>
          </table:table-cell>
          <table:table-cell office:value-type="string">
            <text:p>6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s </text:p>
          </table:table-cell>
          <table:table-cell office:value-type="string">
            <text:p>{MARKED}</text:p>
          </table:table-cell>
          <table:table-cell office:value-type="string">
            <text:p>6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d /</text:p>
          </table:table-cell>
          <table:table-cell office:value-type="string">
            <text:p>{MARKED}</text:p>
          </table:table-cell>
          <table:table-cell office:value-type="string">
            <text:p>6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&amp; // no creentials but role kicked in</text:p>
          </table:table-cell>
          <table:table-cell office:value-type="string">
            <text:p>{MARKED}</text:p>
          </table:table-cell>
          <table:table-cell office:value-type="string">
            <text:p>7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ws s3 ls s3://???? see constents</text:p>
          </table:table-cell>
          <table:table-cell office:value-type="string">
            <text:p>{MARKED}</text:p>
          </table:table-cell>
          <table:table-cell office:value-type="string">
            <text:p>7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echo “hello 2 “ &gt; hello2.txt</text:p>
          </table:table-cell>
          <table:table-cell office:value-type="string">
            <text:p>{MARKED}</text:p>
          </table:table-cell>
          <table:table-cell office:value-type="string">
            <text:p>7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ws s3 cp hello2.txt s3://acloudguru</text:p>
          </table:table-cell>
          <table:table-cell office:value-type="string">
            <text:p>{MARKED}</text:p>
          </table:table-cell>
          <table:table-cell office:value-type="string">
            <text:p>7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4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aws s3 ls s3://acloud????</text:p>
          </table:table-cell>
          <table:table-cell office:value-type="string">
            <text:p>{MARKED}</text:p>
          </table:table-cell>
          <table:table-cell office:value-type="string">
            <text:p>8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indow : how to find credential file </text:p>
          </table:table-cell>
          <table:table-cell office:value-type="string">
            <text:p>{MARKED}</text:p>
          </table:table-cell>
          <table:table-cell office:value-type="string">
            <text:p>8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&gt; RDS</text:p>
          </table:table-cell>
          <table:table-cell office:value-type="string">
            <text:p>{MARKED}</text:p>
          </table:table-cell>
          <table:table-cell office:value-type="string">
            <text:p>0;46</text:p>
          </table:table-cell>
          <table:table-cell office:value-type="string">
            <text:p>{MARKED}</text:p>
          </table:table-cell>
          <table:table-cell office:value-type="string">
            <text:p>18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database</text:p>
          </table:table-cell>
          <table:table-cell office:value-type="string">
            <text:p>{MARKED}</text:p>
          </table:table-cell>
          <table:table-cell office:value-type="string">
            <text:p>0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clect mysql</text:p>
          </table:table-cell>
          <table:table-cell office:value-type="string">
            <text:p>{MARKED}</text:p>
          </table:table-cell>
          <table:table-cell office:value-type="string">
            <text:p>1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free tier</text:p>
          </table:table-cell>
          <table:table-cell office:value-type="string">
            <text:p>{MARKED}</text:p>
          </table:table-cell>
          <table:table-cell office:value-type="string">
            <text:p>1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acloud guru and copy</text:p>
          </table:table-cell>
          <table:table-cell office:value-type="string">
            <text:p>{MARKED}</text:p>
          </table:table-cell>
          <table:table-cell office:value-type="string">
            <text:p>2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master username paste acloud guru</text:p>
          </table:table-cell>
          <table:table-cell office:value-type="string">
            <text:p>{MARKED}</text:p>
          </table:table-cell>
          <table:table-cell office:value-type="string">
            <text:p>2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sword paste acloudguru</text:p>
          </table:table-cell>
          <table:table-cell office:value-type="string">
            <text:p>{MARKED}</text:p>
          </table:table-cell>
          <table:table-cell office:value-type="string">
            <text:p>2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Keep db.t2.micro selected // cheapest option</text:p>
          </table:table-cell>
          <table:table-cell office:value-type="string">
            <text:p>{MARKED}</text:p>
          </table:table-cell>
          <table:table-cell office:value-type="string">
            <text:p>2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own arrow Additional connectivity config</text:p>
          </table:table-cell>
          <table:table-cell office:value-type="string">
            <text:p>{MARKED}</text:p>
          </table:table-cell>
          <table:table-cell office:value-type="string">
            <text:p>3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O crate new</text:p>
          </table:table-cell>
          <table:table-cell office:value-type="string">
            <text:p>{MARKED}</text:p>
          </table:table-cell>
          <table:table-cell office:value-type="string">
            <text:p>3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RDS-SG</text:p>
          </table:table-cell>
          <table:table-cell office:value-type="string">
            <text:p>{MARKED}</text:p>
          </table:table-cell>
          <table:table-cell office:value-type="string">
            <text:p>3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 = acloudguru</text:p>
          </table:table-cell>
          <table:table-cell office:value-type="string">
            <text:p>{MARKED}</text:p>
          </table:table-cell>
          <table:table-cell office:value-type="string">
            <text:p>3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ate database</text:p>
          </table:table-cell>
          <table:table-cell office:value-type="string">
            <text:p>{MARKED}</text:p>
          </table:table-cell>
          <table:table-cell office:value-type="string">
            <text:p>3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orange button</text:p>
          </table:table-cell>
          <table:table-cell office:value-type="string">
            <text:p>{MARKED}</text:p>
          </table:table-cell>
          <table:table-cell office:value-type="string">
            <text:p>3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</text:p>
          </table:table-cell>
          <table:table-cell office:value-type="string">
            <text:p>{MARKED}</text:p>
          </table:table-cell>
          <table:table-cell office:value-type="string">
            <text:p>4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s</text:p>
          </table:table-cell>
          <table:table-cell office:value-type="string">
            <text:p>{MARKED}</text:p>
          </table:table-cell>
          <table:table-cell office:value-type="string">
            <text:p>4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created database</text:p>
          </table:table-cell>
          <table:table-cell office:value-type="string">
            <text:p>{MARKED}</text:p>
          </table:table-cell>
          <table:table-cell office:value-type="string">
            <text:p>4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&gt;EC2</text:p>
          </table:table-cell>
          <table:table-cell office:value-type="string">
            <text:p>{MARKED}</text:p>
          </table:table-cell>
          <table:table-cell office:value-type="string">
            <text:p>4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unning instances hperlink</text:p>
          </table:table-cell>
          <table:table-cell office:value-type="string">
            <text:p>{MARKED}</text:p>
          </table:table-cell>
          <table:table-cell office:value-type="string">
            <text:p>4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instanst status = terminated</text:p>
          </table:table-cell>
          <table:table-cell office:value-type="string">
            <text:p>{MARKED}</text:p>
          </table:table-cell>
          <table:table-cell office:value-type="string">
            <text:p>4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own arrow -&gt; launch instance</text:p>
          </table:table-cell>
          <table:table-cell office:value-type="string">
            <text:p>{MARKED}</text:p>
          </table:table-cell>
          <table:table-cell office:value-type="string">
            <text:p>4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clect amazon linux AMI</text:p>
          </table:table-cell>
          <table:table-cell office:value-type="string">
            <text:p>{MARKED}</text:p>
          </table:table-cell>
          <table:table-cell office:value-type="string">
            <text:p>4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next:configure</text:p>
          </table:table-cell>
          <table:table-cell office:value-type="string">
            <text:p>{MARKED}</text:p>
          </table:table-cell>
          <table:table-cell office:value-type="string">
            <text:p>4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vanced details</text:p>
          </table:table-cell>
          <table:table-cell office:value-type="string">
            <text:p>{MARKED}</text:p>
          </table:table-cell>
          <table:table-cell office:value-type="string">
            <text:p>4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5</text:p>
          </table:table-cell>
          <table:table-cell table:number-columns-repeated="1017"/>
        </table:table-row>
        <table:table-row table:style-name="ro1">
          <table:table-cell office:value-type="string">
            <text:p>copy paste this bootstrap script from udemy folder</text:p>
          </table:table-cell>
          <table:table-cell office:value-type="string">
            <text:p>{MARKED}</text:p>
          </table:table-cell>
          <table:table-cell office:value-type="string">
            <text:p>4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bootstrap is conencted to this php file</text:p>
          </table:table-cell>
          <table:table-cell office:value-type="string">
            <text:p>{MARKED}</text:p>
          </table:table-cell>
          <table:table-cell office:value-type="string">
            <text:p>5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te the bootsstrap script</text:p>
          </table:table-cell>
          <table:table-cell office:value-type="string">
            <text:p>{MARKED}</text:p>
          </table:table-cell>
          <table:table-cell office:value-type="string">
            <text:p>6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5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6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:configure</text:p>
          </table:table-cell>
          <table:table-cell office:value-type="string">
            <text:p>{MARKED}</text:p>
          </table:table-cell>
          <table:table-cell office:value-type="string">
            <text:p>6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O select exsisting security grouo</text:p>
          </table:table-cell>
          <table:table-cell office:value-type="string">
            <text:p>{MARKED}</text:p>
          </table:table-cell>
          <table:table-cell office:value-type="string">
            <text:p>6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O sg-2?????</text:p>
          </table:table-cell>
          <table:table-cell office:value-type="string">
            <text:p>{MARKED}</text:p>
          </table:table-cell>
          <table:table-cell office:value-type="string">
            <text:p>6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eview and launch</text:p>
          </table:table-cell>
          <table:table-cell office:value-type="string">
            <text:p>{MARKED}</text:p>
          </table:table-cell>
          <table:table-cell office:value-type="string">
            <text:p>7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launch</text:p>
          </table:table-cell>
          <table:table-cell office:value-type="string">
            <text:p>{MARKED}</text:p>
          </table:table-cell>
          <table:table-cell office:value-type="string">
            <text:p>7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[] aknowledge &gt; click launch instance</text:p>
          </table:table-cell>
          <table:table-cell office:value-type="string">
            <text:p>{MARKED}</text:p>
          </table:table-cell>
          <table:table-cell office:value-type="string">
            <text:p>7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view instances</text:p>
          </table:table-cell>
          <table:table-cell office:value-type="string">
            <text:p>{MARKED}</text:p>
          </table:table-cell>
          <table:table-cell office:value-type="string">
            <text:p>7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its pending</text:p>
          </table:table-cell>
          <table:table-cell office:value-type="string">
            <text:p>{MARKED}</text:p>
          </table:table-cell>
          <table:table-cell office:value-type="string">
            <text:p>7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hile waiting = click services -&gt;RDS</text:p>
          </table:table-cell>
          <table:table-cell office:value-type="string">
            <text:p>{MARKED}</text:p>
          </table:table-cell>
          <table:table-cell office:value-type="string">
            <text:p>7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B instances</text:p>
          </table:table-cell>
          <table:table-cell office:value-type="string">
            <text:p>{MARKED}</text:p>
          </table:table-cell>
          <table:table-cell office:value-type="string">
            <text:p>7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cloudguru</text:p>
          </table:table-cell>
          <table:table-cell office:value-type="string">
            <text:p>{MARKED}</text:p>
          </table:table-cell>
          <table:table-cell office:value-type="string">
            <text:p>7;3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endpoint address DNS</text:p>
          </table:table-cell>
          <table:table-cell office:value-type="string">
            <text:p>{MARKED}</text:p>
          </table:table-cell>
          <table:table-cell office:value-type="string">
            <text:p>7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services &gt; EC2</text:p>
          </table:table-cell>
          <table:table-cell office:value-type="string">
            <text:p>{MARKED}</text:p>
          </table:table-cell>
          <table:table-cell office:value-type="string">
            <text:p>8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unning instances hperlink</text:p>
          </table:table-cell>
          <table:table-cell office:value-type="string">
            <text:p>{MARKED}</text:p>
          </table:table-cell>
          <table:table-cell office:value-type="string">
            <text:p>8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instance is running &gt; click instance</text:p>
          </table:table-cell>
          <table:table-cell office:value-type="string">
            <text:p>{MARKED}</text:p>
          </table:table-cell>
          <table:table-cell office:value-type="string">
            <text:p>8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public IP address</text:p>
          </table:table-cell>
          <table:table-cell office:value-type="string">
            <text:p>{MARKED}</text:p>
          </table:table-cell>
          <table:table-cell office:value-type="string">
            <text:p>8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et IP address into browser</text:p>
          </table:table-cell>
          <table:table-cell office:value-type="string">
            <text:p>{MARKED}</text:p>
          </table:table-cell>
          <table:table-cell office:value-type="string">
            <text:p>8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terminal</text:p>
          </table:table-cell>
          <table:table-cell office:value-type="string">
            <text:p>{MARKED}</text:p>
          </table:table-cell>
          <table:table-cell office:value-type="string">
            <text:p>8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sh ec2-user@PASTE -i ???.pem</text:p>
          </table:table-cell>
          <table:table-cell office:value-type="string">
            <text:p>{MARKED}</text:p>
          </table:table-cell>
          <table:table-cell office:value-type="string">
            <text:p>9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Y</text:p>
          </table:table-cell>
          <table:table-cell office:value-type="string">
            <text:p>{MARKED}</text:p>
          </table:table-cell>
          <table:table-cell office:value-type="string">
            <text:p>9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udo su</text:p>
          </table:table-cell>
          <table:table-cell office:value-type="string">
            <text:p>{MARKED}</text:p>
          </table:table-cell>
          <table:table-cell office:value-type="string">
            <text:p>9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d /var/www/html</text:p>
          </table:table-cell>
          <table:table-cell office:value-type="string">
            <text:p>{MARKED}</text:p>
          </table:table-cell>
          <table:table-cell office:value-type="string">
            <text:p>9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6</text:p>
          </table:table-cell>
          <table:table-cell table:number-columns-repeated="1017"/>
        </table:table-row>
        <table:table-row table:style-name="ro1">
          <table:table-cell office:value-type="string">
            <text:p>ls</text:p>
          </table:table-cell>
          <table:table-cell office:value-type="string">
            <text:p>{MARKED}</text:p>
          </table:table-cell>
          <table:table-cell office:value-type="string">
            <text:p>9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no connect.php</text:p>
          </table:table-cell>
          <table:table-cell office:value-type="string">
            <text:p>{MARKED}</text:p>
          </table:table-cell>
          <table:table-cell office:value-type="string">
            <text:p>9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elete hostname </text:p>
          </table:table-cell>
          <table:table-cell office:value-type="string">
            <text:p>{MARKED}</text:p>
          </table:table-cell>
          <table:table-cell office:value-type="string">
            <text:p>10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es &gt;RDS</text:p>
          </table:table-cell>
          <table:table-cell office:value-type="string">
            <text:p>{MARKED}</text:p>
          </table:table-cell>
          <table:table-cell office:value-type="string">
            <text:p>10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s</text:p>
          </table:table-cell>
          <table:table-cell office:value-type="string">
            <text:p>{MARKED}</text:p>
          </table:table-cell>
          <table:table-cell office:value-type="string">
            <text:p>10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cloud guru</text:p>
          </table:table-cell>
          <table:table-cell office:value-type="string">
            <text:p>{MARKED}</text:p>
          </table:table-cell>
          <table:table-cell office:value-type="string">
            <text:p>10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endpoint</text:p>
          </table:table-cell>
          <table:table-cell office:value-type="string">
            <text:p>{MARKED}</text:p>
          </table:table-cell>
          <table:table-cell office:value-type="string">
            <text:p>10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[asete into $hostname</text:p>
          </table:table-cell>
          <table:table-cell office:value-type="string">
            <text:p>{MARKED}</text:p>
          </table:table-cell>
          <table:table-cell office:value-type="string">
            <text:p>10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it CRTL X</text:p>
          </table:table-cell>
          <table:table-cell office:value-type="string">
            <text:p>{MARKED}</text:p>
          </table:table-cell>
          <table:table-cell office:value-type="string">
            <text:p>10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it Y</text:p>
          </table:table-cell>
          <table:table-cell office:value-type="string">
            <text:p>{MARKED}</text:p>
          </table:table-cell>
          <table:table-cell office:value-type="string">
            <text:p>10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nnect.php //for filename</text:p>
          </table:table-cell>
          <table:table-cell office:value-type="string">
            <text:p>{MARKED}</text:p>
          </table:table-cell>
          <table:table-cell office:value-type="string">
            <text:p>10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go back to browser</text:p>
          </table:table-cell>
          <table:table-cell office:value-type="string">
            <text:p>{MARKED}</text:p>
          </table:table-cell>
          <table:table-cell office:value-type="string">
            <text:p>10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ddress / connect.php //will hang</text:p>
          </table:table-cell>
          <table:table-cell office:value-type="string">
            <text:p>{MARKED}</text:p>
          </table:table-cell>
          <table:table-cell office:value-type="string">
            <text:p>10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error mesg</text:p>
          </table:table-cell>
          <table:table-cell office:value-type="string">
            <text:p>{MARKED}</text:p>
          </table:table-cell>
          <table:table-cell office:value-type="string">
            <text:p>11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ubnet groups</text:p>
          </table:table-cell>
          <table:table-cell office:value-type="string">
            <text:p>{MARKED}</text:p>
          </table:table-cell>
          <table:table-cell office:value-type="string">
            <text:p>11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rds-launch-wizard</text:p>
          </table:table-cell>
          <table:table-cell office:value-type="string">
            <text:p>{MARKED}</text:p>
          </table:table-cell>
          <table:table-cell office:value-type="string">
            <text:p>11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bound tab</text:p>
          </table:table-cell>
          <table:table-cell office:value-type="string">
            <text:p>{MARKED}</text:p>
          </table:table-cell>
          <table:table-cell office:value-type="string">
            <text:p>12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X delete filter to see all groups</text:p>
          </table:table-cell>
          <table:table-cell office:value-type="string">
            <text:p>{MARKED}</text:p>
          </table:table-cell>
          <table:table-cell office:value-type="string">
            <text:p>12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dit button</text:p>
          </table:table-cell>
          <table:table-cell office:value-type="string">
            <text:p>{MARKED}</text:p>
          </table:table-cell>
          <table:table-cell office:value-type="string">
            <text:p>12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rule</text:p>
          </table:table-cell>
          <table:table-cell office:value-type="string">
            <text:p>{MARKED}</text:p>
          </table:table-cell>
          <table:table-cell office:value-type="string">
            <text:p>12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mysql/aurra</text:p>
          </table:table-cell>
          <table:table-cell office:value-type="string">
            <text:p>{MARKED}</text:p>
          </table:table-cell>
          <table:table-cell office:value-type="string">
            <text:p>12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sq - then tab key - then mywebDMZ</text:p>
          </table:table-cell>
          <table:table-cell office:value-type="string">
            <text:p>{MARKED}</text:p>
          </table:table-cell>
          <table:table-cell office:value-type="string">
            <text:p>12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ick save</text:p>
          </table:table-cell>
          <table:table-cell office:value-type="string">
            <text:p>{MARKED}</text:p>
          </table:table-cell>
          <table:table-cell office:value-type="string">
            <text:p>12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???/connect.php</text:p>
          </table:table-cell>
          <table:table-cell office:value-type="string">
            <text:p>{MARKED}</text:p>
          </table:table-cell>
          <table:table-cell office:value-type="string">
            <text:p>12;5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regresh page &amp; error is fixed</text:p>
          </table:table-cell>
          <table:table-cell office:value-type="string">
            <text:p>{MARKED}</text:p>
          </table:table-cell>
          <table:table-cell office:value-type="string">
            <text:p>12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ces &gt; relational database service</text:p>
          </table:table-cell>
          <table:table-cell office:value-type="string">
            <text:p>{MARKED}</text:p>
          </table:table-cell>
          <table:table-cell office:value-type="string">
            <text:p>4;28</text:p>
          </table:table-cell>
          <table:table-cell office:value-type="string">
            <text:p>{MARKED}</text:p>
          </table:table-cell>
          <table:table-cell office:value-type="string">
            <text:p>19</text:p>
          </table:table-cell>
          <table:table-cell office:value-type="string">
            <text:p>{MARKED}</text:p>
          </table:table-cell>
          <table:table-cell office:value-type="string">
            <text:p>aws17</text:p>
          </table:table-cell>
          <table:table-cell table:number-columns-repeated="1017"/>
        </table:table-row>
        <table:table-row table:style-name="ro1">
          <table:table-cell office:value-type="string">
            <text:p>select O acloud guru</text:p>
          </table:table-cell>
          <table:table-cell office:value-type="string">
            <text:p>{MARKED}</text:p>
          </table:table-cell>
          <table:table-cell office:value-type="string">
            <text:p>4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 actions</text:p>
          </table:table-cell>
          <table:table-cell office:value-type="string">
            <text:p>{MARKED}</text:p>
          </table:table-cell>
          <table:table-cell office:value-type="string">
            <text:p>4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modify</text:p>
          </table:table-cell>
          <table:table-cell office:value-type="string">
            <text:p>{MARKED}</text:p>
          </table:table-cell>
          <table:table-cell office:value-type="string">
            <text:p>4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</text:p>
          </table:table-cell>
          <table:table-cell office:value-type="string">
            <text:p>{MARKED}</text:p>
          </table:table-cell>
          <table:table-cell office:value-type="string">
            <text:p>5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napshots and look</text:p>
          </table:table-cell>
          <table:table-cell office:value-type="string">
            <text:p>{MARKED}</text:p>
          </table:table-cell>
          <table:table-cell office:value-type="string">
            <text:p>5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s</text:p>
          </table:table-cell>
          <table:table-cell office:value-type="string">
            <text:p>{MARKED}</text:p>
          </table:table-cell>
          <table:table-cell office:value-type="string">
            <text:p>5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cloudguru</text:p>
          </table:table-cell>
          <table:table-cell office:value-type="string">
            <text:p>{MARKED}</text:p>
          </table:table-cell>
          <table:table-cell office:value-type="string">
            <text:p>5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s actions &gt; resotre to pint in time</text:p>
          </table:table-cell>
          <table:table-cell office:value-type="string">
            <text:p>{MARKED}</text:p>
          </table:table-cell>
          <table:table-cell office:value-type="string">
            <text:p>5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ustom</text:p>
          </table:table-cell>
          <table:table-cell office:value-type="string">
            <text:p>{MARKED}</text:p>
          </table:table-cell>
          <table:table-cell office:value-type="string">
            <text:p>5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tances &gt; click acloudguru</text:p>
          </table:table-cell>
          <table:table-cell office:value-type="string">
            <text:p>{MARKED}</text:p>
          </table:table-cell>
          <table:table-cell office:value-type="string">
            <text:p>6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ce actions &gt; click take snapshot</text:p>
          </table:table-cell>
          <table:table-cell office:value-type="string">
            <text:p>{MARKED}</text:p>
          </table:table-cell>
          <table:table-cell office:value-type="string">
            <text:p>6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oe acloudguru-manual-snapshot and CLICK take snapshot</text:p>
          </table:table-cell>
          <table:table-cell office:value-type="string">
            <text:p>{MARKED}</text:p>
          </table:table-cell>
          <table:table-cell office:value-type="string">
            <text:p>6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: status is creating</text:p>
          </table:table-cell>
          <table:table-cell office:value-type="string">
            <text:p>{MARKED}</text:p>
          </table:table-cell>
          <table:table-cell office:value-type="string">
            <text:p>6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regresh page status is available</text:p>
          </table:table-cell>
          <table:table-cell office:value-type="string">
            <text:p>{MARKED}</text:p>
          </table:table-cell>
          <table:table-cell office:value-type="string">
            <text:p>6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[] rdsacloudguru</text:p>
          </table:table-cell>
          <table:table-cell office:value-type="string">
            <text:p>{MARKED}</text:p>
          </table:table-cell>
          <table:table-cell office:value-type="string">
            <text:p>6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ctions &gt; click copysnapshot</text:p>
          </table:table-cell>
          <table:table-cell office:value-type="string">
            <text:p>{MARKED}</text:p>
          </table:table-cell>
          <table:table-cell office:value-type="string">
            <text:p>6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enable encryption </text:p>
          </table:table-cell>
          <table:table-cell office:value-type="string">
            <text:p>{MARKED}</text:p>
          </table:table-cell>
          <table:table-cell office:value-type="string">
            <text:p>6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ervies &gt; click relation databseservice</text:p>
          </table:table-cell>
          <table:table-cell office:value-type="string">
            <text:p>{MARKED}</text:p>
          </table:table-cell>
          <table:table-cell office:value-type="string">
            <text:p>14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s</text:p>
          </table:table-cell>
          <table:table-cell office:value-type="string">
            <text:p>{MARKED}</text:p>
          </table:table-cell>
          <table:table-cell office:value-type="string">
            <text:p>14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O acloudguru</text:p>
          </table:table-cell>
          <table:table-cell office:value-type="string">
            <text:p>{MARKED}</text:p>
          </table:table-cell>
          <table:table-cell office:value-type="string">
            <text:p>14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 actions &gt; create read replica</text:p>
          </table:table-cell>
          <table:table-cell office:value-type="string">
            <text:p>{MARKED}</text:p>
          </table:table-cell>
          <table:table-cell office:value-type="string">
            <text:p>14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roudn &amp; click cancel</text:p>
          </table:table-cell>
          <table:table-cell office:value-type="string">
            <text:p>{MARKED}</text:p>
          </table:table-cell>
          <table:table-cell office:value-type="string">
            <text:p>15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 actions &gt; click modify</text:p>
          </table:table-cell>
          <table:table-cell office:value-type="string">
            <text:p>{MARKED}</text:p>
          </table:table-cell>
          <table:table-cell office:value-type="string">
            <text:p>15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O yes multAZ delplyment</text:p>
          </table:table-cell>
          <table:table-cell office:value-type="string">
            <text:p>{MARKED}</text:p>
          </table:table-cell>
          <table:table-cell office:value-type="string">
            <text:p>15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es &gt; click acloud guru</text:p>
          </table:table-cell>
          <table:table-cell office:value-type="string">
            <text:p>{MARKED}</text:p>
          </table:table-cell>
          <table:table-cell office:value-type="string">
            <text:p>16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nstance actions &gt; click delte</text:p>
          </table:table-cell>
          <table:table-cell office:value-type="string">
            <text:p>{MARKED}</text:p>
          </table:table-cell>
          <table:table-cell office:value-type="string">
            <text:p>16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no from dropdown &gt; [] I acknowledge</text:p>
          </table:table-cell>
          <table:table-cell office:value-type="string">
            <text:p>{MARKED}</text:p>
          </table:table-cell>
          <table:table-cell office:value-type="string">
            <text:p>16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elete</text:p>
          </table:table-cell>
          <table:table-cell office:value-type="string">
            <text:p>{MARKED}</text:p>
          </table:table-cell>
          <table:table-cell office:value-type="string">
            <text:p>16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8</text:p>
          </table:table-cell>
          <table:table-cell table:number-columns-repeated="1017"/>
        </table:table-row>
        <table:table-row table:style-name="ro1">
          <table:table-cell office:value-type="string">
            <text:p>click services &gt; click S3</text:p>
          </table:table-cell>
          <table:table-cell office:value-type="string">
            <text:p>{MARKED}</text:p>
          </table:table-cell>
          <table:table-cell office:value-type="string">
            <text:p>0;41</text:p>
          </table:table-cell>
          <table:table-cell office:value-type="string">
            <text:p>{MARKED}</text:p>
          </table:table-cell>
          <table:table-cell office:value-type="string">
            <text:p>24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ate bucket</text:p>
          </table:table-cell>
          <table:table-cell office:value-type="string">
            <text:p>{MARKED}</text:p>
          </table:table-cell>
          <table:table-cell office:value-type="string">
            <text:p>1;0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bucket name - cusotm and a globaly unique name</text:p>
          </table:table-cell>
          <table:table-cell office:value-type="string">
            <text:p>{MARKED}</text:p>
          </table:table-cell>
          <table:table-cell office:value-type="string">
            <text:p>1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region and click next</text:p>
          </table:table-cell>
          <table:table-cell office:value-type="string">
            <text:p>{MARKED}</text:p>
          </table:table-cell>
          <table:table-cell office:value-type="string">
            <text:p>1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round and then click next look around</text:p>
          </table:table-cell>
          <table:table-cell office:value-type="string">
            <text:p>{MARKED}</text:p>
          </table:table-cell>
          <table:table-cell office:value-type="string">
            <text:p>5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round</text:p>
          </table:table-cell>
          <table:table-cell office:value-type="string">
            <text:p>{MARKED}</text:p>
          </table:table-cell>
          <table:table-cell office:value-type="string">
            <text:p>4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6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bucket</text:p>
          </table:table-cell>
          <table:table-cell office:value-type="string">
            <text:p>{MARKED}</text:p>
          </table:table-cell>
          <table:table-cell office:value-type="string">
            <text:p>6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the bucket you just created</text:p>
          </table:table-cell>
          <table:table-cell office:value-type="string">
            <text:p>{MARKED}</text:p>
          </table:table-cell>
          <table:table-cell office:value-type="string">
            <text:p>6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folder</text:p>
          </table:table-cell>
          <table:table-cell office:value-type="string">
            <text:p>{MARKED}</text:p>
          </table:table-cell>
          <table:table-cell office:value-type="string">
            <text:p>6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iamges and click save</text:p>
          </table:table-cell>
          <table:table-cell office:value-type="string">
            <text:p>{MARKED}</text:p>
          </table:table-cell>
          <table:table-cell office:value-type="string">
            <text:p>6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folder and type notes &amp; click save</text:p>
          </table:table-cell>
          <table:table-cell office:value-type="string">
            <text:p>{MARKED}</text:p>
          </table:table-cell>
          <table:table-cell office:value-type="string">
            <text:p>6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mages</text:p>
          </table:table-cell>
          <table:table-cell office:value-type="string">
            <text:p>{MARKED}</text:p>
          </table:table-cell>
          <table:table-cell office:value-type="string">
            <text:p>6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6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files</text:p>
          </table:table-cell>
          <table:table-cell office:value-type="string">
            <text:p>{MARKED}</text:p>
          </table:table-cell>
          <table:table-cell office:value-type="string">
            <text:p>6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find an image and select ti</text:p>
          </table:table-cell>
          <table:table-cell office:value-type="string">
            <text:p>{MARKED}</text:p>
          </table:table-cell>
          <table:table-cell office:value-type="string">
            <text:p>6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6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account &amp; look</text:p>
          </table:table-cell>
          <table:table-cell office:value-type="string">
            <text:p>{MARKED}</text:p>
          </table:table-cell>
          <table:table-cell office:value-type="string">
            <text:p>7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7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7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9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19</text:p>
          </table:table-cell>
          <table:table-cell table:number-columns-repeated="1017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9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the image file</text:p>
          </table:table-cell>
          <table:table-cell office:value-type="string">
            <text:p>{MARKED}</text:p>
          </table:table-cell>
          <table:table-cell office:value-type="string">
            <text:p>9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open and image opens</text:p>
          </table:table-cell>
          <table:table-cell office:value-type="string">
            <text:p>{MARKED}</text:p>
          </table:table-cell>
          <table:table-cell office:value-type="string">
            <text:p>9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aws</text:p>
          </table:table-cell>
          <table:table-cell office:value-type="string">
            <text:p>{MARKED}</text:p>
          </table:table-cell>
          <table:table-cell office:value-type="string">
            <text:p>9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yperlink</text:p>
          </table:table-cell>
          <table:table-cell office:value-type="string">
            <text:p>{MARKED}</text:p>
          </table:table-cell>
          <table:table-cell office:value-type="string">
            <text:p>9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ccess denied message // no public access</text:p>
          </table:table-cell>
          <table:table-cell office:value-type="string">
            <text:p>{MARKED}</text:p>
          </table:table-cell>
          <table:table-cell office:value-type="string">
            <text:p>9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aws</text:p>
          </table:table-cell>
          <table:table-cell office:value-type="string">
            <text:p>{MARKED}</text:p>
          </table:table-cell>
          <table:table-cell office:value-type="string">
            <text:p>10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 cloudguru-faye</text:p>
          </table:table-cell>
          <table:table-cell office:value-type="string">
            <text:p>{MARKED}</text:p>
          </table:table-cell>
          <table:table-cell office:value-type="string">
            <text:p>10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otes</text:p>
          </table:table-cell>
          <table:table-cell office:value-type="string">
            <text:p>{MARKED}</text:p>
          </table:table-cell>
          <table:table-cell office:value-type="string">
            <text:p>10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10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files</text:p>
          </table:table-cell>
          <table:table-cell office:value-type="string">
            <text:p>{MARKED}</text:p>
          </table:table-cell>
          <table:table-cell office:value-type="string">
            <text:p>10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find a text file and select it</text:p>
          </table:table-cell>
          <table:table-cell office:value-type="string">
            <text:p>{MARKED}</text:p>
          </table:table-cell>
          <table:table-cell office:value-type="string">
            <text:p>10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0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'grantpublic ' form dropdown</text:p>
          </table:table-cell>
          <table:table-cell office:value-type="string">
            <text:p>{MARKED}</text:p>
          </table:table-cell>
          <table:table-cell office:value-type="string">
            <text:p>10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0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0;5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10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: error at bottom</text:p>
          </table:table-cell>
          <table:table-cell office:value-type="string">
            <text:p>{MARKED}</text:p>
          </table:table-cell>
          <table:table-cell office:value-type="string">
            <text:p>10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roor&gt; click upload</text:p>
          </table:table-cell>
          <table:table-cell office:value-type="string">
            <text:p>{MARKED}</text:p>
          </table:table-cell>
          <table:table-cell office:value-type="string">
            <text:p>;10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forbidden</text:p>
          </table:table-cell>
          <table:table-cell office:value-type="string">
            <text:p>{MARKED}</text:p>
          </table:table-cell>
          <table:table-cell office:value-type="string">
            <text:p>11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lose</text:p>
          </table:table-cell>
          <table:table-cell office:value-type="string">
            <text:p>{MARKED}</text:p>
          </table:table-cell>
          <table:table-cell office:value-type="string">
            <text:p>11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your buck link</text:p>
          </table:table-cell>
          <table:table-cell office:value-type="string">
            <text:p>{MARKED}</text:p>
          </table:table-cell>
          <table:table-cell office:value-type="string">
            <text:p>11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permissions tab</text:p>
          </table:table-cell>
          <table:table-cell office:value-type="string">
            <text:p>{MARKED}</text:p>
          </table:table-cell>
          <table:table-cell office:value-type="string">
            <text:p>11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under public access settings</text:p>
          </table:table-cell>
          <table:table-cell office:value-type="string">
            <text:p>{MARKED}</text:p>
          </table:table-cell>
          <table:table-cell office:value-type="string">
            <text:p>11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dit</text:p>
          </table:table-cell>
          <table:table-cell office:value-type="string">
            <text:p>{MARKED}</text:p>
          </table:table-cell>
          <table:table-cell office:value-type="string">
            <text:p>11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remove all the check marks</text:p>
          </table:table-cell>
          <table:table-cell office:value-type="string">
            <text:p>{MARKED}</text:p>
          </table:table-cell>
          <table:table-cell office:value-type="string">
            <text:p>11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ll check mars are now removed.</text:p>
          </table:table-cell>
          <table:table-cell office:value-type="string">
            <text:p>{MARKED}</text:p>
          </table:table-cell>
          <table:table-cell office:value-type="string">
            <text:p>11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lick save</text:p>
          </table:table-cell>
          <table:table-cell office:value-type="string">
            <text:p>{MARKED}</text:p>
          </table:table-cell>
          <table:table-cell office:value-type="string">
            <text:p>11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20</text:p>
          </table:table-cell>
          <table:table-cell table:number-columns-repeated="1017"/>
        </table:table-row>
        <table:table-row table:style-name="ro1">
          <table:table-cell office:value-type="string">
            <text:p>type confirm &gt; click confirm</text:p>
          </table:table-cell>
          <table:table-cell office:value-type="string">
            <text:p>{MARKED}</text:p>
          </table:table-cell>
          <table:table-cell office:value-type="string">
            <text:p>11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overview tab</text:p>
          </table:table-cell>
          <table:table-cell office:value-type="string">
            <text:p>{MARKED}</text:p>
          </table:table-cell>
          <table:table-cell office:value-type="string">
            <text:p>11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otes</text:p>
          </table:table-cell>
          <table:table-cell office:value-type="string">
            <text:p>{MARKED}</text:p>
          </table:table-cell>
          <table:table-cell office:value-type="string">
            <text:p>11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 </text:p>
          </table:table-cell>
          <table:table-cell office:value-type="string">
            <text:p>{MARKED}</text:p>
          </table:table-cell>
          <table:table-cell office:value-type="string">
            <text:p>11;4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lick add files</text:p>
          </table:table-cell>
          <table:table-cell office:value-type="string">
            <text:p>{MARKED}</text:p>
          </table:table-cell>
          <table:table-cell office:value-type="string">
            <text:p>11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soem ranodm textfile</text:p>
          </table:table-cell>
          <table:table-cell office:value-type="string">
            <text:p>{MARKED}</text:p>
          </table:table-cell>
          <table:table-cell office:value-type="string">
            <text:p>11;5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1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ublic read access &gt; click next</text:p>
          </table:table-cell>
          <table:table-cell office:value-type="string">
            <text:p>{MARKED}</text:p>
          </table:table-cell>
          <table:table-cell office:value-type="string">
            <text:p>11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11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12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lick textfile</text:p>
          </table:table-cell>
          <table:table-cell office:value-type="string">
            <text:p>{MARKED}</text:p>
          </table:table-cell>
          <table:table-cell office:value-type="string">
            <text:p>12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open button</text:p>
          </table:table-cell>
          <table:table-cell office:value-type="string">
            <text:p>{MARKED}</text:p>
          </table:table-cell>
          <table:table-cell office:value-type="string">
            <text:p>12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works</text:p>
          </table:table-cell>
          <table:table-cell office:value-type="string">
            <text:p>{MARKED}</text:p>
          </table:table-cell>
          <table:table-cell office:value-type="string">
            <text:p>12;2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lick hyperlink</text:p>
          </table:table-cell>
          <table:table-cell office:value-type="string">
            <text:p>{MARKED}</text:p>
          </table:table-cell>
          <table:table-cell office:value-type="string">
            <text:p>12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it owrks</text:p>
          </table:table-cell>
          <table:table-cell office:value-type="string">
            <text:p>{MARKED}</text:p>
          </table:table-cell>
          <table:table-cell office:value-type="string">
            <text:p>12;3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cket you made</text:p>
          </table:table-cell>
          <table:table-cell office:value-type="string">
            <text:p>{MARKED}</text:p>
          </table:table-cell>
          <table:table-cell office:value-type="string">
            <text:p>12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images folder</text:p>
          </table:table-cell>
          <table:table-cell office:value-type="string">
            <text:p>{MARKED}</text:p>
          </table:table-cell>
          <table:table-cell office:value-type="string">
            <text:p>12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image</text:p>
          </table:table-cell>
          <table:table-cell office:value-type="string">
            <text:p>{MARKED}</text:p>
          </table:table-cell>
          <table:table-cell office:value-type="string">
            <text:p>12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hyperlink</text:p>
          </table:table-cell>
          <table:table-cell office:value-type="string">
            <text:p>{MARKED}</text:p>
          </table:table-cell>
          <table:table-cell office:value-type="string">
            <text:p>12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still not public</text:p>
          </table:table-cell>
          <table:table-cell office:value-type="string">
            <text:p>{MARKED}</text:p>
          </table:table-cell>
          <table:table-cell office:value-type="string">
            <text:p>13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ermissions tab</text:p>
          </table:table-cell>
          <table:table-cell office:value-type="string">
            <text:p>{MARKED}</text:p>
          </table:table-cell>
          <table:table-cell office:value-type="string">
            <text:p>13;3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cket policy square</text:p>
          </table:table-cell>
          <table:table-cell office:value-type="string">
            <text:p>{MARKED}</text:p>
          </table:table-cell>
          <table:table-cell office:value-type="string">
            <text:p>12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olicy generator link</text:p>
          </table:table-cell>
          <table:table-cell office:value-type="string">
            <text:p>{MARKED}</text:p>
          </table:table-cell>
          <table:table-cell office:value-type="string">
            <text:p>13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s3 bucket policy</text:p>
          </table:table-cell>
          <table:table-cell office:value-type="string">
            <text:p>{MARKED}</text:p>
          </table:table-cell>
          <table:table-cell office:value-type="string">
            <text:p>13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hover over principal </text:p>
          </table:table-cell>
          <table:table-cell office:value-type="string">
            <text:p>{MARKED}</text:p>
          </table:table-cell>
          <table:table-cell office:value-type="string">
            <text:p>14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open aws in new tab</text:p>
          </table:table-cell>
          <table:table-cell office:value-type="string">
            <text:p>{MARKED}</text:p>
          </table:table-cell>
          <table:table-cell office:value-type="string">
            <text:p>14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21</text:p>
          </table:table-cell>
          <table:table-cell table:number-columns-repeated="1017"/>
        </table:table-row>
        <table:table-row table:style-name="ro1">
          <table:table-cell office:value-type="string">
            <text:p>click services &gt; click iam</text:p>
          </table:table-cell>
          <table:table-cell office:value-type="string">
            <text:p>{MARKED}</text:p>
          </table:table-cell>
          <table:table-cell office:value-type="string">
            <text:p>14;3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sers</text:p>
          </table:table-cell>
          <table:table-cell office:value-type="string">
            <text:p>{MARKED}</text:p>
          </table:table-cell>
          <table:table-cell office:value-type="string">
            <text:p>14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 user</text:p>
          </table:table-cell>
          <table:table-cell office:value-type="string">
            <text:p>{MARKED}</text:p>
          </table:table-cell>
          <table:table-cell office:value-type="string">
            <text:p>14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opy to clipboard button</text:p>
          </table:table-cell>
          <table:table-cell office:value-type="string">
            <text:p>{MARKED}</text:p>
          </table:table-cell>
          <table:table-cell office:value-type="string">
            <text:p>14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te into principal </text:p>
          </table:table-cell>
          <table:table-cell office:value-type="string">
            <text:p>{MARKED}</text:p>
          </table:table-cell>
          <table:table-cell office:value-type="string">
            <text:p>14;4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makesure aws service = amazons3</text:p>
          </table:table-cell>
          <table:table-cell office:value-type="string">
            <text:p>{MARKED}</text:p>
          </table:table-cell>
          <table:table-cell office:value-type="string">
            <text:p>14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down arrow</text:p>
          </table:table-cell>
          <table:table-cell office:value-type="string">
            <text:p>{MARKED}</text:p>
          </table:table-cell>
          <table:table-cell office:value-type="string">
            <text:p>14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get bucket policy</text:p>
          </table:table-cell>
          <table:table-cell office:value-type="string">
            <text:p>{MARKED}</text:p>
          </table:table-cell>
          <table:table-cell office:value-type="string">
            <text:p>15;0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to other aws page</text:p>
          </table:table-cell>
          <table:table-cell office:value-type="string">
            <text:p>{MARKED}</text:p>
          </table:table-cell>
          <table:table-cell office:value-type="string">
            <text:p>15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the full bucket name</text:p>
          </table:table-cell>
          <table:table-cell office:value-type="string">
            <text:p>{MARKED}</text:p>
          </table:table-cell>
          <table:table-cell office:value-type="string">
            <text:p>15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te into arn field</text:p>
          </table:table-cell>
          <table:table-cell office:value-type="string">
            <text:p>{MARKED}</text:p>
          </table:table-cell>
          <table:table-cell office:value-type="string">
            <text:p>15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statement</text:p>
          </table:table-cell>
          <table:table-cell office:value-type="string">
            <text:p>{MARKED}</text:p>
          </table:table-cell>
          <table:table-cell table:style-name="Default" office:value-type="string">
            <text:p>15;3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enerate policy</text:p>
          </table:table-cell>
          <table:table-cell office:value-type="string">
            <text:p>{MARKED}</text:p>
          </table:table-cell>
          <table:table-cell office:value-type="string">
            <text:p>15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stuff</text:p>
          </table:table-cell>
          <table:table-cell office:value-type="string">
            <text:p>{MARKED}</text:p>
          </table:table-cell>
          <table:table-cell office:value-type="string">
            <text:p>15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this page</text:p>
          </table:table-cell>
          <table:table-cell office:value-type="string">
            <text:p>{MARKED}</text:p>
          </table:table-cell>
          <table:table-cell office:value-type="string">
            <text:p>15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te into editor</text:p>
          </table:table-cell>
          <table:table-cell office:value-type="string">
            <text:p>{MARKED}</text:p>
          </table:table-cell>
          <table:table-cell office:value-type="string">
            <text:p>15;5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ave</text:p>
          </table:table-cell>
          <table:table-cell office:value-type="string">
            <text:p>{MARKED}</text:p>
          </table:table-cell>
          <table:table-cell office:value-type="string">
            <text:p>15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3</text:p>
          </table:table-cell>
          <table:table-cell office:value-type="string">
            <text:p>{MARKED}</text:p>
          </table:table-cell>
          <table:table-cell office:value-type="string">
            <text:p>0;35</text:p>
          </table:table-cell>
          <table:table-cell office:value-type="string">
            <text:p>{MARKED}</text:p>
          </table:table-cell>
          <table:table-cell office:value-type="string">
            <text:p>26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ate bucket</text:p>
          </table:table-cell>
          <table:table-cell office:value-type="string">
            <text:p>{MARKED}</text:p>
          </table:table-cell>
          <table:table-cell office:value-type="string">
            <text:p>0;3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 - fayes-encrypted-file region = frankfurt</text:p>
          </table:table-cell>
          <table:table-cell office:value-type="string">
            <text:p>{MARKED}</text:p>
          </table:table-cell>
          <table:table-cell office:value-type="string">
            <text:p>0;4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0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again</text:p>
          </table:table-cell>
          <table:table-cell office:value-type="string">
            <text:p>{MARKED}</text:p>
          </table:table-cell>
          <table:table-cell office:value-type="string">
            <text:p>0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[] automatically enable encryption</text:p>
          </table:table-cell>
          <table:table-cell office:value-type="string">
            <text:p>{MARKED}</text:p>
          </table:table-cell>
          <table:table-cell office:value-type="string">
            <text:p>0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unselct [] auto enable encryotopn b/c we will try anther way</text:p>
          </table:table-cell>
          <table:table-cell office:value-type="string">
            <text:p>{MARKED}</text:p>
          </table:table-cell>
          <table:table-cell office:value-type="string">
            <text:p>1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--- click next again</text:p>
          </table:table-cell>
          <table:table-cell office:value-type="string">
            <text:p>{MARKED}</text:p>
          </table:table-cell>
          <table:table-cell office:value-type="string">
            <text:p>1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ate buckers</text:p>
          </table:table-cell>
          <table:table-cell office:value-type="string">
            <text:p>{MARKED}</text:p>
          </table:table-cell>
          <table:table-cell office:value-type="string">
            <text:p>1;2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cket name</text:p>
          </table:table-cell>
          <table:table-cell office:value-type="string">
            <text:p>{MARKED}</text:p>
          </table:table-cell>
          <table:table-cell office:value-type="string">
            <text:p>1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22</text:p>
          </table:table-cell>
          <table:table-cell table:number-columns-repeated="1017"/>
        </table:table-row>
        <table:table-row table:style-name="ro1">
          <table:table-cell office:value-type="string">
            <text:p>click permissions tab</text:p>
          </table:table-cell>
          <table:table-cell office:value-type="string">
            <text:p>{MARKED}</text:p>
          </table:table-cell>
          <table:table-cell office:value-type="string">
            <text:p>1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cket policy</text:p>
          </table:table-cell>
          <table:table-cell office:value-type="string">
            <text:p>{MARKED}</text:p>
          </table:table-cell>
          <table:table-cell office:value-type="string">
            <text:p>1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olicy generator</text:p>
          </table:table-cell>
          <table:table-cell office:value-type="string">
            <text:p>{MARKED}</text:p>
          </table:table-cell>
          <table:table-cell office:value-type="string">
            <text:p>1;4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3 bucket policy</text:p>
          </table:table-cell>
          <table:table-cell office:value-type="string">
            <text:p>{MARKED}</text:p>
          </table:table-cell>
          <table:table-cell office:value-type="string">
            <text:p>1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lect O deny</text:p>
          </table:table-cell>
          <table:table-cell office:value-type="string">
            <text:p>{MARKED}</text:p>
          </table:table-cell>
          <table:table-cell office:value-type="string">
            <text:p>1;5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principal = *</text:p>
          </table:table-cell>
          <table:table-cell office:value-type="string">
            <text:p>{MARKED}</text:p>
          </table:table-cell>
          <table:table-cell office:value-type="string">
            <text:p>2;0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put object</text:p>
          </table:table-cell>
          <table:table-cell office:value-type="string">
            <text:p>{MARKED}</text:p>
          </table:table-cell>
          <table:table-cell office:value-type="string">
            <text:p>2;2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full bucket name from other screen ARN</text:p>
          </table:table-cell>
          <table:table-cell office:value-type="string">
            <text:p>{MARKED}</text:p>
          </table:table-cell>
          <table:table-cell office:value-type="string">
            <text:p>2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pasete into arn</text:p>
          </table:table-cell>
          <table:table-cell office:value-type="string">
            <text:p>{MARKED}</text:p>
          </table:table-cell>
          <table:table-cell office:value-type="string">
            <text:p>2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condition</text:p>
          </table:table-cell>
          <table:table-cell office:value-type="string">
            <text:p>{MARKED}</text:p>
          </table:table-cell>
          <table:table-cell office:value-type="string">
            <text:p>2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ndition = string not equals</text:p>
          </table:table-cell>
          <table:table-cell office:value-type="string">
            <text:p>{MARKED}</text:p>
          </table:table-cell>
          <table:table-cell office:value-type="string">
            <text:p>2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s3 amz server side encryption</text:p>
          </table:table-cell>
          <table:table-cell office:value-type="string">
            <text:p>{MARKED}</text:p>
          </table:table-cell>
          <table:table-cell office:value-type="string">
            <text:p>2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aws:kms // the kind of encryption we are using</text:p>
          </table:table-cell>
          <table:table-cell office:value-type="string">
            <text:p>{MARKED}</text:p>
          </table:table-cell>
          <table:table-cell office:value-type="string">
            <text:p>3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condition</text:p>
          </table:table-cell>
          <table:table-cell office:value-type="string">
            <text:p>{MARKED}</text:p>
          </table:table-cell>
          <table:table-cell office:value-type="string">
            <text:p>3;1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statement</text:p>
          </table:table-cell>
          <table:table-cell office:value-type="string">
            <text:p>{MARKED}</text:p>
          </table:table-cell>
          <table:table-cell office:value-type="string">
            <text:p>3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generate plicy</text:p>
          </table:table-cell>
          <table:table-cell office:value-type="string">
            <text:p>{MARKED}</text:p>
          </table:table-cell>
          <table:table-cell office:value-type="string">
            <text:p>3;1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opy the code</text:p>
          </table:table-cell>
          <table:table-cell office:value-type="string">
            <text:p>{MARKED}</text:p>
          </table:table-cell>
          <table:table-cell office:value-type="string">
            <text:p>4;0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lose</text:p>
          </table:table-cell>
          <table:table-cell office:value-type="string">
            <text:p>{MARKED}</text:p>
          </table:table-cell>
          <table:table-cell office:value-type="string">
            <text:p>4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to other page and paste code</text:p>
          </table:table-cell>
          <table:table-cell office:value-type="string">
            <text:p>{MARKED}</text:p>
          </table:table-cell>
          <table:table-cell office:value-type="string">
            <text:p>4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ave and an error appears</text:p>
          </table:table-cell>
          <table:table-cell office:value-type="string">
            <text:p>{MARKED}</text:p>
          </table:table-cell>
          <table:table-cell office:value-type="string">
            <text:p>4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he cause of the error is line 13</text:p>
          </table:table-cell>
          <table:table-cell office:value-type="string">
            <text:p>{MARKED}</text:p>
          </table:table-cell>
          <table:table-cell office:value-type="string">
            <text:p>4;5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add /* at the end</text:p>
          </table:table-cell>
          <table:table-cell office:value-type="string">
            <text:p>{MARKED}</text:p>
          </table:table-cell>
          <table:table-cell office:value-type="string">
            <text:p>5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save and teh error goes away</text:p>
          </table:table-cell>
          <table:table-cell office:value-type="string">
            <text:p>{MARKED}</text:p>
          </table:table-cell>
          <table:table-cell office:value-type="string">
            <text:p>5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mazon s3 hyperlink </text:p>
          </table:table-cell>
          <table:table-cell office:value-type="string">
            <text:p>{MARKED}</text:p>
          </table:table-cell>
          <table:table-cell office:value-type="string">
            <text:p>5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cket name</text:p>
          </table:table-cell>
          <table:table-cell office:value-type="string">
            <text:p>{MARKED}</text:p>
          </table:table-cell>
          <table:table-cell office:value-type="string">
            <text:p>5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5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dd files</text:p>
          </table:table-cell>
          <table:table-cell office:value-type="string">
            <text:p>{MARKED}</text:p>
          </table:table-cell>
          <table:table-cell office:value-type="string">
            <text:p>5;3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 random textfile</text:p>
          </table:table-cell>
          <table:table-cell office:value-type="string">
            <text:p>{MARKED}</text:p>
          </table:table-cell>
          <table:table-cell office:value-type="string">
            <text:p>5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23</text:p>
          </table:table-cell>
          <table:table-cell table:number-columns-repeated="1017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5;4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5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</text:p>
          </table:table-cell>
          <table:table-cell office:value-type="string">
            <text:p>{MARKED}</text:p>
          </table:table-cell>
          <table:table-cell office:value-type="string">
            <text:p>5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keep none selected and click next</text:p>
          </table:table-cell>
          <table:table-cell office:value-type="string">
            <text:p>{MARKED}</text:p>
          </table:table-cell>
          <table:table-cell office:value-type="string">
            <text:p>6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6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it failed to upload object and we have one error</text:p>
          </table:table-cell>
          <table:table-cell office:value-type="string">
            <text:p>{MARKED}</text:p>
          </table:table-cell>
          <table:table-cell office:value-type="string">
            <text:p>6;1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RROR &gt; click upload</text:p>
          </table:table-cell>
          <table:table-cell office:value-type="string">
            <text:p>{MARKED}</text:p>
          </table:table-cell>
          <table:table-cell office:value-type="string">
            <text:p>6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</text:p>
          </table:table-cell>
          <table:table-cell office:value-type="string">
            <text:p>{MARKED}</text:p>
          </table:table-cell>
          <table:table-cell office:value-type="string">
            <text:p>6;1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uplad - addfiles -- select random file</text:p>
          </table:table-cell>
          <table:table-cell office:value-type="string">
            <text:p>{MARKED}</text:p>
          </table:table-cell>
          <table:table-cell office:value-type="string">
            <text:p>6;3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--- click next</text:p>
          </table:table-cell>
          <table:table-cell office:value-type="string">
            <text:p>{MARKED}</text:p>
          </table:table-cell>
          <table:table-cell office:value-type="string">
            <text:p>6;3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ws kms master key</text:p>
          </table:table-cell>
          <table:table-cell office:value-type="string">
            <text:p>{MARKED}</text:p>
          </table:table-cell>
          <table:table-cell office:value-type="string">
            <text:p>6;4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ws/s3 from dropdown &gt; click next</text:p>
          </table:table-cell>
          <table:table-cell office:value-type="string">
            <text:p>{MARKED}</text:p>
          </table:table-cell>
          <table:table-cell office:value-type="string">
            <text:p>6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aod</text:p>
          </table:table-cell>
          <table:table-cell office:value-type="string">
            <text:p>{MARKED}</text:p>
          </table:table-cell>
          <table:table-cell office:value-type="string">
            <text:p>6;5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it successfully uploaded</text:p>
          </table:table-cell>
          <table:table-cell office:value-type="string">
            <text:p>{MARKED}</text:p>
          </table:table-cell>
          <table:table-cell office:value-type="string">
            <text:p>6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upload --- pick random txt file</text:p>
          </table:table-cell>
          <table:table-cell office:value-type="string">
            <text:p>{MARKED}</text:p>
          </table:table-cell>
          <table:table-cell office:value-type="string">
            <text:p>7;0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next ---- click next</text:p>
          </table:table-cell>
          <table:table-cell office:value-type="string">
            <text:p>{MARKED}</text:p>
          </table:table-cell>
          <table:table-cell office:value-type="string">
            <text:p>7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mazon s3 master key and click next</text:p>
          </table:table-cell>
          <table:table-cell office:value-type="string">
            <text:p>{MARKED}</text:p>
          </table:table-cell>
          <table:table-cell office:value-type="string">
            <text:p>7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upload</text:p>
          </table:table-cell>
          <table:table-cell office:value-type="string">
            <text:p>{MARKED}</text:p>
          </table:table-cell>
          <table:table-cell office:value-type="string">
            <text:p>7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it failed to upload and you have error</text:p>
          </table:table-cell>
          <table:table-cell office:value-type="string">
            <text:p>{MARKED}</text:p>
          </table:table-cell>
          <table:table-cell office:value-type="string">
            <text:p>7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error &gt; click upload l</text:p>
          </table:table-cell>
          <table:table-cell office:value-type="string">
            <text:p>{MARKED}</text:p>
          </table:table-cell>
          <table:table-cell office:value-type="string">
            <text:p>7;2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at error message</text:p>
          </table:table-cell>
          <table:table-cell office:value-type="string">
            <text:p>{MARKED}</text:p>
          </table:table-cell>
          <table:table-cell office:value-type="string">
            <text:p>7;2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3</text:p>
          </table:table-cell>
          <table:table-cell office:value-type="string">
            <text:p>{MARKED}</text:p>
          </table:table-cell>
          <table:table-cell office:value-type="string">
            <text:p>0;45</text:p>
          </table:table-cell>
          <table:table-cell office:value-type="string">
            <text:p>{MARKED}</text:p>
          </table:table-cell>
          <table:table-cell office:value-type="string">
            <text:p>27</text:p>
          </table:table-cell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new bucket</text:p>
          </table:table-cell>
          <table:table-cell office:value-type="string">
            <text:p>{MARKED}</text:p>
          </table:table-cell>
          <table:table-cell office:value-type="string">
            <text:p>0;46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 - myindexwebsite &gt; click next</text:p>
          </table:table-cell>
          <table:table-cell office:value-type="string">
            <text:p>{MARKED}</text:p>
          </table:table-cell>
          <table:table-cell office:value-type="string">
            <text:p>0;5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eselect all four boxes and click next</text:p>
          </table:table-cell>
          <table:table-cell office:value-type="string">
            <text:p>{MARKED}</text:p>
          </table:table-cell>
          <table:table-cell office:value-type="string">
            <text:p>1;0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create bucket</text:p>
          </table:table-cell>
          <table:table-cell office:value-type="string">
            <text:p>{MARKED}</text:p>
          </table:table-cell>
          <table:table-cell office:value-type="string">
            <text:p>1;0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tcket name</text:p>
          </table:table-cell>
          <table:table-cell office:value-type="string">
            <text:p>{MARKED}</text:p>
          </table:table-cell>
          <table:table-cell office:value-type="string">
            <text:p>1;0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roperties tavb</text:p>
          </table:table-cell>
          <table:table-cell office:value-type="string">
            <text:p>{MARKED}</text:p>
          </table:table-cell>
          <table:table-cell office:value-type="string">
            <text:p>1;1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office:value-type="string">
            <text:p>aws24</text:p>
          </table:table-cell>
          <table:table-cell table:number-columns-repeated="1017"/>
        </table:table-row>
        <table:table-row table:style-name="ro1">
          <table:table-cell office:value-type="string">
            <text:p>click static website hosting</text:p>
          </table:table-cell>
          <table:table-cell office:value-type="string">
            <text:p>{MARKED}</text:p>
          </table:table-cell>
          <table:table-cell office:value-type="string">
            <text:p>1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use this to host a website</text:p>
          </table:table-cell>
          <table:table-cell office:value-type="string">
            <text:p>{MARKED}</text:p>
          </table:table-cell>
          <table:table-cell office:value-type="string">
            <text:p>1;2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he url is how we access</text:p>
          </table:table-cell>
          <table:table-cell office:value-type="string">
            <text:p>{MARKED}</text:p>
          </table:table-cell>
          <table:table-cell office:value-type="string">
            <text:p>1;4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type index.html typeerror.html click save</text:p>
          </table:table-cell>
          <table:table-cell office:value-type="string">
            <text:p>{MARKED}</text:p>
          </table:table-cell>
          <table:table-cell office:value-type="string">
            <text:p>2;1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amazon s3</text:p>
          </table:table-cell>
          <table:table-cell office:value-type="string">
            <text:p>{MARKED}</text:p>
          </table:table-cell>
          <table:table-cell office:value-type="string">
            <text:p>2;12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bucket to open</text:p>
          </table:table-cell>
          <table:table-cell office:value-type="string">
            <text:p>{MARKED}</text:p>
          </table:table-cell>
          <table:table-cell office:value-type="string">
            <text:p>2;1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ownload the 3 files from udemy</text:p>
          </table:table-cell>
          <table:table-cell office:value-type="string">
            <text:p>{MARKED}</text:p>
          </table:table-cell>
          <table:table-cell office:value-type="string">
            <text:p>2;5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overview &gt; upload &gt; addfiles</text:p>
          </table:table-cell>
          <table:table-cell office:value-type="string">
            <text:p>{MARKED}</text:p>
          </table:table-cell>
          <table:table-cell office:value-type="string">
            <text:p>3;1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all 3 files &gt; click next</text:p>
          </table:table-cell>
          <table:table-cell office:value-type="string">
            <text:p>{MARKED}</text:p>
          </table:table-cell>
          <table:table-cell office:value-type="string">
            <text:p>3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grantpublic access and click next</text:p>
          </table:table-cell>
          <table:table-cell office:value-type="string">
            <text:p>{MARKED}</text:p>
          </table:table-cell>
          <table:table-cell office:value-type="string">
            <text:p>3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next &gt; click upload &amp; land on this page</text:p>
          </table:table-cell>
          <table:table-cell office:value-type="string">
            <text:p>{MARKED}</text:p>
          </table:table-cell>
          <table:table-cell office:value-type="string">
            <text:p>3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properties &gt; click static web hosting</text:p>
          </table:table-cell>
          <table:table-cell office:value-type="string">
            <text:p>{MARKED}</text:p>
          </table:table-cell>
          <table:table-cell office:value-type="string">
            <text:p>3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the url</text:p>
          </table:table-cell>
          <table:table-cell office:value-type="string">
            <text:p>{MARKED}</text:p>
          </table:table-cell>
          <table:table-cell office:value-type="string">
            <text:p>3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look it works</text:p>
          </table:table-cell>
          <table:table-cell office:value-type="string">
            <text:p>{MARKED}</text:p>
          </table:table-cell>
          <table:table-cell office:value-type="string">
            <text:p>3;5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s3 bucket</text:p>
          </table:table-cell>
          <table:table-cell office:value-type="string">
            <text:p>{MARKED}</text:p>
          </table:table-cell>
          <table:table-cell office:value-type="string">
            <text:p>4;21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delete load page &gt; more &gt;delte</text:p>
          </table:table-cell>
          <table:table-cell office:value-type="string">
            <text:p>{MARKED}</text:p>
          </table:table-cell>
          <table:table-cell office:value-type="string">
            <text:p>4;2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 delete</text:p>
          </table:table-cell>
          <table:table-cell office:value-type="string">
            <text:p>{MARKED}</text:p>
          </table:table-cell>
          <table:table-cell office:value-type="string">
            <text:p>4;3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and ceate another bucket</text:p>
          </table:table-cell>
          <table:table-cell office:value-type="string">
            <text:p>{MARKED}</text:p>
          </table:table-cell>
          <table:table-cell office:value-type="string">
            <text:p>4;3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- mycorstest bucket &amp; click next</text:p>
          </table:table-cell>
          <table:table-cell office:value-type="string">
            <text:p>{MARKED}</text:p>
          </table:table-cell>
          <table:table-cell office:value-type="string">
            <text:p>4;44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uncheck all 4 boxes &gt; click next &gt; click craete bucket</text:p>
          </table:table-cell>
          <table:table-cell office:value-type="string">
            <text:p>{MARKED}</text:p>
          </table:table-cell>
          <table:table-cell office:value-type="string">
            <text:p>4;49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bucket properteis</text:p>
          </table:table-cell>
          <table:table-cell office:value-type="string">
            <text:p>{MARKED}</text:p>
          </table:table-cell>
          <table:table-cell office:value-type="string">
            <text:p>4;55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click static website hsoting</text:p>
          </table:table-cell>
          <table:table-cell office:value-type="string">
            <text:p>{MARKED}</text:p>
          </table:table-cell>
          <table:table-cell office:value-type="string">
            <text:p>4;5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use this bucket to host a website</text:p>
          </table:table-cell>
          <table:table-cell office:value-type="string">
            <text:p>{MARKED}</text:p>
          </table:table-cell>
          <table:table-cell office:value-type="string">
            <text:p>5;00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name- index.html error.html &gt; slick save</text:p>
          </table:table-cell>
          <table:table-cell office:value-type="string">
            <text:p>{MARKED}</text:p>
          </table:table-cell>
          <table:table-cell office:value-type="string">
            <text:p>5;0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go back to bucket and click upload</text:p>
          </table:table-cell>
          <table:table-cell office:value-type="string">
            <text:p>{MARKED}</text:p>
          </table:table-cell>
          <table:table-cell office:value-type="string">
            <text:p>5;18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loadpage.html &gt; click next</text:p>
          </table:table-cell>
          <table:table-cell office:value-type="string">
            <text:p>{MARKED}</text:p>
          </table:table-cell>
          <table:table-cell office:value-type="string">
            <text:p>5;23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>
          <table:table-cell office:value-type="string">
            <text:p>select grant public access &amp; click next &amp; click uplaod</text:p>
          </table:table-cell>
          <table:table-cell office:value-type="string">
            <text:p>{MARKED}</text:p>
          </table:table-cell>
          <table:table-cell office:value-type="string">
            <text:p>5;27</text:p>
          </table:table-cell>
          <table:table-cell office:value-type="string">
            <text:p>{MARKED}</text:p>
          </table:table-cell>
          <table:table-cell/>
          <table:table-cell office:value-type="string">
            <text:p>{MARKED}</text:p>
          </table:table-cell>
          <table:table-cell table:number-columns-repeated="1018"/>
        </table:table-row>
        <table:table-row table:style-name="ro1" table:number-rows-repeated="10479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-2" table:style-name="ta1" table:print="false">
        <office:forms form:automatic-focus="false" form:apply-design-mode="false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3"/>
        <table:table-column table:style-name="co19" table:default-cell-style-name="ce32"/>
        <table:table-column table:style-name="co7" table:number-columns-repeated="1019" table:default-cell-style-name="ce32"/>
        <table:table-row table:style-name="ro4">
          <table:table-cell office:value-type="string">
            <text:p>click properties</text:p>
          </table:table-cell>
          <table:table-cell office:value-type="string">
            <text:p>5;35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4">
          <table:table-cell office:value-type="string">
            <text:p>click static webhosting&gt;click url</text:p>
          </table:table-cell>
          <table:table-cell office:value-type="string">
            <text:p>5;42</text:p>
          </table:table-cell>
          <table:table-cell table:number-columns-repeated="1022"/>
        </table:table-row>
        <table:table-row table:style-name="ro4">
          <table:table-cell office:value-type="string">
            <text:p>type /loadpage.html after endpoint &gt; look it works</text:p>
          </table:table-cell>
          <table:table-cell office:value-type="string">
            <text:p>5;50</text:p>
          </table:table-cell>
          <table:table-cell table:number-columns-repeated="1022"/>
        </table:table-row>
        <table:table-row table:style-name="ro4">
          <table:table-cell office:value-type="string">
            <text:p>copy url</text:p>
          </table:table-cell>
          <table:table-cell office:value-type="string">
            <text:p>5;59</text:p>
          </table:table-cell>
          <table:table-cell table:number-columns-repeated="1022"/>
        </table:table-row>
        <table:table-row table:style-name="ro4">
          <table:table-cell office:value-type="string">
            <text:p>paste here</text:p>
          </table:table-cell>
          <table:table-cell office:value-type="string">
            <text:p>6;05</text:p>
          </table:table-cell>
          <table:table-cell table:number-columns-repeated="1022"/>
        </table:table-row>
        <table:table-row table:style-name="ro4">
          <table:table-cell office:value-type="string">
            <text:p>after pasting &gt; click save</text:p>
          </table:table-cell>
          <table:table-cell office:value-type="string">
            <text:p>6;20</text:p>
          </table:table-cell>
          <table:table-cell table:number-columns-repeated="1022"/>
        </table:table-row>
        <table:table-row table:style-name="ro4">
          <table:table-cell office:value-type="string">
            <text:p>delete the index.html</text:p>
          </table:table-cell>
          <table:table-cell office:value-type="string">
            <text:p>6;30</text:p>
          </table:table-cell>
          <table:table-cell table:number-columns-repeated="1022"/>
        </table:table-row>
        <table:table-row table:style-name="ro4">
          <table:table-cell office:value-type="string">
            <text:p>upload new version</text:p>
          </table:table-cell>
          <table:table-cell office:value-type="string">
            <text:p>6;42</text:p>
          </table:table-cell>
          <table:table-cell table:number-columns-repeated="1022"/>
        </table:table-row>
        <table:table-row table:style-name="ro4">
          <table:table-cell office:value-type="string">
            <text:p>click grant public read access &amp; click upload</text:p>
          </table:table-cell>
          <table:table-cell office:value-type="string">
            <text:p>6;50</text:p>
          </table:table-cell>
          <table:table-cell table:number-columns-repeated="1022"/>
        </table:table-row>
        <table:table-row table:style-name="ro4">
          <table:table-cell office:value-type="string">
            <text:p>clock on the endpoint</text:p>
          </table:table-cell>
          <table:table-cell office:value-type="string">
            <text:p>7;15</text:p>
          </table:table-cell>
          <table:table-cell table:number-columns-repeated="1022"/>
        </table:table-row>
        <table:table-row table:style-name="ro4">
          <table:table-cell office:value-type="string">
            <text:p>look don't give us access to 2ns bucket</text:p>
          </table:table-cell>
          <table:table-cell office:value-type="string">
            <text:p>7;24</text:p>
          </table:table-cell>
          <table:table-cell table:number-columns-repeated="1022"/>
        </table:table-row>
        <table:table-row table:style-name="ro4">
          <table:table-cell office:value-type="string">
            <text:p>open console to read error messages</text:p>
          </table:table-cell>
          <table:table-cell office:value-type="string">
            <text:p>7;42</text:p>
          </table:table-cell>
          <table:table-cell table:number-columns-repeated="1022"/>
        </table:table-row>
        <table:table-row table:style-name="ro4">
          <table:table-cell office:value-type="string">
            <text:p>go get other endpiont : clock properties</text:p>
          </table:table-cell>
          <table:table-cell office:value-type="string">
            <text:p>8;55</text:p>
          </table:table-cell>
          <table:table-cell table:number-columns-repeated="1022"/>
        </table:table-row>
        <table:table-row table:style-name="ro4">
          <table:table-cell office:value-type="string">
            <text:p>click static , copy url</text:p>
          </table:table-cell>
          <table:table-cell office:value-type="string">
            <text:p>9;00</text:p>
          </table:table-cell>
          <table:table-cell table:number-columns-repeated="1022"/>
        </table:table-row>
        <table:table-row table:style-name="ro4">
          <table:table-cell office:value-type="string">
            <text:p>go back to cors test bucket</text:p>
          </table:table-cell>
          <table:table-cell office:value-type="string">
            <text:p>9;09</text:p>
          </table:table-cell>
          <table:table-cell table:number-columns-repeated="1022"/>
        </table:table-row>
        <table:table-row table:style-name="ro4">
          <table:table-cell office:value-type="string">
            <text:p>click permissions</text:p>
          </table:table-cell>
          <table:table-cell office:value-type="string">
            <text:p>9;11</text:p>
          </table:table-cell>
          <table:table-cell table:number-columns-repeated="1022"/>
        </table:table-row>
        <table:table-row table:style-name="ro4">
          <table:table-cell office:value-type="string">
            <text:p>click cors configuration button</text:p>
          </table:table-cell>
          <table:table-cell office:value-type="string">
            <text:p>9;15</text:p>
          </table:table-cell>
          <table:table-cell table:number-columns-repeated="1022"/>
        </table:table-row>
        <table:table-row table:style-name="ro4">
          <table:table-cell office:value-type="string">
            <text:p>tpe the policy in the box (udemy resource)</text:p>
          </table:table-cell>
          <table:table-cell office:value-type="string">
            <text:p>9;28</text:p>
          </table:table-cell>
          <table:table-cell table:number-columns-repeated="1022"/>
        </table:table-row>
        <table:table-row table:style-name="ro4">
          <table:table-cell office:value-type="string">
            <text:p>delete the *</text:p>
          </table:table-cell>
          <table:table-cell office:value-type="string">
            <text:p>9;39</text:p>
          </table:table-cell>
          <table:table-cell table:number-columns-repeated="1022"/>
        </table:table-row>
        <table:table-row table:style-name="ro4">
          <table:table-cell office:value-type="string">
            <text:p>add your own url &amp; click save</text:p>
          </table:table-cell>
          <table:table-cell office:value-type="string">
            <text:p>9;41</text:p>
          </table:table-cell>
          <table:table-cell table:number-columns-repeated="1022"/>
        </table:table-row>
        <table:table-row table:style-name="ro4">
          <table:table-cell office:value-type="string">
            <text:p>test url</text:p>
          </table:table-cell>
          <table:table-cell office:value-type="string">
            <text:p>9;57</text:p>
          </table:table-cell>
          <table:table-cell table:number-columns-repeated="1022"/>
        </table:table-row>
        <table:table-row table:style-name="ro4">
          <table:table-cell office:value-type="string">
            <text:p>click s3</text:p>
          </table:table-cell>
          <table:table-cell office:value-type="string">
            <text:p>1;05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4">
          <table:table-cell office:value-type="string">
            <text:p>click create bucket</text:p>
          </table:table-cell>
          <table:table-cell office:value-type="string">
            <text:p>1;12</text:p>
          </table:table-cell>
          <table:table-cell table:number-columns-repeated="1022"/>
        </table:table-row>
        <table:table-row table:style-name="ro4">
          <table:table-cell office:value-type="string">
            <text:p>make region the farthest place from you</text:p>
          </table:table-cell>
          <table:table-cell office:value-type="string">
            <text:p>1;29</text:p>
          </table:table-cell>
          <table:table-cell table:number-columns-repeated="1022"/>
        </table:table-row>
        <table:table-row table:style-name="ro4">
          <table:table-cell office:value-type="string">
            <text:p>name = mysyndey-cf-origin</text:p>
          </table:table-cell>
          <table:table-cell office:value-type="string">
            <text:p>1;35</text:p>
          </table:table-cell>
          <table:table-cell table:number-columns-repeated="1022"/>
        </table:table-row>
        <table:table-row table:style-name="ro4">
          <table:table-cell office:value-type="string">
            <text:p>click next unilt this page -&gt; uncheck all boxes -&gt; click next</text:p>
          </table:table-cell>
          <table:table-cell office:value-type="string">
            <text:p>1;45</text:p>
          </table:table-cell>
          <table:table-cell table:number-columns-repeated="1022"/>
        </table:table-row>
        <table:table-row table:style-name="ro4">
          <table:table-cell office:value-type="string">
            <text:p>click create bucket</text:p>
          </table:table-cell>
          <table:table-cell office:value-type="string">
            <text:p>1;49</text:p>
          </table:table-cell>
          <table:table-cell table:number-columns-repeated="1022"/>
        </table:table-row>
        <table:table-row table:style-name="ro4">
          <table:table-cell office:value-type="string">
            <text:p>go into bucket and click upload</text:p>
          </table:table-cell>
          <table:table-cell office:value-type="string">
            <text:p>1;59</text:p>
          </table:table-cell>
          <table:table-cell/>
          <table:table-cell office:value-type="float" office:value="26">
            <text:p>26</text:p>
          </table:table-cell>
          <table:table-cell table:number-columns-repeated="1020"/>
        </table:table-row>
        <table:table-row table:style-name="ro4">
          <table:table-cell office:value-type="string">
            <text:p>pick a very large image to upload(3.2mb)</text:p>
          </table:table-cell>
          <table:table-cell office:value-type="string">
            <text:p>2;17</text:p>
          </table:table-cell>
          <table:table-cell table:number-columns-repeated="1022"/>
        </table:table-row>
        <table:table-row table:style-name="ro4">
          <table:table-cell office:value-type="string">
            <text:p>give public read access to image &gt; next upload </text:p>
          </table:table-cell>
          <table:table-cell office:value-type="string">
            <text:p>2;31</text:p>
          </table:table-cell>
          <table:table-cell table:number-columns-repeated="1022"/>
        </table:table-row>
        <table:table-row table:style-name="ro4">
          <table:table-cell office:value-type="string">
            <text:p>see progress bar at bottom</text:p>
          </table:table-cell>
          <table:table-cell office:value-type="string">
            <text:p>2;52</text:p>
          </table:table-cell>
          <table:table-cell table:number-columns-repeated="1022"/>
        </table:table-row>
        <table:table-row table:style-name="ro4">
          <table:table-cell office:value-type="string">
            <text:p>click file</text:p>
          </table:table-cell>
          <table:table-cell office:value-type="string">
            <text:p>3;05</text:p>
          </table:table-cell>
          <table:table-cell table:number-columns-repeated="1022"/>
        </table:table-row>
        <table:table-row table:style-name="ro4">
          <table:table-cell office:value-type="string">
            <text:p>click link at bottom</text:p>
          </table:table-cell>
          <table:table-cell office:value-type="string">
            <text:p>3;11</text:p>
          </table:table-cell>
          <table:table-cell table:number-columns-repeated="1022"/>
        </table:table-row>
        <table:table-row table:style-name="ro4">
          <table:table-cell office:value-type="string">
            <text:p>look how slow it is to load</text:p>
          </table:table-cell>
          <table:table-cell office:value-type="string">
            <text:p>3;19</text:p>
          </table:table-cell>
          <table:table-cell table:number-columns-repeated="1022"/>
        </table:table-row>
        <table:table-row table:style-name="ro4">
          <table:table-cell office:value-type="string">
            <text:p>click cloud front</text:p>
          </table:table-cell>
          <table:table-cell office:value-type="string">
            <text:p>3;48</text:p>
          </table:table-cell>
          <table:table-cell table:number-columns-repeated="1022"/>
        </table:table-row>
        <table:table-row table:style-name="ro4">
          <table:table-cell office:value-type="string">
            <text:p>click create distribution</text:p>
          </table:table-cell>
          <table:table-cell office:value-type="string">
            <text:p>3;53</text:p>
          </table:table-cell>
          <table:table-cell table:number-columns-repeated="1022"/>
        </table:table-row>
        <table:table-row table:style-name="ro4">
          <table:table-cell office:value-type="string">
            <text:p>click get started under web</text:p>
          </table:table-cell>
          <table:table-cell office:value-type="string">
            <text:p>4;50</text:p>
          </table:table-cell>
          <table:table-cell table:number-columns-repeated="1022"/>
        </table:table-row>
        <table:table-row table:style-name="ro4">
          <table:table-cell office:value-type="string">
            <text:p>select bucket from dropdown</text:p>
          </table:table-cell>
          <table:table-cell office:value-type="string">
            <text:p>5;48</text:p>
          </table:table-cell>
          <table:table-cell table:number-columns-repeated="1022"/>
        </table:table-row>
        <table:table-row table:style-name="ro4">
          <table:table-cell office:value-type="string">
            <text:p>click test o restrict public access</text:p>
          </table:table-cell>
          <table:table-cell office:value-type="string">
            <text:p>6;58</text:p>
          </table:table-cell>
          <table:table-cell table:number-columns-repeated="1022"/>
        </table:table-row>
        <table:table-row table:style-name="ro4">
          <table:table-cell office:value-type="string">
            <text:p>click create a new identiy</text:p>
          </table:table-cell>
          <table:table-cell office:value-type="string">
            <text:p>7;50</text:p>
          </table:table-cell>
          <table:table-cell table:number-columns-repeated="1022"/>
        </table:table-row>
        <table:table-row table:style-name="ro4">
          <table:table-cell office:value-type="string">
            <text:p>click test, upload bucket policy</text:p>
          </table:table-cell>
          <table:table-cell office:value-type="string">
            <text:p>7;53</text:p>
          </table:table-cell>
          <table:table-cell table:number-columns-repeated="1022"/>
        </table:table-row>
        <table:table-row table:style-name="ro4">
          <table:table-cell office:value-type="string">
            <text:p>select redirect http to https</text:p>
          </table:table-cell>
          <table:table-cell office:value-type="string">
            <text:p>8;52</text:p>
          </table:table-cell>
          <table:table-cell table:number-columns-repeated="1022"/>
        </table:table-row>
        <table:table-row table:style-name="ro4">
          <table:table-cell office:value-type="string">
            <text:p>click create distribution</text:p>
          </table:table-cell>
          <table:table-cell office:value-type="string">
            <text:p>14;12</text:p>
          </table:table-cell>
          <table:table-cell table:number-columns-repeated="1022"/>
        </table:table-row>
        <table:table-row table:style-name="ro4">
          <table:table-cell office:value-type="string">
            <text:p>click distribution on left</text:p>
          </table:table-cell>
          <table:table-cell office:value-type="string">
            <text:p>14;23</text:p>
          </table:table-cell>
          <table:table-cell table:number-columns-repeated="1022"/>
        </table:table-row>
        <table:table-row table:style-name="ro4">
          <table:table-cell office:value-type="string">
            <text:p>look : status is in progress</text:p>
          </table:table-cell>
          <table:table-cell office:value-type="string">
            <text:p>14;29</text:p>
          </table:table-cell>
          <table:table-cell table:number-columns-repeated="1022"/>
        </table:table-row>
        <table:table-row table:style-name="ro4">
          <table:table-cell office:value-type="string">
            <text:p>click link</text:p>
          </table:table-cell>
          <table:table-cell office:value-type="string">
            <text:p>15;41</text:p>
          </table:table-cell>
          <table:table-cell table:number-columns-repeated="1022"/>
        </table:table-row>
        <table:table-row table:style-name="ro4">
          <table:table-cell office:value-type="string">
            <text:p>look at domain name(use this to access)</text:p>
          </table:table-cell>
          <table:table-cell office:value-type="string">
            <text:p>16;06</text:p>
          </table:table-cell>
          <table:table-cell table:number-columns-repeated="1022"/>
        </table:table-row>
        <table:table-row table:style-name="ro4">
          <table:table-cell office:value-type="string">
            <text:p>go back to s3</text:p>
          </table:table-cell>
          <table:table-cell office:value-type="string">
            <text:p>19;33</text:p>
          </table:table-cell>
          <table:table-cell table:number-columns-repeated="1022"/>
        </table:table-row>
        <table:table-row table:style-name="ro4">
          <table:table-cell office:value-type="string">
            <text:p>click file</text:p>
          </table:table-cell>
          <table:table-cell office:value-type="string">
            <text:p>19;38</text:p>
          </table:table-cell>
          <table:table-cell table:number-columns-repeated="1022"/>
        </table:table-row>
        <table:table-row table:style-name="ro4">
          <table:table-cell office:value-type="string">
            <text:p>click url</text:p>
          </table:table-cell>
          <table:table-cell office:value-type="string">
            <text:p>19;45</text:p>
          </table:table-cell>
          <table:table-cell table:number-columns-repeated="1022"/>
        </table:table-row>
        <table:table-row table:style-name="ro4">
          <table:table-cell office:value-type="string">
            <text:p>click permissions</text:p>
          </table:table-cell>
          <table:table-cell office:value-type="string">
            <text:p>20;05</text:p>
          </table:table-cell>
          <table:table-cell table:number-columns-repeated="1022"/>
        </table:table-row>
        <table:table-row table:style-name="ro4">
          <table:table-cell office:value-type="string">
            <text:p>click everyone &gt; uncheck redobject &gt; save</text:p>
          </table:table-cell>
          <table:table-cell office:value-type="string">
            <text:p>20;13</text:p>
          </table:table-cell>
          <table:table-cell table:number-columns-repeated="1022"/>
        </table:table-row>
        <table:table-row table:style-name="ro4">
          <table:table-cell office:value-type="string">
            <text:p>click link again</text:p>
          </table:table-cell>
          <table:table-cell office:value-type="string">
            <text:p>20;19</text:p>
          </table:table-cell>
          <table:table-cell table:number-columns-repeated="1022"/>
        </table:table-row>
        <table:table-row table:style-name="ro4">
          <table:table-cell office:value-type="string">
            <text:p>look:can still see image</text:p>
          </table:table-cell>
          <table:table-cell office:value-type="string">
            <text:p>20;20</text:p>
          </table:table-cell>
          <table:table-cell table:number-columns-repeated="1022"/>
        </table:table-row>
        <table:table-row table:style-name="ro4">
          <table:table-cell office:value-type="string">
            <text:p>refresh &gt; now can't see</text:p>
          </table:table-cell>
          <table:table-cell office:value-type="string">
            <text:p>20;30</text:p>
          </table:table-cell>
          <table:table-cell table:number-columns-repeated="1022"/>
        </table:table-row>
        <table:table-row table:style-name="ro4">
          <table:table-cell office:value-type="string">
            <text:p>go back to distribution</text:p>
          </table:table-cell>
          <table:table-cell office:value-type="string">
            <text:p>20;38</text:p>
          </table:table-cell>
          <table:table-cell/>
          <table:table-cell office:value-type="float" office:value="27">
            <text:p>27</text:p>
          </table:table-cell>
          <table:table-cell table:number-columns-repeated="1020"/>
        </table:table-row>
        <table:table-row table:style-name="ro4">
          <table:table-cell office:value-type="string">
            <text:p>click general tab &gt; copy domain name</text:p>
          </table:table-cell>
          <table:table-cell office:value-type="string">
            <text:p>20;41</text:p>
          </table:table-cell>
          <table:table-cell table:number-columns-repeated="1022"/>
        </table:table-row>
        <table:table-row table:style-name="ro4">
          <table:table-cell office:value-type="string">
            <text:p>paste as prefix to file name</text:p>
          </table:table-cell>
          <table:table-cell office:value-type="string">
            <text:p>21;00</text:p>
          </table:table-cell>
          <table:table-cell table:number-columns-repeated="1022"/>
        </table:table-row>
        <table:table-row table:style-name="ro4">
          <table:table-cell office:value-type="string">
            <text:p>test url - and it works</text:p>
          </table:table-cell>
          <table:table-cell office:value-type="string">
            <text:p>21;34</text:p>
          </table:table-cell>
          <table:table-cell table:number-columns-repeated="1022"/>
        </table:table-row>
        <table:table-row table:style-name="ro4">
          <table:table-cell office:value-type="string">
            <text:p>check mark web and click disable</text:p>
          </table:table-cell>
          <table:table-cell office:value-type="string">
            <text:p>23;42</text:p>
          </table:table-cell>
          <table:table-cell table:number-columns-repeated="1022"/>
        </table:table-row>
        <table:table-row table:style-name="ro4">
          <table:table-cell office:value-type="string">
            <text:p>click yes</text:p>
          </table:table-cell>
          <table:table-cell office:value-type="string">
            <text:p>23;44</text:p>
          </table:table-cell>
          <table:table-cell table:number-columns-repeated="1022"/>
        </table:table-row>
        <table:table-row table:style-name="ro4">
          <table:table-cell office:value-type="string">
            <text:p>it may take 15 minutes</text:p>
          </table:table-cell>
          <table:table-cell office:value-type="string">
            <text:p>23;45</text:p>
          </table:table-cell>
          <table:table-cell table:number-columns-repeated="1022"/>
        </table:table-row>
        <table:table-row table:style-name="ro4">
          <table:table-cell office:value-type="string">
            <text:p>click close</text:p>
          </table:table-cell>
          <table:table-cell office:value-type="string">
            <text:p>23;48</text:p>
          </table:table-cell>
          <table:table-cell table:number-columns-repeated="1022"/>
        </table:table-row>
        <table:table-row table:style-name="ro4">
          <table:table-cell office:value-type="string">
            <text:p>select distribution &gt; click delete</text:p>
          </table:table-cell>
          <table:table-cell office:value-type="string">
            <text:p>24;05</text:p>
          </table:table-cell>
          <table:table-cell table:number-columns-repeated="1022"/>
        </table:table-row>
        <table:table-row table:style-name="ro4">
          <table:table-cell office:value-type="string">
            <text:p>create bucket name (has to be available and has to match domain)</text:p>
          </table:table-cell>
          <table:table-cell office:value-type="string">
            <text:p>2;00</text:p>
          </table:table-cell>
          <table:table-cell office:value-type="string">
            <text:p>36</text:p>
          </table:table-cell>
          <table:table-cell table:number-columns-repeated="1021"/>
        </table:table-row>
        <table:table-row table:style-name="ro4">
          <table:table-cell office:value-type="string">
            <text:p>click name</text:p>
          </table:table-cell>
          <table:table-cell office:value-type="string">
            <text:p>2;06</text:p>
          </table:table-cell>
          <table:table-cell table:number-columns-repeated="1022"/>
        </table:table-row>
        <table:table-row table:style-name="ro4">
          <table:table-cell office:value-type="string">
            <text:p>click properties</text:p>
          </table:table-cell>
          <table:table-cell office:value-type="string">
            <text:p>2;11</text:p>
          </table:table-cell>
          <table:table-cell table:number-columns-repeated="1022"/>
        </table:table-row>
        <table:table-row table:style-name="ro4">
          <table:table-cell office:value-type="string">
            <text:p>click static hosting &gt; select static web hosting</text:p>
          </table:table-cell>
          <table:table-cell office:value-type="string">
            <text:p>2;16</text:p>
          </table:table-cell>
          <table:table-cell table:number-columns-repeated="1022"/>
        </table:table-row>
        <table:table-row table:style-name="ro4">
          <table:table-cell office:value-type="string">
            <text:p>type index.html , type error.html , click save</text:p>
          </table:table-cell>
          <table:table-cell office:value-type="string">
            <text:p>2;34</text:p>
          </table:table-cell>
          <table:table-cell table:number-columns-repeated="1022"/>
        </table:table-row>
        <table:table-row table:style-name="ro4">
          <table:table-cell office:value-type="string">
            <text:p>goto services &gt;click route 53</text:p>
          </table:table-cell>
          <table:table-cell office:value-type="string">
            <text:p>3;02</text:p>
          </table:table-cell>
          <table:table-cell table:number-columns-repeated="1022"/>
        </table:table-row>
        <table:table-row table:style-name="ro4">
          <table:table-cell office:value-type="string">
            <text:p>set availabledomain that matches buckets name &gt; click check</text:p>
          </table:table-cell>
          <table:table-cell office:value-type="string">
            <text:p>3;13</text:p>
          </table:table-cell>
          <table:table-cell table:number-columns-repeated="1022"/>
        </table:table-row>
        <table:table-row table:style-name="ro4">
          <table:table-cell office:value-type="string">
            <text:p>click add to cart</text:p>
          </table:table-cell>
          <table:table-cell office:value-type="string">
            <text:p>3;43</text:p>
          </table:table-cell>
          <table:table-cell table:number-columns-repeated="1022"/>
        </table:table-row>
        <table:table-row table:style-name="ro4">
          <table:table-cell office:value-type="string">
            <text:p>clicl continue(cost money and you can use s3 url)</text:p>
          </table:table-cell>
          <table:table-cell office:value-type="string">
            <text:p>3;55</text:p>
          </table:table-cell>
          <table:table-cell table:number-columns-repeated="1022"/>
        </table:table-row>
        <table:table-row table:style-name="ro4">
          <table:table-cell office:value-type="string">
            <text:p>registering can take 3 days but is usually just 15minutes</text:p>
          </table:table-cell>
          <table:table-cell office:value-type="string">
            <text:p>4;05</text:p>
          </table:table-cell>
          <table:table-cell table:number-columns-repeated="1022"/>
        </table:table-row>
        <table:table-row table:style-name="ro4">
          <table:table-cell office:value-type="string">
            <text:p>domain is now registered</text:p>
          </table:table-cell>
          <table:table-cell office:value-type="string">
            <text:p>4;18</text:p>
          </table:table-cell>
          <table:table-cell table:number-columns-repeated="1022"/>
        </table:table-row>
        <table:table-row table:style-name="ro4">
          <table:table-cell office:value-type="string">
            <text:p>click services &amp; lambda</text:p>
          </table:table-cell>
          <table:table-cell office:value-type="string">
            <text:p>4;45</text:p>
          </table:table-cell>
          <table:table-cell table:number-columns-repeated="1022"/>
        </table:table-row>
        <table:table-row table:style-name="ro4">
          <table:table-cell office:value-type="string">
            <text:p>if see splash screen click create</text:p>
          </table:table-cell>
          <table:table-cell office:value-type="string">
            <text:p>4;50</text:p>
          </table:table-cell>
          <table:table-cell table:number-columns-repeated="1022"/>
        </table:table-row>
        <table:table-row table:style-name="ro4">
          <table:table-cell office:value-type="string">
            <text:p>(1)name-myservlesswebsite (2)python3.6 (3)create role from template</text:p>
          </table:table-cell>
          <table:table-cell office:value-type="string">
            <text:p>6;01</text:p>
          </table:table-cell>
          <table:table-cell table:number-columns-repeated="1022"/>
        </table:table-row>
        <table:table-row table:style-name="ro4">
          <table:table-cell office:value-type="string">
            <text:p>(1)create new role from template (2) mylabda role</text:p>
          </table:table-cell>
          <table:table-cell office:value-type="string">
            <text:p>6;17</text:p>
          </table:table-cell>
          <table:table-cell table:number-columns-repeated="1022"/>
        </table:table-row>
        <table:table-row table:style-name="ro4">
          <table:table-cell office:value-type="string">
            <text:p>click create</text:p>
          </table:table-cell>
          <table:table-cell office:value-type="string">
            <text:p>6;21</text:p>
          </table:table-cell>
          <table:table-cell table:number-columns-repeated="1022"/>
        </table:table-row>
        <table:table-row table:style-name="ro4">
          <table:table-cell office:value-type="string">
            <text:p>go to this page</text:p>
          </table:table-cell>
          <table:table-cell office:value-type="string">
            <text:p>6;30</text:p>
          </table:table-cell>
          <table:table-cell table:number-columns-repeated="1022"/>
        </table:table-row>
        <table:table-row table:style-name="ro4">
          <table:table-cell office:value-type="string">
            <text:p>open file from udemy resource</text:p>
          </table:table-cell>
          <table:table-cell office:value-type="string">
            <text:p>7;32</text:p>
          </table:table-cell>
          <table:table-cell table:number-columns-repeated="1022"/>
        </table:table-row>
        <table:table-row table:style-name="ro4">
          <table:table-cell office:value-type="string">
            <text:p>paste into here</text:p>
          </table:table-cell>
          <table:table-cell office:value-type="string">
            <text:p>7;40</text:p>
          </table:table-cell>
          <table:table-cell table:number-columns-repeated="1022"/>
        </table:table-row>
        <table:table-row table:style-name="ro4">
          <table:table-cell office:value-type="string">
            <text:p>click save at top </text:p>
          </table:table-cell>
          <table:table-cell office:value-type="string">
            <text:p>7;43</text:p>
          </table:table-cell>
          <table:table-cell/>
          <table:table-cell office:value-type="float" office:value="28">
            <text:p>28</text:p>
          </table:table-cell>
          <table:table-cell table:number-columns-repeated="1020"/>
        </table:table-row>
        <table:table-row table:style-name="ro4">
          <table:table-cell office:value-type="string">
            <text:p>click api gateway</text:p>
          </table:table-cell>
          <table:table-cell office:value-type="string">
            <text:p>8;22</text:p>
          </table:table-cell>
          <table:table-cell table:number-columns-repeated="1022"/>
        </table:table-row>
        <table:table-row table:style-name="ro4">
          <table:table-cell office:value-type="string">
            <text:p>select : create a new api</text:p>
          </table:table-cell>
          <table:table-cell office:value-type="string">
            <text:p>8;44</text:p>
          </table:table-cell>
          <table:table-cell table:number-columns-repeated="1022"/>
        </table:table-row>
        <table:table-row table:style-name="ro4">
          <table:table-cell office:value-type="string">
            <text:p>1.name- myserviceswebsite 2 prod 3 open</text:p>
          </table:table-cell>
          <table:table-cell office:value-type="string">
            <text:p>9;14</text:p>
          </table:table-cell>
          <table:table-cell table:number-columns-repeated="1022"/>
        </table:table-row>
        <table:table-row table:style-name="ro4">
          <table:table-cell office:value-type="string">
            <text:p>click add</text:p>
          </table:table-cell>
          <table:table-cell office:value-type="string">
            <text:p>9;31</text:p>
          </table:table-cell>
          <table:table-cell table:number-columns-repeated="1022"/>
        </table:table-row>
        <table:table-row table:style-name="ro4">
          <table:table-cell office:value-type="string">
            <text:p>click save at top right</text:p>
          </table:table-cell>
          <table:table-cell office:value-type="string">
            <text:p>9;34</text:p>
          </table:table-cell>
          <table:table-cell table:number-columns-repeated="1022"/>
        </table:table-row>
        <table:table-row table:style-name="ro4">
          <table:table-cell office:value-type="string">
            <text:p>click this little button here</text:p>
          </table:table-cell>
          <table:table-cell office:value-type="string">
            <text:p>9;45</text:p>
          </table:table-cell>
          <table:table-cell table:number-columns-repeated="1022"/>
        </table:table-row>
        <table:table-row table:style-name="ro4">
          <table:table-cell office:value-type="string">
            <text:p>copy the invoke url(but wont work since not configured)</text:p>
          </table:table-cell>
          <table:table-cell office:value-type="string">
            <text:p>9;50</text:p>
          </table:table-cell>
          <table:table-cell table:number-columns-repeated="1022"/>
        </table:table-row>
        <table:table-row table:style-name="ro4">
          <table:table-cell office:value-type="string">
            <text:p>click myserverlesswebsite hyperlink</text:p>
          </table:table-cell>
          <table:table-cell office:value-type="string">
            <text:p>9;55</text:p>
          </table:table-cell>
          <table:table-cell table:number-columns-repeated="1022"/>
        </table:table-row>
        <table:table-row table:style-name="ro4">
          <table:table-cell office:value-type="string">
            <text:p>click actions</text:p>
          </table:table-cell>
          <table:table-cell office:value-type="string">
            <text:p>10;45</text:p>
          </table:table-cell>
          <table:table-cell table:number-columns-repeated="1022"/>
        </table:table-row>
        <table:table-row table:style-name="ro4">
          <table:table-cell office:value-type="string">
            <text:p>click delete method</text:p>
          </table:table-cell>
          <table:table-cell office:value-type="string">
            <text:p>10;47</text:p>
          </table:table-cell>
          <table:table-cell table:number-columns-repeated="1022"/>
        </table:table-row>
        <table:table-row table:style-name="ro4">
          <table:table-cell office:value-type="string">
            <text:p>click delete</text:p>
          </table:table-cell>
          <table:table-cell office:value-type="string">
            <text:p>10;49</text:p>
          </table:table-cell>
          <table:table-cell table:number-columns-repeated="1022"/>
        </table:table-row>
        <table:table-row table:style-name="ro4">
          <table:table-cell office:value-type="string">
            <text:p>click create new method</text:p>
          </table:table-cell>
          <table:table-cell office:value-type="string">
            <text:p>10;52</text:p>
          </table:table-cell>
          <table:table-cell table:number-columns-repeated="1022"/>
        </table:table-row>
        <table:table-row table:style-name="ro4">
          <table:table-cell office:value-type="string">
            <text:p>click get</text:p>
          </table:table-cell>
          <table:table-cell office:value-type="string">
            <text:p>10;58</text:p>
          </table:table-cell>
          <table:table-cell table:number-columns-repeated="1022"/>
        </table:table-row>
        <table:table-row table:style-name="ro4">
          <table:table-cell office:value-type="string">
            <text:p>click the checkmark</text:p>
          </table:table-cell>
          <table:table-cell office:value-type="string">
            <text:p>11;01</text:p>
          </table:table-cell>
          <table:table-cell table:number-columns-repeated="1022"/>
        </table:table-row>
        <table:table-row table:style-name="ro4">
          <table:table-cell office:value-type="string">
            <text:p>select lambda from dropdown(make sure region is correct or wont show)</text:p>
          </table:table-cell>
          <table:table-cell office:value-type="string">
            <text:p>11;43</text:p>
          </table:table-cell>
          <table:table-cell table:number-columns-repeated="1022"/>
        </table:table-row>
        <table:table-row table:style-name="ro4">
          <table:table-cell office:value-type="string">
            <text:p>click save</text:p>
          </table:table-cell>
          <table:table-cell office:value-type="string">
            <text:p>11;48</text:p>
          </table:table-cell>
          <table:table-cell table:number-columns-repeated="1022"/>
        </table:table-row>
        <table:table-row table:style-name="ro4">
          <table:table-cell office:value-type="string">
            <text:p>click ok </text:p>
          </table:table-cell>
          <table:table-cell office:value-type="string">
            <text:p>11;56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click deploy PAI</text:p>
          </table:table-cell>
          <table:table-cell office:value-type="string">
            <text:p>12;10</text:p>
          </table:table-cell>
          <table:table-cell table:number-columns-repeated="1022"/>
        </table:table-row>
        <table:table-row table:style-name="ro4">
          <table:table-cell office:value-type="string">
            <text:p>1 stage = prod 2 myfirst deployment 3 click deploy</text:p>
          </table:table-cell>
          <table:table-cell office:value-type="string">
            <text:p>12;23</text:p>
          </table:table-cell>
          <table:table-cell table:number-columns-repeated="1022"/>
        </table:table-row>
        <table:table-row table:style-name="ro4">
          <table:table-cell office:value-type="string">
            <text:p>click prod</text:p>
          </table:table-cell>
          <table:table-cell office:value-type="string">
            <text:p>12;27</text:p>
          </table:table-cell>
          <table:table-cell table:number-columns-repeated="1022"/>
        </table:table-row>
        <table:table-row table:style-name="ro4">
          <table:table-cell office:value-type="string">
            <text:p>click get</text:p>
          </table:table-cell>
          <table:table-cell office:value-type="string">
            <text:p>12;31</text:p>
          </table:table-cell>
          <table:table-cell table:number-columns-repeated="1022"/>
        </table:table-row>
        <table:table-row table:style-name="ro4">
          <table:table-cell office:value-type="string">
            <text:p>click url</text:p>
          </table:table-cell>
          <table:table-cell office:value-type="string">
            <text:p>12;33</text:p>
          </table:table-cell>
          <table:table-cell table:number-columns-repeated="1022"/>
        </table:table-row>
        <table:table-row table:style-name="ro4">
          <table:table-cell office:value-type="string">
            <text:p>test : it work since we see our name</text:p>
          </table:table-cell>
          <table:table-cell office:value-type="string">
            <text:p>12;37</text:p>
          </table:table-cell>
          <table:table-cell table:number-columns-repeated="1022"/>
        </table:table-row>
        <table:table-row table:style-name="ro4">
          <table:table-cell office:value-type="string">
            <text:p>copy url</text:p>
          </table:table-cell>
          <table:table-cell office:value-type="string">
            <text:p>12;57</text:p>
          </table:table-cell>
          <table:table-cell table:number-columns-repeated="1022"/>
        </table:table-row>
        <table:table-row table:style-name="ro4">
          <table:table-cell office:value-type="string">
            <text:p>curl paste url &gt; test.txt</text:p>
          </table:table-cell>
          <table:table-cell office:value-type="string">
            <text:p>13;10</text:p>
          </table:table-cell>
          <table:table-cell table:number-columns-repeated="1022"/>
        </table:table-row>
        <table:table-row table:style-name="ro4">
          <table:table-cell office:value-type="string">
            <text:p>test : this what curl looks like</text:p>
          </table:table-cell>
          <table:table-cell office:value-type="string">
            <text:p>13;16</text:p>
          </table:table-cell>
          <table:table-cell table:number-columns-repeated="1022"/>
        </table:table-row>
        <table:table-row table:style-name="ro4">
          <table:table-cell office:value-type="string">
            <text:p>open index.hmtl from udemy</text:p>
          </table:table-cell>
          <table:table-cell office:value-type="string">
            <text:p>13;38</text:p>
          </table:table-cell>
          <table:table-cell table:number-columns-repeated="1022"/>
        </table:table-row>
        <table:table-row table:style-name="ro4">
          <table:table-cell office:value-type="string">
            <text:p>paste here</text:p>
          </table:table-cell>
          <table:table-cell office:value-type="string">
            <text:p>13;40</text:p>
          </table:table-cell>
          <table:table-cell/>
          <table:table-cell office:value-type="float" office:value="29">
            <text:p>29</text:p>
          </table:table-cell>
          <table:table-cell table:number-columns-repeated="1020"/>
        </table:table-row>
        <table:table-row table:style-name="ro4">
          <table:table-cell office:value-type="string">
            <text:p>after pasting it look like this</text:p>
          </table:table-cell>
          <table:table-cell office:value-type="string">
            <text:p>13;44</text:p>
          </table:table-cell>
          <table:table-cell table:number-columns-repeated="1022"/>
        </table:table-row>
        <table:table-row table:style-name="ro4">
          <table:table-cell office:value-type="string">
            <text:p>go back to services and lcik s3</text:p>
          </table:table-cell>
          <table:table-cell office:value-type="string">
            <text:p>14;46</text:p>
          </table:table-cell>
          <table:table-cell table:number-columns-repeated="1022"/>
        </table:table-row>
        <table:table-row table:style-name="ro4">
          <table:table-cell office:value-type="string">
            <text:p>select ??? and click edit profile access setttings</text:p>
          </table:table-cell>
          <table:table-cell office:value-type="string">
            <text:p>15;02</text:p>
          </table:table-cell>
          <table:table-cell table:number-columns-repeated="1022"/>
        </table:table-row>
        <table:table-row table:style-name="ro4">
          <table:table-cell office:value-type="string">
            <text:p>1 make sure the 4boxes are unchecked 2 clicksave</text:p>
          </table:table-cell>
          <table:table-cell office:value-type="string">
            <text:p>15;03</text:p>
          </table:table-cell>
          <table:table-cell table:number-columns-repeated="1022"/>
        </table:table-row>
        <table:table-row table:style-name="ro4">
          <table:table-cell office:value-type="string">
            <text:p>type confirm click confirm</text:p>
          </table:table-cell>
          <table:table-cell office:value-type="string">
            <text:p>15;13</text:p>
          </table:table-cell>
          <table:table-cell table:number-columns-repeated="1022"/>
        </table:table-row>
        <table:table-row table:style-name="ro4">
          <table:table-cell office:value-type="string">
            <text:p>click bucket</text:p>
          </table:table-cell>
          <table:table-cell office:value-type="string">
            <text:p>15;24</text:p>
          </table:table-cell>
          <table:table-cell table:number-columns-repeated="1022"/>
        </table:table-row>
        <table:table-row table:style-name="ro4">
          <table:table-cell office:value-type="string">
            <text:p>1 click upload 2click add files 3 select error.html &amp; index.html</text:p>
          </table:table-cell>
          <table:table-cell office:value-type="string">
            <text:p>15;36</text:p>
          </table:table-cell>
          <table:table-cell table:number-columns-repeated="1022"/>
        </table:table-row>
        <table:table-row table:style-name="ro4">
          <table:table-cell office:value-type="string">
            <text:p>click upload</text:p>
          </table:table-cell>
          <table:table-cell office:value-type="string">
            <text:p>15;39</text:p>
          </table:table-cell>
          <table:table-cell table:number-columns-repeated="1022"/>
        </table:table-row>
        <table:table-row table:style-name="ro4">
          <table:table-cell office:value-type="string">
            <text:p>select both thtmls</text:p>
          </table:table-cell>
          <table:table-cell office:value-type="string">
            <text:p>15;42</text:p>
          </table:table-cell>
          <table:table-cell table:number-columns-repeated="1022"/>
        </table:table-row>
        <table:table-row table:style-name="ro4">
          <table:table-cell office:value-type="string">
            <text:p>click more ---click make public</text:p>
          </table:table-cell>
          <table:table-cell office:value-type="string">
            <text:p>15;44</text:p>
          </table:table-cell>
          <table:table-cell table:number-columns-repeated="1022"/>
        </table:table-row>
        <table:table-row table:style-name="ro4">
          <table:table-cell office:value-type="string">
            <text:p>click make public</text:p>
          </table:table-cell>
          <table:table-cell office:value-type="string">
            <text:p>15;46</text:p>
          </table:table-cell>
          <table:table-cell table:number-columns-repeated="1022"/>
        </table:table-row>
        <table:table-row table:style-name="ro4">
          <table:table-cell office:value-type="string">
            <text:p>go services and click route 53</text:p>
          </table:table-cell>
          <table:table-cell office:value-type="string">
            <text:p>15;58</text:p>
          </table:table-cell>
          <table:table-cell table:number-columns-repeated="1022"/>
        </table:table-row>
        <table:table-row table:style-name="ro4">
          <table:table-cell office:value-type="string">
            <text:p>click hsot zones</text:p>
          </table:table-cell>
          <table:table-cell office:value-type="string">
            <text:p>16;03</text:p>
          </table:table-cell>
          <table:table-cell table:number-columns-repeated="1022"/>
        </table:table-row>
        <table:table-row table:style-name="ro4">
          <table:table-cell office:value-type="string">
            <text:p>click hperlink</text:p>
          </table:table-cell>
          <table:table-cell office:value-type="string">
            <text:p>16;05</text:p>
          </table:table-cell>
          <table:table-cell table:number-columns-repeated="1022"/>
        </table:table-row>
        <table:table-row table:style-name="ro4">
          <table:table-cell office:value-type="string">
            <text:p>click create record set</text:p>
          </table:table-cell>
          <table:table-cell office:value-type="string">
            <text:p>16;09</text:p>
          </table:table-cell>
          <table:table-cell table:number-columns-repeated="1022"/>
        </table:table-row>
        <table:table-row table:style-name="ro4">
          <table:table-cell office:value-type="string">
            <text:p>select alias res</text:p>
          </table:table-cell>
          <table:table-cell office:value-type="string">
            <text:p>16;21</text:p>
          </table:table-cell>
          <table:table-cell table:number-columns-repeated="1022"/>
        </table:table-row>
        <table:table-row table:style-name="ro4">
          <table:table-cell office:value-type="string">
            <text:p>select s3 website from dropdown (if not listed bucket name has to be the same)</text:p>
          </table:table-cell>
          <table:table-cell office:value-type="string">
            <text:p>16;26</text:p>
          </table:table-cell>
          <table:table-cell table:number-columns-repeated="1022"/>
        </table:table-row>
        <table:table-row table:style-name="ro4">
          <table:table-cell office:value-type="string">
            <text:p>click create</text:p>
          </table:table-cell>
          <table:table-cell office:value-type="string">
            <text:p>16;42</text:p>
          </table:table-cell>
          <table:table-cell table:number-columns-repeated="1022"/>
        </table:table-row>
        <table:table-row table:style-name="ro4">
          <table:table-cell office:value-type="string">
            <text:p>click url to test</text:p>
          </table:table-cell>
          <table:table-cell office:value-type="string">
            <text:p>17;03</text:p>
          </table:table-cell>
          <table:table-cell table:number-columns-repeated="1022"/>
        </table:table-row>
        <table:table-row table:style-name="ro4">
          <table:table-cell office:value-type="string">
            <text:p>click te click me button to trigger lambda</text:p>
          </table:table-cell>
          <table:table-cell office:value-type="string">
            <text:p>17;18</text:p>
          </table:table-cell>
          <table:table-cell table:number-columns-repeated="1022"/>
        </table:table-row>
        <table:table-row table:style-name="ro4">
          <table:table-cell office:value-type="string">
            <text:p>goto servies &gt; click lambda</text:p>
          </table:table-cell>
          <table:table-cell office:value-type="string">
            <text:p>2;46</text:p>
          </table:table-cell>
          <table:table-cell office:value-type="string">
            <text:p>37</text:p>
          </table:table-cell>
          <table:table-cell table:number-columns-repeated="1021"/>
        </table:table-row>
        <table:table-row table:style-name="ro4">
          <table:table-cell office:value-type="string">
            <text:p>name = my new function</text:p>
          </table:table-cell>
          <table:table-cell office:value-type="string">
            <text:p>3;00</text:p>
          </table:table-cell>
          <table:table-cell table:number-columns-repeated="1022"/>
        </table:table-row>
        <table:table-row table:style-name="ro4">
          <table:table-cell office:value-type="string">
            <text:p>exsistingROle = select role from dropdown</text:p>
          </table:table-cell>
          <table:table-cell office:value-type="string">
            <text:p>3;07</text:p>
          </table:table-cell>
          <table:table-cell table:number-columns-repeated="1022"/>
        </table:table-row>
        <table:table-row table:style-name="ro4">
          <table:table-cell office:value-type="string">
            <text:p>click create fucntion</text:p>
          </table:table-cell>
          <table:table-cell office:value-type="string">
            <text:p>3;08</text:p>
          </table:table-cell>
          <table:table-cell table:number-columns-repeated="1022"/>
        </table:table-row>
        <table:table-row table:style-name="ro4">
          <table:table-cell office:value-type="string">
            <text:p>edit line 3 to say hello AND click save</text:p>
          </table:table-cell>
          <table:table-cell office:value-type="string">
            <text:p>3;25</text:p>
          </table:table-cell>
          <table:table-cell table:number-columns-repeated="1022"/>
        </table:table-row>
        <table:table-row table:style-name="ro4">
          <table:table-cell office:value-type="string">
            <text:p>click qualifies</text:p>
          </table:table-cell>
          <table:table-cell office:value-type="string">
            <text:p>3;31</text:p>
          </table:table-cell>
          <table:table-cell table:number-columns-repeated="1022"/>
        </table:table-row>
        <table:table-row table:style-name="ro4">
          <table:table-cell office:value-type="string">
            <text:p>click versions --- click latest</text:p>
          </table:table-cell>
          <table:table-cell office:value-type="string">
            <text:p>3;35</text:p>
          </table:table-cell>
          <table:table-cell table:number-columns-repeated="1022"/>
        </table:table-row>
        <table:table-row table:style-name="ro4">
          <table:table-cell office:value-type="string">
            <text:p>click actions click public new versions</text:p>
          </table:table-cell>
          <table:table-cell office:value-type="string">
            <text:p>3;53</text:p>
          </table:table-cell>
          <table:table-cell/>
          <table:table-cell office:value-type="float" office:value="30">
            <text:p>30</text:p>
          </table:table-cell>
          <table:table-cell table:number-columns-repeated="1020"/>
        </table:table-row>
        <table:table-row table:style-name="ro4">
          <table:table-cell office:value-type="string">
            <text:p>type version 1 ----- click publish</text:p>
          </table:table-cell>
          <table:table-cell office:value-type="string">
            <text:p>4;02</text:p>
          </table:table-cell>
          <table:table-cell table:number-columns-repeated="1022"/>
        </table:table-row>
        <table:table-row table:style-name="ro4">
          <table:table-cell office:value-type="string">
            <text:p>look says version1</text:p>
          </table:table-cell>
          <table:table-cell office:value-type="string">
            <text:p>4;07</text:p>
          </table:table-cell>
          <table:table-cell table:number-columns-repeated="1022"/>
        </table:table-row>
        <table:table-row table:style-name="ro4">
          <table:table-cell office:value-type="string">
            <text:p>scroll down look you can't edit code</text:p>
          </table:table-cell>
          <table:table-cell office:value-type="string">
            <text:p>4;16</text:p>
          </table:table-cell>
          <table:table-cell table:number-columns-repeated="1022"/>
        </table:table-row>
        <table:table-row table:style-name="ro4">
          <table:table-cell office:value-type="string">
            <text:p>click hperlink to go tot latest</text:p>
          </table:table-cell>
          <table:table-cell office:value-type="string">
            <text:p>4;21</text:p>
          </table:table-cell>
          <table:table-cell table:number-columns-repeated="1022"/>
        </table:table-row>
        <table:table-row table:style-name="ro4">
          <table:table-cell office:value-type="string">
            <text:p>edit line 3 to say hello cloud ---click save</text:p>
          </table:table-cell>
          <table:table-cell office:value-type="string">
            <text:p>4;29</text:p>
          </table:table-cell>
          <table:table-cell table:number-columns-repeated="1022"/>
        </table:table-row>
        <table:table-row table:style-name="ro4">
          <table:table-cell office:value-type="string">
            <text:p>click actions &gt; click ublish new version</text:p>
          </table:table-cell>
          <table:table-cell office:value-type="string">
            <text:p>4;36</text:p>
          </table:table-cell>
          <table:table-cell table:number-columns-repeated="1022"/>
        </table:table-row>
        <table:table-row table:style-name="ro4">
          <table:table-cell office:value-type="string">
            <text:p>type version 2 --- click ublish</text:p>
          </table:table-cell>
          <table:table-cell office:value-type="string">
            <text:p>4;40</text:p>
          </table:table-cell>
          <table:table-cell table:number-columns-repeated="1022"/>
        </table:table-row>
        <table:table-row table:style-name="ro4">
          <table:table-cell office:value-type="string">
            <text:p>cick version ---click latest</text:p>
          </table:table-cell>
          <table:table-cell office:value-type="string">
            <text:p>4;51</text:p>
          </table:table-cell>
          <table:table-cell table:number-columns-repeated="1022"/>
        </table:table-row>
        <table:table-row table:style-name="ro4">
          <table:table-cell office:value-type="string">
            <text:p>edit line 3 to say “hello cloud gurus” and clicksave</text:p>
          </table:table-cell>
          <table:table-cell office:value-type="string">
            <text:p>4;58</text:p>
          </table:table-cell>
          <table:table-cell table:number-columns-repeated="1022"/>
        </table:table-row>
        <table:table-row table:style-name="ro4">
          <table:table-cell office:value-type="string">
            <text:p>click actions ---click publish new version</text:p>
          </table:table-cell>
          <table:table-cell office:value-type="string">
            <text:p>5;04</text:p>
          </table:table-cell>
          <table:table-cell table:number-columns-repeated="1022"/>
        </table:table-row>
        <table:table-row table:style-name="ro4">
          <table:table-cell office:value-type="string">
            <text:p>type version 3 - --- click publish</text:p>
          </table:table-cell>
          <table:table-cell office:value-type="string">
            <text:p>5;08</text:p>
          </table:table-cell>
          <table:table-cell table:number-columns-repeated="1022"/>
        </table:table-row>
        <table:table-row table:style-name="ro4">
          <table:table-cell office:value-type="string">
            <text:p>look click all versions</text:p>
          </table:table-cell>
          <table:table-cell office:value-type="string">
            <text:p>5;12</text:p>
          </table:table-cell>
          <table:table-cell table:number-columns-repeated="1022"/>
        </table:table-row>
        <table:table-row table:style-name="ro4">
          <table:table-cell office:value-type="string">
            <text:p>click create aliases</text:p>
          </table:table-cell>
          <table:table-cell office:value-type="string">
            <text:p>5;32</text:p>
          </table:table-cell>
          <table:table-cell table:number-columns-repeated="1022"/>
        </table:table-row>
        <table:table-row table:style-name="ro4">
          <table:table-cell office:value-type="string">
            <text:p>1 name <text:s/>=version 1 2 this is my version13point toversion1 4 click create</text:p>
          </table:table-cell>
          <table:table-cell office:value-type="string">
            <text:p>5;47</text:p>
          </table:table-cell>
          <table:table-cell table:number-columns-repeated="1022"/>
        </table:table-row>
        <table:table-row table:style-name="ro4">
          <table:table-cell office:value-type="string">
            <text:p>click create alias</text:p>
          </table:table-cell>
          <table:table-cell office:value-type="string">
            <text:p>6;02</text:p>
          </table:table-cell>
          <table:table-cell table:number-columns-repeated="1022"/>
        </table:table-row>
        <table:table-row table:style-name="ro4">
          <table:table-cell office:value-type="string">
            <text:p>1.lastest version 2. latestversion of my code 3)$latest 4)click crate</text:p>
          </table:table-cell>
          <table:table-cell office:value-type="string">
            <text:p>6;17</text:p>
          </table:table-cell>
          <table:table-cell table:number-columns-repeated="1022"/>
        </table:table-row>
        <table:table-row table:style-name="ro4">
          <table:table-cell office:value-type="string">
            <text:p>click create alias</text:p>
          </table:table-cell>
          <table:table-cell office:value-type="string">
            <text:p>6;33</text:p>
          </table:table-cell>
          <table:table-cell table:number-columns-repeated="1022"/>
        </table:table-row>
        <table:table-row table:style-name="ro4">
          <table:table-cell office:value-type="string">
            <text:p>tyep mysplit traffic</text:p>
          </table:table-cell>
          <table:table-cell office:value-type="string">
            <text:p>6;51</text:p>
          </table:table-cell>
          <table:table-cell table:number-columns-repeated="1022"/>
        </table:table-row>
        <table:table-row table:style-name="ro4">
          <table:table-cell office:value-type="string">
            <text:p>version =3</text:p>
          </table:table-cell>
          <table:table-cell office:value-type="string">
            <text:p>6;55</text:p>
          </table:table-cell>
          <table:table-cell table:number-columns-repeated="1022"/>
        </table:table-row>
        <table:table-row table:style-name="ro4">
          <table:table-cell office:value-type="string">
            <text:p>additional version =2</text:p>
          </table:table-cell>
          <table:table-cell office:value-type="string">
            <text:p>6;58</text:p>
          </table:table-cell>
          <table:table-cell table:number-columns-repeated="1022"/>
        </table:table-row>
        <table:table-row table:style-name="ro4">
          <table:table-cell office:value-type="string">
            <text:p>weight = 25% and click create</text:p>
          </table:table-cell>
          <table:table-cell office:value-type="string">
            <text:p>7;02</text:p>
          </table:table-cell>
          <table:table-cell table:number-columns-repeated="1022"/>
        </table:table-row>
        <table:table-row table:style-name="ro4">
          <table:table-cell office:value-type="string">
            <text:p>click s3</text:p>
          </table:table-cell>
          <table:table-cell office:value-type="string">
            <text:p>2;55</text:p>
          </table:table-cell>
          <table:table-cell office:value-type="string">
            <text:p>38</text:p>
          </table:table-cell>
          <table:table-cell table:number-columns-repeated="1021"/>
        </table:table-row>
        <table:table-row table:style-name="ro4">
          <table:table-cell office:value-type="string">
            <text:p>click create bucket</text:p>
          </table:table-cell>
          <table:table-cell office:value-type="string">
            <text:p>2;57</text:p>
          </table:table-cell>
          <table:table-cell table:number-columns-repeated="1022"/>
        </table:table-row>
        <table:table-row table:style-name="ro4">
          <table:table-cell office:value-type="string">
            <text:p>name = acloudguru2019 ---click create</text:p>
          </table:table-cell>
          <table:table-cell office:value-type="string">
            <text:p>3;04</text:p>
          </table:table-cell>
          <table:table-cell table:number-columns-repeated="1022"/>
        </table:table-row>
        <table:table-row table:style-name="ro4">
          <table:table-cell office:value-type="string">
            <text:p>select bucket --- edit public access setting</text:p>
          </table:table-cell>
          <table:table-cell office:value-type="string">
            <text:p>3;16</text:p>
          </table:table-cell>
          <table:table-cell table:number-columns-repeated="1022"/>
        </table:table-row>
        <table:table-row table:style-name="ro4">
          <table:table-cell office:value-type="string">
            <text:p>click save</text:p>
          </table:table-cell>
          <table:table-cell office:value-type="string">
            <text:p>3;20</text:p>
          </table:table-cell>
          <table:table-cell table:number-columns-repeated="1022"/>
        </table:table-row>
        <table:table-row table:style-name="ro4">
          <table:table-cell office:value-type="string">
            <text:p>type confirm --- click confirm</text:p>
          </table:table-cell>
          <table:table-cell office:value-type="string">
            <text:p>3;24</text:p>
          </table:table-cell>
          <table:table-cell/>
          <table:table-cell office:value-type="float" office:value="31">
            <text:p>31</text:p>
          </table:table-cell>
          <table:table-cell table:number-columns-repeated="1020"/>
        </table:table-row>
        <table:table-row table:style-name="ro4">
          <table:table-cell office:value-type="string">
            <text:p>click bucket name</text:p>
          </table:table-cell>
          <table:table-cell office:value-type="string">
            <text:p>3;28</text:p>
          </table:table-cell>
          <table:table-cell table:number-columns-repeated="1022"/>
        </table:table-row>
        <table:table-row table:style-name="ro4">
          <table:table-cell office:value-type="string">
            <text:p>click permission tab --- click bucket policy</text:p>
          </table:table-cell>
          <table:table-cell office:value-type="string">
            <text:p>3;32</text:p>
          </table:table-cell>
          <table:table-cell table:number-columns-repeated="1022"/>
        </table:table-row>
        <table:table-row table:style-name="ro4">
          <table:table-cell office:value-type="string">
            <text:p>copy this from udemy</text:p>
          </table:table-cell>
          <table:table-cell office:value-type="string">
            <text:p>3;34</text:p>
          </table:table-cell>
          <table:table-cell table:number-columns-repeated="1022"/>
        </table:table-row>
        <table:table-row table:style-name="ro4">
          <table:table-cell office:value-type="string">
            <text:p>pasete here</text:p>
          </table:table-cell>
          <table:table-cell office:value-type="string">
            <text:p>3;41</text:p>
          </table:table-cell>
          <table:table-cell table:number-columns-repeated="1022"/>
        </table:table-row>
        <table:table-row table:style-name="ro4">
          <table:table-cell office:value-type="string">
            <text:p>copy LRN</text:p>
          </table:table-cell>
          <table:table-cell office:value-type="string">
            <text:p>3;46</text:p>
          </table:table-cell>
          <table:table-cell table:number-columns-repeated="1022"/>
        </table:table-row>
        <table:table-row table:style-name="ro4">
          <table:table-cell office:value-type="string">
            <text:p>paset here // update resource AND click save</text:p>
          </table:table-cell>
          <table:table-cell office:value-type="string">
            <text:p>3;49</text:p>
          </table:table-cell>
          <table:table-cell table:number-columns-repeated="1022"/>
        </table:table-row>
        <table:table-row table:style-name="ro4">
          <table:table-cell office:value-type="string">
            <text:p>copy bucket name onnly</text:p>
          </table:table-cell>
          <table:table-cell office:value-type="string">
            <text:p>4;15</text:p>
          </table:table-cell>
          <table:table-cell table:number-columns-repeated="1022"/>
        </table:table-row>
        <table:table-row table:style-name="ro4">
          <table:table-cell office:value-type="string">
            <text:p>click servics click amazon poly</text:p>
          </table:table-cell>
          <table:table-cell office:value-type="string">
            <text:p>4;27</text:p>
          </table:table-cell>
          <table:table-cell table:number-columns-repeated="1022"/>
        </table:table-row>
        <table:table-row table:style-name="ro4">
          <table:table-cell office:value-type="string">
            <text:p>click &gt;listen</text:p>
          </table:table-cell>
          <table:table-cell office:value-type="string">
            <text:p>4;31</text:p>
          </table:table-cell>
          <table:table-cell table:number-columns-repeated="1022"/>
        </table:table-row>
        <table:table-row table:style-name="ro4">
          <table:table-cell office:value-type="string">
            <text:p>select australian from dropdown</text:p>
          </table:table-cell>
          <table:table-cell office:value-type="string">
            <text:p>4;43</text:p>
          </table:table-cell>
          <table:table-cell table:number-columns-repeated="1022"/>
        </table:table-row>
        <table:table-row table:style-name="ro4">
          <table:table-cell office:value-type="string">
            <text:p>select russel</text:p>
          </table:table-cell>
          <table:table-cell office:value-type="string">
            <text:p>4;44</text:p>
          </table:table-cell>
          <table:table-cell table:number-columns-repeated="1022"/>
        </table:table-row>
        <table:table-row table:style-name="ro4">
          <table:table-cell office:value-type="string">
            <text:p>pasete random text</text:p>
          </table:table-cell>
          <table:table-cell office:value-type="string">
            <text:p>4;56</text:p>
          </table:table-cell>
          <table:table-cell table:number-columns-repeated="1022"/>
        </table:table-row>
        <table:table-row table:style-name="ro4">
          <table:table-cell office:value-type="string">
            <text:p>click synthezise to s3</text:p>
          </table:table-cell>
          <table:table-cell office:value-type="string">
            <text:p>5;06</text:p>
          </table:table-cell>
          <table:table-cell table:number-columns-repeated="1022"/>
        </table:table-row>
        <table:table-row table:style-name="ro4">
          <table:table-cell office:value-type="string">
            <text:p>type yourbucket name AND click synthesize</text:p>
          </table:table-cell>
          <table:table-cell office:value-type="string">
            <text:p>5;16</text:p>
          </table:table-cell>
          <table:table-cell table:number-columns-repeated="1022"/>
        </table:table-row>
        <table:table-row table:style-name="ro4">
          <table:table-cell office:value-type="string">
            <text:p>click the X</text:p>
          </table:table-cell>
          <table:table-cell office:value-type="string">
            <text:p>5;22</text:p>
          </table:table-cell>
          <table:table-cell table:number-columns-repeated="1022"/>
        </table:table-row>
        <table:table-row table:style-name="ro4">
          <table:table-cell office:value-type="string">
            <text:p>click s3 synthesise task</text:p>
          </table:table-cell>
          <table:table-cell office:value-type="string">
            <text:p>5;26</text:p>
          </table:table-cell>
          <table:table-cell table:number-columns-repeated="1022"/>
        </table:table-row>
        <table:table-row table:style-name="ro4">
          <table:table-cell office:value-type="string">
            <text:p>click regresh to force update</text:p>
          </table:table-cell>
          <table:table-cell office:value-type="string">
            <text:p>5;39</text:p>
          </table:table-cell>
          <table:table-cell table:number-columns-repeated="1022"/>
        </table:table-row>
        <table:table-row table:style-name="ro4">
          <table:table-cell office:value-type="string">
            <text:p>click services s3</text:p>
          </table:table-cell>
          <table:table-cell office:value-type="string">
            <text:p>5;45</text:p>
          </table:table-cell>
          <table:table-cell table:number-columns-repeated="1022"/>
        </table:table-row>
        <table:table-row table:style-name="ro4">
          <table:table-cell office:value-type="string">
            <text:p>find the bucket</text:p>
          </table:table-cell>
          <table:table-cell office:value-type="string">
            <text:p>5;48</text:p>
          </table:table-cell>
          <table:table-cell table:number-columns-repeated="1022"/>
        </table:table-row>
        <table:table-row table:style-name="ro4">
          <table:table-cell office:value-type="string">
            <text:p>find the mp3 file</text:p>
          </table:table-cell>
          <table:table-cell office:value-type="string">
            <text:p>5;51</text:p>
          </table:table-cell>
          <table:table-cell table:number-columns-repeated="1022"/>
        </table:table-row>
        <table:table-row table:style-name="ro4">
          <table:table-cell office:value-type="string">
            <text:p>click services --- click lambda</text:p>
          </table:table-cell>
          <table:table-cell office:value-type="string">
            <text:p>6;10</text:p>
          </table:table-cell>
          <table:table-cell table:number-columns-repeated="1022"/>
        </table:table-row>
        <table:table-row table:style-name="ro4">
          <table:table-cell office:value-type="string">
            <text:p>select virginia // only some regions have alexa trigger to select virginia</text:p>
          </table:table-cell>
          <table:table-cell office:value-type="string">
            <text:p>6;27</text:p>
          </table:table-cell>
          <table:table-cell table:number-columns-repeated="1022"/>
        </table:table-row>
        <table:table-row table:style-name="ro4">
          <table:table-cell office:value-type="string">
            <text:p>click create function</text:p>
          </table:table-cell>
          <table:table-cell office:value-type="string">
            <text:p>6;33</text:p>
          </table:table-cell>
          <table:table-cell table:number-columns-repeated="1022"/>
        </table:table-row>
        <table:table-row table:style-name="ro4">
          <table:table-cell office:value-type="string">
            <text:p>select aws serverless application repisitory</text:p>
          </table:table-cell>
          <table:table-cell office:value-type="string">
            <text:p>7;03</text:p>
          </table:table-cell>
          <table:table-cell table:number-columns-repeated="1022"/>
        </table:table-row>
        <table:table-row table:style-name="ro4">
          <table:table-cell office:value-type="string">
            <text:p>select alexa - skills-kit-nodejs-factskills</text:p>
          </table:table-cell>
          <table:table-cell office:value-type="string">
            <text:p>7;08</text:p>
          </table:table-cell>
          <table:table-cell table:number-columns-repeated="1022"/>
        </table:table-row>
        <table:table-row table:style-name="ro4">
          <table:table-cell office:value-type="string">
            <text:p>click permission</text:p>
          </table:table-cell>
          <table:table-cell office:value-type="string">
            <text:p>7;18</text:p>
          </table:table-cell>
          <table:table-cell table:number-columns-repeated="1022"/>
        </table:table-row>
        <table:table-row table:style-name="ro4">
          <table:table-cell office:value-type="string">
            <text:p>click deploy and wait</text:p>
          </table:table-cell>
          <table:table-cell office:value-type="string">
            <text:p>7;22</text:p>
          </table:table-cell>
          <table:table-cell table:number-columns-repeated="1022"/>
        </table:table-row>
        <table:table-row table:style-name="ro4">
          <table:table-cell office:value-type="string">
            <text:p>after waiting</text:p>
          </table:table-cell>
          <table:table-cell office:value-type="string">
            <text:p>7;37</text:p>
          </table:table-cell>
          <table:table-cell/>
          <table:table-cell office:value-type="float" office:value="32">
            <text:p>32</text:p>
          </table:table-cell>
          <table:table-cell table:number-columns-repeated="1020"/>
        </table:table-row>
        <table:table-row table:style-name="ro4">
          <table:table-cell office:value-type="string">
            <text:p>click lambda</text:p>
          </table:table-cell>
          <table:table-cell office:value-type="string">
            <text:p>7;38</text:p>
          </table:table-cell>
          <table:table-cell table:number-columns-repeated="1022"/>
        </table:table-row>
        <table:table-row table:style-name="ro4">
          <table:table-cell office:value-type="string">
            <text:p>look : ZERO lambda functions</text:p>
          </table:table-cell>
          <table:table-cell office:value-type="string">
            <text:p>7;40</text:p>
          </table:table-cell>
          <table:table-cell table:number-columns-repeated="1022"/>
        </table:table-row>
        <table:table-row table:style-name="ro4">
          <table:table-cell office:value-type="string">
            <text:p>click service -- click lambda or reresh page</text:p>
          </table:table-cell>
          <table:table-cell office:value-type="string">
            <text:p>7;44</text:p>
          </table:table-cell>
          <table:table-cell table:number-columns-repeated="1022"/>
        </table:table-row>
        <table:table-row table:style-name="ro4">
          <table:table-cell office:value-type="string">
            <text:p>service has been deployed</text:p>
          </table:table-cell>
          <table:table-cell office:value-type="string">
            <text:p>7;51</text:p>
          </table:table-cell>
          <table:table-cell table:number-columns-repeated="1022"/>
        </table:table-row>
        <table:table-row table:style-name="ro4">
          <table:table-cell office:value-type="string">
            <text:p>click hyperlink</text:p>
          </table:table-cell>
          <table:table-cell office:value-type="string">
            <text:p>7;57</text:p>
          </table:table-cell>
          <table:table-cell table:number-columns-repeated="1022"/>
        </table:table-row>
        <table:table-row table:style-name="ro4">
          <table:table-cell office:value-type="string">
            <text:p>look : alexa skill hit // this region supports alexa skills et</text:p>
          </table:table-cell>
          <table:table-cell office:value-type="string">
            <text:p>8;03</text:p>
          </table:table-cell>
          <table:table-cell table:number-columns-repeated="1022"/>
        </table:table-row>
        <table:table-row table:style-name="ro4">
          <table:table-cell office:value-type="string">
            <text:p>add your anme as random fact and click save</text:p>
          </table:table-cell>
          <table:table-cell office:value-type="string">
            <text:p>9;03</text:p>
          </table:table-cell>
          <table:table-cell table:number-columns-repeated="1022"/>
        </table:table-row>
        <table:table-row table:style-name="ro4">
          <table:table-cell office:value-type="string">
            <text:p>copy arn y clicking clipbaord</text:p>
          </table:table-cell>
          <table:table-cell office:value-type="string">
            <text:p>9;48</text:p>
          </table:table-cell>
          <table:table-cell table:number-columns-repeated="1022"/>
        </table:table-row>
        <table:table-row table:style-name="ro4">
          <table:table-cell office:value-type="string">
            <text:p>sign up at alexa developer.com</text:p>
          </table:table-cell>
          <table:table-cell office:value-type="string">
            <text:p>10;13</text:p>
          </table:table-cell>
          <table:table-cell table:number-columns-repeated="1022"/>
        </table:table-row>
        <table:table-row table:style-name="ro4">
          <table:table-cell office:value-type="string">
            <text:p>click amazon alexa</text:p>
          </table:table-cell>
          <table:table-cell office:value-type="string">
            <text:p>10;14</text:p>
          </table:table-cell>
          <table:table-cell table:number-columns-repeated="1022"/>
        </table:table-row>
        <table:table-row table:style-name="ro4">
          <table:table-cell office:value-type="string">
            <text:p>click here --- click skills</text:p>
          </table:table-cell>
          <table:table-cell office:value-type="string">
            <text:p>10;18</text:p>
          </table:table-cell>
          <table:table-cell table:number-columns-repeated="1022"/>
        </table:table-row>
        <table:table-row table:style-name="ro4">
          <table:table-cell office:value-type="string">
            <text:p>click create skills</text:p>
          </table:table-cell>
          <table:table-cell office:value-type="string">
            <text:p>10;21</text:p>
          </table:table-cell>
          <table:table-cell table:number-columns-repeated="1022"/>
        </table:table-row>
        <table:table-row table:style-name="ro4">
          <table:table-cell office:value-type="string">
            <text:p>mystudy budy</text:p>
          </table:table-cell>
          <table:table-cell office:value-type="string">
            <text:p>10;30</text:p>
          </table:table-cell>
          <table:table-cell table:number-columns-repeated="1022"/>
        </table:table-row>
        <table:table-row table:style-name="ro4">
          <table:table-cell office:value-type="string">
            <text:p>set default language to match default on you ralexa</text:p>
          </table:table-cell>
          <table:table-cell office:value-type="string">
            <text:p>10;43</text:p>
          </table:table-cell>
          <table:table-cell table:number-columns-repeated="1022"/>
        </table:table-row>
        <table:table-row table:style-name="ro4">
          <table:table-cell office:value-type="string">
            <text:p>click custom</text:p>
          </table:table-cell>
          <table:table-cell office:value-type="string">
            <text:p>10;55</text:p>
          </table:table-cell>
          <table:table-cell table:number-columns-repeated="1022"/>
        </table:table-row>
        <table:table-row table:style-name="ro4">
          <table:table-cell office:value-type="string">
            <text:p>click create skill</text:p>
          </table:table-cell>
          <table:table-cell office:value-type="string">
            <text:p>10;59</text:p>
          </table:table-cell>
          <table:table-cell table:number-columns-repeated="1022"/>
        </table:table-row>
        <table:table-row table:style-name="ro4">
          <table:table-cell office:value-type="string">
            <text:p>click fact skill and click choose</text:p>
          </table:table-cell>
          <table:table-cell office:value-type="string">
            <text:p>11;52</text:p>
          </table:table-cell>
          <table:table-cell table:number-columns-repeated="1022"/>
        </table:table-row>
        <table:table-row table:style-name="ro4">
          <table:table-cell office:value-type="string">
            <text:p>click invocation on side</text:p>
          </table:table-cell>
          <table:table-cell office:value-type="string">
            <text:p>11;27</text:p>
          </table:table-cell>
          <table:table-cell table:number-columns-repeated="1022"/>
        </table:table-row>
        <table:table-row table:style-name="ro4">
          <table:table-cell office:value-type="string">
            <text:p>type cloud facts</text:p>
          </table:table-cell>
          <table:table-cell office:value-type="string">
            <text:p>11;32</text:p>
          </table:table-cell>
          <table:table-cell table:number-columns-repeated="1022"/>
        </table:table-row>
        <table:table-row table:style-name="ro4">
          <table:table-cell office:value-type="string">
            <text:p>click save model</text:p>
          </table:table-cell>
          <table:table-cell office:value-type="string">
            <text:p>11;38</text:p>
          </table:table-cell>
          <table:table-cell table:number-columns-repeated="1022"/>
        </table:table-row>
        <table:table-row table:style-name="ro4">
          <table:table-cell office:value-type="string">
            <text:p>click endpiont on side</text:p>
          </table:table-cell>
          <table:table-cell office:value-type="string">
            <text:p>11;42</text:p>
          </table:table-cell>
          <table:table-cell table:number-columns-repeated="1022"/>
        </table:table-row>
        <table:table-row table:style-name="ro4">
          <table:table-cell office:value-type="string">
            <text:p>paset arn int o default regin</text:p>
          </table:table-cell>
          <table:table-cell office:value-type="string">
            <text:p>11;47</text:p>
          </table:table-cell>
          <table:table-cell table:number-columns-repeated="1022"/>
        </table:table-row>
        <table:table-row table:style-name="ro4">
          <table:table-cell office:value-type="string">
            <text:p>click save endpints</text:p>
          </table:table-cell>
          <table:table-cell office:value-type="string">
            <text:p>11;56</text:p>
          </table:table-cell>
          <table:table-cell table:number-columns-repeated="1022"/>
        </table:table-row>
        <table:table-row table:style-name="ro4">
          <table:table-cell office:value-type="string">
            <text:p>click getnew fact intent</text:p>
          </table:table-cell>
          <table:table-cell office:value-type="string">
            <text:p>12;00</text:p>
          </table:table-cell>
          <table:table-cell table:number-columns-repeated="1022"/>
        </table:table-row>
        <table:table-row table:style-name="ro4">
          <table:table-cell office:value-type="string">
            <text:p>type a cloud fact and click +</text:p>
          </table:table-cell>
          <table:table-cell office:value-type="string">
            <text:p>12;15</text:p>
          </table:table-cell>
          <table:table-cell table:number-columns-repeated="1022"/>
        </table:table-row>
        <table:table-row table:style-name="ro4">
          <table:table-cell office:value-type="string">
            <text:p>click save mode and click build <text:s/>model</text:p>
          </table:table-cell>
          <table:table-cell office:value-type="string">
            <text:p>12;22</text:p>
          </table:table-cell>
          <table:table-cell table:number-columns-repeated="1022"/>
        </table:table-row>
        <table:table-row table:style-name="ro4">
          <table:table-cell office:value-type="string">
            <text:p>wait for build</text:p>
          </table:table-cell>
          <table:table-cell office:value-type="string">
            <text:p>12;25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says build successful at bottom</text:p>
          </table:table-cell>
          <table:table-cell office:value-type="string">
            <text:p>12;35</text:p>
          </table:table-cell>
          <table:table-cell/>
          <table:table-cell office:value-type="float" office:value="33">
            <text:p>33</text:p>
          </table:table-cell>
          <table:table-cell table:number-columns-repeated="1020"/>
        </table:table-row>
        <table:table-row table:style-name="ro4">
          <table:table-cell office:value-type="string">
            <text:p>click test at top</text:p>
          </table:table-cell>
          <table:table-cell office:value-type="string">
            <text:p>12;38</text:p>
          </table:table-cell>
          <table:table-cell table:number-columns-repeated="1022"/>
        </table:table-row>
        <table:table-row table:style-name="ro4">
          <table:table-cell office:value-type="string">
            <text:p>change from off to development</text:p>
          </table:table-cell>
          <table:table-cell office:value-type="string">
            <text:p>12;43</text:p>
          </table:table-cell>
          <table:table-cell table:number-columns-repeated="1022"/>
        </table:table-row>
        <table:table-row table:style-name="ro4">
          <table:table-cell office:value-type="string">
            <text:p>type open cloud facts</text:p>
          </table:table-cell>
          <table:table-cell office:value-type="string">
            <text:p>12;50</text:p>
          </table:table-cell>
          <table:table-cell table:number-columns-repeated="1022"/>
        </table:table-row>
        <table:table-row table:style-name="ro4">
          <table:table-cell office:value-type="string">
            <text:p>look : json input and output</text:p>
          </table:table-cell>
          <table:table-cell office:value-type="string">
            <text:p>13;02</text:p>
          </table:table-cell>
          <table:table-cell table:number-columns-repeated="1022"/>
        </table:table-row>
        <table:table-row table:style-name="ro4">
          <table:table-cell office:value-type="string">
            <text:p>go to this page and delete pther facts AND click save</text:p>
          </table:table-cell>
          <table:table-cell office:value-type="string">
            <text:p>13;27</text:p>
          </table:table-cell>
          <table:table-cell table:number-columns-repeated="1022"/>
        </table:table-row>
        <table:table-row table:style-name="ro4">
          <table:table-cell office:value-type="string">
            <text:p>type open cloud fact</text:p>
          </table:table-cell>
          <table:table-cell office:value-type="string">
            <text:p>13;39</text:p>
          </table:table-cell>
          <table:table-cell table:number-columns-repeated="1022"/>
        </table:table-row>
        <table:table-row table:style-name="ro4">
          <table:table-cell office:value-type="string">
            <text:p>you r name is read out</text:p>
          </table:table-cell>
          <table:table-cell office:value-type="string">
            <text:p>13;45</text:p>
          </table:table-cell>
          <table:table-cell table:number-columns-repeated="1022"/>
        </table:table-row>
        <table:table-row table:style-name="ro4">
          <table:table-cell office:value-type="string">
            <text:p>clickservices ---click s3</text:p>
          </table:table-cell>
          <table:table-cell office:value-type="string">
            <text:p>13;57</text:p>
          </table:table-cell>
          <table:table-cell table:number-columns-repeated="1022"/>
        </table:table-row>
        <table:table-row table:style-name="ro4">
          <table:table-cell office:value-type="string">
            <text:p>click on the bucket</text:p>
          </table:table-cell>
          <table:table-cell office:value-type="string">
            <text:p>14;00</text:p>
          </table:table-cell>
          <table:table-cell table:number-columns-repeated="1022"/>
        </table:table-row>
        <table:table-row table:style-name="ro4">
          <table:table-cell office:value-type="string">
            <text:p>select [] mp3</text:p>
          </table:table-cell>
          <table:table-cell office:value-type="string">
            <text:p>14;03</text:p>
          </table:table-cell>
          <table:table-cell table:number-columns-repeated="1022"/>
        </table:table-row>
        <table:table-row table:style-name="ro4">
          <table:table-cell office:value-type="string">
            <text:p>copy the url</text:p>
          </table:table-cell>
          <table:table-cell office:value-type="string">
            <text:p>14;06</text:p>
          </table:table-cell>
          <table:table-cell table:number-columns-repeated="1022"/>
        </table:table-row>
        <table:table-row table:style-name="ro4">
          <table:table-cell office:value-type="string">
            <text:p>click servies --- click lambda</text:p>
          </table:table-cell>
          <table:table-cell office:value-type="string">
            <text:p>14;11</text:p>
          </table:table-cell>
          <table:table-cell table:number-columns-repeated="1022"/>
        </table:table-row>
        <table:table-row table:style-name="ro4">
          <table:table-cell office:value-type="string">
            <text:p>click hyperlink</text:p>
          </table:table-cell>
          <table:table-cell office:value-type="string">
            <text:p>14;13</text:p>
          </table:table-cell>
          <table:table-cell table:number-columns-repeated="1022"/>
        </table:table-row>
        <table:table-row table:style-name="ro4">
          <table:table-cell office:value-type="string">
            <text:p>you land here</text:p>
          </table:table-cell>
          <table:table-cell office:value-type="string">
            <text:p>14;15</text:p>
          </table:table-cell>
          <table:table-cell table:number-columns-repeated="1022"/>
        </table:table-row>
        <table:table-row table:style-name="ro4">
          <table:table-cell office:value-type="string">
            <text:p>paste link over 'you rname'</text:p>
          </table:table-cell>
          <table:table-cell office:value-type="string">
            <text:p>14;29</text:p>
          </table:table-cell>
          <table:table-cell table:number-columns-repeated="1022"/>
        </table:table-row>
        <table:table-row table:style-name="ro4">
          <table:table-cell office:value-type="string">
            <text:p>edit line 87 &lt;audio src = \”????\” /&gt;</text:p>
          </table:table-cell>
          <table:table-cell office:value-type="string">
            <text:p>15;05</text:p>
          </table:table-cell>
          <table:table-cell table:number-columns-repeated="1022"/>
        </table:table-row>
        <table:table-row table:style-name="ro4">
          <table:table-cell office:value-type="string">
            <text:p>click save</text:p>
          </table:table-cell>
          <table:table-cell office:value-type="string">
            <text:p>15;07</text:p>
          </table:table-cell>
          <table:table-cell table:number-columns-repeated="1022"/>
        </table:table-row>
        <table:table-row table:style-name="ro4">
          <table:table-cell office:value-type="string">
            <text:p>type open cloud fact</text:p>
          </table:table-cell>
          <table:table-cell office:value-type="string">
            <text:p>15;15</text:p>
          </table:table-cell>
          <table:table-cell table:number-columns-repeated="1022"/>
        </table:table-row>
        <table:table-row table:style-name="ro4">
          <table:table-cell office:value-type="string">
            <text:p>test; the fact is spolekn</text:p>
          </table:table-cell>
          <table:table-cell office:value-type="string">
            <text:p>15;33</text:p>
          </table:table-cell>
          <table:table-cell table:number-columns-repeated="1022"/>
        </table:table-row>
        <table:table-row table:style-name="ro4">
          <table:table-cell office:value-type="string">
            <text:p>click step functions</text:p>
          </table:table-cell>
          <table:table-cell office:value-type="string">
            <text:p>2;10</text:p>
          </table:table-cell>
          <table:table-cell office:value-type="string">
            <text:p>39</text:p>
          </table:table-cell>
          <table:table-cell table:number-columns-repeated="1021"/>
        </table:table-row>
        <table:table-row table:style-name="ro4">
          <table:table-cell office:value-type="string">
            <text:p>click get started</text:p>
          </table:table-cell>
          <table:table-cell office:value-type="string">
            <text:p>2;39</text:p>
          </table:table-cell>
          <table:table-cell table:number-columns-repeated="1022"/>
        </table:table-row>
        <table:table-row table:style-name="ro4">
          <table:table-cell office:value-type="string">
            <text:p>click step functions</text:p>
          </table:table-cell>
          <table:table-cell office:value-type="string">
            <text:p>2;46</text:p>
          </table:table-cell>
          <table:table-cell table:number-columns-repeated="1022"/>
        </table:table-row>
        <table:table-row table:style-name="ro4">
          <table:table-cell office:value-type="string">
            <text:p>click create state machines</text:p>
          </table:table-cell>
          <table:table-cell office:value-type="string">
            <text:p>2;52</text:p>
          </table:table-cell>
          <table:table-cell table:number-columns-repeated="1022"/>
        </table:table-row>
        <table:table-row table:style-name="ro4">
          <table:table-cell office:value-type="string">
            <text:p>click sample project</text:p>
          </table:table-cell>
          <table:table-cell office:value-type="string">
            <text:p>2;56</text:p>
          </table:table-cell>
          <table:table-cell table:number-columns-repeated="1022"/>
        </table:table-row>
        <table:table-row table:style-name="ro4">
          <table:table-cell office:value-type="string">
            <text:p>click job poller</text:p>
          </table:table-cell>
          <table:table-cell office:value-type="string">
            <text:p>3;09</text:p>
          </table:table-cell>
          <table:table-cell table:number-columns-repeated="1022"/>
        </table:table-row>
        <table:table-row table:style-name="ro4">
          <table:table-cell office:value-type="string">
            <text:p>click next at bottom</text:p>
          </table:table-cell>
          <table:table-cell office:value-type="string">
            <text:p>4;23</text:p>
          </table:table-cell>
          <table:table-cell table:number-columns-repeated="1022"/>
        </table:table-row>
        <table:table-row table:style-name="ro4">
          <table:table-cell office:value-type="string">
            <text:p>click deploy resources</text:p>
          </table:table-cell>
          <table:table-cell office:value-type="string">
            <text:p>4;25</text:p>
          </table:table-cell>
          <table:table-cell table:number-columns-repeated="1022"/>
        </table:table-row>
        <table:table-row table:style-name="ro4">
          <table:table-cell office:value-type="string">
            <text:p>resurces deployed and wait 10 minuts</text:p>
          </table:table-cell>
          <table:table-cell office:value-type="string">
            <text:p>4;29</text:p>
          </table:table-cell>
          <table:table-cell/>
          <table:table-cell office:value-type="float" office:value="34">
            <text:p>34</text:p>
          </table:table-cell>
          <table:table-cell table:number-columns-repeated="1020"/>
        </table:table-row>
        <table:table-row table:style-name="ro4">
          <table:table-cell office:value-type="string">
            <text:p>its finished</text:p>
          </table:table-cell>
          <table:table-cell office:value-type="string">
            <text:p>4;45</text:p>
          </table:table-cell>
          <table:table-cell table:number-columns-repeated="1022"/>
        </table:table-row>
        <table:table-row table:style-name="ro4">
          <table:table-cell office:value-type="string">
            <text:p>type ;mytestexecution'</text:p>
          </table:table-cell>
          <table:table-cell office:value-type="string">
            <text:p>5;05</text:p>
          </table:table-cell>
          <table:table-cell table:number-columns-repeated="1022"/>
        </table:table-row>
        <table:table-row table:style-name="ro4">
          <table:table-cell office:value-type="string">
            <text:p>select 'open in new tab' AND click start executions</text:p>
          </table:table-cell>
          <table:table-cell office:value-type="string">
            <text:p>5;07</text:p>
          </table:table-cell>
          <table:table-cell table:number-columns-repeated="1022"/>
        </table:table-row>
        <table:table-row table:style-name="ro4">
          <table:table-cell office:value-type="string">
            <text:p>land on this page</text:p>
          </table:table-cell>
          <table:table-cell office:value-type="string">
            <text:p>5;12</text:p>
          </table:table-cell>
          <table:table-cell table:number-columns-repeated="1022"/>
        </table:table-row>
        <table:table-row table:style-name="ro4">
          <table:table-cell office:value-type="string">
            <text:p>look: visual show real tiem graph</text:p>
          </table:table-cell>
          <table:table-cell office:value-type="string">
            <text:p>5;27</text:p>
          </table:table-cell>
          <table:table-cell table:number-columns-repeated="1022"/>
        </table:table-row>
        <table:table-row table:style-name="ro4">
          <table:table-cell office:value-type="string">
            <text:p>click servics click batch (new tab)</text:p>
          </table:table-cell>
          <table:table-cell office:value-type="string">
            <text:p>5;30</text:p>
          </table:table-cell>
          <table:table-cell table:number-columns-repeated="1022"/>
        </table:table-row>
        <table:table-row table:style-name="ro4">
          <table:table-cell office:value-type="string">
            <text:p>click jobs (missed too slow)</text:p>
          </table:table-cell>
          <table:table-cell office:value-type="string">
            <text:p>5;37</text:p>
          </table:table-cell>
          <table:table-cell table:number-columns-repeated="1022"/>
        </table:table-row>
        <table:table-row table:style-name="ro4">
          <table:table-cell office:value-type="string">
            <text:p>click dashboard ( currently running)</text:p>
          </table:table-cell>
          <table:table-cell office:value-type="string">
            <text:p>5;38</text:p>
          </table:table-cell>
          <table:table-cell table:number-columns-repeated="1022"/>
        </table:table-row>
        <table:table-row table:style-name="ro4">
          <table:table-cell office:value-type="string">
            <text:p>goto visual workflow AND wait</text:p>
          </table:table-cell>
          <table:table-cell office:value-type="string">
            <text:p>6;11</text:p>
          </table:table-cell>
          <table:table-cell table:number-columns-repeated="1022"/>
        </table:table-row>
        <table:table-row table:style-name="ro4">
          <table:table-cell office:value-type="string">
            <text:p>look it succeeded</text:p>
          </table:table-cell>
          <table:table-cell office:value-type="string">
            <text:p>6;16</text:p>
          </table:table-cell>
          <table:table-cell table:number-columns-repeated="1022"/>
        </table:table-row>
        <table:table-row table:style-name="ro4">
          <table:table-cell office:value-type="string">
            <text:p>click services --- click lambda</text:p>
          </table:table-cell>
          <table:table-cell office:value-type="string">
            <text:p>6;42</text:p>
          </table:table-cell>
          <table:table-cell table:number-columns-repeated="1022"/>
        </table:table-row>
        <table:table-row table:style-name="ro4">
          <table:table-cell office:value-type="string">
            <text:p>look around</text:p>
          </table:table-cell>
          <table:table-cell office:value-type="string">
            <text:p>6;48</text:p>
          </table:table-cell>
          <table:table-cell table:number-columns-repeated="1022"/>
        </table:table-row>
        <table:table-row table:style-name="ro4">
          <table:table-cell office:value-type="string">
            <text:p>click servies --- click cloud formation</text:p>
          </table:table-cell>
          <table:table-cell office:value-type="string">
            <text:p>6;50</text:p>
          </table:table-cell>
          <table:table-cell table:number-columns-repeated="1022"/>
        </table:table-row>
        <table:table-row table:style-name="ro4">
          <table:table-cell office:value-type="string">
            <text:p>select []</text:p>
          </table:table-cell>
          <table:table-cell office:value-type="string">
            <text:p>6;55</text:p>
          </table:table-cell>
          <table:table-cell table:number-columns-repeated="1022"/>
        </table:table-row>
        <table:table-row table:style-name="ro4">
          <table:table-cell office:value-type="string">
            <text:p>click actions --- click delte</text:p>
          </table:table-cell>
          <table:table-cell office:value-type="string">
            <text:p>6;58</text:p>
          </table:table-cell>
          <table:table-cell table:number-columns-repeated="1022"/>
        </table:table-row>
        <table:table-row table:style-name="ro4">
          <table:table-cell office:value-type="string">
            <text:p>click yes,delete</text:p>
          </table:table-cell>
          <table:table-cell office:value-type="string">
            <text:p>6;59</text:p>
          </table:table-cell>
          <table:table-cell table:number-columns-repeated="1022"/>
        </table:table-row>
        <table:table-row table:style-name="ro4">
          <table:table-cell office:value-type="string">
            <text:p>go to this link(in resources ection)</text:p>
          </table:table-cell>
          <table:table-cell office:value-type="string">
            <text:p>3;42</text:p>
          </table:table-cell>
          <table:table-cell office:value-type="string">
            <text:p>40</text:p>
          </table:table-cell>
          <table:table-cell table:number-columns-repeated="1021"/>
        </table:table-row>
        <table:table-row table:style-name="ro4">
          <table:table-cell office:value-type="string">
            <text:p>name = scor ekeep</text:p>
          </table:table-cell>
          <table:table-cell office:value-type="string">
            <text:p>3;50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>
            <text:p>environment name - scorekeep-env-l</text:p>
          </table:table-cell>
          <table:table-cell office:value-type="string">
            <text:p>3;56</text:p>
          </table:table-cell>
          <table:table-cell table:number-columns-repeated="1022"/>
        </table:table-row>
        <table:table-row table:style-name="ro4">
          <table:table-cell office:value-type="string">
            <text:p>Opreconfigure Osample application</text:p>
          </table:table-cell>
          <table:table-cell office:value-type="string">
            <text:p>4;06</text:p>
          </table:table-cell>
          <table:table-cell table:number-columns-repeated="1022"/>
        </table:table-row>
        <table:table-row table:style-name="ro4">
          <table:table-cell office:value-type="string">
            <text:p>click create applicatoin AND wait</text:p>
          </table:table-cell>
          <table:table-cell office:value-type="string">
            <text:p>4;08</text:p>
          </table:table-cell>
          <table:table-cell table:number-columns-repeated="1022"/>
        </table:table-row>
        <table:table-row table:style-name="ro4">
          <table:table-cell office:value-type="string">
            <text:p>keep waiting</text:p>
          </table:table-cell>
          <table:table-cell office:value-type="string">
            <text:p>4;19</text:p>
          </table:table-cell>
          <table:table-cell table:number-columns-repeated="1022"/>
        </table:table-row>
        <table:table-row table:style-name="ro4">
          <table:table-cell office:value-type="string">
            <text:p>done waiting</text:p>
          </table:table-cell>
          <table:table-cell office:value-type="string">
            <text:p>4;22</text:p>
          </table:table-cell>
          <table:table-cell table:number-columns-repeated="1022"/>
        </table:table-row>
        <table:table-row table:style-name="ro4">
          <table:table-cell office:value-type="string">
            <text:p>click hyperlink</text:p>
          </table:table-cell>
          <table:table-cell office:value-type="string">
            <text:p>4;26</text:p>
          </table:table-cell>
          <table:table-cell table:number-columns-repeated="1022"/>
        </table:table-row>
        <table:table-row table:style-name="ro4">
          <table:table-cell office:value-type="string">
            <text:p>your website opens</text:p>
          </table:table-cell>
          <table:table-cell office:value-type="string">
            <text:p>4;35</text:p>
          </table:table-cell>
          <table:table-cell table:number-columns-repeated="1022"/>
        </table:table-row>
        <table:table-row table:style-name="ro4">
          <table:table-cell office:value-type="string">
            <text:p>click “generate sample traffic” many times</text:p>
          </table:table-cell>
          <table:table-cell office:value-type="string">
            <text:p>4;32</text:p>
          </table:table-cell>
          <table:table-cell table:number-columns-repeated="1022"/>
        </table:table-row>
        <table:table-row table:style-name="ro4">
          <table:table-cell office:value-type="string">
            <text:p>click the “open”hyperlink</text:p>
          </table:table-cell>
          <table:table-cell office:value-type="string">
            <text:p>4;39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wait</text:p>
          </table:table-cell>
          <table:table-cell office:value-type="string">
            <text:p>4;45</text:p>
          </table:table-cell>
          <table:table-cell/>
          <table:table-cell office:value-type="float" office:value="35">
            <text:p>35</text:p>
          </table:table-cell>
          <table:table-cell table:number-columns-repeated="1020"/>
        </table:table-row>
        <table:table-row table:style-name="ro4">
          <table:table-cell office:value-type="string">
            <text:p>test : iam roles wrong so only see 1 circle</text:p>
          </table:table-cell>
          <table:table-cell office:value-type="string">
            <text:p>4;48</text:p>
          </table:table-cell>
          <table:table-cell table:number-columns-repeated="1022"/>
        </table:table-row>
        <table:table-row table:style-name="ro4">
          <table:table-cell office:value-type="string">
            <text:p>click servies --- click iam roles</text:p>
          </table:table-cell>
          <table:table-cell office:value-type="string">
            <text:p>5;13</text:p>
          </table:table-cell>
          <table:table-cell table:number-columns-repeated="1022"/>
        </table:table-row>
        <table:table-row table:style-name="ro4">
          <table:table-cell office:value-type="string">
            <text:p>click roles on side</text:p>
          </table:table-cell>
          <table:table-cell office:value-type="string">
            <text:p>5;16</text:p>
          </table:table-cell>
          <table:table-cell table:number-columns-repeated="1022"/>
        </table:table-row>
        <table:table-row table:style-name="ro4">
          <table:table-cell office:value-type="string">
            <text:p>click your role</text:p>
          </table:table-cell>
          <table:table-cell office:value-type="string">
            <text:p>5;22</text:p>
          </table:table-cell>
          <table:table-cell table:number-columns-repeated="1022"/>
        </table:table-row>
        <table:table-row table:style-name="ro4">
          <table:table-cell office:value-type="string">
            <text:p>click attach policy</text:p>
          </table:table-cell>
          <table:table-cell office:value-type="string">
            <text:p>5;24</text:p>
          </table:table-cell>
          <table:table-cell table:number-columns-repeated="1022"/>
        </table:table-row>
        <table:table-row table:style-name="ro4">
          <table:table-cell office:value-type="string">
            <text:p>add xray policy</text:p>
          </table:table-cell>
          <table:table-cell office:value-type="string">
            <text:p>5;32</text:p>
          </table:table-cell>
          <table:table-cell table:number-columns-repeated="1022"/>
        </table:table-row>
        <table:table-row table:style-name="ro4">
          <table:table-cell office:value-type="string">
            <text:p>add s3 policy</text:p>
          </table:table-cell>
          <table:table-cell office:value-type="string">
            <text:p>5;37</text:p>
          </table:table-cell>
          <table:table-cell table:number-columns-repeated="1022"/>
        </table:table-row>
        <table:table-row table:style-name="ro4">
          <table:table-cell office:value-type="string">
            <text:p>add dyna odb poly full access</text:p>
          </table:table-cell>
          <table:table-cell office:value-type="string">
            <text:p>5;44</text:p>
          </table:table-cell>
          <table:table-cell table:number-columns-repeated="1022"/>
        </table:table-row>
        <table:table-row table:style-name="ro4">
          <table:table-cell office:value-type="string">
            <text:p>click attach policy</text:p>
          </table:table-cell>
          <table:table-cell office:value-type="string">
            <text:p>5;46</text:p>
          </table:table-cell>
          <table:table-cell table:number-columns-repeated="1022"/>
        </table:table-row>
        <table:table-row table:style-name="ro4">
          <table:table-cell office:value-type="string">
            <text:p>policies attach(see top 3) and 5th</text:p>
          </table:table-cell>
          <table:table-cell office:value-type="string">
            <text:p>5;51</text:p>
          </table:table-cell>
          <table:table-cell table:number-columns-repeated="1022"/>
        </table:table-row>
        <table:table-row table:style-name="ro4">
          <table:table-cell office:value-type="string">
            <text:p>click servies --- click xray</text:p>
          </table:table-cell>
          <table:table-cell office:value-type="string">
            <text:p>5;58</text:p>
          </table:table-cell>
          <table:table-cell table:number-columns-repeated="1022"/>
        </table:table-row>
        <table:table-row table:style-name="ro4">
          <table:table-cell office:value-type="string">
            <text:p>go back to this tab and generate traffic</text:p>
          </table:table-cell>
          <table:table-cell office:value-type="string">
            <text:p>6;07</text:p>
          </table:table-cell>
          <table:table-cell table:number-columns-repeated="1022"/>
        </table:table-row>
        <table:table-row table:style-name="ro4">
          <table:table-cell office:value-type="string">
            <text:p>wait</text:p>
          </table:table-cell>
          <table:table-cell office:value-type="string">
            <text:p>6;12</text:p>
          </table:table-cell>
          <table:table-cell table:number-columns-repeated="1022"/>
        </table:table-row>
        <table:table-row table:style-name="ro4">
          <table:table-cell office:value-type="string">
            <text:p>now list more circles</text:p>
          </table:table-cell>
          <table:table-cell office:value-type="string">
            <text:p>6;15</text:p>
          </table:table-cell>
          <table:table-cell table:number-columns-repeated="1022"/>
        </table:table-row>
        <table:table-row table:style-name="ro4">
          <table:table-cell office:value-type="string">
            <text:p>click upload and deploy</text:p>
          </table:table-cell>
          <table:table-cell office:value-type="string">
            <text:p>6;46</text:p>
          </table:table-cell>
          <table:table-cell table:number-columns-repeated="1022"/>
        </table:table-row>
        <table:table-row table:style-name="ro4">
          <table:table-cell office:value-type="string">
            <text:p>click tictactoe from udemy resrouces</text:p>
          </table:table-cell>
          <table:table-cell office:value-type="string">
            <text:p>6;47</text:p>
          </table:table-cell>
          <table:table-cell table:number-columns-repeated="1022"/>
        </table:table-row>
        <table:table-row table:style-name="ro4">
          <table:table-cell office:value-type="string">
            <text:p>click deploy</text:p>
          </table:table-cell>
          <table:table-cell office:value-type="string">
            <text:p>6;51</text:p>
          </table:table-cell>
          <table:table-cell table:number-columns-repeated="1022"/>
        </table:table-row>
        <table:table-row table:style-name="ro4">
          <table:table-cell office:value-type="string">
            <text:p>wait 15020min</text:p>
          </table:table-cell>
          <table:table-cell office:value-type="string">
            <text:p>6;57</text:p>
          </table:table-cell>
          <table:table-cell table:number-columns-repeated="1022"/>
        </table:table-row>
        <table:table-row table:style-name="ro4">
          <table:table-cell office:value-type="string">
            <text:p>done waiting</text:p>
          </table:table-cell>
          <table:table-cell office:value-type="string">
            <text:p>7;16</text:p>
          </table:table-cell>
          <table:table-cell table:number-columns-repeated="1022"/>
        </table:table-row>
        <table:table-row table:style-name="ro4">
          <table:table-cell office:value-type="string">
            <text:p>click show all</text:p>
          </table:table-cell>
          <table:table-cell office:value-type="string">
            <text:p>7;17</text:p>
          </table:table-cell>
          <table:table-cell table:number-columns-repeated="1022"/>
        </table:table-row>
        <table:table-row table:style-name="ro4">
          <table:table-cell office:value-type="string">
            <text:p>look at how ling it took</text:p>
          </table:table-cell>
          <table:table-cell office:value-type="string">
            <text:p>7;27</text:p>
          </table:table-cell>
          <table:table-cell table:number-columns-repeated="1022"/>
        </table:table-row>
        <table:table-row table:style-name="ro4">
          <table:table-cell office:value-type="string">
            <text:p>click the hyperlink</text:p>
          </table:table-cell>
          <table:table-cell office:value-type="string">
            <text:p>7;31</text:p>
          </table:table-cell>
          <table:table-cell table:number-columns-repeated="1022"/>
        </table:table-row>
        <table:table-row table:style-name="ro4">
          <table:table-cell office:value-type="string">
            <text:p>username = hello</text:p>
          </table:table-cell>
          <table:table-cell office:value-type="string">
            <text:p>7;37</text:p>
          </table:table-cell>
          <table:table-cell table:number-columns-repeated="1022"/>
        </table:table-row>
        <table:table-row table:style-name="ro4">
          <table:table-cell office:value-type="string">
            <text:p>click cfraete</text:p>
          </table:table-cell>
          <table:table-cell office:value-type="string">
            <text:p>7;46</text:p>
          </table:table-cell>
          <table:table-cell table:number-columns-repeated="1022"/>
        </table:table-row>
        <table:table-row table:style-name="ro4">
          <table:table-cell office:value-type="string">
            <text:p>1)gameguru 2)rule :tactoe 3)create</text:p>
          </table:table-cell>
          <table:table-cell office:value-type="string">
            <text:p>7;55</text:p>
          </table:table-cell>
          <table:table-cell table:number-columns-repeated="1022"/>
        </table:table-row>
        <table:table-row table:style-name="ro4">
          <table:table-cell office:value-type="string">
            <text:p>clic play</text:p>
          </table:table-cell>
          <table:table-cell office:value-type="string">
            <text:p>7;59</text:p>
          </table:table-cell>
          <table:table-cell table:number-columns-repeated="1022"/>
        </table:table-row>
        <table:table-row table:style-name="ro4">
          <table:table-cell office:value-type="string">
            <text:p>click alll tiles</text:p>
          </table:table-cell>
          <table:table-cell office:value-type="string">
            <text:p>8;04</text:p>
          </table:table-cell>
          <table:table-cell table:number-columns-repeated="1022"/>
        </table:table-row>
        <table:table-row table:style-name="ro4">
          <table:table-cell office:value-type="string">
            <text:p>click view traces for game</text:p>
          </table:table-cell>
          <table:table-cell office:value-type="string">
            <text:p>8;16</text:p>
          </table:table-cell>
          <table:table-cell/>
          <table:table-cell office:value-type="float" office:value="36">
            <text:p>36</text:p>
          </table:table-cell>
          <table:table-cell table:style-name="ce34" office:value-type="string">
            <text:p>video numbers up to here are done</text:p>
          </table:table-cell>
          <table:table-cell table:number-columns-repeated="1019"/>
        </table:table-row>
        <table:table-row table:style-name="ro4">
          <table:table-cell office:value-type="string">
            <text:p>click services map</text:p>
          </table:table-cell>
          <table:table-cell office:value-type="string">
            <text:p>8;23</text:p>
          </table:table-cell>
          <table:table-cell table:number-columns-repeated="1022"/>
        </table:table-row>
        <table:table-row table:style-name="ro4">
          <table:table-cell office:value-type="string">
            <text:p>wait</text:p>
          </table:table-cell>
          <table:table-cell office:value-type="string">
            <text:p>8;26</text:p>
          </table:table-cell>
          <table:table-cell table:number-columns-repeated="1022"/>
        </table:table-row>
        <table:table-row table:style-name="ro4">
          <table:table-cell office:value-type="string">
            <text:p>click regresh until error</text:p>
          </table:table-cell>
          <table:table-cell office:value-type="string">
            <text:p>8;32</text:p>
          </table:table-cell>
          <table:table-cell table:number-columns-repeated="1022"/>
        </table:table-row>
        <table:table-row table:style-name="ro4">
          <table:table-cell office:value-type="string">
            <text:p>look error</text:p>
          </table:table-cell>
          <table:table-cell office:value-type="string">
            <text:p>8;59</text:p>
          </table:table-cell>
          <table:table-cell table:number-columns-repeated="1022"/>
        </table:table-row>
        <table:table-row table:style-name="ro4">
          <table:table-cell office:value-type="string">
            <text:p>click orange circle to see 100 error rate</text:p>
          </table:table-cell>
          <table:table-cell office:value-type="string">
            <text:p>9;08</text:p>
          </table:table-cell>
          <table:table-cell table:number-columns-repeated="1022"/>
        </table:table-row>
        <table:table-row table:style-name="ro4">
          <table:table-cell office:value-type="string">
            <text:p>click traces on side</text:p>
          </table:table-cell>
          <table:table-cell office:value-type="string">
            <text:p>9;16</text:p>
          </table:table-cell>
          <table:table-cell table:number-columns-repeated="1022"/>
        </table:table-row>
        <table:table-row table:style-name="ro4">
          <table:table-cell office:value-type="string">
            <text:p>click trace list</text:p>
          </table:table-cell>
          <table:table-cell office:value-type="string">
            <text:p>9;19</text:p>
          </table:table-cell>
          <table:table-cell table:number-columns-repeated="1022"/>
        </table:table-row>
        <table:table-row table:style-name="ro4">
          <table:table-cell office:value-type="string">
            <text:p>look at four bars</text:p>
          </table:table-cell>
          <table:table-cell office:value-type="string">
            <text:p>9;37</text:p>
          </table:table-cell>
          <table:table-cell table:number-columns-repeated="1022"/>
        </table:table-row>
        <table:table-row table:style-name="ro4">
          <table:table-cell office:value-type="string">
            <text:p>click sns</text:p>
          </table:table-cell>
          <table:table-cell office:value-type="string">
            <text:p>9;38</text:p>
          </table:table-cell>
          <table:table-cell table:number-columns-repeated="1022"/>
        </table:table-row>
        <table:table-row table:style-name="ro4">
          <table:table-cell office:value-type="string">
            <text:p>look : at error message AND click X</text:p>
          </table:table-cell>
          <table:table-cell office:value-type="string">
            <text:p>9;44</text:p>
          </table:table-cell>
          <table:table-cell table:number-columns-repeated="1022"/>
        </table:table-row>
        <table:table-row table:style-name="ro4">
          <table:table-cell office:value-type="string">
            <text:p>go abck to elastic breanstalk --- since thats where error is</text:p>
          </table:table-cell>
          <table:table-cell office:value-type="string">
            <text:p>10;01</text:p>
          </table:table-cell>
          <table:table-cell table:number-columns-repeated="1022"/>
        </table:table-row>
        <table:table-row table:style-name="ro4">
          <table:table-cell office:value-type="string">
            <text:p>click configuration on side</text:p>
          </table:table-cell>
          <table:table-cell office:value-type="string">
            <text:p>10;02</text:p>
          </table:table-cell>
          <table:table-cell table:number-columns-repeated="1022"/>
        </table:table-row>
        <table:table-row table:style-name="ro4">
          <table:table-cell office:value-type="string">
            <text:p>click modify</text:p>
          </table:table-cell>
          <table:table-cell office:value-type="string">
            <text:p>10;05</text:p>
          </table:table-cell>
          <table:table-cell table:number-columns-repeated="1022"/>
        </table:table-row>
        <table:table-row table:style-name="ro4">
          <table:table-cell office:value-type="string">
            <text:p>land here</text:p>
          </table:table-cell>
          <table:table-cell office:value-type="string">
            <text:p>10;06</text:p>
          </table:table-cell>
          <table:table-cell table:number-columns-repeated="1022"/>
        </table:table-row>
        <table:table-row table:style-name="ro4">
          <table:table-cell office:value-type="string">
            <text:p>scroll down set eamil to you raddress</text:p>
          </table:table-cell>
          <table:table-cell office:value-type="string">
            <text:p>10;08</text:p>
          </table:table-cell>
          <table:table-cell table:number-columns-repeated="1022"/>
        </table:table-row>
        <table:table-row table:style-name="ro4">
          <table:table-cell office:value-type="string">
            <text:p>click apply --- error shoudl be fixed</text:p>
          </table:table-cell>
          <table:table-cell office:value-type="string">
            <text:p>10;15</text:p>
          </table:table-cell>
          <table:table-cell table:number-columns-repeated="1022"/>
        </table:table-row>
        <table:table-row table:style-name="ro4">
          <table:table-cell office:value-type="string">
            <text:p>wait</text:p>
          </table:table-cell>
          <table:table-cell office:value-type="string">
            <text:p>10;20</text:p>
          </table:table-cell>
          <table:table-cell table:number-columns-repeated="1022"/>
        </table:table-row>
        <table:table-row table:style-name="ro4">
          <table:table-cell office:value-type="string">
            <text:p>click hyperlink</text:p>
          </table:table-cell>
          <table:table-cell office:value-type="string">
            <text:p>10;28</text:p>
          </table:table-cell>
          <table:table-cell table:number-columns-repeated="1022"/>
        </table:table-row>
        <table:table-row table:style-name="ro4">
          <table:table-cell office:value-type="string">
            <text:p>play tactactoe game</text:p>
          </table:table-cell>
          <table:table-cell office:value-type="string">
            <text:p>10;53</text:p>
          </table:table-cell>
          <table:table-cell table:number-columns-repeated="1022"/>
        </table:table-row>
        <table:table-row table:style-name="ro4">
          <table:table-cell office:value-type="string">
            <text:p>click view service amp</text:p>
          </table:table-cell>
          <table:table-cell office:value-type="string">
            <text:p>11;01</text:p>
          </table:table-cell>
          <table:table-cell table:number-columns-repeated="1022"/>
        </table:table-row>
        <table:table-row table:style-name="ro4">
          <table:table-cell office:value-type="string">
            <text:p>wait and check refresh until sns appears</text:p>
          </table:table-cell>
          <table:table-cell office:value-type="string">
            <text:p>11;05</text:p>
          </table:table-cell>
          <table:table-cell table:number-columns-repeated="1022"/>
        </table:table-row>
        <table:table-row table:style-name="ro4">
          <table:table-cell office:value-type="string">
            <text:p>sns circle appears</text:p>
          </table:table-cell>
          <table:table-cell office:value-type="string">
            <text:p>11;27</text:p>
          </table:table-cell>
          <table:table-cell table:number-columns-repeated="1022"/>
        </table:table-row>
        <table:table-row table:style-name="ro4">
          <table:table-cell office:value-type="string">
            <text:p>click services -- click elastic beanstalk</text:p>
          </table:table-cell>
          <table:table-cell office:value-type="string">
            <text:p>11;44</text:p>
          </table:table-cell>
          <table:table-cell table:number-columns-repeated="1022"/>
        </table:table-row>
        <table:table-row table:style-name="ro4">
          <table:table-cell office:value-type="string">
            <text:p>select actions --- select dete</text:p>
          </table:table-cell>
          <table:table-cell office:value-type="string">
            <text:p>11;52</text:p>
          </table:table-cell>
          <table:table-cell table:number-columns-repeated="1022"/>
        </table:table-row>
        <table:table-row table:style-name="ro4">
          <table:table-cell office:value-type="string">
            <text:p>click delte (only delte ec2 instance)</text:p>
          </table:table-cell>
          <table:table-cell office:value-type="string">
            <text:p>11;55</text:p>
          </table:table-cell>
          <table:table-cell table:number-columns-repeated="1022"/>
        </table:table-row>
        <table:table-row table:style-name="ro4">
          <table:table-cell office:value-type="string">
            <text:p>click servies --- click iam</text:p>
          </table:table-cell>
          <table:table-cell office:value-type="string">
            <text:p>0;36</text:p>
          </table:table-cell>
          <table:table-cell table:number-columns-repeated="1022"/>
        </table:table-row>
        <table:table-row table:style-name="ro4">
          <table:table-cell office:value-type="string">
            <text:p>click roles</text:p>
          </table:table-cell>
          <table:table-cell office:value-type="string">
            <text:p>0;41</text:p>
          </table:table-cell>
          <table:table-cell table:number-columns-repeated="1022"/>
        </table:table-row>
        <table:table-row table:style-name="ro4">
          <table:table-cell office:value-type="string">
            <text:p>click create role</text:p>
          </table:table-cell>
          <table:table-cell office:value-type="string">
            <text:p>0;43</text:p>
          </table:table-cell>
          <table:table-cell/>
          <table:table-cell office:value-type="string">
            <text:p>aws37</text:p>
          </table:table-cell>
          <table:table-cell table:number-columns-repeated="1020"/>
        </table:table-row>
        <table:table-row table:style-name="ro4">
          <table:table-cell office:value-type="string">
            <text:p>click aws service -- click ec3</text:p>
          </table:table-cell>
          <table:table-cell office:value-type="string">
            <text:p>0;48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0;51</text:p>
          </table:table-cell>
          <table:table-cell table:number-columns-repeated="1022"/>
        </table:table-row>
        <table:table-row table:style-name="ro4">
          <table:table-cell office:value-type="string">
            <text:p>select dynamodbfullaccess and click next</text:p>
          </table:table-cell>
          <table:table-cell office:value-type="string">
            <text:p>1;02</text:p>
          </table:table-cell>
          <table:table-cell table:number-columns-repeated="1022"/>
        </table:table-row>
        <table:table-row table:style-name="ro4">
          <table:table-cell office:value-type="string">
            <text:p>name - dynamodb and click create role</text:p>
          </table:table-cell>
          <table:table-cell office:value-type="string">
            <text:p>1;11</text:p>
          </table:table-cell>
          <table:table-cell table:number-columns-repeated="1022"/>
        </table:table-row>
        <table:table-row table:style-name="ro4">
          <table:table-cell office:value-type="string">
            <text:p>look role is craeted</text:p>
          </table:table-cell>
          <table:table-cell office:value-type="string">
            <text:p>1;13</text:p>
          </table:table-cell>
          <table:table-cell table:number-columns-repeated="1022"/>
        </table:table-row>
        <table:table-row table:style-name="ro4">
          <table:table-cell office:value-type="string">
            <text:p>click services --- click ec3</text:p>
          </table:table-cell>
          <table:table-cell office:value-type="string">
            <text:p>1;21</text:p>
          </table:table-cell>
          <table:table-cell table:number-columns-repeated="1022"/>
        </table:table-row>
        <table:table-row table:style-name="ro4">
          <table:table-cell office:value-type="string">
            <text:p>click launch instace</text:p>
          </table:table-cell>
          <table:table-cell office:value-type="string">
            <text:p>1;24</text:p>
          </table:table-cell>
          <table:table-cell table:number-columns-repeated="1022"/>
        </table:table-row>
        <table:table-row table:style-name="ro4">
          <table:table-cell office:value-type="string">
            <text:p>select ami</text:p>
          </table:table-cell>
          <table:table-cell office:value-type="string">
            <text:p>1;27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1;33</text:p>
          </table:table-cell>
          <table:table-cell table:number-columns-repeated="1022"/>
        </table:table-row>
        <table:table-row table:style-name="ro4">
          <table:table-cell office:value-type="string">
            <text:p>iam role - dynamodb</text:p>
          </table:table-cell>
          <table:table-cell office:value-type="string">
            <text:p>1;43</text:p>
          </table:table-cell>
          <table:table-cell table:number-columns-repeated="1022"/>
        </table:table-row>
        <table:table-row table:style-name="ro4">
          <table:table-cell office:value-type="string">
            <text:p>click advanced details</text:p>
          </table:table-cell>
          <table:table-cell office:value-type="string">
            <text:p>1;47</text:p>
          </table:table-cell>
          <table:table-cell table:number-columns-repeated="1022"/>
        </table:table-row>
        <table:table-row table:style-name="ro4">
          <table:table-cell office:value-type="string">
            <text:p>paset into box(copy from udemy)</text:p>
          </table:table-cell>
          <table:table-cell office:value-type="string">
            <text:p>2;04</text:p>
          </table:table-cell>
          <table:table-cell table:number-columns-repeated="1022"/>
        </table:table-row>
        <table:table-row table:style-name="ro4">
          <table:table-cell office:value-type="string">
            <text:p>click next add storage</text:p>
          </table:table-cell>
          <table:table-cell office:value-type="string">
            <text:p>2;50</text:p>
          </table:table-cell>
          <table:table-cell table:number-columns-repeated="1022"/>
        </table:table-row>
        <table:table-row table:style-name="ro4">
          <table:table-cell office:value-type="string">
            <text:p>click next add tags</text:p>
          </table:table-cell>
          <table:table-cell office:value-type="string">
            <text:p>2;51</text:p>
          </table:table-cell>
          <table:table-cell table:number-columns-repeated="1022"/>
        </table:table-row>
        <table:table-row table:style-name="ro4">
          <table:table-cell office:value-type="string">
            <text:p>click add tab</text:p>
          </table:table-cell>
          <table:table-cell office:value-type="string">
            <text:p>2;53</text:p>
          </table:table-cell>
          <table:table-cell table:number-columns-repeated="1022"/>
        </table:table-row>
        <table:table-row table:style-name="ro4">
          <table:table-cell office:value-type="string">
            <text:p>key - name AND value = dynamodb</text:p>
          </table:table-cell>
          <table:table-cell office:value-type="string">
            <text:p>3;02</text:p>
          </table:table-cell>
          <table:table-cell table:number-columns-repeated="1022"/>
        </table:table-row>
        <table:table-row table:style-name="ro4">
          <table:table-cell office:value-type="string">
            <text:p>clicknext</text:p>
          </table:table-cell>
          <table:table-cell office:value-type="string">
            <text:p>3;03</text:p>
          </table:table-cell>
          <table:table-cell table:number-columns-repeated="1022"/>
        </table:table-row>
        <table:table-row table:style-name="ro4">
          <table:table-cell office:value-type="string">
            <text:p>click O select an existing security grouop</text:p>
          </table:table-cell>
          <table:table-cell office:value-type="string">
            <text:p>3;11</text:p>
          </table:table-cell>
          <table:table-cell table:number-columns-repeated="1022"/>
        </table:table-row>
        <table:table-row table:style-name="ro4">
          <table:table-cell office:value-type="string">
            <text:p>select[] sg303 and click REVIEW&amp;LAUNCH</text:p>
          </table:table-cell>
          <table:table-cell office:value-type="string">
            <text:p>3;19</text:p>
          </table:table-cell>
          <table:table-cell table:number-columns-repeated="1022"/>
        </table:table-row>
        <table:table-row table:style-name="ro4">
          <table:table-cell office:value-type="string">
            <text:p>click launch</text:p>
          </table:table-cell>
          <table:table-cell office:value-type="string">
            <text:p>3;33</text:p>
          </table:table-cell>
          <table:table-cell table:number-columns-repeated="1022"/>
        </table:table-row>
        <table:table-row table:style-name="ro4">
          <table:table-cell office:value-type="string">
            <text:p>select[] i acknowledge AND click launch instance</text:p>
          </table:table-cell>
          <table:table-cell office:value-type="string">
            <text:p>3;45</text:p>
          </table:table-cell>
          <table:table-cell table:number-columns-repeated="1022"/>
        </table:table-row>
        <table:table-row table:style-name="ro4">
          <table:table-cell office:value-type="string">
            <text:p>wait</text:p>
          </table:table-cell>
          <table:table-cell office:value-type="string">
            <text:p>4;01</text:p>
          </table:table-cell>
          <table:table-cell table:number-columns-repeated="1022"/>
        </table:table-row>
        <table:table-row table:style-name="ro4">
          <table:table-cell office:value-type="string">
            <text:p>done</text:p>
          </table:table-cell>
          <table:table-cell office:value-type="string">
            <text:p>4;06</text:p>
          </table:table-cell>
          <table:table-cell table:number-columns-repeated="1022"/>
        </table:table-row>
        <table:table-row table:style-name="ro4">
          <table:table-cell office:value-type="string">
            <text:p>select intance</text:p>
          </table:table-cell>
          <table:table-cell office:value-type="string">
            <text:p>4;11</text:p>
          </table:table-cell>
          <table:table-cell table:number-columns-repeated="1022"/>
        </table:table-row>
        <table:table-row table:style-name="ro4">
          <table:table-cell office:value-type="string">
            <text:p>copy public ip</text:p>
          </table:table-cell>
          <table:table-cell office:value-type="string">
            <text:p>4;14</text:p>
          </table:table-cell>
          <table:table-cell table:number-columns-repeated="1022"/>
        </table:table-row>
        <table:table-row table:style-name="ro4">
          <table:table-cell office:value-type="string">
            <text:p>go to console</text:p>
          </table:table-cell>
          <table:table-cell office:value-type="string">
            <text:p>4;22</text:p>
          </table:table-cell>
          <table:table-cell table:number-columns-repeated="1022"/>
        </table:table-row>
        <table:table-row table:style-name="ro4">
          <table:table-cell office:value-type="string">
            <text:p>type command</text:p>
          </table:table-cell>
          <table:table-cell office:value-type="string">
            <text:p>4;43</text:p>
          </table:table-cell>
          <table:table-cell table:number-columns-repeated="1022"/>
        </table:table-row>
        <table:table-row table:style-name="ro4">
          <table:table-cell office:value-type="string">
            <text:p>sudo su</text:p>
          </table:table-cell>
          <table:table-cell office:value-type="string">
            <text:p>4;51</text:p>
          </table:table-cell>
          <table:table-cell/>
          <table:table-cell office:value-type="string">
            <text:p>aws38</text:p>
          </table:table-cell>
          <table:table-cell table:number-columns-repeated="1020"/>
        </table:table-row>
        <table:table-row table:style-name="ro4">
          <table:table-cell office:value-type="string">
            <text:p>cd /var/www/html</text:p>
          </table:table-cell>
          <table:table-cell office:value-type="string">
            <text:p>4;58</text:p>
          </table:table-cell>
          <table:table-cell table:number-columns-repeated="1022"/>
        </table:table-row>
        <table:table-row table:style-name="ro4">
          <table:table-cell office:value-type="string">
            <text:p>ls</text:p>
          </table:table-cell>
          <table:table-cell office:value-type="string">
            <text:p>5;00</text:p>
          </table:table-cell>
          <table:table-cell table:number-columns-repeated="1022"/>
        </table:table-row>
        <table:table-row table:style-name="ro4">
          <table:table-cell office:value-type="string">
            <text:p>go to this page</text:p>
          </table:table-cell>
          <table:table-cell office:value-type="string">
            <text:p>5;37</text:p>
          </table:table-cell>
          <table:table-cell table:number-columns-repeated="1022"/>
        </table:table-row>
        <table:table-row table:style-name="ro4">
          <table:table-cell office:value-type="string">
            <text:p>select windows or linux</text:p>
          </table:table-cell>
          <table:table-cell office:value-type="string">
            <text:p>5;56</text:p>
          </table:table-cell>
          <table:table-cell table:number-columns-repeated="1022"/>
        </table:table-row>
        <table:table-row table:style-name="ro4">
          <table:table-cell office:value-type="string">
            <text:p>copy paste command(or get form udemy resources)</text:p>
          </table:table-cell>
          <table:table-cell office:value-type="string">
            <text:p>6;22</text:p>
          </table:table-cell>
          <table:table-cell table:number-columns-repeated="1022"/>
        </table:table-row>
        <table:table-row table:style-name="ro4">
          <table:table-cell office:value-type="string">
            <text:p>paset common1</text:p>
          </table:table-cell>
          <table:table-cell office:value-type="string">
            <text:p>6;56</text:p>
          </table:table-cell>
          <table:table-cell table:number-columns-repeated="1022"/>
        </table:table-row>
        <table:table-row table:style-name="ro4">
          <table:table-cell office:value-type="string">
            <text:p>if have memory error use this commands</text:p>
          </table:table-cell>
          <table:table-cell office:value-type="string">
            <text:p>7;00</text:p>
          </table:table-cell>
          <table:table-cell table:number-columns-repeated="1022"/>
        </table:table-row>
        <table:table-row table:style-name="ro4">
          <table:table-cell office:value-type="string">
            <text:p>pasete 2nd command</text:p>
          </table:table-cell>
          <table:table-cell office:value-type="string">
            <text:p>7;17</text:p>
          </table:table-cell>
          <table:table-cell table:number-columns-repeated="1022"/>
        </table:table-row>
        <table:table-row table:style-name="ro4">
          <table:table-cell office:value-type="string">
            <text:p>paste 3rd command</text:p>
          </table:table-cell>
          <table:table-cell office:value-type="string">
            <text:p>7;22</text:p>
          </table:table-cell>
          <table:table-cell table:number-columns-repeated="1022"/>
        </table:table-row>
        <table:table-row table:style-name="ro4">
          <table:table-cell office:value-type="string">
            <text:p>pasete 4th command</text:p>
          </table:table-cell>
          <table:table-cell office:value-type="string">
            <text:p>7;28</text:p>
          </table:table-cell>
          <table:table-cell table:number-columns-repeated="1022"/>
        </table:table-row>
        <table:table-row table:style-name="ro4">
          <table:table-cell office:value-type="string">
            <text:p>copy this command</text:p>
          </table:table-cell>
          <table:table-cell office:value-type="string">
            <text:p>7;43</text:p>
          </table:table-cell>
          <table:table-cell table:number-columns-repeated="1022"/>
        </table:table-row>
        <table:table-row table:style-name="ro4">
          <table:table-cell office:value-type="string">
            <text:p>pasete</text:p>
          </table:table-cell>
          <table:table-cell office:value-type="string">
            <text:p>7;49</text:p>
          </table:table-cell>
          <table:table-cell table:number-columns-repeated="1022"/>
        </table:table-row>
        <table:table-row table:style-name="ro4">
          <table:table-cell office:value-type="string">
            <text:p>ls</text:p>
          </table:table-cell>
          <table:table-cell office:value-type="string">
            <text:p>8;02</text:p>
          </table:table-cell>
          <table:table-cell table:number-columns-repeated="1022"/>
        </table:table-row>
        <table:table-row table:style-name="ro4">
          <table:table-cell office:value-type="string">
            <text:p>dynamodb</text:p>
          </table:table-cell>
          <table:table-cell office:value-type="string">
            <text:p>8;07</text:p>
          </table:table-cell>
          <table:table-cell table:number-columns-repeated="1022"/>
        </table:table-row>
        <table:table-row table:style-name="ro4">
          <table:table-cell office:value-type="string">
            <text:p>nano createtables.php</text:p>
          </table:table-cell>
          <table:table-cell office:value-type="string">
            <text:p>8;40</text:p>
          </table:table-cell>
          <table:table-cell table:number-columns-repeated="1022"/>
        </table:table-row>
        <table:table-row table:style-name="ro4">
          <table:table-cell office:value-type="string">
            <text:p>go to where it says 'eu'west'-1'</text:p>
          </table:table-cell>
          <table:table-cell office:value-type="string">
            <text:p>8;59</text:p>
          </table:table-cell>
          <table:table-cell table:number-columns-repeated="1022"/>
        </table:table-row>
        <table:table-row table:style-name="ro4">
          <table:table-cell office:value-type="string">
            <text:p>get regions at bottom</text:p>
          </table:table-cell>
          <table:table-cell office:value-type="string">
            <text:p>9;17</text:p>
          </table:table-cell>
          <table:table-cell table:number-columns-repeated="1022"/>
        </table:table-row>
        <table:table-row table:style-name="ro4">
          <table:table-cell office:value-type="string">
            <text:p>change to your region and save</text:p>
          </table:table-cell>
          <table:table-cell office:value-type="string">
            <text:p>9;28</text:p>
          </table:table-cell>
          <table:table-cell table:number-columns-repeated="1022"/>
        </table:table-row>
        <table:table-row table:style-name="ro4">
          <table:table-cell office:value-type="string">
            <text:p>vi uploaddata.php</text:p>
          </table:table-cell>
          <table:table-cell office:value-type="string">
            <text:p>9;42</text:p>
          </table:table-cell>
          <table:table-cell table:number-columns-repeated="1022"/>
        </table:table-row>
        <table:table-row table:style-name="ro4">
          <table:table-cell office:value-type="string">
            <text:p>find region and fit it and save</text:p>
          </table:table-cell>
          <table:table-cell office:value-type="string">
            <text:p>9;50</text:p>
          </table:table-cell>
          <table:table-cell table:number-columns-repeated="1022"/>
        </table:table-row>
        <table:table-row table:style-name="ro4">
          <table:table-cell office:value-type="string">
            <text:p>click servies and lcik danamodb</text:p>
          </table:table-cell>
          <table:table-cell office:value-type="string">
            <text:p>10;07</text:p>
          </table:table-cell>
          <table:table-cell table:number-columns-repeated="1022"/>
        </table:table-row>
        <table:table-row table:style-name="ro4">
          <table:table-cell office:value-type="string">
            <text:p>if none made you will see splash screen</text:p>
          </table:table-cell>
          <table:table-cell office:value-type="string">
            <text:p>10;16</text:p>
          </table:table-cell>
          <table:table-cell table:number-columns-repeated="1022"/>
        </table:table-row>
        <table:table-row table:style-name="ro4">
          <table:table-cell office:value-type="string">
            <text:p>click services &gt; click ec2</text:p>
          </table:table-cell>
          <table:table-cell office:value-type="string">
            <text:p>10;18</text:p>
          </table:table-cell>
          <table:table-cell table:number-columns-repeated="1022"/>
        </table:table-row>
        <table:table-row table:style-name="ro4">
          <table:table-cell office:value-type="string">
            <text:p>click running instance</text:p>
          </table:table-cell>
          <table:table-cell office:value-type="string">
            <text:p>10;20</text:p>
          </table:table-cell>
          <table:table-cell table:number-columns-repeated="1022"/>
        </table:table-row>
        <table:table-row table:style-name="ro4">
          <table:table-cell office:value-type="string">
            <text:p>select running</text:p>
          </table:table-cell>
          <table:table-cell office:value-type="string">
            <text:p>10;24</text:p>
          </table:table-cell>
          <table:table-cell table:number-columns-repeated="1022"/>
        </table:table-row>
        <table:table-row table:style-name="ro4">
          <table:table-cell office:value-type="string">
            <text:p>copy public ip</text:p>
          </table:table-cell>
          <table:table-cell office:value-type="string">
            <text:p>10;27</text:p>
          </table:table-cell>
          <table:table-cell table:number-columns-repeated="1022"/>
        </table:table-row>
        <table:table-row table:style-name="ro4">
          <table:table-cell office:value-type="string">
            <text:p>paste ip and type /dynamodb</text:p>
          </table:table-cell>
          <table:table-cell office:value-type="string">
            <text:p>10;32</text:p>
          </table:table-cell>
          <table:table-cell table:number-columns-repeated="1022"/>
        </table:table-row>
        <table:table-row table:style-name="ro4">
          <table:table-cell office:value-type="string">
            <text:p>type /crate tables.php</text:p>
          </table:table-cell>
          <table:table-cell office:value-type="string">
            <text:p>10;46</text:p>
          </table:table-cell>
          <table:table-cell/>
          <table:table-cell office:value-type="string">
            <text:p>39</text:p>
          </table:table-cell>
          <table:table-cell table:number-columns-repeated="1020"/>
        </table:table-row>
        <table:table-row table:style-name="ro4">
          <table:table-cell office:value-type="string">
            <text:p>wait and you land on this page</text:p>
          </table:table-cell>
          <table:table-cell office:value-type="string">
            <text:p>11;00</text:p>
          </table:table-cell>
          <table:table-cell table:number-columns-repeated="1022"/>
        </table:table-row>
        <table:table-row table:style-name="ro4">
          <table:table-cell office:value-type="string">
            <text:p>edi turl to say upladdata.php</text:p>
          </table:table-cell>
          <table:table-cell office:value-type="string">
            <text:p>11;25</text:p>
          </table:table-cell>
          <table:table-cell table:number-columns-repeated="1022"/>
        </table:table-row>
        <table:table-row table:style-name="ro4">
          <table:table-cell office:value-type="string">
            <text:p>land on this page</text:p>
          </table:table-cell>
          <table:table-cell office:value-type="string">
            <text:p>11;31</text:p>
          </table:table-cell>
          <table:table-cell table:number-columns-repeated="1022"/>
        </table:table-row>
        <table:table-row table:style-name="ro4">
          <table:table-cell office:value-type="string">
            <text:p>select services &gt; select dynamodb</text:p>
          </table:table-cell>
          <table:table-cell office:value-type="string">
            <text:p>11;42</text:p>
          </table:table-cell>
          <table:table-cell table:number-columns-repeated="1022"/>
        </table:table-row>
        <table:table-row table:style-name="ro4">
          <table:table-cell office:value-type="string">
            <text:p>click tables</text:p>
          </table:table-cell>
          <table:table-cell office:value-type="string">
            <text:p>11;47</text:p>
          </table:table-cell>
          <table:table-cell table:number-columns-repeated="1022"/>
        </table:table-row>
        <table:table-row table:style-name="ro4">
          <table:table-cell office:value-type="string">
            <text:p>select O productcatalog</text:p>
          </table:table-cell>
          <table:table-cell office:value-type="string">
            <text:p>11;52</text:p>
          </table:table-cell>
          <table:table-cell table:number-columns-repeated="1022"/>
        </table:table-row>
        <table:table-row table:style-name="ro4">
          <table:table-cell office:value-type="string">
            <text:p>select items tab</text:p>
          </table:table-cell>
          <table:table-cell office:value-type="string">
            <text:p>11;56</text:p>
          </table:table-cell>
          <table:table-cell table:number-columns-repeated="1022"/>
        </table:table-row>
        <table:table-row table:style-name="ro4">
          <table:table-cell office:value-type="string">
            <text:p>select query</text:p>
          </table:table-cell>
          <table:table-cell office:value-type="string">
            <text:p>12;33</text:p>
          </table:table-cell>
          <table:table-cell table:number-columns-repeated="1022"/>
        </table:table-row>
        <table:table-row table:style-name="ro4">
          <table:table-cell office:value-type="string">
            <text:p>number = 122 and lick start search</text:p>
          </table:table-cell>
          <table:table-cell office:value-type="string">
            <text:p>12;41</text:p>
          </table:table-cell>
          <table:table-cell table:number-columns-repeated="1022"/>
        </table:table-row>
        <table:table-row table:style-name="ro4">
          <table:table-cell office:value-type="string">
            <text:p>select scan</text:p>
          </table:table-cell>
          <table:table-cell office:value-type="string">
            <text:p>12;53</text:p>
          </table:table-cell>
          <table:table-cell table:number-columns-repeated="1022"/>
        </table:table-row>
        <table:table-row table:style-name="ro4">
          <table:table-cell office:value-type="string">
            <text:p>click start search</text:p>
          </table:table-cell>
          <table:table-cell office:value-type="string">
            <text:p>12;57</text:p>
          </table:table-cell>
          <table:table-cell table:number-columns-repeated="1022"/>
        </table:table-row>
        <table:table-row table:style-name="ro4">
          <table:table-cell office:value-type="string">
            <text:p>go back to console</text:p>
          </table:table-cell>
          <table:table-cell office:value-type="string">
            <text:p>13;13</text:p>
          </table:table-cell>
          <table:table-cell table:number-columns-repeated="1022"/>
        </table:table-row>
        <table:table-row table:style-name="ro4">
          <table:table-cell office:value-type="string">
            <text:p>paste command</text:p>
          </table:table-cell>
          <table:table-cell office:value-type="string">
            <text:p>12;40</text:p>
          </table:table-cell>
          <table:table-cell table:number-columns-repeated="1022"/>
        </table:table-row>
        <table:table-row table:style-name="ro4">
          <table:table-cell office:value-type="string">
            <text:p>look at results</text:p>
          </table:table-cell>
          <table:table-cell office:value-type="string">
            <text:p>14;20</text:p>
          </table:table-cell>
          <table:table-cell table:number-columns-repeated="1022"/>
        </table:table-row>
        <table:table-row table:style-name="ro4">
          <table:table-cell office:value-type="string">
            <text:p>click services &gt; click iam</text:p>
          </table:table-cell>
          <table:table-cell office:value-type="string">
            <text:p>14;37</text:p>
          </table:table-cell>
          <table:table-cell table:number-columns-repeated="1022"/>
        </table:table-row>
        <table:table-row table:style-name="ro4">
          <table:table-cell office:value-type="string">
            <text:p>click roles</text:p>
          </table:table-cell>
          <table:table-cell office:value-type="string">
            <text:p>14;40</text:p>
          </table:table-cell>
          <table:table-cell table:number-columns-repeated="1022"/>
        </table:table-row>
        <table:table-row table:style-name="ro4">
          <table:table-cell office:value-type="string">
            <text:p>scroll down adn click dynamodb</text:p>
          </table:table-cell>
          <table:table-cell office:value-type="string">
            <text:p>14;43</text:p>
          </table:table-cell>
          <table:table-cell table:number-columns-repeated="1022"/>
        </table:table-row>
        <table:table-row table:style-name="ro4">
          <table:table-cell office:value-type="string">
            <text:p>click X to delte</text:p>
          </table:table-cell>
          <table:table-cell office:value-type="string">
            <text:p>14;47</text:p>
          </table:table-cell>
          <table:table-cell table:number-columns-repeated="1022"/>
        </table:table-row>
        <table:table-row table:style-name="ro4">
          <table:table-cell office:value-type="string">
            <text:p>click detach</text:p>
          </table:table-cell>
          <table:table-cell office:value-type="string">
            <text:p>14;50</text:p>
          </table:table-cell>
          <table:table-cell table:number-columns-repeated="1022"/>
        </table:table-row>
        <table:table-row table:style-name="ro4">
          <table:table-cell office:value-type="string">
            <text:p>click delete role button</text:p>
          </table:table-cell>
          <table:table-cell office:value-type="string">
            <text:p>14;53</text:p>
          </table:table-cell>
          <table:table-cell table:number-columns-repeated="1022"/>
        </table:table-row>
        <table:table-row table:style-name="ro4">
          <table:table-cell office:value-type="string">
            <text:p>click yes,delete</text:p>
          </table:table-cell>
          <table:table-cell office:value-type="string">
            <text:p>14;55</text:p>
          </table:table-cell>
          <table:table-cell table:number-columns-repeated="1022"/>
        </table:table-row>
        <table:table-row table:style-name="ro4">
          <table:table-cell office:value-type="string">
            <text:p>pasete command again and look dont work</text:p>
          </table:table-cell>
          <table:table-cell office:value-type="string">
            <text:p>15;08</text:p>
          </table:table-cell>
          <table:table-cell table:number-columns-repeated="1022"/>
        </table:table-row>
        <table:table-row table:style-name="ro4">
          <table:table-cell office:value-type="string">
            <text:p>goto dynamodb and click table</text:p>
          </table:table-cell>
          <table:table-cell office:value-type="string">
            <text:p>3;43</text:p>
          </table:table-cell>
          <table:table-cell table:number-columns-repeated="1022"/>
        </table:table-row>
        <table:table-row table:style-name="ro4">
          <table:table-cell office:value-type="string">
            <text:p>click product catalog</text:p>
          </table:table-cell>
          <table:table-cell office:value-type="string">
            <text:p>3;46</text:p>
          </table:table-cell>
          <table:table-cell table:number-columns-repeated="1022"/>
        </table:table-row>
        <table:table-row table:style-name="ro4">
          <table:table-cell office:value-type="string">
            <text:p>click items tab</text:p>
          </table:table-cell>
          <table:table-cell office:value-type="string">
            <text:p>3;49</text:p>
          </table:table-cell>
          <table:table-cell table:number-columns-repeated="1022"/>
        </table:table-row>
        <table:table-row table:style-name="ro4">
          <table:table-cell office:value-type="string">
            <text:p>select query</text:p>
          </table:table-cell>
          <table:table-cell office:value-type="string">
            <text:p>3;55</text:p>
          </table:table-cell>
          <table:table-cell table:number-columns-repeated="1022"/>
        </table:table-row>
        <table:table-row table:style-name="ro4">
          <table:table-cell office:value-type="string">
            <text:p>type 202 and type start search</text:p>
          </table:table-cell>
          <table:table-cell office:value-type="string">
            <text:p>4;24</text:p>
          </table:table-cell>
          <table:table-cell table:number-columns-repeated="1022"/>
        </table:table-row>
        <table:table-row table:style-name="ro4">
          <table:table-cell office:value-type="string">
            <text:p>select scan</text:p>
          </table:table-cell>
          <table:table-cell office:value-type="string">
            <text:p>4;33</text:p>
          </table:table-cell>
          <table:table-cell/>
          <table:table-cell office:value-type="string">
            <text:p>40</text:p>
          </table:table-cell>
          <table:table-cell table:number-columns-repeated="1020"/>
        </table:table-row>
        <table:table-row table:style-name="ro4">
          <table:table-cell office:value-type="string">
            <text:p>click start search</text:p>
          </table:table-cell>
          <table:table-cell office:value-type="string">
            <text:p>4;35</text:p>
          </table:table-cell>
          <table:table-cell table:number-columns-repeated="1022"/>
        </table:table-row>
        <table:table-row table:style-name="ro4">
          <table:table-cell office:value-type="string">
            <text:p>click add filter</text:p>
          </table:table-cell>
          <table:table-cell office:value-type="string">
            <text:p>4;42</text:p>
          </table:table-cell>
          <table:table-cell table:number-columns-repeated="1022"/>
        </table:table-row>
        <table:table-row table:style-name="ro4">
          <table:table-cell office:value-type="string">
            <text:p>filter price number &gt; 100 and click start search </text:p>
          </table:table-cell>
          <table:table-cell office:value-type="string">
            <text:p>5;08</text:p>
          </table:table-cell>
          <table:table-cell table:number-columns-repeated="2"/>
          <table:table-cell office:value-type="string">
            <text:p>wrong</text:p>
          </table:table-cell>
          <table:table-cell table:number-columns-repeated="1019"/>
        </table:table-row>
        <table:table-row table:style-name="ro4">
          <table:table-cell office:value-type="string">
            <text:p>aws iamget-user</text:p>
          </table:table-cell>
          <table:table-cell office:value-type="string">
            <text:p>4;18</text:p>
          </table:table-cell>
          <table:table-cell table:number-columns-repeated="1022"/>
        </table:table-row>
        <table:table-row table:style-name="ro4">
          <table:table-cell office:value-type="string">
            <text:p>click servies &gt; iam</text:p>
          </table:table-cell>
          <table:table-cell office:value-type="string">
            <text:p>4;33</text:p>
          </table:table-cell>
          <table:table-cell table:number-columns-repeated="1022"/>
        </table:table-row>
        <table:table-row table:style-name="ro4">
          <table:table-cell office:value-type="string">
            <text:p>click users hyperlink</text:p>
          </table:table-cell>
          <table:table-cell office:value-type="string">
            <text:p>4;35</text:p>
          </table:table-cell>
          <table:table-cell table:number-columns-repeated="1022"/>
        </table:table-row>
        <table:table-row table:style-name="ro4">
          <table:table-cell office:value-type="string">
            <text:p>click faye</text:p>
          </table:table-cell>
          <table:table-cell office:value-type="string">
            <text:p>4;37</text:p>
          </table:table-cell>
          <table:table-cell table:number-columns-repeated="1022"/>
        </table:table-row>
        <table:table-row table:style-name="ro4">
          <table:table-cell office:value-type="string">
            <text:p>make sure userhas access (admins) or dynamodbfullaccess</text:p>
          </table:table-cell>
          <table:table-cell office:value-type="string">
            <text:p>4;50</text:p>
          </table:table-cell>
          <table:table-cell table:number-columns-repeated="1022"/>
        </table:table-row>
        <table:table-row table:style-name="ro4">
          <table:table-cell office:value-type="string">
            <text:p>copy command from resources</text:p>
          </table:table-cell>
          <table:table-cell office:value-type="string">
            <text:p>6;09</text:p>
          </table:table-cell>
          <table:table-cell table:number-columns-repeated="1022"/>
        </table:table-row>
        <table:table-row table:style-name="ro4">
          <table:table-cell office:value-type="string">
            <text:p>paste command</text:p>
          </table:table-cell>
          <table:table-cell office:value-type="string">
            <text:p>6;30</text:p>
          </table:table-cell>
          <table:table-cell table:number-columns-repeated="1022"/>
        </table:table-row>
        <table:table-row table:style-name="ro4">
          <table:table-cell office:value-type="string">
            <text:p>download items.json from udemy</text:p>
          </table:table-cell>
          <table:table-cell office:value-type="string">
            <text:p>6;53</text:p>
          </table:table-cell>
          <table:table-cell table:number-columns-repeated="1022"/>
        </table:table-row>
        <table:table-row table:style-name="ro4">
          <table:table-cell office:value-type="string">
            <text:p>copy pasete command</text:p>
          </table:table-cell>
          <table:table-cell office:value-type="string">
            <text:p>7;41</text:p>
          </table:table-cell>
          <table:table-cell table:number-columns-repeated="1022"/>
        </table:table-row>
        <table:table-row table:style-name="ro4">
          <table:table-cell office:value-type="string">
            <text:p>click servies &gt; dynamo db</text:p>
          </table:table-cell>
          <table:table-cell office:value-type="string">
            <text:p>7;52</text:p>
          </table:table-cell>
          <table:table-cell table:number-columns-repeated="1022"/>
        </table:table-row>
        <table:table-row table:style-name="ro4">
          <table:table-cell office:value-type="string">
            <text:p>type command &gt; make sure cs-east-1</text:p>
          </table:table-cell>
          <table:table-cell office:value-type="string">
            <text:p>8;03</text:p>
          </table:table-cell>
          <table:table-cell table:number-columns-repeated="1022"/>
        </table:table-row>
        <table:table-row table:style-name="ro4">
          <table:table-cell office:value-type="string">
            <text:p>click mathcing region on aws</text:p>
          </table:table-cell>
          <table:table-cell office:value-type="string">
            <text:p>8;09</text:p>
          </table:table-cell>
          <table:table-cell table:number-columns-repeated="1022"/>
        </table:table-row>
        <table:table-row table:style-name="ro4">
          <table:table-cell office:value-type="string">
            <text:p>click tables on left and there is our table</text:p>
          </table:table-cell>
          <table:table-cell office:value-type="string">
            <text:p>8;12</text:p>
          </table:table-cell>
          <table:table-cell table:number-columns-repeated="1022"/>
        </table:table-row>
        <table:table-row table:style-name="ro4">
          <table:table-cell office:value-type="string">
            <text:p>click table &gt; click items tab and see items we created</text:p>
          </table:table-cell>
          <table:table-cell office:value-type="string">
            <text:p>8;15</text:p>
          </table:table-cell>
          <table:table-cell table:number-columns-repeated="1022"/>
        </table:table-row>
        <table:table-row table:style-name="ro4">
          <table:table-cell office:value-type="string">
            <text:p>go to epoch time convert and convert midnight to night</text:p>
          </table:table-cell>
          <table:table-cell office:value-type="string">
            <text:p>9;09</text:p>
          </table:table-cell>
          <table:table-cell table:number-columns-repeated="1022"/>
        </table:table-row>
        <table:table-row table:style-name="ro4">
          <table:table-cell office:value-type="string">
            <text:p>click actions manage TTL</text:p>
          </table:table-cell>
          <table:table-cell office:value-type="string">
            <text:p>9;30</text:p>
          </table:table-cell>
          <table:table-cell table:number-columns-repeated="1022"/>
        </table:table-row>
        <table:table-row table:style-name="ro4">
          <table:table-cell office:value-type="string">
            <text:p>type expriation time and click run preview</text:p>
          </table:table-cell>
          <table:table-cell office:value-type="string">
            <text:p>10;14</text:p>
          </table:table-cell>
          <table:table-cell table:number-columns-repeated="1022"/>
        </table:table-row>
        <table:table-row table:style-name="ro4">
          <table:table-cell office:value-type="string">
            <text:p>change date and lick run preview</text:p>
          </table:table-cell>
          <table:table-cell office:value-type="string">
            <text:p>10;32</text:p>
          </table:table-cell>
          <table:table-cell table:number-columns-repeated="1022"/>
        </table:table-row>
        <table:table-row table:style-name="ro4">
          <table:table-cell office:value-type="string">
            <text:p>click continue</text:p>
          </table:table-cell>
          <table:table-cell office:value-type="string">
            <text:p>10;40</text:p>
          </table:table-cell>
          <table:table-cell table:number-columns-repeated="1022"/>
        </table:table-row>
        <table:table-row table:style-name="ro4">
          <table:table-cell office:value-type="string">
            <text:p>click overview tab</text:p>
          </table:table-cell>
          <table:table-cell office:value-type="string">
            <text:p>10;45</text:p>
          </table:table-cell>
          <table:table-cell table:number-columns-repeated="1022"/>
        </table:table-row>
        <table:table-row table:style-name="ro4">
          <table:table-cell office:value-type="string">
            <text:p>look at time to live attribute</text:p>
          </table:table-cell>
          <table:table-cell office:value-type="string">
            <text:p>11;15</text:p>
          </table:table-cell>
          <table:table-cell table:number-columns-repeated="1022"/>
        </table:table-row>
        <table:table-row table:style-name="ro4">
          <table:table-cell office:value-type="string">
            <text:p>click services &gt; iam</text:p>
          </table:table-cell>
          <table:table-cell office:value-type="string">
            <text:p>1;03</text:p>
          </table:table-cell>
          <table:table-cell table:number-columns-repeated="1022"/>
        </table:table-row>
        <table:table-row table:style-name="ro4">
          <table:table-cell office:value-type="string">
            <text:p>click group &gt; craete new group</text:p>
          </table:table-cell>
          <table:table-cell office:value-type="string">
            <text:p>1;31</text:p>
          </table:table-cell>
          <table:table-cell table:number-columns-repeated="1022"/>
        </table:table-row>
        <table:table-row table:style-name="ro4">
          <table:table-cell office:value-type="string">
            <text:p>set group name = mykmsgroup</text:p>
          </table:table-cell>
          <table:table-cell office:value-type="string">
            <text:p>1;38</text:p>
          </table:table-cell>
          <table:table-cell table:number-columns-repeated="1022"/>
        </table:table-row>
        <table:table-row table:style-name="ro4">
          <table:table-cell office:value-type="string">
            <text:p>select administrator access and lcikc next</text:p>
          </table:table-cell>
          <table:table-cell office:value-type="string">
            <text:p>1;44</text:p>
          </table:table-cell>
          <table:table-cell/>
          <table:table-cell office:value-type="string">
            <text:p>41</text:p>
          </table:table-cell>
          <table:table-cell table:number-columns-repeated="1020"/>
        </table:table-row>
        <table:table-row table:style-name="ro4">
          <table:table-cell office:value-type="string">
            <text:p>clic cerate group</text:p>
          </table:table-cell>
          <table:table-cell office:value-type="string">
            <text:p>1;47</text:p>
          </table:table-cell>
          <table:table-cell table:number-columns-repeated="1022"/>
        </table:table-row>
        <table:table-row table:style-name="ro4">
          <table:table-cell office:value-type="string">
            <text:p>click users on left side &gt; click add user</text:p>
          </table:table-cell>
          <table:table-cell office:value-type="string">
            <text:p>2;00</text:p>
          </table:table-cell>
          <table:table-cell table:number-columns-repeated="1022"/>
        </table:table-row>
        <table:table-row table:style-name="ro4">
          <table:table-cell office:value-type="string">
            <text:p>type mykeymanager</text:p>
          </table:table-cell>
          <table:table-cell office:value-type="string">
            <text:p>2;03</text:p>
          </table:table-cell>
          <table:table-cell table:number-columns-repeated="1022"/>
        </table:table-row>
        <table:table-row table:style-name="ro4">
          <table:table-cell office:value-type="string">
            <text:p>checkmark programmatic access &gt; checkmark aws console key</text:p>
          </table:table-cell>
          <table:table-cell office:value-type="string">
            <text:p>2;41</text:p>
          </table:table-cell>
          <table:table-cell table:number-columns-repeated="1022"/>
        </table:table-row>
        <table:table-row table:style-name="ro4">
          <table:table-cell office:value-type="string">
            <text:p>type custom password that they will use and click next</text:p>
          </table:table-cell>
          <table:table-cell office:value-type="string">
            <text:p>2;49</text:p>
          </table:table-cell>
          <table:table-cell table:number-columns-repeated="1022"/>
        </table:table-row>
        <table:table-row table:style-name="ro4">
          <table:table-cell office:value-type="string">
            <text:p>check mark mykmsgroup and click next</text:p>
          </table:table-cell>
          <table:table-cell office:value-type="string">
            <text:p>3;01</text:p>
          </table:table-cell>
          <table:table-cell table:number-columns-repeated="1022"/>
        </table:table-row>
        <table:table-row table:style-name="ro4">
          <table:table-cell office:value-type="string">
            <text:p>click create user</text:p>
          </table:table-cell>
          <table:table-cell office:value-type="string">
            <text:p>3;02</text:p>
          </table:table-cell>
          <table:table-cell table:number-columns-repeated="1022"/>
        </table:table-row>
        <table:table-row table:style-name="ro4">
          <table:table-cell office:value-type="string">
            <text:p>click close</text:p>
          </table:table-cell>
          <table:table-cell office:value-type="string">
            <text:p>3;16</text:p>
          </table:table-cell>
          <table:table-cell table:number-columns-repeated="1022"/>
        </table:table-row>
        <table:table-row table:style-name="ro4">
          <table:table-cell office:value-type="string">
            <text:p>click add user</text:p>
          </table:table-cell>
          <table:table-cell office:value-type="string">
            <text:p>3;18</text:p>
          </table:table-cell>
          <table:table-cell table:number-columns-repeated="1022"/>
        </table:table-row>
        <table:table-row table:style-name="ro4">
          <table:table-cell office:value-type="string">
            <text:p>type myencrypter</text:p>
          </table:table-cell>
          <table:table-cell office:value-type="string">
            <text:p>3;26</text:p>
          </table:table-cell>
          <table:table-cell table:number-columns-repeated="1022"/>
        </table:table-row>
        <table:table-row table:style-name="ro4">
          <table:table-cell office:value-type="string">
            <text:p>checkmark programatic access &gt; check mark aws managment</text:p>
          </table:table-cell>
          <table:table-cell office:value-type="string">
            <text:p>3;30</text:p>
          </table:table-cell>
          <table:table-cell table:number-columns-repeated="1022"/>
        </table:table-row>
        <table:table-row table:style-name="ro4">
          <table:table-cell office:value-type="string">
            <text:p>create a custom password &gt; uncheck recraete &gt; click next</text:p>
          </table:table-cell>
          <table:table-cell office:value-type="string">
            <text:p>3;37</text:p>
          </table:table-cell>
          <table:table-cell table:number-columns-repeated="1022"/>
        </table:table-row>
        <table:table-row table:style-name="ro4">
          <table:table-cell office:value-type="string">
            <text:p>click next &gt; create user</text:p>
          </table:table-cell>
          <table:table-cell office:value-type="string">
            <text:p>3;42</text:p>
          </table:table-cell>
          <table:table-cell table:number-columns-repeated="1022"/>
        </table:table-row>
        <table:table-row table:style-name="ro4">
          <table:table-cell office:value-type="string">
            <text:p>clic users on side &gt; click myencrypter</text:p>
          </table:table-cell>
          <table:table-cell office:value-type="string">
            <text:p>3;47</text:p>
          </table:table-cell>
          <table:table-cell table:number-columns-repeated="1022"/>
        </table:table-row>
        <table:table-row table:style-name="ro4">
          <table:table-cell office:value-type="string">
            <text:p>click group tab &gt; click add user to groups </text:p>
          </table:table-cell>
          <table:table-cell office:value-type="string">
            <text:p>3;54</text:p>
          </table:table-cell>
          <table:table-cell table:number-columns-repeated="1022"/>
        </table:table-row>
        <table:table-row table:style-name="ro4">
          <table:table-cell office:value-type="string">
            <text:p>select mykmsgroup and click next</text:p>
          </table:table-cell>
          <table:table-cell office:value-type="string">
            <text:p>3;56</text:p>
          </table:table-cell>
          <table:table-cell table:number-columns-repeated="1022"/>
        </table:table-row>
        <table:table-row table:style-name="ro4">
          <table:table-cell office:value-type="string">
            <text:p>look this is what we did</text:p>
          </table:table-cell>
          <table:table-cell office:value-type="string">
            <text:p>4;06</text:p>
          </table:table-cell>
          <table:table-cell table:number-columns-repeated="1022"/>
        </table:table-row>
        <table:table-row table:style-name="ro4">
          <table:table-cell office:value-type="string">
            <text:p>click encryption keys on left</text:p>
          </table:table-cell>
          <table:table-cell office:value-type="string">
            <text:p>4;19</text:p>
          </table:table-cell>
          <table:table-cell table:number-columns-repeated="1022"/>
        </table:table-row>
        <table:table-row table:style-name="ro4">
          <table:table-cell office:value-type="string">
            <text:p>select random region</text:p>
          </table:table-cell>
          <table:table-cell office:value-type="string">
            <text:p>4;24</text:p>
          </table:table-cell>
          <table:table-cell table:number-columns-repeated="1022"/>
        </table:table-row>
        <table:table-row table:style-name="ro4">
          <table:table-cell office:value-type="string">
            <text:p>click create key</text:p>
          </table:table-cell>
          <table:table-cell office:value-type="string">
            <text:p>4;50</text:p>
          </table:table-cell>
          <table:table-cell table:number-columns-repeated="1022"/>
        </table:table-row>
        <table:table-row table:style-name="ro4">
          <table:table-cell office:value-type="string">
            <text:p>type myencriptionkey</text:p>
          </table:table-cell>
          <table:table-cell office:value-type="string">
            <text:p>5;01</text:p>
          </table:table-cell>
          <table:table-cell table:number-columns-repeated="1022"/>
        </table:table-row>
        <table:table-row table:style-name="ro4">
          <table:table-cell office:value-type="string">
            <text:p>select kms and lick next</text:p>
          </table:table-cell>
          <table:table-cell office:value-type="string">
            <text:p>5;29</text:p>
          </table:table-cell>
          <table:table-cell table:number-columns-repeated="1022"/>
        </table:table-row>
        <table:table-row table:style-name="ro4">
          <table:table-cell office:value-type="string">
            <text:p>type team &gt; type finance &gt; click next</text:p>
          </table:table-cell>
          <table:table-cell office:value-type="string">
            <text:p>5;37</text:p>
          </table:table-cell>
          <table:table-cell table:number-columns-repeated="1022"/>
        </table:table-row>
        <table:table-row table:style-name="ro4">
          <table:table-cell office:value-type="string">
            <text:p>select mykeymanager and lcik enxt</text:p>
          </table:table-cell>
          <table:table-cell office:value-type="string">
            <text:p>5;53</text:p>
          </table:table-cell>
          <table:table-cell table:number-columns-repeated="1022"/>
        </table:table-row>
        <table:table-row table:style-name="ro4">
          <table:table-cell office:value-type="string">
            <text:p>select myencrypter and lcik next</text:p>
          </table:table-cell>
          <table:table-cell office:value-type="string">
            <text:p>6;05</text:p>
          </table:table-cell>
          <table:table-cell table:number-columns-repeated="1022"/>
        </table:table-row>
        <table:table-row table:style-name="ro4">
          <table:table-cell office:value-type="string">
            <text:p>click finish</text:p>
          </table:table-cell>
          <table:table-cell office:value-type="string">
            <text:p>6;07</text:p>
          </table:table-cell>
          <table:table-cell table:number-columns-repeated="1022"/>
        </table:table-row>
        <table:table-row table:style-name="ro4">
          <table:table-cell office:value-type="string">
            <text:p>change region to london(has to match laset elcture)</text:p>
          </table:table-cell>
          <table:table-cell table:style-name="Default" office:value-type="string">
            <text:p>0;41</text:p>
          </table:table-cell>
          <table:table-cell/>
          <table:table-cell office:value-type="string">
            <text:p>aws42</text:p>
          </table:table-cell>
          <table:table-cell table:number-columns-repeated="1020"/>
        </table:table-row>
        <table:table-row table:style-name="ro4">
          <table:table-cell office:value-type="string">
            <text:p>click servies &gt;ec2</text:p>
          </table:table-cell>
          <table:table-cell office:value-type="string">
            <text:p>0;43</text:p>
          </table:table-cell>
          <table:table-cell table:number-columns-repeated="1022"/>
        </table:table-row>
        <table:table-row table:style-name="ro4">
          <table:table-cell office:value-type="string">
            <text:p>click launch instance (tutorial already has running instance)</text:p>
          </table:table-cell>
          <table:table-cell office:value-type="string">
            <text:p>0;48</text:p>
          </table:table-cell>
          <table:table-cell table:number-columns-repeated="1022"/>
        </table:table-row>
        <table:table-row table:style-name="ro4">
          <table:table-cell office:value-type="string">
            <text:p>select amazno linux ami</text:p>
          </table:table-cell>
          <table:table-cell office:value-type="string">
            <text:p>1;02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1;03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1;05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1;09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1;14</text:p>
          </table:table-cell>
          <table:table-cell table:number-columns-repeated="1022"/>
        </table:table-row>
        <table:table-row table:style-name="ro4">
          <table:table-cell office:value-type="string">
            <text:p>select 'select existing security grouyp'</text:p>
          </table:table-cell>
          <table:table-cell office:value-type="string">
            <text:p>1;17</text:p>
          </table:table-cell>
          <table:table-cell table:number-columns-repeated="1022"/>
        </table:table-row>
        <table:table-row table:style-name="ro4">
          <table:table-cell office:value-type="string">
            <text:p>select webdmz (at bottom prot 80 and 22 isopen) NEXT</text:p>
          </table:table-cell>
          <table:table-cell office:value-type="string">
            <text:p>1;20</text:p>
          </table:table-cell>
          <table:table-cell table:number-columns-repeated="1022"/>
        </table:table-row>
        <table:table-row table:style-name="ro4">
          <table:table-cell office:value-type="string">
            <text:p>click launch</text:p>
          </table:table-cell>
          <table:table-cell office:value-type="string">
            <text:p>1;26</text:p>
          </table:table-cell>
          <table:table-cell table:number-columns-repeated="1022"/>
        </table:table-row>
        <table:table-row table:style-name="ro4">
          <table:table-cell office:value-type="string">
            <text:p>slecte create nw key pari &gt;type&gt;downlaod&gt;launch</text:p>
          </table:table-cell>
          <table:table-cell office:value-type="string">
            <text:p>1;40</text:p>
          </table:table-cell>
          <table:table-cell table:number-columns-repeated="1022"/>
        </table:table-row>
        <table:table-row table:style-name="ro4">
          <table:table-cell office:value-type="string">
            <text:p>click view</text:p>
          </table:table-cell>
          <table:table-cell office:value-type="string">
            <text:p>1;45</text:p>
          </table:table-cell>
          <table:table-cell table:number-columns-repeated="1022"/>
        </table:table-row>
        <table:table-row table:style-name="ro4">
          <table:table-cell office:value-type="string">
            <text:p>while waiting</text:p>
          </table:table-cell>
          <table:table-cell office:value-type="string">
            <text:p>1;48</text:p>
          </table:table-cell>
          <table:table-cell table:number-columns-repeated="1022"/>
        </table:table-row>
        <table:table-row table:style-name="ro4">
          <table:table-cell office:value-type="string">
            <text:p>click services &gt;IAM</text:p>
          </table:table-cell>
          <table:table-cell office:value-type="string">
            <text:p>1;52</text:p>
          </table:table-cell>
          <table:table-cell table:number-columns-repeated="1022"/>
        </table:table-row>
        <table:table-row table:style-name="ro4">
          <table:table-cell office:value-type="string">
            <text:p>click encryption keys</text:p>
          </table:table-cell>
          <table:table-cell office:value-type="string">
            <text:p>1;56</text:p>
          </table:table-cell>
          <table:table-cell table:number-columns-repeated="1022"/>
        </table:table-row>
        <table:table-row table:style-name="ro4">
          <table:table-cell office:value-type="string">
            <text:p>make sure region = london</text:p>
          </table:table-cell>
          <table:table-cell office:value-type="string">
            <text:p>2;02</text:p>
          </table:table-cell>
          <table:table-cell table:number-columns-repeated="1022"/>
        </table:table-row>
        <table:table-row table:style-name="ro4">
          <table:table-cell office:value-type="string">
            <text:p>select my encription -key</text:p>
          </table:table-cell>
          <table:table-cell office:value-type="string">
            <text:p>2;06</text:p>
          </table:table-cell>
          <table:table-cell table:number-columns-repeated="1022"/>
        </table:table-row>
        <table:table-row table:style-name="ro4">
          <table:table-cell office:value-type="string">
            <text:p>click users&gt;click myencripter</text:p>
          </table:table-cell>
          <table:table-cell office:value-type="string">
            <text:p>2;39</text:p>
          </table:table-cell>
          <table:table-cell table:number-columns-repeated="1022"/>
        </table:table-row>
        <table:table-row table:style-name="ro4">
          <table:table-cell office:value-type="string">
            <text:p>select security credentials tab</text:p>
          </table:table-cell>
          <table:table-cell office:value-type="string">
            <text:p>2;42</text:p>
          </table:table-cell>
          <table:table-cell table:number-columns-repeated="1022"/>
        </table:table-row>
        <table:table-row table:style-name="ro4">
          <table:table-cell office:value-type="string">
            <text:p>make the key inactive and lcik X delte</text:p>
          </table:table-cell>
          <table:table-cell office:value-type="string">
            <text:p>2;49</text:p>
          </table:table-cell>
          <table:table-cell table:number-columns-repeated="1022"/>
        </table:table-row>
        <table:table-row table:style-name="ro4">
          <table:table-cell office:value-type="string">
            <text:p>click craete new access key</text:p>
          </table:table-cell>
          <table:table-cell office:value-type="string">
            <text:p>2;52</text:p>
          </table:table-cell>
          <table:table-cell table:number-columns-repeated="1022"/>
        </table:table-row>
        <table:table-row table:style-name="ro4">
          <table:table-cell office:value-type="string">
            <text:p>copy access key and SAV</text:p>
          </table:table-cell>
          <table:table-cell office:value-type="string">
            <text:p>3;03</text:p>
          </table:table-cell>
          <table:table-cell table:number-columns-repeated="1022"/>
        </table:table-row>
        <table:table-row table:style-name="ro4">
          <table:table-cell office:value-type="string">
            <text:p>click servies &gt; EC2</text:p>
          </table:table-cell>
          <table:table-cell office:value-type="string">
            <text:p>3;10</text:p>
          </table:table-cell>
          <table:table-cell table:number-columns-repeated="1022"/>
        </table:table-row>
        <table:table-row table:style-name="ro4">
          <table:table-cell office:value-type="string">
            <text:p>click running instance</text:p>
          </table:table-cell>
          <table:table-cell office:value-type="string">
            <text:p>3;13</text:p>
          </table:table-cell>
          <table:table-cell table:number-columns-repeated="1022"/>
        </table:table-row>
        <table:table-row table:style-name="ro4">
          <table:table-cell office:value-type="string">
            <text:p>copy the public ip address </text:p>
          </table:table-cell>
          <table:table-cell office:value-type="string">
            <text:p>3;17</text:p>
          </table:table-cell>
          <table:table-cell table:number-columns-repeated="1022"/>
        </table:table-row>
        <table:table-row table:style-name="ro4">
          <table:table-cell office:value-type="string">
            <text:p>chmod 400 mylonden.pem</text:p>
          </table:table-cell>
          <table:table-cell office:value-type="string">
            <text:p>3;29</text:p>
          </table:table-cell>
          <table:table-cell table:number-columns-repeated="1022"/>
        </table:table-row>
        <table:table-row table:style-name="ro4">
          <table:table-cell office:value-type="string">
            <text:p>ssh ec2-user@public ip address</text:p>
          </table:table-cell>
          <table:table-cell table:style-name="Default" office:value-type="string">
            <text:p>3;43</text:p>
          </table:table-cell>
          <table:table-cell/>
          <table:table-cell office:value-type="string">
            <text:p>aws43</text:p>
          </table:table-cell>
          <table:table-cell table:number-columns-repeated="1020"/>
        </table:table-row>
        <table:table-row table:style-name="ro4">
          <table:table-cell office:value-type="string">
            <text:p>sssh ec2-userPUBLICIPADDRESS -i mylondenkeypar</text:p>
          </table:table-cell>
          <table:table-cell office:value-type="string">
            <text:p>3;49</text:p>
          </table:table-cell>
          <table:table-cell table:number-columns-repeated="1022"/>
        </table:table-row>
        <table:table-row table:style-name="ro4">
          <table:table-cell office:value-type="string">
            <text:p>yes</text:p>
          </table:table-cell>
          <table:table-cell office:value-type="string">
            <text:p>3;52</text:p>
          </table:table-cell>
          <table:table-cell table:number-columns-repeated="1022"/>
        </table:table-row>
        <table:table-row table:style-name="ro4">
          <table:table-cell office:value-type="string">
            <text:p>sudo su</text:p>
          </table:table-cell>
          <table:table-cell office:value-type="string">
            <text:p>3;56</text:p>
          </table:table-cell>
          <table:table-cell table:number-columns-repeated="1022"/>
        </table:table-row>
        <table:table-row table:style-name="ro4">
          <table:table-cell office:value-type="string">
            <text:p>echo 'hello' &gt; secret .txt</text:p>
          </table:table-cell>
          <table:table-cell office:value-type="string">
            <text:p>4;14</text:p>
          </table:table-cell>
          <table:table-cell table:number-columns-repeated="1022"/>
        </table:table-row>
        <table:table-row table:style-name="ro4">
          <table:table-cell office:value-type="string">
            <text:p>ls</text:p>
          </table:table-cell>
          <table:table-cell office:value-type="string">
            <text:p>4;17</text:p>
          </table:table-cell>
          <table:table-cell table:number-columns-repeated="1022"/>
        </table:table-row>
        <table:table-row table:style-name="ro4">
          <table:table-cell office:value-type="string">
            <text:p>cat secret.txt</text:p>
          </table:table-cell>
          <table:table-cell office:value-type="string">
            <text:p>4;24</text:p>
          </table:table-cell>
          <table:table-cell table:number-columns-repeated="1022"/>
        </table:table-row>
        <table:table-row table:style-name="ro4">
          <table:table-cell office:value-type="string">
            <text:p>aws configure</text:p>
          </table:table-cell>
          <table:table-cell office:value-type="string">
            <text:p>4;41</text:p>
          </table:table-cell>
          <table:table-cell table:number-columns-repeated="1022"/>
        </table:table-row>
        <table:table-row table:style-name="ro4">
          <table:table-cell office:value-type="string">
            <text:p>paste key</text:p>
          </table:table-cell>
          <table:table-cell office:value-type="string">
            <text:p>4;44</text:p>
          </table:table-cell>
          <table:table-cell table:number-columns-repeated="1022"/>
        </table:table-row>
        <table:table-row table:style-name="ro4">
          <table:table-cell office:value-type="string">
            <text:p>pasete secret access key</text:p>
          </table:table-cell>
          <table:table-cell office:value-type="string">
            <text:p>4;47</text:p>
          </table:table-cell>
          <table:table-cell table:number-columns-repeated="1022"/>
        </table:table-row>
        <table:table-row table:style-name="ro4">
          <table:table-cell office:value-type="string">
            <text:p>type region you are using</text:p>
          </table:table-cell>
          <table:table-cell office:value-type="string">
            <text:p>4;55</text:p>
          </table:table-cell>
          <table:table-cell table:number-columns-repeated="1022"/>
        </table:table-row>
        <table:table-row table:style-name="ro4">
          <table:table-cell office:value-type="string">
            <text:p>output format is blank</text:p>
          </table:table-cell>
          <table:table-cell office:value-type="string">
            <text:p>5;10</text:p>
          </table:table-cell>
          <table:table-cell table:number-columns-repeated="1022"/>
        </table:table-row>
        <table:table-row table:style-name="ro4">
          <table:table-cell office:value-type="string">
            <text:p>click servies &gt; IAM</text:p>
          </table:table-cell>
          <table:table-cell office:value-type="string">
            <text:p>6;19</text:p>
          </table:table-cell>
          <table:table-cell table:number-columns-repeated="1022"/>
        </table:table-row>
        <table:table-row table:style-name="ro4">
          <table:table-cell office:value-type="string">
            <text:p>click encryption keysl &gt; select region</text:p>
          </table:table-cell>
          <table:table-cell office:value-type="string">
            <text:p>6;24</text:p>
          </table:table-cell>
          <table:table-cell table:number-columns-repeated="1022"/>
        </table:table-row>
        <table:table-row table:style-name="ro4">
          <table:table-cell office:value-type="string">
            <text:p>copy keyid</text:p>
          </table:table-cell>
          <table:table-cell office:value-type="string">
            <text:p>6;30</text:p>
          </table:table-cell>
          <table:table-cell table:number-columns-repeated="1022"/>
        </table:table-row>
        <table:table-row table:style-name="ro4">
          <table:table-cell office:value-type="string">
            <text:p>pasete intofile (udemy resource)</text:p>
          </table:table-cell>
          <table:table-cell office:value-type="string">
            <text:p>6;51</text:p>
          </table:table-cell>
          <table:table-cell table:number-columns-repeated="1022"/>
        </table:table-row>
        <table:table-row table:style-name="ro4">
          <table:table-cell office:value-type="string">
            <text:p>paset 1st command</text:p>
          </table:table-cell>
          <table:table-cell office:value-type="string">
            <text:p>7;03</text:p>
          </table:table-cell>
          <table:table-cell table:number-columns-repeated="1022"/>
        </table:table-row>
        <table:table-row table:style-name="ro4">
          <table:table-cell office:value-type="string">
            <text:p>cat encryptedsecret.txt</text:p>
          </table:table-cell>
          <table:table-cell office:value-type="string">
            <text:p>7;17</text:p>
          </table:table-cell>
          <table:table-cell table:number-columns-repeated="1022"/>
        </table:table-row>
        <table:table-row table:style-name="ro4">
          <table:table-cell office:value-type="string">
            <text:p>paste second command</text:p>
          </table:table-cell>
          <table:table-cell office:value-type="string">
            <text:p>7;33</text:p>
          </table:table-cell>
          <table:table-cell table:number-columns-repeated="1022"/>
        </table:table-row>
        <table:table-row table:style-name="ro4">
          <table:table-cell office:value-type="string">
            <text:p>cat decrypted.txt</text:p>
          </table:table-cell>
          <table:table-cell office:value-type="string">
            <text:p>7;40</text:p>
          </table:table-cell>
          <table:table-cell table:number-columns-repeated="1022"/>
        </table:table-row>
        <table:table-row table:style-name="ro4">
          <table:table-cell office:value-type="string">
            <text:p>paste re-encrypted command</text:p>
          </table:table-cell>
          <table:table-cell office:value-type="string">
            <text:p>8;01</text:p>
          </table:table-cell>
          <table:table-cell table:number-columns-repeated="1022"/>
        </table:table-row>
        <table:table-row table:style-name="ro4">
          <table:table-cell office:value-type="string">
            <text:p>cat newencryption.txt</text:p>
          </table:table-cell>
          <table:table-cell office:value-type="string">
            <text:p>8;14</text:p>
          </table:table-cell>
          <table:table-cell table:number-columns-repeated="1022"/>
        </table:table-row>
        <table:table-row table:style-name="ro4">
          <table:table-cell office:value-type="string">
            <text:p>type key-rotation command</text:p>
          </table:table-cell>
          <table:table-cell office:value-type="string">
            <text:p>8;28</text:p>
          </table:table-cell>
          <table:table-cell table:number-columns-repeated="1022"/>
        </table:table-row>
        <table:table-row table:style-name="ro4">
          <table:table-cell office:value-type="string">
            <text:p>click servies &gt; iam</text:p>
          </table:table-cell>
          <table:table-cell office:value-type="string">
            <text:p>0;37</text:p>
          </table:table-cell>
          <table:table-cell table:number-columns-repeated="1022"/>
        </table:table-row>
        <table:table-row table:style-name="ro4">
          <table:table-cell office:value-type="string">
            <text:p>click encryption keys</text:p>
          </table:table-cell>
          <table:table-cell office:value-type="string">
            <text:p>0;41</text:p>
          </table:table-cell>
          <table:table-cell table:number-columns-repeated="1022"/>
        </table:table-row>
        <table:table-row table:style-name="ro4">
          <table:table-cell office:value-type="string">
            <text:p>select london</text:p>
          </table:table-cell>
          <table:table-cell office:value-type="string">
            <text:p>0;43</text:p>
          </table:table-cell>
          <table:table-cell table:number-columns-repeated="1022"/>
        </table:table-row>
        <table:table-row table:style-name="ro4">
          <table:table-cell office:value-type="string">
            <text:p>select key</text:p>
          </table:table-cell>
          <table:table-cell office:value-type="string">
            <text:p>0;47</text:p>
          </table:table-cell>
          <table:table-cell table:number-columns-repeated="1022"/>
        </table:table-row>
        <table:table-row table:style-name="ro4">
          <table:table-cell office:value-type="string">
            <text:p>select disable</text:p>
          </table:table-cell>
          <table:table-cell office:value-type="string">
            <text:p>0;50</text:p>
          </table:table-cell>
          <table:table-cell table:number-columns-repeated="1022"/>
        </table:table-row>
        <table:table-row table:style-name="ro4">
          <table:table-cell office:value-type="string">
            <text:p>select same key &gt; click key action:schedule deletion</text:p>
          </table:table-cell>
          <table:table-cell office:value-type="string">
            <text:p>0;56</text:p>
          </table:table-cell>
          <table:table-cell/>
          <table:table-cell office:value-type="string">
            <text:p>44</text:p>
          </table:table-cell>
          <table:table-cell table:number-columns-repeated="1020"/>
        </table:table-row>
        <table:table-row table:style-name="ro4">
          <table:table-cell office:value-type="string">
            <text:p>type 7 and click schedule deletion</text:p>
          </table:table-cell>
          <table:table-cell office:value-type="string">
            <text:p>1;04</text:p>
          </table:table-cell>
          <table:table-cell table:number-columns-repeated="1022"/>
        </table:table-row>
        <table:table-row table:style-name="ro4">
          <table:table-cell office:value-type="string">
            <text:p>click services &gt; click elastic beanstalk</text:p>
          </table:table-cell>
          <table:table-cell office:value-type="string">
            <text:p>1;13</text:p>
          </table:table-cell>
          <table:table-cell table:number-columns-repeated="1022"/>
        </table:table-row>
        <table:table-row table:style-name="ro4">
          <table:table-cell office:value-type="string">
            <text:p>you will see splash if not used before click getstated</text:p>
          </table:table-cell>
          <table:table-cell office:value-type="string">
            <text:p>1;18</text:p>
          </table:table-cell>
          <table:table-cell table:number-columns-repeated="1022"/>
        </table:table-row>
        <table:table-row table:style-name="ro4">
          <table:table-cell office:value-type="string">
            <text:p>type hellocloudgurus</text:p>
          </table:table-cell>
          <table:table-cell office:value-type="string">
            <text:p>1;27</text:p>
          </table:table-cell>
          <table:table-cell table:number-columns-repeated="1022"/>
        </table:table-row>
        <table:table-row table:style-name="ro4">
          <table:table-cell office:value-type="string">
            <text:p>select platform is php</text:p>
          </table:table-cell>
          <table:table-cell office:value-type="string">
            <text:p>1;30</text:p>
          </table:table-cell>
          <table:table-cell table:number-columns-repeated="1022"/>
        </table:table-row>
        <table:table-row table:style-name="ro4">
          <table:table-cell office:value-type="string">
            <text:p>select upload your cod e&gt; click uplaod</text:p>
          </table:table-cell>
          <table:table-cell office:value-type="string">
            <text:p>1;35</text:p>
          </table:table-cell>
          <table:table-cell table:number-columns-repeated="1022"/>
        </table:table-row>
        <table:table-row table:style-name="ro4">
          <table:table-cell office:value-type="string">
            <text:p>click choose file</text:p>
          </table:table-cell>
          <table:table-cell office:value-type="string">
            <text:p>1;39</text:p>
          </table:table-cell>
          <table:table-cell table:number-columns-repeated="1022"/>
        </table:table-row>
        <table:table-row table:style-name="ro4">
          <table:table-cell office:value-type="string">
            <text:p>select version1.zip(udemy resouce)</text:p>
          </table:table-cell>
          <table:table-cell office:value-type="string">
            <text:p>1;46</text:p>
          </table:table-cell>
          <table:table-cell table:number-columns-repeated="1022"/>
        </table:table-row>
        <table:table-row table:style-name="ro4">
          <table:table-cell office:value-type="string">
            <text:p>click upload and you wil land here</text:p>
          </table:table-cell>
          <table:table-cell office:value-type="string">
            <text:p>1;56</text:p>
          </table:table-cell>
          <table:table-cell table:number-columns-repeated="1022"/>
        </table:table-row>
        <table:table-row table:style-name="ro4">
          <table:table-cell office:value-type="string">
            <text:p>click create application</text:p>
          </table:table-cell>
          <table:table-cell office:value-type="string">
            <text:p>1;58</text:p>
          </table:table-cell>
          <table:table-cell table:number-columns-repeated="1022"/>
        </table:table-row>
        <table:table-row table:style-name="ro4">
          <table:table-cell office:value-type="string">
            <text:p>wait 5-6minutes</text:p>
          </table:table-cell>
          <table:table-cell office:value-type="string">
            <text:p>2;02</text:p>
          </table:table-cell>
          <table:table-cell table:number-columns-repeated="1022"/>
        </table:table-row>
        <table:table-row table:style-name="ro4">
          <table:table-cell office:value-type="string">
            <text:p>done</text:p>
          </table:table-cell>
          <table:table-cell office:value-type="string">
            <text:p>2;16</text:p>
          </table:table-cell>
          <table:table-cell table:number-columns-repeated="1022"/>
        </table:table-row>
        <table:table-row table:style-name="ro4">
          <table:table-cell office:value-type="string">
            <text:p>click all applicatoins hyperlink</text:p>
          </table:table-cell>
          <table:table-cell office:value-type="string">
            <text:p>2;18</text:p>
          </table:table-cell>
          <table:table-cell table:number-columns-repeated="1022"/>
        </table:table-row>
        <table:table-row table:style-name="ro4">
          <table:table-cell office:value-type="string">
            <text:p>click hellocloudgurus hyperlink</text:p>
          </table:table-cell>
          <table:table-cell office:value-type="string">
            <text:p>2;22</text:p>
          </table:table-cell>
          <table:table-cell table:number-columns-repeated="1022"/>
        </table:table-row>
        <table:table-row table:style-name="ro4">
          <table:table-cell office:value-type="string">
            <text:p>look it s up and running</text:p>
          </table:table-cell>
          <table:table-cell office:value-type="string">
            <text:p>2;26</text:p>
          </table:table-cell>
          <table:table-cell table:number-columns-repeated="1022"/>
        </table:table-row>
        <table:table-row table:style-name="ro4">
          <table:table-cell office:value-type="string">
            <text:p>click hyperlink at top</text:p>
          </table:table-cell>
          <table:table-cell office:value-type="string">
            <text:p>2;29</text:p>
          </table:table-cell>
          <table:table-cell table:number-columns-repeated="1022"/>
        </table:table-row>
        <table:table-row table:style-name="ro4">
          <table:table-cell office:value-type="string">
            <text:p>look this is app you uploaded </text:p>
          </table:table-cell>
          <table:table-cell office:value-type="string">
            <text:p>2;34</text:p>
          </table:table-cell>
          <table:table-cell table:number-columns-repeated="1022"/>
        </table:table-row>
        <table:table-row table:style-name="ro4">
          <table:table-cell office:value-type="string">
            <text:p>click configurations on left</text:p>
          </table:table-cell>
          <table:table-cell office:value-type="string">
            <text:p>3;06</text:p>
          </table:table-cell>
          <table:table-cell table:number-columns-repeated="1022"/>
        </table:table-row>
        <table:table-row table:style-name="ro4">
          <table:table-cell office:value-type="string">
            <text:p>click sevies &gt; elastic beanstalk</text:p>
          </table:table-cell>
          <table:table-cell office:value-type="string">
            <text:p>3;57</text:p>
          </table:table-cell>
          <table:table-cell table:number-columns-repeated="1022"/>
        </table:table-row>
        <table:table-row table:style-name="ro4">
          <table:table-cell office:value-type="string">
            <text:p>click hyperlink</text:p>
          </table:table-cell>
          <table:table-cell office:value-type="string">
            <text:p>4;03</text:p>
          </table:table-cell>
          <table:table-cell table:number-columns-repeated="1022"/>
        </table:table-row>
        <table:table-row table:style-name="ro4">
          <table:table-cell office:value-type="string">
            <text:p>click helloclooudgurus hyperlink</text:p>
          </table:table-cell>
          <table:table-cell office:value-type="string">
            <text:p>4;08</text:p>
          </table:table-cell>
          <table:table-cell table:number-columns-repeated="1022"/>
        </table:table-row>
        <table:table-row table:style-name="ro4">
          <table:table-cell office:value-type="string">
            <text:p>click applicationversions on left</text:p>
          </table:table-cell>
          <table:table-cell office:value-type="string">
            <text:p>4;17</text:p>
          </table:table-cell>
          <table:table-cell table:number-columns-repeated="1022"/>
        </table:table-row>
        <table:table-row table:style-name="ro4">
          <table:table-cell office:value-type="string">
            <text:p>click uplaod</text:p>
          </table:table-cell>
          <table:table-cell office:value-type="string">
            <text:p>4;33</text:p>
          </table:table-cell>
          <table:table-cell table:number-columns-repeated="1022"/>
        </table:table-row>
        <table:table-row table:style-name="ro4">
          <table:table-cell office:value-type="string">
            <text:p>type version2 &gt; typeversion 2 descirption</text:p>
          </table:table-cell>
          <table:table-cell office:value-type="string">
            <text:p>4;40</text:p>
          </table:table-cell>
          <table:table-cell table:number-columns-repeated="1022"/>
        </table:table-row>
        <table:table-row table:style-name="ro4">
          <table:table-cell office:value-type="string">
            <text:p>selec tifle (udemy version2.zip)</text:p>
          </table:table-cell>
          <table:table-cell office:value-type="string">
            <text:p>4;49</text:p>
          </table:table-cell>
          <table:table-cell table:number-columns-repeated="1022"/>
        </table:table-row>
        <table:table-row table:style-name="ro4">
          <table:table-cell office:value-type="string">
            <text:p>click uploa and wait</text:p>
          </table:table-cell>
          <table:table-cell office:value-type="string">
            <text:p>4;52</text:p>
          </table:table-cell>
          <table:table-cell table:number-columns-repeated="1022"/>
        </table:table-row>
        <table:table-row table:style-name="ro4">
          <table:table-cell office:value-type="string">
            <text:p>click servies &gt; s3</text:p>
          </table:table-cell>
          <table:table-cell office:value-type="string">
            <text:p>4;49</text:p>
          </table:table-cell>
          <table:table-cell table:number-columns-repeated="1022"/>
        </table:table-row>
        <table:table-row table:style-name="ro4">
          <table:table-cell office:value-type="string">
            <text:p>select s3 bucket from correct region</text:p>
          </table:table-cell>
          <table:table-cell office:value-type="string">
            <text:p>5;06</text:p>
          </table:table-cell>
          <table:table-cell/>
          <table:table-cell office:value-type="string">
            <text:p>aws45</text:p>
          </table:table-cell>
          <table:table-cell table:number-columns-repeated="1020"/>
        </table:table-row>
        <table:table-row table:style-name="ro4">
          <table:table-cell office:value-type="string">
            <text:p>see the file you uploaded ?</text:p>
          </table:table-cell>
          <table:table-cell office:value-type="string">
            <text:p>5;12</text:p>
          </table:table-cell>
          <table:table-cell table:number-columns-repeated="1022"/>
        </table:table-row>
        <table:table-row table:style-name="ro4">
          <table:table-cell office:value-type="string">
            <text:p>click servies &gt; elastic beanstalk</text:p>
          </table:table-cell>
          <table:table-cell office:value-type="string">
            <text:p>5;32</text:p>
          </table:table-cell>
          <table:table-cell table:number-columns-repeated="1022"/>
        </table:table-row>
        <table:table-row table:style-name="ro4">
          <table:table-cell office:value-type="string">
            <text:p>click hellocloudgurus</text:p>
          </table:table-cell>
          <table:table-cell office:value-type="string">
            <text:p>5;35</text:p>
          </table:table-cell>
          <table:table-cell table:number-columns-repeated="1022"/>
        </table:table-row>
        <table:table-row table:style-name="ro4">
          <table:table-cell office:value-type="string">
            <text:p>click applications versions</text:p>
          </table:table-cell>
          <table:table-cell office:value-type="string">
            <text:p>5;41</text:p>
          </table:table-cell>
          <table:table-cell table:number-columns-repeated="1022"/>
        </table:table-row>
        <table:table-row table:style-name="ro4">
          <table:table-cell office:value-type="string">
            <text:p>click all applications</text:p>
          </table:table-cell>
          <table:table-cell office:value-type="string">
            <text:p>5;50</text:p>
          </table:table-cell>
          <table:table-cell table:number-columns-repeated="1022"/>
        </table:table-row>
        <table:table-row table:style-name="ro4">
          <table:table-cell office:value-type="string">
            <text:p>click green box link</text:p>
          </table:table-cell>
          <table:table-cell office:value-type="string">
            <text:p>5;53</text:p>
          </table:table-cell>
          <table:table-cell table:number-columns-repeated="1022"/>
        </table:table-row>
        <table:table-row table:style-name="ro4">
          <table:table-cell office:value-type="string">
            <text:p>click configurations</text:p>
          </table:table-cell>
          <table:table-cell office:value-type="string">
            <text:p>5;57</text:p>
          </table:table-cell>
          <table:table-cell table:number-columns-repeated="1022"/>
        </table:table-row>
        <table:table-row table:style-name="ro4">
          <table:table-cell office:value-type="string">
            <text:p>click modify</text:p>
          </table:table-cell>
          <table:table-cell office:value-type="string">
            <text:p>6;01</text:p>
          </table:table-cell>
          <table:table-cell table:number-columns-repeated="1022"/>
        </table:table-row>
        <table:table-row table:style-name="ro4">
          <table:table-cell office:value-type="string">
            <text:p>click hellocloudgurus</text:p>
          </table:table-cell>
          <table:table-cell office:value-type="string">
            <text:p>6;33</text:p>
          </table:table-cell>
          <table:table-cell table:number-columns-repeated="1022"/>
        </table:table-row>
        <table:table-row table:style-name="ro4">
          <table:table-cell office:value-type="string">
            <text:p>click applicatoin version onright</text:p>
          </table:table-cell>
          <table:table-cell office:value-type="string">
            <text:p>6;39</text:p>
          </table:table-cell>
          <table:table-cell table:number-columns-repeated="1022"/>
        </table:table-row>
        <table:table-row table:style-name="ro4">
          <table:table-cell office:value-type="string">
            <text:p>select version 2 and click deployu </text:p>
          </table:table-cell>
          <table:table-cell office:value-type="string">
            <text:p>6;43</text:p>
          </table:table-cell>
          <table:table-cell table:number-columns-repeated="1022"/>
        </table:table-row>
        <table:table-row table:style-name="ro4">
          <table:table-cell office:value-type="string">
            <text:p>click deploy</text:p>
          </table:table-cell>
          <table:table-cell office:value-type="string">
            <text:p>6;52</text:p>
          </table:table-cell>
          <table:table-cell table:number-columns-repeated="1022"/>
        </table:table-row>
        <table:table-row table:style-name="ro4">
          <table:table-cell office:value-type="string">
            <text:p>click vevent _page and wait</text:p>
          </table:table-cell>
          <table:table-cell office:value-type="string">
            <text:p>6;57</text:p>
          </table:table-cell>
          <table:table-cell table:number-columns-repeated="1022"/>
        </table:table-row>
        <table:table-row table:style-name="ro4">
          <table:table-cell office:value-type="string">
            <text:p>wait</text:p>
          </table:table-cell>
          <table:table-cell office:value-type="string">
            <text:p>7;02</text:p>
          </table:table-cell>
          <table:table-cell table:number-columns-repeated="1022"/>
        </table:table-row>
        <table:table-row table:style-name="ro4">
          <table:table-cell office:value-type="string">
            <text:p>click regresh &gt; look message environmental heal ok</text:p>
          </table:table-cell>
          <table:table-cell office:value-type="string">
            <text:p>7;16</text:p>
          </table:table-cell>
          <table:table-cell table:number-columns-repeated="1022"/>
        </table:table-row>
        <table:table-row table:style-name="ro4">
          <table:table-cell office:value-type="string">
            <text:p>so click hyperlink at top</text:p>
          </table:table-cell>
          <table:table-cell office:value-type="string">
            <text:p>7;17</text:p>
          </table:table-cell>
          <table:table-cell table:number-columns-repeated="1022"/>
        </table:table-row>
        <table:table-row table:style-name="ro4">
          <table:table-cell office:value-type="string">
            <text:p>see version2?</text:p>
          </table:table-cell>
          <table:table-cell office:value-type="string">
            <text:p>7;21</text:p>
          </table:table-cell>
          <table:table-cell table:number-columns-repeated="1022"/>
        </table:table-row>
        <table:table-row table:style-name="ro4">
          <table:table-cell office:value-type="string">
            <text:p>click hello cloud gurus</text:p>
          </table:table-cell>
          <table:table-cell office:value-type="string">
            <text:p>7;27</text:p>
          </table:table-cell>
          <table:table-cell table:number-columns-repeated="1022"/>
        </table:table-row>
        <table:table-row table:style-name="ro4">
          <table:table-cell office:value-type="string">
            <text:p>click application versions</text:p>
          </table:table-cell>
          <table:table-cell office:value-type="string">
            <text:p>7;31</text:p>
          </table:table-cell>
          <table:table-cell table:number-columns-repeated="1022"/>
        </table:table-row>
        <table:table-row table:style-name="ro4">
          <table:table-cell office:value-type="string">
            <text:p>select url and click deploy(to redeply if wavted)</text:p>
          </table:table-cell>
          <table:table-cell office:value-type="string">
            <text:p>7;41</text:p>
          </table:table-cell>
          <table:table-cell table:number-columns-repeated="1022"/>
        </table:table-row>
        <table:table-row table:style-name="ro4">
          <table:table-cell office:value-type="string">
            <text:p>click environments on left &gt; click actions &gt;cetate environment</text:p>
          </table:table-cell>
          <table:table-cell office:value-type="string">
            <text:p>8;02</text:p>
          </table:table-cell>
          <table:table-cell table:number-columns-repeated="1022"/>
        </table:table-row>
        <table:table-row table:style-name="ro4">
          <table:table-cell office:value-type="string">
            <text:p>click actions &gt; delte environment</text:p>
          </table:table-cell>
          <table:table-cell office:value-type="string">
            <text:p>8;28</text:p>
          </table:table-cell>
          <table:table-cell table:number-columns-repeated="1022"/>
        </table:table-row>
        <table:table-row table:style-name="ro4">
          <table:table-cell office:value-type="string">
            <text:p>click delte</text:p>
          </table:table-cell>
          <table:table-cell office:value-type="string">
            <text:p>8;29</text:p>
          </table:table-cell>
          <table:table-cell table:number-columns-repeated="1022"/>
        </table:table-row>
        <table:table-row table:style-name="ro4">
          <table:table-cell office:value-type="string">
            <text:p>change region to north viring</text:p>
          </table:table-cell>
          <table:table-cell office:value-type="string">
            <text:p>0;23</text:p>
          </table:table-cell>
          <table:table-cell table:number-columns-repeated="1022"/>
        </table:table-row>
        <table:table-row table:style-name="ro4">
          <table:table-cell office:value-type="string">
            <text:p>click services cloud formation</text:p>
          </table:table-cell>
          <table:table-cell office:value-type="string">
            <text:p>0;44</text:p>
          </table:table-cell>
          <table:table-cell table:number-columns-repeated="1022"/>
        </table:table-row>
        <table:table-row table:style-name="ro4">
          <table:table-cell office:value-type="string">
            <text:p>click create new stack</text:p>
          </table:table-cell>
          <table:table-cell office:value-type="string">
            <text:p>0;49</text:p>
          </table:table-cell>
          <table:table-cell table:number-columns-repeated="1022"/>
        </table:table-row>
        <table:table-row table:style-name="ro4">
          <table:table-cell office:value-type="string">
            <text:p>select specify url &amp; pastelink(udemy resouce) and clic next</text:p>
          </table:table-cell>
          <table:table-cell office:value-type="string">
            <text:p>1;02</text:p>
          </table:table-cell>
          <table:table-cell/>
          <table:table-cell office:value-type="string">
            <text:p>46</text:p>
          </table:table-cell>
          <table:table-cell table:number-columns-repeated="1020"/>
        </table:table-row>
        <table:table-row table:style-name="ro4">
          <table:table-cell office:value-type="string">
            <text:p>name = mykinesisstack and NEXT</text:p>
          </table:table-cell>
          <table:table-cell office:value-type="string">
            <text:p>1;16</text:p>
          </table:table-cell>
          <table:table-cell table:number-columns-repeated="1022"/>
        </table:table-row>
        <table:table-row table:style-name="ro4">
          <table:table-cell office:value-type="string">
            <text:p>click create</text:p>
          </table:table-cell>
          <table:table-cell office:value-type="string">
            <text:p>1;52</text:p>
          </table:table-cell>
          <table:table-cell table:number-columns-repeated="1022"/>
        </table:table-row>
        <table:table-row table:style-name="ro4">
          <table:table-cell office:value-type="string">
            <text:p>ignore error massage</text:p>
          </table:table-cell>
          <table:table-cell office:value-type="string">
            <text:p>1;53</text:p>
          </table:table-cell>
          <table:table-cell table:number-columns-repeated="1022"/>
        </table:table-row>
        <table:table-row table:style-name="ro4">
          <table:table-cell office:value-type="string">
            <text:p>scroll down and click continue</text:p>
          </table:table-cell>
          <table:table-cell office:value-type="string">
            <text:p>2;01</text:p>
          </table:table-cell>
          <table:table-cell table:number-columns-repeated="1022"/>
        </table:table-row>
        <table:table-row table:style-name="ro4">
          <table:table-cell office:value-type="string">
            <text:p>wait 15 minutes</text:p>
          </table:table-cell>
          <table:table-cell office:value-type="string">
            <text:p>2;11</text:p>
          </table:table-cell>
          <table:table-cell table:number-columns-repeated="1022"/>
        </table:table-row>
        <table:table-row table:style-name="ro4">
          <table:table-cell office:value-type="string">
            <text:p>click regresh to see all events</text:p>
          </table:table-cell>
          <table:table-cell office:value-type="string">
            <text:p>2;24</text:p>
          </table:table-cell>
          <table:table-cell table:number-columns-repeated="1022"/>
        </table:table-row>
        <table:table-row table:style-name="ro4">
          <table:table-cell office:value-type="string">
            <text:p>click outputs tab</text:p>
          </table:table-cell>
          <table:table-cell office:value-type="string">
            <text:p>2;30</text:p>
          </table:table-cell>
          <table:table-cell table:number-columns-repeated="1022"/>
        </table:table-row>
        <table:table-row table:style-name="ro4">
          <table:table-cell office:value-type="string">
            <text:p>click that url link</text:p>
          </table:table-cell>
          <table:table-cell office:value-type="string">
            <text:p>2;44</text:p>
          </table:table-cell>
          <table:table-cell table:number-columns-repeated="1022"/>
        </table:table-row>
        <table:table-row table:style-name="ro4">
          <table:table-cell office:value-type="string">
            <text:p>look : the graph is simulated data</text:p>
          </table:table-cell>
          <table:table-cell office:value-type="string">
            <text:p>2;59</text:p>
          </table:table-cell>
          <table:table-cell table:number-columns-repeated="1022"/>
        </table:table-row>
        <table:table-row table:style-name="ro4">
          <table:table-cell office:value-type="string">
            <text:p>click services &gt; ec2</text:p>
          </table:table-cell>
          <table:table-cell office:value-type="string">
            <text:p>3;21</text:p>
          </table:table-cell>
          <table:table-cell table:number-columns-repeated="1022"/>
        </table:table-row>
        <table:table-row table:style-name="ro4">
          <table:table-cell office:value-type="string">
            <text:p>click running instance</text:p>
          </table:table-cell>
          <table:table-cell office:value-type="string">
            <text:p>3;25</text:p>
          </table:table-cell>
          <table:table-cell table:number-columns-repeated="1022"/>
        </table:table-row>
        <table:table-row table:style-name="ro4">
          <table:table-cell office:value-type="string">
            <text:p>click services kinesis</text:p>
          </table:table-cell>
          <table:table-cell office:value-type="string">
            <text:p>3;41</text:p>
          </table:table-cell>
          <table:table-cell table:number-columns-repeated="1022"/>
        </table:table-row>
        <table:table-row table:style-name="ro4">
          <table:table-cell office:value-type="string">
            <text:p>click goto streams</text:p>
          </table:table-cell>
          <table:table-cell office:value-type="string">
            <text:p>3;45</text:p>
          </table:table-cell>
          <table:table-cell table:number-columns-repeated="1022"/>
        </table:table-row>
        <table:table-row table:style-name="ro4">
          <table:table-cell office:value-type="string">
            <text:p>click mykinesissteam</text:p>
          </table:table-cell>
          <table:table-cell office:value-type="string">
            <text:p>3;50</text:p>
          </table:table-cell>
          <table:table-cell table:number-columns-repeated="1022"/>
        </table:table-row>
        <table:table-row table:style-name="ro4">
          <table:table-cell office:value-type="string">
            <text:p>click monitoring tab</text:p>
          </table:table-cell>
          <table:table-cell office:value-type="string">
            <text:p>4;18</text:p>
          </table:table-cell>
          <table:table-cell table:number-columns-repeated="1022"/>
        </table:table-row>
        <table:table-row table:style-name="ro4">
          <table:table-cell office:value-type="string">
            <text:p>click servies dynamodb</text:p>
          </table:table-cell>
          <table:table-cell office:value-type="string">
            <text:p>4;34</text:p>
          </table:table-cell>
          <table:table-cell table:number-columns-repeated="1022"/>
        </table:table-row>
        <table:table-row table:style-name="ro4">
          <table:table-cell office:value-type="string">
            <text:p>click tables</text:p>
          </table:table-cell>
          <table:table-cell office:value-type="string">
            <text:p>4;39</text:p>
          </table:table-cell>
          <table:table-cell table:number-columns-repeated="1022"/>
        </table:table-row>
        <table:table-row table:style-name="ro4">
          <table:table-cell office:value-type="string">
            <text:p>click second one</text:p>
          </table:table-cell>
          <table:table-cell office:value-type="string">
            <text:p>4;47</text:p>
          </table:table-cell>
          <table:table-cell table:number-columns-repeated="1022"/>
        </table:table-row>
        <table:table-row table:style-name="ro4">
          <table:table-cell office:value-type="string">
            <text:p>click items tab</text:p>
          </table:table-cell>
          <table:table-cell office:value-type="string">
            <text:p>4;49</text:p>
          </table:table-cell>
          <table:table-cell table:number-columns-repeated="1022"/>
        </table:table-row>
        <table:table-row table:style-name="ro4">
          <table:table-cell office:value-type="string">
            <text:p>click servies &gt; cloud formation</text:p>
          </table:table-cell>
          <table:table-cell office:value-type="string">
            <text:p>5;19</text:p>
          </table:table-cell>
          <table:table-cell table:number-columns-repeated="1022"/>
        </table:table-row>
        <table:table-row table:style-name="ro4">
          <table:table-cell office:value-type="string">
            <text:p>select 2st item</text:p>
          </table:table-cell>
          <table:table-cell office:value-type="string">
            <text:p>5;22</text:p>
          </table:table-cell>
          <table:table-cell table:number-columns-repeated="1022"/>
        </table:table-row>
        <table:table-row table:style-name="ro4">
          <table:table-cell office:value-type="string">
            <text:p>click actions &gt; delte stach</text:p>
          </table:table-cell>
          <table:table-cell office:value-type="string">
            <text:p>5;25</text:p>
          </table:table-cell>
          <table:table-cell table:number-columns-repeated="1022"/>
        </table:table-row>
        <table:table-row table:style-name="ro4">
          <table:table-cell office:value-type="string">
            <text:p>click yes</text:p>
          </table:table-cell>
          <table:table-cell office:value-type="string">
            <text:p>5;26</text:p>
          </table:table-cell>
          <table:table-cell table:number-columns-repeated="1022"/>
        </table:table-row>
        <table:table-row table:style-name="ro4">
          <table:table-cell office:value-type="string">
            <text:p>wait for delte and gyour done</text:p>
          </table:table-cell>
          <table:table-cell office:value-type="string">
            <text:p>5;35</text:p>
          </table:table-cell>
          <table:table-cell table:number-columns-repeated="1022"/>
        </table:table-row>
        <table:table-row table:style-name="ro4">
          <table:table-cell office:value-type="string">
            <text:p>click servies &gt; cod ecommit</text:p>
          </table:table-cell>
          <table:table-cell office:value-type="string">
            <text:p>0;41</text:p>
          </table:table-cell>
          <table:table-cell table:number-columns-repeated="1022"/>
        </table:table-row>
        <table:table-row table:style-name="ro4">
          <table:table-cell office:value-type="string">
            <text:p>click get started</text:p>
          </table:table-cell>
          <table:table-cell office:value-type="string">
            <text:p>0;42</text:p>
          </table:table-cell>
          <table:table-cell table:number-columns-repeated="1022"/>
        </table:table-row>
        <table:table-row table:style-name="ro4">
          <table:table-cell office:value-type="string">
            <text:p>name <text:s/>= crep desc = hi click crreate</text:p>
          </table:table-cell>
          <table:table-cell office:value-type="string">
            <text:p>1;23</text:p>
          </table:table-cell>
          <table:table-cell table:number-columns-repeated="1022"/>
        </table:table-row>
        <table:table-row table:style-name="ro4">
          <table:table-cell office:value-type="string">
            <text:p>click down arrow to close</text:p>
          </table:table-cell>
          <table:table-cell office:value-type="string">
            <text:p>1;58</text:p>
          </table:table-cell>
          <table:table-cell/>
          <table:table-cell office:value-type="string">
            <text:p>47</text:p>
          </table:table-cell>
          <table:table-cell table:number-columns-repeated="1020"/>
        </table:table-row>
        <table:table-row table:style-name="ro4">
          <table:table-cell office:value-type="string">
            <text:p>click add file &gt; create file</text:p>
          </table:table-cell>
          <table:table-cell office:value-type="string">
            <text:p>2;06</text:p>
          </table:table-cell>
          <table:table-cell table:number-columns-repeated="1022"/>
        </table:table-row>
        <table:table-row table:style-name="ro4">
          <table:table-cell office:value-type="string">
            <text:p>type random text</text:p>
          </table:table-cell>
          <table:table-cell office:value-type="string">
            <text:p>2;20</text:p>
          </table:table-cell>
          <table:table-cell table:number-columns-repeated="1022"/>
        </table:table-row>
        <table:table-row table:style-name="ro4">
          <table:table-cell office:value-type="string">
            <text:p>name - file1.txt</text:p>
          </table:table-cell>
          <table:table-cell office:value-type="string">
            <text:p>2;28</text:p>
          </table:table-cell>
          <table:table-cell table:number-columns-repeated="1022"/>
        </table:table-row>
        <table:table-row table:style-name="ro4">
          <table:table-cell office:value-type="string">
            <text:p>athor - faye</text:p>
          </table:table-cell>
          <table:table-cell office:value-type="string">
            <text:p>2;29</text:p>
          </table:table-cell>
          <table:table-cell table:number-columns-repeated="1022"/>
        </table:table-row>
        <table:table-row table:style-name="ro4">
          <table:table-cell office:value-type="string">
            <text:p>email - ???</text:p>
          </table:table-cell>
          <table:table-cell office:value-type="string">
            <text:p>2;33</text:p>
          </table:table-cell>
          <table:table-cell table:number-columns-repeated="1022"/>
        </table:table-row>
        <table:table-row table:style-name="ro4">
          <table:table-cell office:value-type="string">
            <text:p>type commit message and click commit</text:p>
          </table:table-cell>
          <table:table-cell table:style-name="Default" office:value-type="string">
            <text:p>2;44</text:p>
          </table:table-cell>
          <table:table-cell table:number-columns-repeated="1022"/>
        </table:table-row>
        <table:table-row table:style-name="ro4">
          <table:table-cell office:value-type="string">
            <text:p>click repisotry ane,</text:p>
          </table:table-cell>
          <table:table-cell office:value-type="string">
            <text:p>2;54</text:p>
          </table:table-cell>
          <table:table-cell table:number-columns-repeated="1022"/>
        </table:table-row>
        <table:table-row table:style-name="ro4">
          <table:table-cell office:value-type="string">
            <text:p>click branches</text:p>
          </table:table-cell>
          <table:table-cell office:value-type="string">
            <text:p>3;43</text:p>
          </table:table-cell>
          <table:table-cell table:number-columns-repeated="1022"/>
        </table:table-row>
        <table:table-row table:style-name="ro4">
          <table:table-cell office:value-type="string">
            <text:p>click create branch</text:p>
          </table:table-cell>
          <table:table-cell office:value-type="string">
            <text:p>3;44</text:p>
          </table:table-cell>
          <table:table-cell table:number-columns-repeated="1022"/>
        </table:table-row>
        <table:table-row table:style-name="ro4">
          <table:table-cell office:value-type="string">
            <text:p>name = mybrancgh</text:p>
          </table:table-cell>
          <table:table-cell office:value-type="string">
            <text:p>3;50</text:p>
          </table:table-cell>
          <table:table-cell table:number-columns-repeated="1022"/>
        </table:table-row>
        <table:table-row table:style-name="ro4">
          <table:table-cell office:value-type="string">
            <text:p>select maste and click crtate branch</text:p>
          </table:table-cell>
          <table:table-cell office:value-type="string">
            <text:p>3;54</text:p>
          </table:table-cell>
          <table:table-cell table:number-columns-repeated="1022"/>
        </table:table-row>
        <table:table-row table:style-name="ro4">
          <table:table-cell office:value-type="string">
            <text:p>click mybranch</text:p>
          </table:table-cell>
          <table:table-cell office:value-type="string">
            <text:p>4;01</text:p>
          </table:table-cell>
          <table:table-cell table:number-columns-repeated="1022"/>
        </table:table-row>
        <table:table-row table:style-name="ro4">
          <table:table-cell office:value-type="string">
            <text:p>click file</text:p>
          </table:table-cell>
          <table:table-cell office:value-type="string">
            <text:p>4;04</text:p>
          </table:table-cell>
          <table:table-cell table:number-columns-repeated="1022"/>
        </table:table-row>
        <table:table-row table:style-name="ro4">
          <table:table-cell office:value-type="string">
            <text:p>clic edit</text:p>
          </table:table-cell>
          <table:table-cell office:value-type="string">
            <text:p>4;06</text:p>
          </table:table-cell>
          <table:table-cell table:number-columns-repeated="1022"/>
        </table:table-row>
        <table:table-row table:style-name="ro4">
          <table:table-cell office:value-type="string">
            <text:p>type another random line</text:p>
          </table:table-cell>
          <table:table-cell office:value-type="string">
            <text:p>4;14</text:p>
          </table:table-cell>
          <table:table-cell table:number-columns-repeated="1022"/>
        </table:table-row>
        <table:table-row table:style-name="ro4">
          <table:table-cell office:value-type="string">
            <text:p>type name,email,message</text:p>
          </table:table-cell>
          <table:table-cell office:value-type="string">
            <text:p>4;26</text:p>
          </table:table-cell>
          <table:table-cell table:number-columns-repeated="1022"/>
        </table:table-row>
        <table:table-row table:style-name="ro4">
          <table:table-cell office:value-type="string">
            <text:p>click commit</text:p>
          </table:table-cell>
          <table:table-cell office:value-type="string">
            <text:p>4;36</text:p>
          </table:table-cell>
          <table:table-cell table:number-columns-repeated="1022"/>
        </table:table-row>
        <table:table-row table:style-name="ro4">
          <table:table-cell office:value-type="string">
            <text:p>click branche son left</text:p>
          </table:table-cell>
          <table:table-cell office:value-type="string">
            <text:p>4;44</text:p>
          </table:table-cell>
          <table:table-cell table:number-columns-repeated="1022"/>
        </table:table-row>
        <table:table-row table:style-name="ro4">
          <table:table-cell office:value-type="string">
            <text:p>click craete pull request</text:p>
          </table:table-cell>
          <table:table-cell office:value-type="string">
            <text:p>5;30</text:p>
          </table:table-cell>
          <table:table-cell table:number-columns-repeated="1022"/>
        </table:table-row>
        <table:table-row table:style-name="ro4">
          <table:table-cell office:value-type="string">
            <text:p>source = mybranch and click compare</text:p>
          </table:table-cell>
          <table:table-cell office:value-type="string">
            <text:p>5;39</text:p>
          </table:table-cell>
          <table:table-cell table:number-columns-repeated="1022"/>
        </table:table-row>
        <table:table-row table:style-name="ro4">
          <table:table-cell office:value-type="string">
            <text:p>type title = merging branch</text:p>
          </table:table-cell>
          <table:table-cell office:value-type="string">
            <text:p>6;29</text:p>
          </table:table-cell>
          <table:table-cell table:number-columns-repeated="1022"/>
        </table:table-row>
        <table:table-row table:style-name="ro4">
          <table:table-cell office:value-type="string">
            <text:p>scroll down and click craete</text:p>
          </table:table-cell>
          <table:table-cell office:value-type="string">
            <text:p>7;03</text:p>
          </table:table-cell>
          <table:table-cell table:number-columns-repeated="1022"/>
        </table:table-row>
        <table:table-row table:style-name="ro4">
          <table:table-cell office:value-type="string">
            <text:p>click merge</text:p>
          </table:table-cell>
          <table:table-cell office:value-type="string">
            <text:p>7;10</text:p>
          </table:table-cell>
          <table:table-cell table:number-columns-repeated="1022"/>
        </table:table-row>
        <table:table-row table:style-name="ro4">
          <table:table-cell office:value-type="string">
            <text:p>click merge pull request</text:p>
          </table:table-cell>
          <table:table-cell office:value-type="string">
            <text:p>7;36</text:p>
          </table:table-cell>
          <table:table-cell table:number-columns-repeated="1022"/>
        </table:table-row>
        <table:table-row table:style-name="ro4">
          <table:table-cell office:value-type="string">
            <text:p>click branche son left</text:p>
          </table:table-cell>
          <table:table-cell office:value-type="string">
            <text:p>8;01</text:p>
          </table:table-cell>
          <table:table-cell table:number-columns-repeated="1022"/>
        </table:table-row>
        <table:table-row table:style-name="ro4">
          <table:table-cell office:value-type="string">
            <text:p>click master</text:p>
          </table:table-cell>
          <table:table-cell office:value-type="string">
            <text:p>8;05</text:p>
          </table:table-cell>
          <table:table-cell table:number-columns-repeated="1022"/>
        </table:table-row>
        <table:table-row table:style-name="ro4">
          <table:table-cell office:value-type="string">
            <text:p>click file name</text:p>
          </table:table-cell>
          <table:table-cell office:value-type="string">
            <text:p>8;08</text:p>
          </table:table-cell>
          <table:table-cell table:number-columns-repeated="1022"/>
        </table:table-row>
        <table:table-row table:style-name="ro4">
          <table:table-cell office:value-type="string">
            <text:p>click setttign onleft</text:p>
          </table:table-cell>
          <table:table-cell office:value-type="string">
            <text:p>8;57</text:p>
          </table:table-cell>
          <table:table-cell/>
          <table:table-cell office:value-type="string">
            <text:p>48</text:p>
          </table:table-cell>
          <table:table-cell table:number-columns-repeated="1020"/>
        </table:table-row>
        <table:table-row table:style-name="ro4">
          <table:table-cell office:value-type="string">
            <text:p>click notifications otab</text:p>
          </table:table-cell>
          <table:table-cell office:value-type="string">
            <text:p>8;59</text:p>
          </table:table-cell>
          <table:table-cell table:number-columns-repeated="1022"/>
        </table:table-row>
        <table:table-row table:style-name="ro4">
          <table:table-cell office:value-type="string">
            <text:p>click servies &gt;iam</text:p>
          </table:table-cell>
          <table:table-cell office:value-type="string">
            <text:p>0;54</text:p>
          </table:table-cell>
          <table:table-cell table:number-columns-repeated="1022"/>
        </table:table-row>
        <table:table-row table:style-name="ro4">
          <table:table-cell office:value-type="string">
            <text:p>click roles</text:p>
          </table:table-cell>
          <table:table-cell office:value-type="string">
            <text:p>0;56</text:p>
          </table:table-cell>
          <table:table-cell table:number-columns-repeated="1022"/>
        </table:table-row>
        <table:table-row table:style-name="ro4">
          <table:table-cell office:value-type="string">
            <text:p>click create role</text:p>
          </table:table-cell>
          <table:table-cell office:value-type="string">
            <text:p>0;57</text:p>
          </table:table-cell>
          <table:table-cell table:number-columns-repeated="1022"/>
        </table:table-row>
        <table:table-row table:style-name="ro4">
          <table:table-cell office:value-type="string">
            <text:p>click ec2 and next</text:p>
          </table:table-cell>
          <table:table-cell office:value-type="string">
            <text:p>1;01</text:p>
          </table:table-cell>
          <table:table-cell table:number-columns-repeated="1022"/>
        </table:table-row>
        <table:table-row table:style-name="ro4">
          <table:table-cell office:value-type="string">
            <text:p>type s3 and check amazons3fullaccess</text:p>
          </table:table-cell>
          <table:table-cell office:value-type="string">
            <text:p>1;08</text:p>
          </table:table-cell>
          <table:table-cell table:number-columns-repeated="1022"/>
        </table:table-row>
        <table:table-row table:style-name="ro4">
          <table:table-cell office:value-type="string">
            <text:p>click next and you land here</text:p>
          </table:table-cell>
          <table:table-cell office:value-type="string">
            <text:p>1;10</text:p>
          </table:table-cell>
          <table:table-cell table:number-columns-repeated="1022"/>
        </table:table-row>
        <table:table-row table:style-name="ro4">
          <table:table-cell office:value-type="string">
            <text:p>name - mys3sole and lcik create role</text:p>
          </table:table-cell>
          <table:table-cell office:value-type="string">
            <text:p>1;17</text:p>
          </table:table-cell>
          <table:table-cell table:number-columns-repeated="1022"/>
        </table:table-row>
        <table:table-row table:style-name="ro4">
          <table:table-cell office:value-type="string">
            <text:p>click craete role</text:p>
          </table:table-cell>
          <table:table-cell office:value-type="string">
            <text:p>1;22</text:p>
          </table:table-cell>
          <table:table-cell table:number-columns-repeated="1022"/>
        </table:table-row>
        <table:table-row table:style-name="ro4">
          <table:table-cell office:value-type="string">
            <text:p>select code delpy</text:p>
          </table:table-cell>
          <table:table-cell office:value-type="string">
            <text:p>1;39</text:p>
          </table:table-cell>
          <table:table-cell table:number-columns-repeated="1022"/>
        </table:table-row>
        <table:table-row table:style-name="ro4">
          <table:table-cell office:value-type="string">
            <text:p>select doe deploy at bototm and next</text:p>
          </table:table-cell>
          <table:table-cell office:value-type="string">
            <text:p>1;48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2;23</text:p>
          </table:table-cell>
          <table:table-cell table:number-columns-repeated="1022"/>
        </table:table-row>
        <table:table-row table:style-name="ro4">
          <table:table-cell office:value-type="string">
            <text:p>name = cdservice and click create role</text:p>
          </table:table-cell>
          <table:table-cell office:value-type="string">
            <text:p>2;31</text:p>
          </table:table-cell>
          <table:table-cell table:number-columns-repeated="1022"/>
        </table:table-row>
        <table:table-row table:style-name="ro4">
          <table:table-cell office:value-type="string">
            <text:p>click services &gt;ec2</text:p>
          </table:table-cell>
          <table:table-cell office:value-type="string">
            <text:p>2;40</text:p>
          </table:table-cell>
          <table:table-cell table:number-columns-repeated="1022"/>
        </table:table-row>
        <table:table-row table:style-name="ro4">
          <table:table-cell office:value-type="string">
            <text:p>click launch instance</text:p>
          </table:table-cell>
          <table:table-cell office:value-type="string">
            <text:p>2;41</text:p>
          </table:table-cell>
          <table:table-cell table:number-columns-repeated="1022"/>
        </table:table-row>
        <table:table-row table:style-name="ro4">
          <table:table-cell office:value-type="string">
            <text:p>click select amazon linux 2 ami</text:p>
          </table:table-cell>
          <table:table-cell office:value-type="string">
            <text:p>2;46</text:p>
          </table:table-cell>
          <table:table-cell table:number-columns-repeated="1022"/>
        </table:table-row>
        <table:table-row table:style-name="ro4">
          <table:table-cell office:value-type="string">
            <text:p>click next</text:p>
          </table:table-cell>
          <table:table-cell office:value-type="string">
            <text:p>2;49</text:p>
          </table:table-cell>
          <table:table-cell table:number-columns-repeated="1022"/>
        </table:table-row>
        <table:table-row table:style-name="ro4">
          <table:table-cell office:value-type="string">
            <text:p>select mys2role and next</text:p>
          </table:table-cell>
          <table:table-cell office:value-type="string">
            <text:p>3;15</text:p>
          </table:table-cell>
          <table:table-cell table:number-columns-repeated="1022"/>
        </table:table-row>
        <table:table-row table:style-name="ro4">
          <table:table-cell office:value-type="string">
            <text:p>click next again</text:p>
          </table:table-cell>
          <table:table-cell office:value-type="string">
            <text:p>3;19</text:p>
          </table:table-cell>
          <table:table-cell table:number-columns-repeated="1022"/>
        </table:table-row>
        <table:table-row table:style-name="ro4">
          <table:table-cell office:value-type="string">
            <text:p>click add task</text:p>
          </table:table-cell>
          <table:table-cell office:value-type="string">
            <text:p>3;21</text:p>
          </table:table-cell>
          <table:table-cell table:number-columns-repeated="1022"/>
        </table:table-row>
        <table:table-row table:style-name="ro4">
          <table:table-cell office:value-type="string">
            <text:p>type name = appname valu e= anywebap <text:s/>and next</text:p>
          </table:table-cell>
          <table:table-cell office:value-type="string">
            <text:p>3;29</text:p>
          </table:table-cell>
          <table:table-cell table:number-columns-repeated="1022"/>
        </table:table-row>
        <table:table-row table:style-name="ro4">
          <table:table-cell office:value-type="string">
            <text:p>clic add rule http </text:p>
          </table:table-cell>
          <table:table-cell office:value-type="string">
            <text:p>3;51</text:p>
          </table:table-cell>
          <table:table-cell table:number-columns-repeated="1022"/>
        </table:table-row>
        <table:table-row table:style-name="ro4">
          <table:table-cell office:value-type="string">
            <text:p>click review</text:p>
          </table:table-cell>
          <table:table-cell office:value-type="string">
            <text:p>3;54</text:p>
          </table:table-cell>
          <table:table-cell table:number-columns-repeated="1022"/>
        </table:table-row>
        <table:table-row table:style-name="ro4">
          <table:table-cell office:value-type="string">
            <text:p>click launch</text:p>
          </table:table-cell>
          <table:table-cell office:value-type="string">
            <text:p>3;57</text:p>
          </table:table-cell>
          <table:table-cell table:number-columns-repeated="1022"/>
        </table:table-row>
        <table:table-row table:style-name="ro4">
          <table:table-cell office:value-type="string">
            <text:p>select key apri for this region or make a new one</text:p>
          </table:table-cell>
          <table:table-cell office:value-type="string">
            <text:p>4;15</text:p>
          </table:table-cell>
          <table:table-cell table:number-columns-repeated="1022"/>
        </table:table-row>
        <table:table-row table:style-name="ro4">
          <table:table-cell office:value-type="string">
            <text:p>select i achknowledge and lcick launch</text:p>
          </table:table-cell>
          <table:table-cell office:value-type="string">
            <text:p>4;21</text:p>
          </table:table-cell>
          <table:table-cell table:number-columns-repeated="1022"/>
        </table:table-row>
        <table:table-row table:style-name="ro4">
          <table:table-cell office:value-type="string">
            <text:p>select second item</text:p>
          </table:table-cell>
          <table:table-cell office:value-type="string">
            <text:p>4;27</text:p>
          </table:table-cell>
          <table:table-cell table:number-columns-repeated="1022"/>
        </table:table-row>
        <table:table-row table:style-name="ro4">
          <table:table-cell office:value-type="string">
            <text:p>copy ip address from bottom </text:p>
          </table:table-cell>
          <table:table-cell table:style-name="Default"/>
          <table:table-cell/>
          <table:table-cell office:value-type="string">
            <text:p>49</text:p>
          </table:table-cell>
          <table:table-cell table:number-columns-repeated="1020"/>
        </table:table-row>
        <table:table-row table:style-name="ro4">
          <table:table-cell office:value-type="string">
            <text:p>make sure in same directroy as key pair</text:p>
          </table:table-cell>
          <table:table-cell table:number-columns-repeated="1023"/>
        </table:table-row>
        <table:table-row table:style-name="ro4">
          <table:table-cell office:value-type="string">
            <text:p>ssh -i ikp.pem ec2-user@ipaddress</text:p>
          </table:table-cell>
          <table:table-cell table:number-columns-repeated="1023"/>
        </table:table-row>
        <table:table-row table:style-name="ro4">
          <table:table-cell office:value-type="string">
            <text:p>find this reource o udemy</text:p>
          </table:table-cell>
          <table:table-cell table:number-columns-repeated="1023"/>
        </table:table-row>
        <table:table-row table:style-name="ro4">
          <table:table-cell office:value-type="string">
            <text:p>download faste if you might have to chagne #7 to eu-est-2</text:p>
          </table:table-cell>
          <table:table-cell table:number-columns-repeated="1023"/>
        </table:table-row>
        <table:table-row table:style-name="ro4">
          <table:table-cell office:value-type="string">
            <text:p>start copy paste each line 1 by 1</text:p>
          </table:table-cell>
          <table:table-cell table:number-columns-repeated="1023"/>
        </table:table-row>
        <table:table-row table:style-name="ro4">
          <table:table-cell office:value-type="string">
            <text:p>done pasting</text:p>
          </table:table-cell>
          <table:table-cell table:number-columns-repeated="1023"/>
        </table:table-row>
        <table:table-row table:style-name="ro4">
          <table:table-cell office:value-type="string">
            <text:p>goto servies &gt;iam&gt;users&gt;add user</text:p>
          </table:table-cell>
          <table:table-cell table:number-columns-repeated="1023"/>
        </table:table-row>
        <table:table-row table:style-name="ro4">
          <table:table-cell office:value-type="string">
            <text:p>name = cduser</text:p>
          </table:table-cell>
          <table:table-cell table:number-columns-repeated="1023"/>
        </table:table-row>
        <table:table-row table:style-name="ro4">
          <table:table-cell office:value-type="string">
            <text:p>check prgrammatic access AND CLICK NEXT</text:p>
          </table:table-cell>
          <table:table-cell table:number-columns-repeated="1023"/>
        </table:table-row>
        <table:table-row table:style-name="ro4">
          <table:table-cell office:value-type="string">
            <text:p>select attach exsisting policies directly</text:p>
          </table:table-cell>
          <table:table-cell table:number-columns-repeated="1023"/>
        </table:table-row>
        <table:table-row table:style-name="ro4">
          <table:table-cell office:value-type="string">
            <text:p>type code deploy &gt; select aws codedeploy full</text:p>
          </table:table-cell>
          <table:table-cell table:number-columns-repeated="1023"/>
        </table:table-row>
        <table:table-row table:style-name="ro4">
          <table:table-cell office:value-type="string">
            <text:p>type s3 &gt; select s3fullaccess and NEXT</text:p>
          </table:table-cell>
          <table:table-cell table:number-columns-repeated="1023"/>
        </table:table-row>
        <table:table-row table:style-name="ro4">
          <table:table-cell office:value-type="string">
            <text:p>click create </text:p>
          </table:table-cell>
          <table:table-cell table:number-columns-repeated="1023"/>
        </table:table-row>
        <table:table-row table:style-name="ro4">
          <table:table-cell office:value-type="string">
            <text:p>copy access key id</text:p>
          </table:table-cell>
          <table:table-cell table:number-columns-repeated="1023"/>
        </table:table-row>
        <table:table-row table:style-name="ro4">
          <table:table-cell office:value-type="string">
            <text:p>aws configure</text:p>
          </table:table-cell>
          <table:table-cell table:number-columns-repeated="1023"/>
        </table:table-row>
        <table:table-row table:style-name="ro4">
          <table:table-cell office:value-type="string">
            <text:p>paste acess key</text:p>
          </table:table-cell>
          <table:table-cell table:number-columns-repeated="1023"/>
        </table:table-row>
        <table:table-row table:style-name="ro4">
          <table:table-cell office:value-type="string">
            <text:p>copy secret access key</text:p>
          </table:table-cell>
          <table:table-cell table:number-columns-repeated="1023"/>
        </table:table-row>
        <table:table-row table:style-name="ro4">
          <table:table-cell office:value-type="string">
            <text:p>rest are blank hit enter twice</text:p>
          </table:table-cell>
          <table:table-cell table:number-columns-repeated="1023"/>
        </table:table-row>
        <table:table-row table:style-name="ro4">
          <table:table-cell office:value-type="string">
            <text:p>ls (tutor has the folders and files)</text:p>
          </table:table-cell>
          <table:table-cell table:number-columns-repeated="1023"/>
        </table:table-row>
        <table:table-row table:style-name="ro4">
          <table:table-cell office:value-type="string">
            <text:p>click services &gt;s3</text:p>
          </table:table-cell>
          <table:table-cell table:number-columns-repeated="1023"/>
        </table:table-row>
        <table:table-row table:style-name="ro4">
          <table:table-cell office:value-type="string">
            <text:p>click crate bucket</text:p>
          </table:table-cell>
          <table:table-cell table:number-columns-repeated="1023"/>
        </table:table-row>
        <table:table-row table:style-name="ro4">
          <table:table-cell office:value-type="string">
            <text:p>type cdbucket - faye AND NEXT</text:p>
          </table:table-cell>
          <table:table-cell table:number-columns-repeated="1023"/>
        </table:table-row>
        <table:table-row table:style-name="ro4">
          <table:table-cell office:value-type="string">
            <text:p>keep click next and ceate bucket</text:p>
          </table:table-cell>
          <table:table-cell table:number-columns-repeated="1023"/>
        </table:table-row>
        <table:table-row table:style-name="ro4">
          <table:table-cell office:value-type="string">
            <text:p>paset command from udemy</text:p>
          </table:table-cell>
          <table:table-cell table:number-columns-repeated="1023"/>
        </table:table-row>
        <table:table-row table:style-name="ro4">
          <table:table-cell office:value-type="string">
            <text:p>paste another command</text:p>
          </table:table-cell>
          <table:table-cell table:number-columns-repeated="1023"/>
        </table:table-row>
        <table:table-row table:style-name="ro4">
          <table:table-cell office:value-type="string">
            <text:p>goto s3 buckets &gt; click bucket</text:p>
          </table:table-cell>
          <table:table-cell table:number-columns-repeated="1023"/>
        </table:table-row>
        <table:table-row table:style-name="ro4">
          <table:table-cell office:value-type="string">
            <text:p>look: the file we uploaded is there</text:p>
          </table:table-cell>
          <table:table-cell table:number-columns-repeated="2"/>
          <table:table-cell office:value-type="string">
            <text:p>50</text:p>
          </table:table-cell>
          <table:table-cell table:number-columns-repeated="1020"/>
        </table:table-row>
        <table:table-row table:style-name="ro4">
          <table:table-cell office:value-type="string">
            <text:p>click ervices &gt; code deploy</text:p>
          </table:table-cell>
          <table:table-cell table:number-columns-repeated="1023"/>
        </table:table-row>
        <table:table-row table:style-name="ro4">
          <table:table-cell office:value-type="string">
            <text:p>click the app</text:p>
          </table:table-cell>
          <table:table-cell table:number-columns-repeated="1023"/>
        </table:table-row>
        <table:table-row table:style-name="ro4">
          <table:table-cell office:value-type="string">
            <text:p>click deployment groups and click craete</text:p>
          </table:table-cell>
          <table:table-cell table:number-columns-repeated="1023"/>
        </table:table-row>
        <table:table-row table:style-name="ro4">
          <table:table-cell office:value-type="string">
            <text:p>name = mydg</text:p>
          </table:table-cell>
          <table:table-cell table:number-columns-repeated="1023"/>
        </table:table-row>
        <table:table-row table:style-name="ro4">
          <table:table-cell office:value-type="string">
            <text:p>select cdservice fole</text:p>
          </table:table-cell>
          <table:table-cell table:number-columns-repeated="1023"/>
        </table:table-row>
        <table:table-row table:style-name="ro4">
          <table:table-cell office:value-type="string">
            <text:p>select amazon ec2 instances</text:p>
          </table:table-cell>
          <table:table-cell table:number-columns-repeated="1023"/>
        </table:table-row>
        <table:table-row table:style-name="ro4">
          <table:table-cell office:value-type="string">
            <text:p>key = appname value = mywebapp</text:p>
          </table:table-cell>
          <table:table-cell table:number-columns-repeated="1023"/>
        </table:table-row>
        <table:table-row table:style-name="ro4">
          <table:table-cell office:value-type="string">
            <text:p>delselect code balance singe you dont' have one</text:p>
          </table:table-cell>
          <table:table-cell table:number-columns-repeated="1023"/>
        </table:table-row>
        <table:table-row table:style-name="ro4">
          <table:table-cell office:value-type="string">
            <text:p>click craet deployment group</text:p>
          </table:table-cell>
          <table:table-cell table:number-columns-repeated="1023"/>
        </table:table-row>
        <table:table-row table:style-name="ro4">
          <table:table-cell office:value-type="string">
            <text:p>click crate deployment</text:p>
          </table:table-cell>
          <table:table-cell table:number-columns-repeated="1023"/>
        </table:table-row>
        <table:table-row table:style-name="ro4">
          <table:table-cell office:value-type="string">
            <text:p>select revisoin location from dropdown</text:p>
          </table:table-cell>
          <table:table-cell table:number-columns-repeated="1023"/>
        </table:table-row>
        <table:table-row table:style-name="ro4">
          <table:table-cell office:value-type="string">
            <text:p>click create deployment</text:p>
          </table:table-cell>
          <table:table-cell table:number-columns-repeated="1023"/>
        </table:table-row>
        <table:table-row table:style-name="ro4">
          <table:table-cell office:value-type="string">
            <text:p>deploymenbtn in prograresss</text:p>
          </table:table-cell>
          <table:table-cell table:number-columns-repeated="1023"/>
        </table:table-row>
        <table:table-row table:style-name="ro4">
          <table:table-cell office:value-type="string">
            <text:p>done</text:p>
          </table:table-cell>
          <table:table-cell table:number-columns-repeated="1023"/>
        </table:table-row>
        <table:table-row table:style-name="ro4">
          <table:table-cell office:value-type="string">
            <text:p>click services &gt; ec2&gt; runinginstace</text:p>
          </table:table-cell>
          <table:table-cell table:number-columns-repeated="1023"/>
        </table:table-row>
        <table:table-row table:style-name="ro4">
          <table:table-cell office:value-type="string">
            <text:p>copy public ip from bottom</text:p>
          </table:table-cell>
          <table:table-cell table:number-columns-repeated="1023"/>
        </table:table-row>
        <table:table-row table:style-name="ro4">
          <table:table-cell office:value-type="string">
            <text:p>pasete ip into rbwoser</text:p>
          </table:table-cell>
          <table:table-cell table:number-columns-repeated="1023"/>
        </table:table-row>
        <table:table-row table:style-name="ro4">
          <table:table-cell office:value-type="string">
            <text:p>downlaod udemy resources</text:p>
          </table:table-cell>
          <table:table-cell table:number-columns-repeated="1023"/>
        </table:table-row>
        <table:table-row table:style-name="ro4">
          <table:table-cell office:value-type="string">
            <text:p>click service s3</text:p>
          </table:table-cell>
          <table:table-cell table:number-columns-repeated="1023"/>
        </table:table-row>
        <table:table-row table:style-name="ro4">
          <table:table-cell office:value-type="string">
            <text:p>click rreate bucket</text:p>
          </table:table-cell>
          <table:table-cell table:number-columns-repeated="1023"/>
        </table:table-row>
        <table:table-row table:style-name="ro4">
          <table:table-cell office:value-type="string">
            <text:p>type cftempaltes-faye</text:p>
          </table:table-cell>
          <table:table-cell table:number-columns-repeated="1023"/>
        </table:table-row>
        <table:table-row table:style-name="ro4">
          <table:table-cell office:value-type="string">
            <text:p>region = eu (ireland) and click create</text:p>
          </table:table-cell>
          <table:table-cell table:number-columns-repeated="1023"/>
        </table:table-row>
        <table:table-row table:style-name="ro4">
          <table:table-cell office:value-type="string">
            <text:p>click the bucket</text:p>
          </table:table-cell>
          <table:table-cell table:number-columns-repeated="1023"/>
        </table:table-row>
        <table:table-row table:style-name="ro4">
          <table:table-cell office:value-type="string">
            <text:p>click upload</text:p>
          </table:table-cell>
          <table:table-cell table:number-columns-repeated="1023"/>
        </table:table-row>
        <table:table-row table:style-name="ro4">
          <table:table-cell office:value-type="string">
            <text:p>click add files</text:p>
          </table:table-cell>
          <table:table-cell table:number-columns-repeated="1023"/>
        </table:table-row>
        <table:table-row table:style-name="ro4">
          <table:table-cell office:value-type="string">
            <text:p>select template</text:p>
          </table:table-cell>
          <table:table-cell table:number-columns-repeated="1023"/>
        </table:table-row>
        <table:table-row table:style-name="ro4">
          <table:table-cell office:value-type="string">
            <text:p>click upload</text:p>
          </table:table-cell>
          <table:table-cell table:number-columns-repeated="1023"/>
        </table:table-row>
        <table:table-row table:style-name="ro4">
          <table:table-cell office:value-type="string">
            <text:p>got to htis udemy file</text:p>
          </table:table-cell>
          <table:table-cell table:number-columns-repeated="2"/>
          <table:table-cell office:value-type="string">
            <text:p>51</text:p>
          </table:table-cell>
          <table:table-cell table:number-columns-repeated="1020"/>
        </table:table-row>
        <table:table-row table:style-name="ro4">
          <table:table-cell office:value-type="string">
            <text:p>edit url to be the file you just crated</text:p>
          </table:table-cell>
          <table:table-cell table:number-columns-repeated="1023"/>
        </table:table-row>
        <table:table-row table:style-name="ro4">
          <table:table-cell office:value-type="string">
            <text:p>online 11 chagne keypair to math upur own</text:p>
          </table:table-cell>
          <table:table-cell table:number-columns-repeated="1023"/>
        </table:table-row>
        <table:table-row table:style-name="ro4">
          <table:table-cell office:value-type="string">
            <text:p>aws iam get-user</text:p>
          </table:table-cell>
          <table:table-cell table:number-columns-repeated="1023"/>
        </table:table-row>
        <table:table-row table:style-name="ro4">
          <table:table-cell office:value-type="string">
            <text:p>aws congure list</text:p>
          </table:table-cell>
          <table:table-cell table:number-columns-repeated="1023"/>
        </table:table-row>
        <table:table-row table:style-name="ro4">
          <table:table-cell office:value-type="string">
            <text:p>if something wrong type aws configure</text:p>
          </table:table-cell>
          <table:table-cell table:number-columns-repeated="1023"/>
        </table:table-row>
        <table:table-row table:style-name="ro4">
          <table:table-cell office:value-type="string">
            <text:p>click servies &gt;resources access manager</text:p>
          </table:table-cell>
          <table:table-cell table:number-columns-repeated="1023"/>
        </table:table-row>
        <table:table-row table:style-name="ro4">
          <table:table-cell office:value-type="string">
            <text:p>click users on side</text:p>
          </table:table-cell>
          <table:table-cell table:number-columns-repeated="1023"/>
        </table:table-row>
        <table:table-row table:style-name="ro4">
          <table:table-cell office:value-type="string">
            <text:p>click cduser</text:p>
          </table:table-cell>
          <table:table-cell table:number-columns-repeated="1023"/>
        </table:table-row>
        <table:table-row table:style-name="ro4">
          <table:table-cell office:value-type="string">
            <text:p>look :user already has s3 fullaccess</text:p>
          </table:table-cell>
          <table:table-cell table:number-columns-repeated="1023"/>
        </table:table-row>
        <table:table-row table:style-name="ro4">
          <table:table-cell office:value-type="string">
            <text:p>click policies &gt; click craee policy</text:p>
          </table:table-cell>
          <table:table-cell table:number-columns-repeated="1023"/>
        </table:table-row>
        <table:table-row table:style-name="ro4">
          <table:table-cell office:value-type="string">
            <text:p>click json tab</text:p>
          </table:table-cell>
          <table:table-cell table:number-columns-repeated="1023"/>
        </table:table-row>
        <table:table-row table:style-name="ro4">
          <table:table-cell office:value-type="string">
            <text:p>copy from udemy</text:p>
          </table:table-cell>
          <table:table-cell table:number-columns-repeated="1023"/>
        </table:table-row>
        <table:table-row table:style-name="ro4">
          <table:table-cell office:value-type="string">
            <text:p>paste into console</text:p>
          </table:table-cell>
          <table:table-cell table:number-columns-repeated="1023"/>
        </table:table-row>
        <table:table-row table:style-name="ro4">
          <table:table-cell office:value-type="string">
            <text:p>click review</text:p>
          </table:table-cell>
          <table:table-cell table:number-columns-repeated="1023"/>
        </table:table-row>
        <table:table-row table:style-name="ro4">
          <table:table-cell office:value-type="string">
            <text:p>type cfaccess and lcikc craete policy</text:p>
          </table:table-cell>
          <table:table-cell table:number-columns-repeated="1023"/>
        </table:table-row>
        <table:table-row table:style-name="ro4">
          <table:table-cell office:value-type="string">
            <text:p>click users on right</text:p>
          </table:table-cell>
          <table:table-cell table:number-columns-repeated="1023"/>
        </table:table-row>
        <table:table-row table:style-name="ro4">
          <table:table-cell office:value-type="string">
            <text:p>click cd user</text:p>
          </table:table-cell>
          <table:table-cell table:number-columns-repeated="1023"/>
        </table:table-row>
        <table:table-row table:style-name="ro4">
          <table:table-cell office:value-type="string">
            <text:p>click add permissoins</text:p>
          </table:table-cell>
          <table:table-cell table:number-columns-repeated="1023"/>
        </table:table-row>
        <table:table-row table:style-name="ro4">
          <table:table-cell office:value-type="string">
            <text:p>click attach exsisting polcies directly</text:p>
          </table:table-cell>
          <table:table-cell table:number-columns-repeated="1023"/>
        </table:table-row>
        <table:table-row table:style-name="ro4">
          <table:table-cell office:value-type="string">
            <text:p>click filterpolicies &gt; check cusotm managed</text:p>
          </table:table-cell>
          <table:table-cell table:number-columns-repeated="1023"/>
        </table:table-row>
        <table:table-row table:style-name="ro4">
          <table:table-cell office:value-type="string">
            <text:p>type cf &gt; select cfacces &gt; click next</text:p>
          </table:table-cell>
          <table:table-cell table:number-columns-repeated="1023"/>
        </table:table-row>
        <table:table-row table:style-name="ro4">
          <table:table-cell office:value-type="string">
            <text:p>click add permission</text:p>
          </table:table-cell>
          <table:table-cell table:number-columns-repeated="1023"/>
        </table:table-row>
        <table:table-row table:style-name="ro4">
          <table:table-cell office:value-type="string">
            <text:p>done here</text:p>
          </table:table-cell>
          <table:table-cell table:number-columns-repeated="1023"/>
        </table:table-row>
        <table:table-row table:style-name="ro4">
          <table:table-cell office:value-type="string">
            <text:p>copy command (on windows chagne /to ^)</text:p>
          </table:table-cell>
          <table:table-cell table:number-columns-repeated="1023"/>
        </table:table-row>
        <table:table-row table:style-name="ro4">
          <table:table-cell office:value-type="string">
            <text:p>paste command and click enter</text:p>
          </table:table-cell>
          <table:table-cell table:number-columns-repeated="1023"/>
        </table:table-row>
        <table:table-row table:style-name="ro4">
          <table:table-cell office:value-type="string">
            <text:p>copy command</text:p>
          </table:table-cell>
          <table:table-cell table:number-columns-repeated="1023"/>
        </table:table-row>
        <table:table-row table:style-name="ro4">
          <table:table-cell office:value-type="string">
            <text:p>paset command</text:p>
          </table:table-cell>
          <table:table-cell table:number-columns-repeated="1023"/>
        </table:table-row>
        <table:table-row table:style-name="ro4">
          <table:table-cell office:value-type="string">
            <text:p>click services &gt; s3</text:p>
          </table:table-cell>
          <table:table-cell table:number-columns-repeated="2"/>
          <table:table-cell office:value-type="string">
            <text:p>52</text:p>
          </table:table-cell>
          <table:table-cell table:number-columns-repeated="1020"/>
        </table:table-row>
        <table:table-row table:style-name="ro4">
          <table:table-cell office:value-type="string">
            <text:p>select create bucket</text:p>
          </table:table-cell>
          <table:table-cell table:number-columns-repeated="1023"/>
        </table:table-row>
        <table:table-row table:style-name="ro4">
          <table:table-cell office:value-type="string">
            <text:p>cp bucket-fay</text:p>
          </table:table-cell>
          <table:table-cell table:number-columns-repeated="1023"/>
        </table:table-row>
        <table:table-row table:style-name="ro4">
          <table:table-cell office:value-type="string">
            <text:p>make sure region is ireland and click next</text:p>
          </table:table-cell>
          <table:table-cell table:number-columns-repeated="1023"/>
        </table:table-row>
        <table:table-row table:style-name="ro4">
          <table:table-cell office:value-type="string">
            <text:p>checkmark keep all versions</text:p>
          </table:table-cell>
          <table:table-cell table:number-columns-repeated="1023"/>
        </table:table-row>
        <table:table-row table:style-name="ro4">
          <table:table-cell office:value-type="string">
            <text:p>click next next create bucket</text:p>
          </table:table-cell>
          <table:table-cell table:number-columns-repeated="1023"/>
        </table:table-row>
        <table:table-row table:style-name="ro4">
          <table:table-cell office:value-type="string">
            <text:p>click create bucket</text:p>
          </table:table-cell>
          <table:table-cell table:number-columns-repeated="1023"/>
        </table:table-row>
        <table:table-row table:style-name="ro4">
          <table:table-cell office:value-type="string">
            <text:p>click upload</text:p>
          </table:table-cell>
          <table:table-cell table:number-columns-repeated="1023"/>
        </table:table-row>
        <table:table-row table:style-name="ro4">
          <table:table-cell office:value-type="string">
            <text:p>click add file</text:p>
          </table:table-cell>
          <table:table-cell table:number-columns-repeated="1023"/>
        </table:table-row>
        <table:table-row table:style-name="ro4">
          <table:table-cell office:value-type="string">
            <text:p>select version 1 &gt; mywebapp.zip from udemy resource</text:p>
          </table:table-cell>
          <table:table-cell table:number-columns-repeated="1023"/>
        </table:table-row>
        <table:table-row table:style-name="ro4">
          <table:table-cell office:value-type="string">
            <text:p>click uplaod and land on this page</text:p>
          </table:table-cell>
          <table:table-cell table:number-columns-repeated="1023"/>
        </table:table-row>
        <table:table-row table:style-name="ro4">
          <table:table-cell office:value-type="string">
            <text:p>hit up arrow to repeat last command</text:p>
          </table:table-cell>
          <table:table-cell table:number-columns-repeated="1023"/>
        </table:table-row>
        <table:table-row table:style-name="ro4">
          <table:table-cell office:value-type="string">
            <text:p>click sercies &gt; ec2</text:p>
          </table:table-cell>
          <table:table-cell table:number-columns-repeated="1023"/>
        </table:table-row>
        <table:table-row table:style-name="ro4">
          <table:table-cell office:value-type="string">
            <text:p>make sure your in ireland AND click running instacne</text:p>
          </table:table-cell>
          <table:table-cell table:number-columns-repeated="1023"/>
        </table:table-row>
        <table:table-row table:style-name="ro4">
          <table:table-cell office:value-type="string">
            <text:p>select seoncd item</text:p>
          </table:table-cell>
          <table:table-cell table:number-columns-repeated="1023"/>
        </table:table-row>
        <table:table-row table:style-name="ro4">
          <table:table-cell office:value-type="string">
            <text:p>copy public ip address</text:p>
          </table:table-cell>
          <table:table-cell table:number-columns-repeated="1023"/>
        </table:table-row>
        <table:table-row table:style-name="ro4">
          <table:table-cell office:value-type="string">
            <text:p>cod to where your oen is</text:p>
          </table:table-cell>
          <table:table-cell table:number-columns-repeated="1023"/>
        </table:table-row>
        <table:table-row table:style-name="ro4">
          <table:table-cell office:value-type="string">
            <text:p>ssh -i irkp.pem ec20ser@pasetip</text:p>
          </table:table-cell>
          <table:table-cell table:number-columns-repeated="1023"/>
        </table:table-row>
        <table:table-row table:style-name="ro4">
          <table:table-cell office:value-type="string">
            <text:p>pasgte commnd---</text:p>
          </table:table-cell>
          <table:table-cell table:number-columns-repeated="1023"/>
        </table:table-row>
        <table:table-row table:style-name="ro4">
          <table:table-cell office:value-type="string">
            <text:p>click services code deploy</text:p>
          </table:table-cell>
          <table:table-cell table:number-columns-repeated="1023"/>
        </table:table-row>
        <table:table-row table:style-name="ro4">
          <table:table-cell office:value-type="string">
            <text:p>click getting started on left </text:p>
          </table:table-cell>
          <table:table-cell table:number-columns-repeated="1023"/>
        </table:table-row>
        <table:table-row table:style-name="ro4">
          <table:table-cell office:value-type="string">
            <text:p>make sure ireland and click create application</text:p>
          </table:table-cell>
          <table:table-cell table:number-columns-repeated="1023"/>
        </table:table-row>
        <table:table-row table:style-name="ro4">
          <table:table-cell office:value-type="string">
            <text:p>name - mywebapp</text:p>
          </table:table-cell>
          <table:table-cell table:number-columns-repeated="1023"/>
        </table:table-row>
        <table:table-row table:style-name="ro4">
          <table:table-cell office:value-type="string">
            <text:p>platform = ec2 / on-premises and clickcreate</text:p>
          </table:table-cell>
          <table:table-cell table:number-columns-repeated="1023"/>
        </table:table-row>
        <table:table-row table:style-name="ro4">
          <table:table-cell office:value-type="string">
            <text:p>click create deployment</text:p>
          </table:table-cell>
          <table:table-cell table:number-columns-repeated="1023"/>
        </table:table-row>
        <table:table-row table:style-name="ro4">
          <table:table-cell office:value-type="string">
            <text:p>group</text:p>
          </table:table-cell>
          <table:table-cell table:number-columns-repeated="1023"/>
        </table:table-row>
        <table:table-row table:style-name="ro4">
          <table:table-cell office:value-type="string">
            <text:p>name = mydg</text:p>
          </table:table-cell>
          <table:table-cell table:number-columns-repeated="1023"/>
        </table:table-row>
        <table:table-row table:style-name="ro4">
          <table:table-cell office:value-type="string">
            <text:p>select cdservice role</text:p>
          </table:table-cell>
          <table:table-cell table:number-columns-repeated="1023"/>
        </table:table-row>
        <table:table-row table:style-name="ro4">
          <table:table-cell office:value-type="string">
            <text:p>check amazon ec2 instance</text:p>
          </table:table-cell>
          <table:table-cell table:number-columns-repeated="1023"/>
        </table:table-row>
        <table:table-row table:style-name="ro4">
          <table:table-cell office:value-type="string">
            <text:p>open sercices &gt; ec2 in new tab</text:p>
          </table:table-cell>
          <table:table-cell table:number-columns-repeated="2"/>
          <table:table-cell office:value-type="string">
            <text:p>53</text:p>
          </table:table-cell>
          <table:table-cell table:number-columns-repeated="1020"/>
        </table:table-row>
        <table:table-row table:style-name="ro4">
          <table:table-cell office:value-type="string">
            <text:p>select second item</text:p>
          </table:table-cell>
          <table:table-cell table:number-columns-repeated="1023"/>
        </table:table-row>
        <table:table-row table:style-name="ro4">
          <table:table-cell office:value-type="string">
            <text:p>copy value = codedeploydemo where key = name</text:p>
          </table:table-cell>
          <table:table-cell table:number-columns-repeated="1023"/>
        </table:table-row>
        <table:table-row table:style-name="ro4">
          <table:table-cell office:value-type="string">
            <text:p>type key=name value = codedeploy demo</text:p>
          </table:table-cell>
          <table:table-cell table:number-columns-repeated="1023"/>
        </table:table-row>
        <table:table-row table:style-name="ro4">
          <table:table-cell office:value-type="string">
            <text:p>uncheck enable load balancer</text:p>
          </table:table-cell>
          <table:table-cell table:number-columns-repeated="1023"/>
        </table:table-row>
        <table:table-row table:style-name="ro4">
          <table:table-cell office:value-type="string">
            <text:p>click create deploymebnt group</text:p>
          </table:table-cell>
          <table:table-cell table:number-columns-repeated="1023"/>
        </table:table-row>
        <table:table-row table:style-name="ro4">
          <table:table-cell office:value-type="string">
            <text:p>click create deployment</text:p>
          </table:table-cell>
          <table:table-cell table:number-columns-repeated="1023"/>
        </table:table-row>
        <table:table-row table:style-name="ro4">
          <table:table-cell office:value-type="string">
            <text:p>select mydb as deployment group</text:p>
          </table:table-cell>
          <table:table-cell table:number-columns-repeated="1023"/>
        </table:table-row>
        <table:table-row table:style-name="ro4">
          <table:table-cell office:value-type="string">
            <text:p>revison location = s3:/cpbucket-faye/mywebapp.zip</text:p>
          </table:table-cell>
          <table:table-cell table:number-columns-repeated="1023"/>
        </table:table-row>
        <table:table-row table:style-name="ro4">
          <table:table-cell office:value-type="string">
            <text:p>click create deployment</text:p>
          </table:table-cell>
          <table:table-cell table:number-columns-repeated="1023"/>
        </table:table-row>
        <table:table-row table:style-name="ro4">
          <table:table-cell office:value-type="string">
            <text:p>wait for it to complete</text:p>
          </table:table-cell>
          <table:table-cell table:number-columns-repeated="1023"/>
        </table:table-row>
        <table:table-row table:style-name="ro4">
          <table:table-cell office:value-type="string">
            <text:p>goto ec2 console and copy public ip</text:p>
          </table:table-cell>
          <table:table-cell table:number-columns-repeated="1023"/>
        </table:table-row>
        <table:table-row table:style-name="ro4">
          <table:table-cell office:value-type="string">
            <text:p>paset public ip into browser</text:p>
          </table:table-cell>
          <table:table-cell table:number-columns-repeated="1023"/>
        </table:table-row>
        <table:table-row table:style-name="ro4">
          <table:table-cell office:value-type="string">
            <text:p>click serives &gt;s3</text:p>
          </table:table-cell>
          <table:table-cell table:number-columns-repeated="1023"/>
        </table:table-row>
        <table:table-row table:style-name="ro4">
          <table:table-cell office:value-type="string">
            <text:p>clic myapp.zip and click add files</text:p>
          </table:table-cell>
          <table:table-cell table:number-columns-repeated="1023"/>
        </table:table-row>
        <table:table-row table:style-name="ro4">
          <table:table-cell office:value-type="string">
            <text:p>select mywebapp2.0 &gt; mywebapps.zip AND upload</text:p>
          </table:table-cell>
          <table:table-cell table:number-columns-repeated="1023"/>
        </table:table-row>
        <table:table-row table:style-name="ro4">
          <table:table-cell office:value-type="string">
            <text:p>click the show tab</text:p>
          </table:table-cell>
          <table:table-cell table:number-columns-repeated="1023"/>
        </table:table-row>
        <table:table-row table:style-name="ro4">
          <table:table-cell office:value-type="string">
            <text:p>click getting started click</text:p>
          </table:table-cell>
          <table:table-cell table:number-columns-repeated="1023"/>
        </table:table-row>
        <table:table-row table:style-name="ro4">
          <table:table-cell office:value-type="string">
            <text:p>clic k crate pipeline</text:p>
          </table:table-cell>
          <table:table-cell table:number-columns-repeated="1023"/>
        </table:table-row>
        <table:table-row table:style-name="ro4">
          <table:table-cell office:value-type="string">
            <text:p>name = mypipelin and next</text:p>
          </table:table-cell>
          <table:table-cell table:number-columns-repeated="1023"/>
        </table:table-row>
        <table:table-row table:style-name="ro4">
          <table:table-cell office:value-type="string">
            <text:p>slect amazon s3</text:p>
          </table:table-cell>
          <table:table-cell table:number-columns-repeated="1023"/>
        </table:table-row>
        <table:table-row table:style-name="ro4">
          <table:table-cell office:value-type="string">
            <text:p>select bucket where stored code</text:p>
          </table:table-cell>
          <table:table-cell table:number-columns-repeated="1023"/>
        </table:table-row>
        <table:table-row table:style-name="ro4">
          <table:table-cell office:value-type="string">
            <text:p>type s3.object key = AND next</text:p>
          </table:table-cell>
          <table:table-cell table:number-columns-repeated="1023"/>
        </table:table-row>
        <table:table-row table:style-name="ro4">
          <table:table-cell office:value-type="string">
            <text:p>click skp build stage</text:p>
          </table:table-cell>
          <table:table-cell table:number-columns-repeated="1023"/>
        </table:table-row>
        <table:table-row table:style-name="ro4">
          <table:table-cell office:value-type="string">
            <text:p>click skip</text:p>
          </table:table-cell>
          <table:table-cell table:number-columns-repeated="1023"/>
        </table:table-row>
        <table:table-row table:style-name="ro4">
          <table:table-cell office:value-type="string">
            <text:p>deployment provider is AWS deploy</text:p>
          </table:table-cell>
          <table:table-cell table:number-columns-repeated="1023"/>
        </table:table-row>
        <table:table-row table:style-name="ro4">
          <table:table-cell office:value-type="string">
            <text:p>applicationname - mywebapp</text:p>
          </table:table-cell>
          <table:table-cell table:number-columns-repeated="1023"/>
        </table:table-row>
        <table:table-row table:style-name="ro4">
          <table:table-cell office:value-type="string">
            <text:p>deployment group is mydg and next</text:p>
          </table:table-cell>
          <table:table-cell table:number-columns-repeated="1023"/>
        </table:table-row>
        <table:table-row table:style-name="ro4">
          <table:table-cell office:value-type="string">
            <text:p>click craete pipeline wait</text:p>
          </table:table-cell>
          <table:table-cell table:number-columns-repeated="2"/>
          <table:table-cell office:value-type="string">
            <text:p>54</text:p>
          </table:table-cell>
          <table:table-cell table:number-columns-repeated="1020"/>
        </table:table-row>
        <table:table-row table:style-name="ro4">
          <table:table-cell office:value-type="string">
            <text:p>done</text:p>
          </table:table-cell>
          <table:table-cell table:number-columns-repeated="1023"/>
        </table:table-row>
        <table:table-row table:style-name="ro4">
          <table:table-cell office:value-type="string">
            <text:p>goto webpage and lcik regresh</text:p>
          </table:table-cell>
          <table:table-cell table:number-columns-repeated="1023"/>
        </table:table-row>
        <table:table-row table:style-name="ro4">
          <table:table-cell office:value-type="string">
            <text:p>this is version2</text:p>
          </table:table-cell>
          <table:table-cell table:number-columns-repeated="1023"/>
        </table:table-row>
        <table:table-row table:style-name="ro4">
          <table:table-cell office:value-type="string">
            <text:p>click upload</text:p>
          </table:table-cell>
          <table:table-cell table:number-columns-repeated="1023"/>
        </table:table-row>
        <table:table-row table:style-name="ro4">
          <table:table-cell office:value-type="string">
            <text:p>select version3 &gt; mywebapp.zip</text:p>
          </table:table-cell>
          <table:table-cell table:number-columns-repeated="1023"/>
        </table:table-row>
        <table:table-row table:style-name="ro4">
          <table:table-cell office:value-type="string">
            <text:p>click uplaod and goto this page fast</text:p>
          </table:table-cell>
          <table:table-cell table:number-columns-repeated="1023"/>
        </table:table-row>
        <table:table-row table:style-name="ro4">
          <table:table-cell office:value-type="string">
            <text:p>goto webpage and refresh</text:p>
          </table:table-cell>
          <table:table-cell table:number-columns-repeated="1023"/>
        </table:table-row>
        <table:table-row table:style-name="ro4">
          <table:table-cell office:value-type="string">
            <text:p>to delte &gt;click edit</text:p>
          </table:table-cell>
          <table:table-cell table:number-columns-repeated="1023"/>
        </table:table-row>
        <table:table-row table:style-name="ro4">
          <table:table-cell office:value-type="string">
            <text:p>click delte</text:p>
          </table:table-cell>
          <table:table-cell table:number-columns-repeated="1023"/>
        </table:table-row>
        <table:table-row table:style-name="ro4">
          <table:table-cell office:value-type="string">
            <text:p>goto cloud stack and delete that too(not shown)</text:p>
          </table:table-cell>
          <table:table-cell table:number-columns-repeated="1023"/>
        </table:table-row>
        <table:table-row table:style-name="ro4">
          <table:table-cell office:value-type="string">
            <text:p>install docker from this website</text:p>
          </table:table-cell>
          <table:table-cell table:number-columns-repeated="1023"/>
        </table:table-row>
        <table:table-row table:style-name="ro4">
          <table:table-cell office:value-type="string">
            <text:p>docker --version</text:p>
          </table:table-cell>
          <table:table-cell table:number-columns-repeated="1023"/>
        </table:table-row>
        <table:table-row table:style-name="ro4">
          <table:table-cell office:value-type="string">
            <text:p>docker run hello-world</text:p>
          </table:table-cell>
          <table:table-cell table:number-columns-repeated="1023"/>
        </table:table-row>
        <table:table-row table:style-name="ro4">
          <table:table-cell office:value-type="string">
            <text:p>ls (udemy resource)</text:p>
          </table:table-cell>
          <table:table-cell table:number-columns-repeated="1023"/>
        </table:table-row>
        <table:table-row table:style-name="ro4">
          <table:table-cell office:value-type="string">
            <text:p>click services &gt; codecommit</text:p>
          </table:table-cell>
          <table:table-cell table:number-columns-repeated="1023"/>
        </table:table-row>
        <table:table-row table:style-name="ro4">
          <table:table-cell office:value-type="string">
            <text:p>click create repository</text:p>
          </table:table-cell>
          <table:table-cell table:number-columns-repeated="1023"/>
        </table:table-row>
        <table:table-row table:style-name="ro4">
          <table:table-cell office:value-type="string">
            <text:p>name - myscour code repo and click create</text:p>
          </table:table-cell>
          <table:table-cell table:number-columns-repeated="1023"/>
        </table:table-row>
        <table:table-row table:style-name="ro4">
          <table:table-cell office:value-type="string">
            <text:p>havea to have git intalled</text:p>
          </table:table-cell>
          <table:table-cell table:number-columns-repeated="1023"/>
        </table:table-row>
        <table:table-row table:style-name="ro4">
          <table:table-cell office:value-type="string">
            <text:p>also need to have aws cli installed</text:p>
          </table:table-cell>
          <table:table-cell table:number-columns-repeated="1023"/>
        </table:table-row>
        <table:table-row table:style-name="ro4">
          <table:table-cell office:value-type="string">
            <text:p>how to create that usier (i skipped this)</text:p>
          </table:table-cell>
          <table:table-cell table:number-columns-repeated="1023"/>
        </table:table-row>
        <table:table-row table:style-name="ro4">
          <table:table-cell office:value-type="string">
            <text:p>aws configure</text:p>
          </table:table-cell>
          <table:table-cell table:number-columns-repeated="1023"/>
        </table:table-row>
        <table:table-row table:style-name="ro4">
          <table:table-cell office:value-type="string">
            <text:p>click services <text:s/>&gt; code commit</text:p>
          </table:table-cell>
          <table:table-cell table:number-columns-repeated="1023"/>
        </table:table-row>
        <table:table-row table:style-name="ro4">
          <table:table-cell office:value-type="string">
            <text:p>click repisitories on side and click item1</text:p>
          </table:table-cell>
          <table:table-cell table:number-columns-repeated="1023"/>
        </table:table-row>
        <table:table-row table:style-name="ro4">
          <table:table-cell office:value-type="string">
            <text:p>click documentation link</text:p>
          </table:table-cell>
          <table:table-cell table:style-name="ce33" office:value-type="string">
            <text:p>6;18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office:value-type="string">
            <text:p>click link</text:p>
          </table:table-cell>
          <table:table-cell table:style-name="ce33" office:value-type="string">
            <text:p>6;28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office:value-type="string">
            <text:p>click step hperlink</text:p>
          </table:table-cell>
          <table:table-cell table:style-name="ce33" office:value-type="string">
            <text:p>6;35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office:value-type="string">
            <text:p>copy command from udemy resource</text:p>
          </table:table-cell>
          <table:table-cell table:number-columns-repeated="2"/>
          <table:table-cell office:value-type="string">
            <text:p>55</text:p>
          </table:table-cell>
          <table:table-cell table:number-columns-repeated="1020"/>
        </table:table-row>
        <table:table-row table:style-name="ro4">
          <table:table-cell office:value-type="string">
            <text:p>paste command</text:p>
          </table:table-cell>
          <table:table-cell table:number-columns-repeated="1023"/>
        </table:table-row>
        <table:table-row table:style-name="ro4">
          <table:table-cell office:value-type="string">
            <text:p>pasete 2nd command</text:p>
          </table:table-cell>
          <table:table-cell table:number-columns-repeated="1023"/>
        </table:table-row>
        <table:table-row table:style-name="ro4">
          <table:table-cell office:value-type="string">
            <text:p>need to edit url to your onw</text:p>
          </table:table-cell>
          <table:table-cell table:number-columns-repeated="1023"/>
        </table:table-row>
        <table:table-row table:style-name="ro4">
          <table:table-cell office:value-type="string">
            <text:p>click clone url &gt; clone https </text:p>
          </table:table-cell>
          <table:table-cell table:number-columns-repeated="1023"/>
        </table:table-row>
        <table:table-row table:style-name="ro4">
          <table:table-cell office:value-type="string">
            <text:p>paste command</text:p>
          </table:table-cell>
          <table:table-cell table:number-columns-repeated="1023"/>
        </table:table-row>
        <table:table-row table:style-name="ro4">
          <table:table-cell office:value-type="string">
            <text:p>ls // and see mysourcecode repo</text:p>
          </table:table-cell>
          <table:table-cell table:number-columns-repeated="1023"/>
        </table:table-row>
        <table:table-row table:style-name="ro4">
          <table:table-cell office:value-type="string">
            <text:p>cp dockerfile ./mysourcecoderepo</text:p>
          </table:table-cell>
          <table:table-cell table:number-columns-repeated="1023"/>
        </table:table-row>
        <table:table-row table:style-name="ro4">
          <table:table-cell office:value-type="string">
            <text:p>cp buildspec.yml ./mysourcecoderepo</text:p>
          </table:table-cell>
          <table:table-cell table:number-columns-repeated="1023"/>
        </table:table-row>
        <table:table-row table:style-name="ro4">
          <table:table-cell office:value-type="string">
            <text:p>cd mysourcecoderepo ls</text:p>
          </table:table-cell>
          <table:table-cell table:number-columns-repeated="1023"/>
        </table:table-row>
        <table:table-row table:style-name="ro4">
          <table:table-cell office:value-type="string">
            <text:p>git add .</text:p>
          </table:table-cell>
          <table:table-cell table:number-columns-repeated="1023"/>
        </table:table-row>
        <table:table-row table:style-name="ro4">
          <table:table-cell office:value-type="string">
            <text:p>git commit -m 'message'</text:p>
          </table:table-cell>
          <table:table-cell table:number-columns-repeated="1023"/>
        </table:table-row>
        <table:table-row table:style-name="ro4">
          <table:table-cell office:value-type="string">
            <text:p>git push</text:p>
          </table:table-cell>
          <table:table-cell table:number-columns-repeated="1023"/>
        </table:table-row>
        <table:table-row table:style-name="ro4">
          <table:table-cell office:value-type="string">
            <text:p>click repository</text:p>
          </table:table-cell>
          <table:table-cell table:number-columns-repeated="1023"/>
        </table:table-row>
        <table:table-row table:style-name="ro4">
          <table:table-cell office:value-type="string">
            <text:p>see the files ?</text:p>
          </table:table-cell>
          <table:table-cell table:number-columns-repeated="1023"/>
        </table:table-row>
        <table:table-row table:style-name="ro4">
          <table:table-cell office:value-type="string">
            <text:p>click servies &gt; elastic container service</text:p>
          </table:table-cell>
          <table:table-cell table:number-columns-repeated="1023"/>
        </table:table-row>
        <table:table-row table:style-name="ro4">
          <table:table-cell office:value-type="string">
            <text:p>click clusters</text:p>
          </table:table-cell>
          <table:table-cell table:number-columns-repeated="1023"/>
        </table:table-row>
        <table:table-row table:style-name="ro4">
          <table:table-cell office:value-type="string">
            <text:p>click create cluster</text:p>
          </table:table-cell>
          <table:table-cell table:number-columns-repeated="1023"/>
        </table:table-row>
        <table:table-row table:style-name="ro4">
          <table:table-cell office:value-type="string">
            <text:p>select EC@ + linkux+networking and click next</text:p>
          </table:table-cell>
          <table:table-cell table:number-columns-repeated="1023"/>
        </table:table-row>
        <table:table-row table:style-name="ro4">
          <table:table-cell office:value-type="string">
            <text:p>anem - mycluster</text:p>
          </table:table-cell>
          <table:table-cell table:number-columns-repeated="1023"/>
        </table:table-row>
        <table:table-row table:style-name="ro4">
          <table:table-cell office:value-type="string">
            <text:p>select t2.micro. ?? since thi sis realy small webapge</text:p>
          </table:table-cell>
          <table:table-cell table:number-columns-repeated="1023"/>
        </table:table-row>
        <table:table-row table:style-name="ro4">
          <table:table-cell office:value-type="string">
            <text:p>click craete </text:p>
          </table:table-cell>
          <table:table-cell table:number-columns-repeated="1023"/>
        </table:table-row>
        <table:table-row table:style-name="ro4">
          <table:table-cell office:value-type="string">
            <text:p>wait</text:p>
          </table:table-cell>
          <table:table-cell table:number-columns-repeated="1023"/>
        </table:table-row>
        <table:table-row table:style-name="ro4">
          <table:table-cell office:value-type="string">
            <text:p>click clusters</text:p>
          </table:table-cell>
          <table:table-cell table:number-columns-repeated="1023"/>
        </table:table-row>
        <table:table-row table:style-name="ro4">
          <table:table-cell office:value-type="string">
            <text:p>click <text:s/>mycluster</text:p>
          </table:table-cell>
          <table:table-cell table:number-columns-repeated="1023"/>
        </table:table-row>
        <table:table-row table:style-name="ro4">
          <table:table-cell office:value-type="string">
            <text:p>click ec2 instances tab</text:p>
          </table:table-cell>
          <table:table-cell table:number-columns-repeated="1023"/>
        </table:table-row>
        <table:table-row table:style-name="ro4">
          <table:table-cell office:value-type="string">
            <text:p>click ec2 instance</text:p>
          </table:table-cell>
          <table:table-cell table:number-columns-repeated="1023"/>
        </table:table-row>
        <table:table-row table:style-name="ro4">
          <table:table-cell office:value-type="string">
            <text:p>look</text:p>
          </table:table-cell>
          <table:table-cell table:number-columns-repeated="2"/>
          <table:table-cell office:value-type="string">
            <text:p>56</text:p>
          </table:table-cell>
          <table:table-cell table:number-columns-repeated="1020"/>
        </table:table-row>
        <table:table-row table:style-name="ro4">
          <table:table-cell office:value-type="string">
            <text:p>click service &gt; elastic container service</text:p>
          </table:table-cell>
          <table:table-cell table:number-columns-repeated="1023"/>
        </table:table-row>
        <table:table-row table:style-name="ro4">
          <table:table-cell office:value-type="string">
            <text:p>click repositories</text:p>
          </table:table-cell>
          <table:table-cell table:number-columns-repeated="1023"/>
        </table:table-row>
        <table:table-row table:style-name="ro4">
          <table:table-cell office:value-type="string">
            <text:p>click create repository</text:p>
          </table:table-cell>
          <table:table-cell table:number-columns-repeated="1023"/>
        </table:table-row>
        <table:table-row table:style-name="ro4">
          <table:table-cell office:value-type="string">
            <text:p>name - mydockerrepo and click create repository</text:p>
          </table:table-cell>
          <table:table-cell table:number-columns-repeated="1023"/>
        </table:table-row>
        <table:table-row table:style-name="ro4">
          <table:table-cell office:value-type="string">
            <text:p>select O repository and click view push commands</text:p>
          </table:table-cell>
          <table:table-cell table:number-columns-repeated="1023"/>
        </table:table-row>
        <table:table-row table:style-name="ro4">
          <table:table-cell office:value-type="string">
            <text:p>look these comamdns to remember</text:p>
          </table:table-cell>
          <table:table-cell table:number-columns-repeated="1023"/>
        </table:table-row>
        <table:table-row table:style-name="ro4">
          <table:table-cell office:value-type="string">
            <text:p>cioy 1st command</text:p>
          </table:table-cell>
          <table:table-cell table:number-columns-repeated="1023"/>
        </table:table-row>
        <table:table-row table:style-name="ro4">
          <table:table-cell office:value-type="string">
            <text:p>paestes command</text:p>
          </table:table-cell>
          <table:table-cell table:number-columns-repeated="1023"/>
        </table:table-row>
        <table:table-row table:style-name="ro4">
          <table:table-cell office:value-type="string">
            <text:p>goto sercies &gt; iam &gt; select cd user</text:p>
          </table:table-cell>
          <table:table-cell table:number-columns-repeated="1023"/>
        </table:table-row>
        <table:table-row table:style-name="ro4">
          <table:table-cell office:value-type="string">
            <text:p>add power user</text:p>
          </table:table-cell>
          <table:table-cell table:number-columns-repeated="1023"/>
        </table:table-row>
        <table:table-row table:style-name="ro4">
          <table:table-cell office:value-type="string">
            <text:p>try comamnd again might have to try 2 time evenb</text:p>
          </table:table-cell>
          <table:table-cell table:number-columns-repeated="1023"/>
        </table:table-row>
        <table:table-row table:style-name="ro4">
          <table:table-cell office:value-type="string">
            <text:p>copy second command</text:p>
          </table:table-cell>
          <table:table-cell table:number-columns-repeated="1023"/>
        </table:table-row>
        <table:table-row table:style-name="ro4">
          <table:table-cell office:value-type="string">
            <text:p>paste command</text:p>
          </table:table-cell>
          <table:table-cell table:number-columns-repeated="1023"/>
        </table:table-row>
        <table:table-row table:style-name="ro4">
          <table:table-cell office:value-type="string">
            <text:p>paste tag image command</text:p>
          </table:table-cell>
          <table:table-cell table:number-columns-repeated="1023"/>
        </table:table-row>
        <table:table-row table:style-name="ro4">
          <table:table-cell office:value-type="string">
            <text:p>copy 4th command</text:p>
          </table:table-cell>
          <table:table-cell table:number-columns-repeated="1023"/>
        </table:table-row>
        <table:table-row table:style-name="ro4">
          <table:table-cell office:value-type="string">
            <text:p>paste command</text:p>
          </table:table-cell>
          <table:table-cell table:number-columns-repeated="1023"/>
        </table:table-row>
        <table:table-row table:style-name="ro4">
          <table:table-cell office:value-type="string">
            <text:p>goto at your new image</text:p>
          </table:table-cell>
          <table:table-cell table:number-columns-repeated="1023"/>
        </table:table-row>
        <table:table-row table:style-name="ro4">
          <table:table-cell office:value-type="string">
            <text:p>click clusters on left </text:p>
          </table:table-cell>
          <table:table-cell table:number-columns-repeated="1023"/>
        </table:table-row>
        <table:table-row table:style-name="ro4">
          <table:table-cell office:value-type="string">
            <text:p>click teast definitions</text:p>
          </table:table-cell>
          <table:table-cell table:number-columns-repeated="1023"/>
        </table:table-row>
        <table:table-row table:style-name="ro4">
          <table:table-cell office:value-type="string">
            <text:p>click create new task definitions</text:p>
          </table:table-cell>
          <table:table-cell table:number-columns-repeated="1023"/>
        </table:table-row>
        <table:table-row table:style-name="ro4">
          <table:table-cell office:value-type="string">
            <text:p>select ec2 and click next</text:p>
          </table:table-cell>
          <table:table-cell table:number-columns-repeated="1023"/>
        </table:table-row>
        <table:table-row table:style-name="ro4">
          <table:table-cell office:value-type="string">
            <text:p>name - mytastkdefinitions</text:p>
          </table:table-cell>
          <table:table-cell table:number-columns-repeated="1023"/>
        </table:table-row>
        <table:table-row table:style-name="ro4">
          <table:table-cell office:value-type="string">
            <text:p>size = 512</text:p>
          </table:table-cell>
          <table:table-cell table:number-columns-repeated="1023"/>
        </table:table-row>
        <table:table-row table:style-name="ro4">
          <table:table-cell office:value-type="string">
            <text:p>cpu =513</text:p>
          </table:table-cell>
          <table:table-cell table:number-columns-repeated="1023"/>
        </table:table-row>
        <table:table-row table:style-name="ro4">
          <table:table-cell office:value-type="string">
            <text:p>click add container</text:p>
          </table:table-cell>
          <table:table-cell table:number-columns-repeated="1023"/>
        </table:table-row>
        <table:table-row table:style-name="ro4">
          <table:table-cell office:value-type="string">
            <text:p>name - mycontainer</text:p>
          </table:table-cell>
          <table:table-cell table:number-columns-repeated="2"/>
          <table:table-cell office:value-type="string">
            <text:p>57</text:p>
          </table:table-cell>
          <table:table-cell table:number-columns-repeated="1020"/>
        </table:table-row>
        <table:table-row table:style-name="ro4">
          <table:table-cell office:value-type="string">
            <text:p>goto elastic container service</text:p>
          </table:table-cell>
          <table:table-cell table:number-columns-repeated="1023"/>
        </table:table-row>
        <table:table-row table:style-name="ro4">
          <table:table-cell office:value-type="string">
            <text:p>click repisitories</text:p>
          </table:table-cell>
          <table:table-cell table:number-columns-repeated="1023"/>
        </table:table-row>
        <table:table-row table:style-name="ro4">
          <table:table-cell office:value-type="string">
            <text:p>click item 1</text:p>
          </table:table-cell>
          <table:table-cell table:number-columns-repeated="1023"/>
        </table:table-row>
        <table:table-row table:style-name="ro4">
          <table:table-cell office:value-type="string">
            <text:p>copy uri</text:p>
          </table:table-cell>
          <table:table-cell table:number-columns-repeated="1023"/>
        </table:table-row>
        <table:table-row table:style-name="ro4">
          <table:table-cell office:value-type="string">
            <text:p>paset into image</text:p>
          </table:table-cell>
          <table:table-cell table:number-columns-repeated="1023"/>
        </table:table-row>
        <table:table-row table:style-name="ro4">
          <table:table-cell office:value-type="string">
            <text:p>post mapping - 8080</text:p>
          </table:table-cell>
          <table:table-cell table:number-columns-repeated="1023"/>
        </table:table-row>
        <table:table-row table:style-name="ro4">
          <table:table-cell office:value-type="string">
            <text:p>scroll all the way dwon and lcik add</text:p>
          </table:table-cell>
          <table:table-cell table:number-columns-repeated="1023"/>
        </table:table-row>
        <table:table-row table:style-name="ro4">
          <table:table-cell office:value-type="string">
            <text:p>click actions &gt; create service</text:p>
          </table:table-cell>
          <table:table-cell table:number-columns-repeated="1023"/>
        </table:table-row>
        <table:table-row table:style-name="ro4">
          <table:table-cell office:value-type="string">
            <text:p>select o ec2</text:p>
          </table:table-cell>
          <table:table-cell table:number-columns-repeated="1023"/>
        </table:table-row>
        <table:table-row table:style-name="ro4">
          <table:table-cell office:value-type="string">
            <text:p>service name - myservice</text:p>
          </table:table-cell>
          <table:table-cell table:number-columns-repeated="1023"/>
        </table:table-row>
        <table:table-row table:style-name="ro4">
          <table:table-cell office:value-type="string">
            <text:p>numbe ro ftasks - 1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click create service</text:p>
          </table:table-cell>
          <table:table-cell table:number-columns-repeated="1023"/>
        </table:table-row>
        <table:table-row table:style-name="ro4">
          <table:table-cell office:value-type="string">
            <text:p>click myserivice hyperlink</text:p>
          </table:table-cell>
          <table:table-cell table:number-columns-repeated="1023"/>
        </table:table-row>
        <table:table-row table:style-name="ro4">
          <table:table-cell office:value-type="string">
            <text:p>look status i sruning AND clcik task</text:p>
          </table:table-cell>
          <table:table-cell table:number-columns-repeated="1023"/>
        </table:table-row>
        <table:table-row table:style-name="ro4">
          <table:table-cell office:value-type="string">
            <text:p>look at details</text:p>
          </table:table-cell>
          <table:table-cell table:number-columns-repeated="1023"/>
        </table:table-row>
        <table:table-row table:style-name="ro4">
          <table:table-cell office:value-type="string">
            <text:p>click events tab AND look msg steady state</text:p>
          </table:table-cell>
          <table:table-cell table:number-columns-repeated="1023"/>
        </table:table-row>
        <table:table-row table:style-name="ro4">
          <table:table-cell office:value-type="string">
            <text:p>goto ec2 consoel and click clusters</text:p>
          </table:table-cell>
          <table:table-cell table:number-columns-repeated="1023"/>
        </table:table-row>
        <table:table-row table:style-name="ro4">
          <table:table-cell office:value-type="string">
            <text:p>click cluster hyperlink</text:p>
          </table:table-cell>
          <table:table-cell table:number-columns-repeated="1023"/>
        </table:table-row>
        <table:table-row table:style-name="ro4">
          <table:table-cell office:value-type="string">
            <text:p>click ec2 instance tab</text:p>
          </table:table-cell>
          <table:table-cell table:number-columns-repeated="1023"/>
        </table:table-row>
        <table:table-row table:style-name="ro4">
          <table:table-cell office:value-type="string">
            <text:p>copyop</text:p>
          </table:table-cell>
          <table:table-cell table:number-columns-repeated="1023"/>
        </table:table-row>
        <table:table-row table:style-name="ro4">
          <table:table-cell office:value-type="string">
            <text:p>paset ip into browser and it works</text:p>
          </table:table-cell>
          <table:table-cell table:number-columns-repeated="1023"/>
        </table:table-row>
        <table:table-row table:style-name="ro4">
          <table:table-cell office:value-type="string">
            <text:p>look at this udemy resource</text:p>
          </table:table-cell>
          <table:table-cell table:number-columns-repeated="1023"/>
        </table:table-row>
        <table:table-row table:style-name="ro4">
          <table:table-cell office:value-type="string">
            <text:p>redit regiton so it matche your regoin</text:p>
          </table:table-cell>
          <table:table-cell table:number-columns-repeated="1023"/>
        </table:table-row>
        <table:table-row table:style-name="ro4">
          <table:table-cell office:value-type="string">
            <text:p>line 29 --- set to your own repository</text:p>
          </table:table-cell>
          <table:table-cell table:number-columns-repeated="1023"/>
        </table:table-row>
        <table:table-row table:style-name="ro4">
          <table:table-cell office:value-type="string">
            <text:p>line 35 - edit region her ealso</text:p>
          </table:table-cell>
          <table:table-cell table:number-columns-repeated="2"/>
          <table:table-cell office:value-type="string">
            <text:p>58</text:p>
          </table:table-cell>
          <table:table-cell table:number-columns-repeated="1020"/>
        </table:table-row>
        <table:table-row table:style-name="ro4">
          <table:table-cell office:value-type="string">
            <text:p>ls git add buid spec.yml</text:p>
          </table:table-cell>
          <table:table-cell table:number-columns-repeated="1023"/>
        </table:table-row>
        <table:table-row table:style-name="ro4">
          <table:table-cell office:value-type="string">
            <text:p>git commi t-m 'message'</text:p>
          </table:table-cell>
          <table:table-cell table:number-columns-repeated="1023"/>
        </table:table-row>
        <table:table-row table:style-name="ro4">
          <table:table-cell office:value-type="string">
            <text:p>git push</text:p>
          </table:table-cell>
          <table:table-cell table:number-columns-repeated="1023"/>
        </table:table-row>
        <table:table-row table:style-name="ro4">
          <table:table-cell office:value-type="string">
            <text:p>goto code commit an dlcick buildspec.yml</text:p>
          </table:table-cell>
          <table:table-cell table:number-columns-repeated="1023"/>
        </table:table-row>
        <table:table-row table:style-name="ro4">
          <table:table-cell office:value-type="string">
            <text:p>goto services cod ebuild</text:p>
          </table:table-cell>
          <table:table-cell table:number-columns-repeated="1023"/>
        </table:table-row>
        <table:table-row table:style-name="ro4">
          <table:table-cell office:value-type="string">
            <text:p>click create project</text:p>
          </table:table-cell>
          <table:table-cell table:number-columns-repeated="1023"/>
        </table:table-row>
        <table:table-row table:style-name="ro4">
          <table:table-cell office:value-type="string">
            <text:p>name - hello -cloud -gurus</text:p>
          </table:table-cell>
          <table:table-cell table:number-columns-repeated="1023"/>
        </table:table-row>
        <table:table-row table:style-name="ro4">
          <table:table-cell office:value-type="string">
            <text:p>change source prvider if you wait</text:p>
          </table:table-cell>
          <table:table-cell table:number-columns-repeated="1023"/>
        </table:table-row>
        <table:table-row table:style-name="ro4">
          <table:table-cell office:value-type="string">
            <text:p>repository = mysource code reopo</text:p>
          </table:table-cell>
          <table:table-cell table:number-columns-repeated="1023"/>
        </table:table-row>
        <table:table-row table:style-name="ro4">
          <table:table-cell office:value-type="string">
            <text:p>os = ubuntu</text:p>
          </table:table-cell>
          <table:table-cell table:number-columns-repeated="1023"/>
        </table:table-row>
        <table:table-row table:style-name="ro4">
          <table:table-cell office:value-type="string">
            <text:p>runtime = standard</text:p>
          </table:table-cell>
          <table:table-cell table:number-columns-repeated="1023"/>
        </table:table-row>
        <table:table-row table:style-name="ro4">
          <table:table-cell office:value-type="string">
            <text:p>image = standard 2.0</text:p>
          </table:table-cell>
          <table:table-cell table:number-columns-repeated="1023"/>
        </table:table-row>
        <table:table-row table:style-name="ro4">
          <table:table-cell office:value-type="string">
            <text:p>checkmark enable this flag</text:p>
          </table:table-cell>
          <table:table-cell table:number-columns-repeated="1023"/>
        </table:table-row>
        <table:table-row table:style-name="ro4">
          <table:table-cell office:value-type="string">
            <text:p>look : in some case might wat to insert mip commands</text:p>
          </table:table-cell>
          <table:table-cell table:number-columns-repeated="1023"/>
        </table:table-row>
        <table:table-row table:style-name="ro4">
          <table:table-cell office:value-type="string">
            <text:p>scrolldown and select create build project</text:p>
          </table:table-cell>
          <table:table-cell table:number-columns-repeated="1023"/>
        </table:table-row>
        <table:table-row table:style-name="ro4">
          <table:table-cell office:value-type="string">
            <text:p>click start build</text:p>
          </table:table-cell>
          <table:table-cell table:number-columns-repeated="1023"/>
        </table:table-row>
        <table:table-row table:style-name="ro4">
          <table:table-cell office:value-type="string">
            <text:p>click start build w</text:p>
          </table:table-cell>
          <table:table-cell table:number-columns-repeated="1023"/>
        </table:table-row>
        <table:table-row table:style-name="ro4">
          <table:table-cell office:value-type="string">
            <text:p>wait</text:p>
          </table:table-cell>
          <table:table-cell table:number-columns-repeated="1023"/>
        </table:table-row>
        <table:table-row table:style-name="ro4">
          <table:table-cell office:value-type="string">
            <text:p>look at error message</text:p>
          </table:table-cell>
          <table:table-cell table:number-columns-repeated="1023"/>
        </table:table-row>
        <table:table-row table:style-name="ro4">
          <table:table-cell office:value-type="string">
            <text:p>goto iam and click roles</text:p>
          </table:table-cell>
          <table:table-cell table:number-columns-repeated="1023"/>
        </table:table-row>
        <table:table-row table:style-name="ro4">
          <table:table-cell office:value-type="string">
            <text:p>type hello and lcik item</text:p>
          </table:table-cell>
          <table:table-cell table:number-columns-repeated="1023"/>
        </table:table-row>
        <table:table-row table:style-name="ro4">
          <table:table-cell office:value-type="string">
            <text:p>click down arrow</text:p>
          </table:table-cell>
          <table:table-cell table:number-columns-repeated="1023"/>
        </table:table-row>
        <table:table-row table:style-name="ro4">
          <table:table-cell office:value-type="string">
            <text:p>click attach role</text:p>
          </table:table-cell>
          <table:table-cell table:number-columns-repeated="1023"/>
        </table:table-row>
        <table:table-row table:style-name="ro4">
          <table:table-cell office:value-type="string">
            <text:p>type registry and click imte</text:p>
          </table:table-cell>
          <table:table-cell table:number-columns-repeated="1023"/>
        </table:table-row>
        <table:table-row table:style-name="ro4">
          <table:table-cell office:value-type="string">
            <text:p>click attach policy</text:p>
          </table:table-cell>
          <table:table-cell table:number-columns-repeated="1023"/>
        </table:table-row>
        <table:table-row table:style-name="ro4">
          <table:table-cell office:value-type="string">
            <text:p>go back and lcick retryu build</text:p>
          </table:table-cell>
          <table:table-cell table:number-columns-repeated="1023"/>
        </table:table-row>
        <table:table-row table:style-name="ro4">
          <table:table-cell office:value-type="string">
            <text:p>look it works</text:p>
          </table:table-cell>
          <table:table-cell table:number-columns-repeated="2"/>
          <table:table-cell office:value-type="string">
            <text:p>59</text:p>
          </table:table-cell>
          <table:table-cell table:number-columns-repeated="1020"/>
        </table:table-row>
        <table:table-row table:style-name="ro4">
          <table:table-cell office:value-type="string">
            <text:p>go here and look tis untagged</text:p>
          </table:table-cell>
          <table:table-cell table:number-columns-repeated="1023"/>
        </table:table-row>
        <table:table-row table:style-name="ro4">
          <table:table-cell office:value-type="string">
            <text:p>cloud serie s&gt; cloud formations</text:p>
          </table:table-cell>
          <table:table-cell table:number-columns-repeated="1023"/>
        </table:table-row>
        <table:table-row table:style-name="ro4">
          <table:table-cell office:value-type="string">
            <text:p>click create new stack</text:p>
          </table:table-cell>
          <table:table-cell table:number-columns-repeated="1023"/>
        </table:table-row>
        <table:table-row table:style-name="ro4">
          <table:table-cell office:value-type="string">
            <text:p>click choose file and select udemy CGttemplate.yml resource</text:p>
          </table:table-cell>
          <table:table-cell table:number-columns-repeated="1023"/>
        </table:table-row>
        <table:table-row table:style-name="ro4">
          <table:table-cell office:value-type="string">
            <text:p>got ot htis page and cipoy this</text:p>
          </table:table-cell>
          <table:table-cell table:number-columns-repeated="1023"/>
        </table:table-row>
        <table:table-row table:style-name="ro4">
          <table:table-cell office:value-type="string">
            <text:p>pasete imageid ion line 16</text:p>
          </table:table-cell>
          <table:table-cell table:number-columns-repeated="1023"/>
        </table:table-row>
        <table:table-row table:style-name="ro4">
          <table:table-cell office:value-type="string">
            <text:p>uplao dfile and click next</text:p>
          </table:table-cell>
          <table:table-cell table:number-columns-repeated="1023"/>
        </table:table-row>
        <table:table-row table:style-name="ro4">
          <table:table-cell office:value-type="string">
            <text:p>name- mystack keyname- myirelandpavi AND next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click cfreaet</text:p>
          </table:table-cell>
          <table:table-cell table:number-columns-repeated="1023"/>
        </table:table-row>
        <table:table-row table:style-name="ro4">
          <table:table-cell office:value-type="string">
            <text:p>wait</text:p>
          </table:table-cell>
          <table:table-cell table:number-columns-repeated="1023"/>
        </table:table-row>
        <table:table-row table:style-name="ro4">
          <table:table-cell office:value-type="string">
            <text:p>now complte and <text:s/>click mystack</text:p>
          </table:table-cell>
          <table:table-cell table:number-columns-repeated="1023"/>
        </table:table-row>
        <table:table-row table:style-name="ro4">
          <table:table-cell office:value-type="string">
            <text:p>click servies &gt; ec2</text:p>
          </table:table-cell>
          <table:table-cell table:number-columns-repeated="1023"/>
        </table:table-row>
        <table:table-row table:style-name="ro4">
          <table:table-cell office:value-type="string">
            <text:p>look around </text:p>
          </table:table-cell>
          <table:table-cell table:number-columns-repeated="1023"/>
        </table:table-row>
        <table:table-row table:style-name="ro4">
          <table:table-cell office:value-type="string">
            <text:p>copy public ip </text:p>
          </table:table-cell>
          <table:table-cell table:number-columns-repeated="1023"/>
        </table:table-row>
        <table:table-row table:style-name="ro4">
          <table:table-cell office:value-type="string">
            <text:p>ssh into instacne</text:p>
          </table:table-cell>
          <table:table-cell table:number-columns-repeated="1023"/>
        </table:table-row>
        <table:table-row table:style-name="ro4">
          <table:table-cell office:value-type="string">
            <text:p>click services &gt;cloud formation</text:p>
          </table:table-cell>
          <table:table-cell table:number-columns-repeated="1023"/>
        </table:table-row>
        <table:table-row table:style-name="ro4">
          <table:table-cell office:value-type="string">
            <text:p>click actions &gt; delete stack</text:p>
          </table:table-cell>
          <table:table-cell table:number-columns-repeated="1023"/>
        </table:table-row>
        <table:table-row table:style-name="ro4">
          <table:table-cell office:value-type="string">
            <text:p>click yes,delte</text:p>
          </table:table-cell>
          <table:table-cell table:number-columns-repeated="1023"/>
        </table:table-row>
        <table:table-row table:style-name="ro4">
          <table:table-cell office:value-type="string">
            <text:p>in progress</text:p>
          </table:table-cell>
          <table:table-cell table:number-columns-repeated="1023"/>
        </table:table-row>
        <table:table-row table:style-name="ro4">
          <table:table-cell office:value-type="string">
            <text:p>click services s3</text:p>
          </table:table-cell>
          <table:table-cell table:number-columns-repeated="1023"/>
        </table:table-row>
        <table:table-row table:style-name="ro4">
          <table:table-cell office:value-type="string">
            <text:p>click item1</text:p>
          </table:table-cell>
          <table:table-cell table:number-columns-repeated="1023"/>
        </table:table-row>
        <table:table-row table:style-name="ro4">
          <table:table-cell office:value-type="string">
            <text:p>click item</text:p>
          </table:table-cell>
          <table:table-cell table:number-columns-repeated="1023"/>
        </table:table-row>
        <table:table-row table:style-name="ro4">
          <table:table-cell office:value-type="string">
            <text:p>click make public</text:p>
          </table:table-cell>
          <table:table-cell table:number-columns-repeated="1023"/>
        </table:table-row>
        <table:table-row table:style-name="ro4">
          <table:table-cell office:value-type="string">
            <text:p>after resource are done deleting the you can delte bcuket</text:p>
          </table:table-cell>
          <table:table-cell table:number-columns-repeated="1023"/>
        </table:table-row>
        <table:table-row table:style-name="ro4">
          <table:table-cell office:value-type="string">
            <text:p>python --version</text:p>
          </table:table-cell>
          <table:table-cell table:number-columns-repeated="1023"/>
        </table:table-row>
        <table:table-row table:style-name="ro4">
          <table:table-cell office:value-type="string">
            <text:p>easy_install pip</text:p>
          </table:table-cell>
          <table:table-cell table:number-columns-repeated="1023"/>
        </table:table-row>
        <table:table-row table:style-name="ro4">
          <table:table-cell office:value-type="string">
            <text:p>pip intall aws-sam-cli</text:p>
          </table:table-cell>
          <table:table-cell table:number-columns-repeated="2"/>
          <table:table-cell office:value-type="string">
            <text:p>60</text:p>
          </table:table-cell>
          <table:table-cell table:number-columns-repeated="1020"/>
        </table:table-row>
        <table:table-row table:style-name="ro4">
          <table:table-cell office:value-type="string">
            <text:p>aws iam get-user</text:p>
          </table:table-cell>
          <table:table-cell table:number-columns-repeated="1023"/>
        </table:table-row>
        <table:table-row table:style-name="ro4">
          <table:table-cell office:value-type="string">
            <text:p>htw --- user needs amazons3fullaccess</text:p>
          </table:table-cell>
          <table:table-cell table:number-columns-repeated="1023"/>
        </table:table-row>
        <table:table-row table:style-name="ro4">
          <table:table-cell office:value-type="string">
            <text:p>aws s3 mb s3://cfsambucket --region eu-west-2</text:p>
          </table:table-cell>
          <table:table-cell table:number-columns-repeated="1023"/>
        </table:table-row>
        <table:table-row table:style-name="ro4">
          <table:table-cell office:value-type="string">
            <text:p>this is a udemy resourc</text:p>
          </table:table-cell>
          <table:table-cell table:number-columns-repeated="1023"/>
        </table:table-row>
        <table:table-row table:style-name="ro4">
          <table:table-cell office:value-type="string">
            <text:p>this line makes it a SAM deployment</text:p>
          </table:table-cell>
          <table:table-cell table:number-columns-repeated="1023"/>
        </table:table-row>
        <table:table-row table:style-name="ro4">
          <table:table-cell office:value-type="string">
            <text:p>this has to match your nucket name</text:p>
          </table:table-cell>
          <table:table-cell table:number-columns-repeated="1023"/>
        </table:table-row>
        <table:table-row table:style-name="ro4">
          <table:table-cell office:value-type="string">
            <text:p>paset commdn</text:p>
          </table:table-cell>
          <table:table-cell table:number-columns-repeated="1023"/>
        </table:table-row>
        <table:table-row table:style-name="ro4">
          <table:table-cell office:value-type="string">
            <text:p>ls</text:p>
          </table:table-cell>
          <table:table-cell table:number-columns-repeated="1023"/>
        </table:table-row>
        <table:table-row table:style-name="ro4">
          <table:table-cell office:value-type="string">
            <text:p>paest commdn</text:p>
          </table:table-cell>
          <table:table-cell table:number-columns-repeated="1023"/>
        </table:table-row>
        <table:table-row table:style-name="ro4">
          <table:table-cell office:value-type="string">
            <text:p>goto service &gt; coudformation</text:p>
          </table:table-cell>
          <table:table-cell table:number-columns-repeated="1023"/>
        </table:table-row>
        <table:table-row table:style-name="ro4">
          <table:table-cell office:value-type="string">
            <text:p>done</text:p>
          </table:table-cell>
          <table:table-cell table:number-columns-repeated="1023"/>
        </table:table-row>
        <table:table-row table:style-name="ro4">
          <table:table-cell office:value-type="string">
            <text:p>click service lambda</text:p>
          </table:table-cell>
          <table:table-cell table:number-columns-repeated="1023"/>
        </table:table-row>
        <table:table-row table:style-name="ro4">
          <table:table-cell office:value-type="string">
            <text:p>click item</text:p>
          </table:table-cell>
          <table:table-cell table:number-columns-repeated="1023"/>
        </table:table-row>
        <table:table-row table:style-name="ro4">
          <table:table-cell office:value-type="string">
            <text:p>click select a test &gt;cinfigure</text:p>
          </table:table-cell>
          <table:table-cell table:number-columns-repeated="1023"/>
        </table:table-row>
        <table:table-row table:style-name="ro4">
          <table:table-cell office:value-type="string">
            <text:p>tupe myevent and lci create</text:p>
          </table:table-cell>
          <table:table-cell table:number-columns-repeated="1023"/>
        </table:table-row>
        <table:table-row table:style-name="ro4">
          <table:table-cell office:value-type="string">
            <text:p>click tes</text:p>
          </table:table-cell>
          <table:table-cell table:number-columns-repeated="1023"/>
        </table:table-row>
        <table:table-row table:style-name="ro4">
          <table:table-cell office:value-type="string">
            <text:p>click details</text:p>
          </table:table-cell>
          <table:table-cell table:number-columns-repeated="1023"/>
        </table:table-row>
        <table:table-row table:style-name="ro4">
          <table:table-cell office:value-type="string">
            <text:p>goto cloud formation and mystack</text:p>
          </table:table-cell>
          <table:table-cell table:number-columns-repeated="1023"/>
        </table:table-row>
        <table:table-row table:style-name="ro4">
          <table:table-cell office:value-type="string">
            <text:p>click actions delte stack</text:p>
          </table:table-cell>
          <table:table-cell table:number-columns-repeated="1023"/>
        </table:table-row>
        <table:table-row table:style-name="ro4">
          <table:table-cell office:value-type="string">
            <text:p>click yes,delte</text:p>
          </table:table-cell>
          <table:table-cell table:number-columns-repeated="1023"/>
        </table:table-row>
        <table:table-row table:style-name="ro4">
          <table:table-cell office:value-type="string">
            <text:p>delte in progress</text:p>
          </table:table-cell>
          <table:table-cell table:number-columns-repeated="1023"/>
        </table:table-row>
        <table:table-row table:style-name="ro4">
          <table:table-cell office:value-type="string">
            <text:p>(not shown) nned to delte ucket an dlambda</text:p>
          </table:table-cell>
          <table:table-cell table:number-columns-repeated="1023"/>
        </table:table-row>
        <table:table-row table:style-name="ro4">
          <table:table-cell office:value-type="string">
            <text:p>lick sercies &gt;cognito</text:p>
          </table:table-cell>
          <table:table-cell table:number-columns-repeated="1023"/>
        </table:table-row>
        <table:table-row table:style-name="ro4">
          <table:table-cell office:value-type="string">
            <text:p>clickmanage user pools</text:p>
          </table:table-cell>
          <table:table-cell table:number-columns-repeated="1023"/>
        </table:table-row>
        <table:table-row table:style-name="ro4">
          <table:table-cell office:value-type="string">
            <text:p>click hyperlink</text:p>
          </table:table-cell>
          <table:table-cell table:number-columns-repeated="1023"/>
        </table:table-row>
        <table:table-row table:style-name="ro4">
          <table:table-cell office:value-type="string">
            <text:p>namestestpool AND click review default Hbox</text:p>
          </table:table-cell>
          <table:table-cell table:number-columns-repeated="1023"/>
        </table:table-row>
        <table:table-row table:style-name="ro4">
          <table:table-cell office:value-type="string">
            <text:p>click crreate pool </text:p>
          </table:table-cell>
          <table:table-cell table:number-columns-repeated="1023"/>
        </table:table-row>
        <table:table-row table:style-name="ro4">
          <table:table-cell office:value-type="string">
            <text:p>scroll down and click app clients</text:p>
          </table:table-cell>
          <table:table-cell table:number-columns-repeated="2"/>
          <table:table-cell office:value-type="string">
            <text:p>61</text:p>
          </table:table-cell>
          <table:table-cell table:number-columns-repeated="1020"/>
        </table:table-row>
        <table:table-row table:style-name="ro4">
          <table:table-cell office:value-type="string">
            <text:p>click add app client</text:p>
          </table:table-cell>
          <table:table-cell table:number-columns-repeated="1023"/>
        </table:table-row>
        <table:table-row table:style-name="ro4">
          <table:table-cell office:value-type="string">
            <text:p>type mytestclient and lcikc reate</text:p>
          </table:table-cell>
          <table:table-cell table:number-columns-repeated="1023"/>
        </table:table-row>
        <table:table-row table:style-name="ro4">
          <table:table-cell office:value-type="string">
            <text:p>clic kapp client settings on side</text:p>
          </table:table-cell>
          <table:table-cell table:number-columns-repeated="1023"/>
        </table:table-row>
        <table:table-row table:style-name="ro4">
          <table:table-cell office:value-type="string">
            <text:p>checkmark cignito user pool</text:p>
          </table:table-cell>
          <table:table-cell table:number-columns-repeated="1023"/>
        </table:table-row>
        <table:table-row table:style-name="ro4">
          <table:table-cell office:value-type="string">
            <text:p>type https://example.com</text:p>
          </table:table-cell>
          <table:table-cell table:number-columns-repeated="1023"/>
        </table:table-row>
        <table:table-row table:style-name="ro4">
          <table:table-cell office:value-type="string">
            <text:p>check mark authroize code grant and checkmark implicit grant</text:p>
          </table:table-cell>
          <table:table-cell table:number-columns-repeated="1023"/>
        </table:table-row>
        <table:table-row table:style-name="ro4">
          <table:table-cell office:value-type="string">
            <text:p>checkmark all five boxes under allowed O authscopes</text:p>
          </table:table-cell>
          <table:table-cell table:number-columns-repeated="1023"/>
        </table:table-row>
        <table:table-row table:style-name="ro4">
          <table:table-cell office:value-type="string">
            <text:p>click save chagnes</text:p>
          </table:table-cell>
          <table:table-cell table:number-columns-repeated="1023"/>
        </table:table-row>
        <table:table-row table:style-name="ro4">
          <table:table-cell office:value-type="string">
            <text:p>click domain name on side</text:p>
          </table:table-cell>
          <table:table-cell table:number-columns-repeated="1023"/>
        </table:table-row>
        <table:table-row table:style-name="ro4">
          <table:table-cell office:value-type="string">
            <text:p>type the domain name and click save changes</text:p>
          </table:table-cell>
          <table:table-cell table:number-columns-repeated="1023"/>
        </table:table-row>
        <table:table-row table:style-name="ro4">
          <table:table-cell office:value-type="string">
            <text:p>clickui customization on side</text:p>
          </table:table-cell>
          <table:table-cell table:number-columns-repeated="1023"/>
        </table:table-row>
        <table:table-row table:style-name="ro4">
          <table:table-cell office:value-type="string">
            <text:p>click choose a file and chhose logo.png</text:p>
          </table:table-cell>
          <table:table-cell table:number-columns-repeated="1023"/>
        </table:table-row>
        <table:table-row table:style-name="ro4">
          <table:table-cell office:value-type="string">
            <text:p>scroll down and click save chagnes</text:p>
          </table:table-cell>
          <table:table-cell table:number-columns-repeated="1023"/>
        </table:table-row>
        <table:table-row table:style-name="ro4">
          <table:table-cell office:value-type="string">
            <text:p>click app integration on side</text:p>
          </table:table-cell>
          <table:table-cell table:number-columns-repeated="1023"/>
        </table:table-row>
        <table:table-row table:style-name="ro4">
          <table:table-cell office:value-type="string">
            <text:p>copy domain name</text:p>
          </table:table-cell>
          <table:table-cell table:number-columns-repeated="1023"/>
        </table:table-row>
        <table:table-row table:style-name="ro4">
          <table:table-cell office:value-type="string">
            <text:p>paset an dtype /;pgin?</text:p>
          </table:table-cell>
          <table:table-cell table:number-columns-repeated="1023"/>
        </table:table-row>
        <table:table-row table:style-name="ro4">
          <table:table-cell office:value-type="string">
            <text:p>response _type=token</text:p>
          </table:table-cell>
          <table:table-cell table:number-columns-repeated="1023"/>
        </table:table-row>
        <table:table-row table:style-name="ro4">
          <table:table-cell office:value-type="string">
            <text:p>got o this page and copy id</text:p>
          </table:table-cell>
          <table:table-cell table:number-columns-repeated="1023"/>
        </table:table-row>
        <table:table-row table:style-name="ro4">
          <table:table-cell office:value-type="string">
            <text:p>type AND client_id = [aset</text:p>
          </table:table-cell>
          <table:table-cell table:number-columns-repeated="1023"/>
        </table:table-row>
        <table:table-row table:style-name="ro4">
          <table:table-cell office:value-type="string">
            <text:p>copy callback url</text:p>
          </table:table-cell>
          <table:table-cell table:number-columns-repeated="1023"/>
        </table:table-row>
        <table:table-row table:style-name="ro4">
          <table:table-cell office:value-type="string">
            <text:p>&amp;redirect_uri = pasete</text:p>
          </table:table-cell>
          <table:table-cell table:number-columns-repeated="1023"/>
        </table:table-row>
        <table:table-row table:style-name="ro4">
          <table:table-cell office:value-type="string">
            <text:p>hit enter and it works AND make user</text:p>
          </table:table-cell>
          <table:table-cell table:number-columns-repeated="1023"/>
        </table:table-row>
        <table:table-row table:style-name="ro4">
          <table:table-cell office:value-type="string">
            <text:p>click users and groups on side</text:p>
          </table:table-cell>
          <table:table-cell table:number-columns-repeated="1023"/>
        </table:table-row>
        <table:table-row table:style-name="ro4">
          <table:table-cell office:value-type="string">
            <text:p>click regresh and see use ryou made</text:p>
          </table:table-cell>
          <table:table-cell table:number-columns-repeated="1023"/>
        </table:table-row>
        <table:table-row table:style-name="ro4">
          <table:table-cell office:value-type="string">
            <text:p>click idenity providers on left</text:p>
          </table:table-cell>
          <table:table-cell table:number-columns-repeated="1023"/>
        </table:table-row>
        <table:table-row table:style-name="ro4">
          <table:table-cell office:value-type="string">
            <text:p>delte domain</text:p>
          </table:table-cell>
          <table:table-cell table:number-columns-repeated="1023"/>
        </table:table-row>
        <table:table-row table:style-name="ro4">
          <table:table-cell office:value-type="string">
            <text:p>click general settting and click pool</text:p>
          </table:table-cell>
          <table:table-cell table:number-columns-repeated="1023"/>
        </table:table-row>
        <table:table-row table:style-name="ro4">
          <table:table-cell office:value-type="string">
            <text:p>click service s&gt; iam</text:p>
          </table:table-cell>
          <table:table-cell table:number-columns-repeated="2"/>
          <table:table-cell office:value-type="string">
            <text:p>62</text:p>
          </table:table-cell>
          <table:table-cell table:number-columns-repeated="1020"/>
        </table:table-row>
        <table:table-row table:style-name="ro4">
          <table:table-cell office:value-type="string">
            <text:p>click policie son left</text:p>
          </table:table-cell>
          <table:table-cell table:number-columns-repeated="1023"/>
        </table:table-row>
        <table:table-row table:style-name="ro4">
          <table:table-cell office:value-type="string">
            <text:p>click fileter policies and select aws managed</text:p>
          </table:table-cell>
          <table:table-cell table:number-columns-repeated="1023"/>
        </table:table-row>
        <table:table-row table:style-name="ro4">
          <table:table-cell office:value-type="string">
            <text:p>click users on left and then click gaye </text:p>
          </table:table-cell>
          <table:table-cell table:number-columns-repeated="1023"/>
        </table:table-row>
        <table:table-row table:style-name="ro4">
          <table:table-cell office:value-type="string">
            <text:p>click add inline policy</text:p>
          </table:table-cell>
          <table:table-cell table:number-columns-repeated="1023"/>
        </table:table-row>
        <table:table-row table:style-name="ro4">
          <table:table-cell office:value-type="string">
            <text:p>click choose a service</text:p>
          </table:table-cell>
          <table:table-cell table:number-columns-repeated="1023"/>
        </table:table-row>
        <table:table-row table:style-name="ro4">
          <table:table-cell office:value-type="string">
            <text:p>type athena</text:p>
          </table:table-cell>
          <table:table-cell table:number-columns-repeated="1023"/>
        </table:table-row>
        <table:table-row table:style-name="ro4">
          <table:table-cell office:value-type="string">
            <text:p>checkmark write and lcick review</text:p>
          </table:table-cell>
          <table:table-cell table:number-columns-repeated="1023"/>
        </table:table-row>
        <table:table-row table:style-name="ro4">
          <table:table-cell office:value-type="string">
            <text:p>tyoep name and lcick create look at the policy</text:p>
          </table:table-cell>
          <table:table-cell table:number-columns-repeated="1023"/>
        </table:table-row>
        <table:table-row table:style-name="ro4">
          <table:table-cell office:value-type="string">
            <text:p>click user son left</text:p>
          </table:table-cell>
          <table:table-cell table:number-columns-repeated="1023"/>
        </table:table-row>
        <table:table-row table:style-name="ro4">
          <table:table-cell office:value-type="string">
            <text:p>click add user</text:p>
          </table:table-cell>
          <table:table-cell table:number-columns-repeated="1023"/>
        </table:table-row>
        <table:table-row table:style-name="ro4">
          <table:table-cell office:value-type="string">
            <text:p>name - ron checkmar programatic lcick next</text:p>
          </table:table-cell>
          <table:table-cell table:number-columns-repeated="1023"/>
        </table:table-row>
        <table:table-row table:style-name="ro4">
          <table:table-cell office:value-type="string">
            <text:p>select <text:s/>attach exisisting policies and look inline policy not here</text:p>
          </table:table-cell>
          <table:table-cell table:number-columns-repeated="1023"/>
        </table:table-row>
        <table:table-row table:style-name="ro4">
          <table:table-cell office:value-type="string">
            <text:p>make n virginia the region</text:p>
          </table:table-cell>
          <table:table-cell table:number-columns-repeated="1023"/>
        </table:table-row>
        <table:table-row table:style-name="ro4">
          <table:table-cell office:value-type="string">
            <text:p>click serices &gt; iam</text:p>
          </table:table-cell>
          <table:table-cell table:number-columns-repeated="1023"/>
        </table:table-row>
        <table:table-row table:style-name="ro4">
          <table:table-cell office:value-type="string">
            <text:p>click roles on left</text:p>
          </table:table-cell>
          <table:table-cell table:number-columns-repeated="1023"/>
        </table:table-row>
        <table:table-row table:style-name="ro4">
          <table:table-cell office:value-type="string">
            <text:p>click create role</text:p>
          </table:table-cell>
          <table:table-cell table:number-columns-repeated="1023"/>
        </table:table-row>
        <table:table-row table:style-name="ro4">
          <table:table-cell office:value-type="string">
            <text:p>select ec and click next</text:p>
          </table:table-cell>
          <table:table-cell table:number-columns-repeated="1023"/>
        </table:table-row>
        <table:table-row table:style-name="ro4">
          <table:table-cell office:value-type="string">
            <text:p>search cloud watch and select fullaccess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name- cloud watch2c3 and lci net</text:p>
          </table:table-cell>
          <table:table-cell table:number-columns-repeated="1023"/>
        </table:table-row>
        <table:table-row table:style-name="ro4">
          <table:table-cell office:value-type="string">
            <text:p>click servies &gt;ec2</text:p>
          </table:table-cell>
          <table:table-cell table:number-columns-repeated="1023"/>
        </table:table-row>
        <table:table-row table:style-name="ro4">
          <table:table-cell office:value-type="string">
            <text:p>click launch isntance</text:p>
          </table:table-cell>
          <table:table-cell table:number-columns-repeated="1023"/>
        </table:table-row>
        <table:table-row table:style-name="ro4">
          <table:table-cell office:value-type="string">
            <text:p>select amazon linux 2 ami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select cloud watch ec2</text:p>
          </table:table-cell>
          <table:table-cell table:number-columns-repeated="1023"/>
        </table:table-row>
        <table:table-row table:style-name="ro4">
          <table:table-cell office:value-type="string">
            <text:p>goto boot strap scrip tin udemy resources</text:p>
          </table:table-cell>
          <table:table-cell table:number-columns-repeated="2"/>
          <table:table-cell office:value-type="string">
            <text:p>63</text:p>
          </table:table-cell>
          <table:table-cell table:number-columns-repeated="1020"/>
        </table:table-row>
        <table:table-row table:style-name="ro4">
          <table:table-cell office:value-type="string">
            <text:p>copy top part</text:p>
          </table:table-cell>
          <table:table-cell table:number-columns-repeated="1023"/>
        </table:table-row>
        <table:table-row table:style-name="ro4">
          <table:table-cell office:value-type="string">
            <text:p>paset here and click next</text:p>
          </table:table-cell>
          <table:table-cell table:number-columns-repeated="1023"/>
        </table:table-row>
        <table:table-row table:style-name="ro4">
          <table:table-cell office:value-type="string">
            <text:p>click next</text:p>
          </table:table-cell>
          <table:table-cell table:number-columns-repeated="1023"/>
        </table:table-row>
        <table:table-row table:style-name="ro4">
          <table:table-cell office:value-type="string">
            <text:p>click add tag </text:p>
          </table:table-cell>
          <table:table-cell table:number-columns-repeated="1023"/>
        </table:table-row>
        <table:table-row table:style-name="ro4">
          <table:table-cell office:value-type="string">
            <text:p>typ ename type ec2cludwatch click next</text:p>
          </table:table-cell>
          <table:table-cell table:number-columns-repeated="1023"/>
        </table:table-row>
        <table:table-row table:style-name="ro4">
          <table:table-cell office:value-type="string">
            <text:p>you can select existing security group instad of this NEXT</text:p>
          </table:table-cell>
          <table:table-cell table:number-columns-repeated="1023"/>
        </table:table-row>
        <table:table-row table:style-name="ro4">
          <table:table-cell office:value-type="string">
            <text:p>click launch</text:p>
          </table:table-cell>
          <table:table-cell table:number-columns-repeated="1023"/>
        </table:table-row>
        <table:table-row table:style-name="ro4">
          <table:table-cell office:value-type="string">
            <text:p>create new key pai or create a new one</text:p>
          </table:table-cell>
          <table:table-cell table:number-columns-repeated="1023"/>
        </table:table-row>
        <table:table-row table:style-name="ro4">
          <table:table-cell office:value-type="string">
            <text:p>launc hintac e and wait</text:p>
          </table:table-cell>
          <table:table-cell table:number-columns-repeated="1023"/>
        </table:table-row>
        <table:table-row table:style-name="ro4">
          <table:table-cell office:value-type="string">
            <text:p>cioy up address</text:p>
          </table:table-cell>
          <table:table-cell table:number-columns-repeated="1023"/>
        </table:table-row>
        <table:table-row table:style-name="ro4">
          <table:table-cell office:value-type="string">
            <text:p>chmod 400 myec2p.pem</text:p>
          </table:table-cell>
          <table:table-cell table:number-columns-repeated="1023"/>
        </table:table-row>
        <table:table-row table:style-name="ro4">
          <table:table-cell office:value-type="string">
            <text:p>ssh ec2-user@pasetip -i myeckp.pem </text:p>
          </table:table-cell>
          <table:table-cell table:number-columns-repeated="1023"/>
        </table:table-row>
        <table:table-row table:style-name="ro4">
          <table:table-cell office:value-type="string">
            <text:p>type yes</text:p>
          </table:table-cell>
          <table:table-cell table:number-columns-repeated="1023"/>
        </table:table-row>
        <table:table-row table:style-name="ro4">
          <table:table-cell office:value-type="string">
            <text:p>sudo su</text:p>
          </table:table-cell>
          <table:table-cell table:number-columns-repeated="1023"/>
        </table:table-row>
        <table:table-row table:style-name="ro4">
          <table:table-cell office:value-type="string">
            <text:p>ls </text:p>
          </table:table-cell>
          <table:table-cell table:number-columns-repeated="1023"/>
        </table:table-row>
        <table:table-row table:style-name="ro4">
          <table:table-cell office:value-type="string">
            <text:p>cd aws -scripts-mon/</text:p>
          </table:table-cell>
          <table:table-cell table:number-columns-repeated="1023"/>
        </table:table-row>
        <table:table-row table:style-name="ro4">
          <table:table-cell office:value-type="string">
            <text:p>ls</text:p>
          </table:table-cell>
          <table:table-cell table:number-columns-repeated="1023"/>
        </table:table-row>
        <table:table-row table:style-name="ro4">
          <table:table-cell office:value-type="string">
            <text:p>click services &gt; cooud watch</text:p>
          </table:table-cell>
          <table:table-cell table:number-columns-repeated="1023"/>
        </table:table-row>
        <table:table-row table:style-name="ro4">
          <table:table-cell office:value-type="string">
            <text:p>click browser metrics</text:p>
          </table:table-cell>
          <table:table-cell table:number-columns-repeated="1023"/>
        </table:table-row>
        <table:table-row table:style-name="ro4">
          <table:table-cell office:value-type="string">
            <text:p>click ec2</text:p>
          </table:table-cell>
          <table:table-cell table:number-columns-repeated="1023"/>
        </table:table-row>
        <table:table-row table:style-name="ro4">
          <table:table-cell office:value-type="string">
            <text:p>click perinstance metrics</text:p>
          </table:table-cell>
          <table:table-cell table:number-columns-repeated="1023"/>
        </table:table-row>
        <table:table-row table:style-name="ro4">
          <table:table-cell office:value-type="string">
            <text:p>copy command</text:p>
          </table:table-cell>
          <table:table-cell table:number-columns-repeated="1023"/>
        </table:table-row>
        <table:table-row table:style-name="ro4">
          <table:table-cell office:value-type="string">
            <text:p>pasete commdn end enter</text:p>
          </table:table-cell>
          <table:table-cell table:number-columns-repeated="1023"/>
        </table:table-row>
        <table:table-row table:style-name="ro4">
          <table:table-cell office:value-type="string">
            <text:p>copy seocnd ocmmand</text:p>
          </table:table-cell>
          <table:table-cell table:number-columns-repeated="1023"/>
        </table:table-row>
        <table:table-row table:style-name="ro4">
          <table:table-cell office:value-type="string">
            <text:p>paset command and ENTER</text:p>
          </table:table-cell>
          <table:table-cell table:number-columns-repeated="1023"/>
        </table:table-row>
        <table:table-row table:style-name="ro4">
          <table:table-cell office:value-type="string">
            <text:p>wait 5 minutes &amp; toto metrics</text:p>
          </table:table-cell>
          <table:table-cell table:number-columns-repeated="1023"/>
        </table:table-row>
        <table:table-row table:style-name="ro4">
          <table:table-cell office:value-type="string">
            <text:p>click linux system</text:p>
          </table:table-cell>
          <table:table-cell table:number-columns-repeated="1023"/>
        </table:table-row>
        <table:table-row table:style-name="ro4">
          <table:table-cell office:value-type="string">
            <text:p>click instanc eid</text:p>
          </table:table-cell>
          <table:table-cell table:number-columns-repeated="2"/>
          <table:table-cell office:value-type="string">
            <text:p>64</text:p>
          </table:table-cell>
          <table:table-cell table:number-columns-repeated="1020"/>
        </table:table-row>
        <table:table-row table:style-name="ro4">
          <table:table-cell office:value-type="string">
            <text:p>look here</text:p>
          </table:table-cell>
          <table:table-cell table:number-columns-repeated="1023"/>
        </table:table-row>
        <table:table-row table:style-name="ro4">
          <table:table-cell office:value-type="string">
            <text:p>copy 3rd commdn</text:p>
          </table:table-cell>
          <table:table-cell table:number-columns-repeated="1023"/>
        </table:table-row>
        <table:table-row table:style-name="ro4">
          <table:table-cell office:value-type="string">
            <text:p>cd lect</text:p>
          </table:table-cell>
          <table:table-cell table:number-columns-repeated="1023"/>
        </table:table-row>
        <table:table-row table:style-name="ro4">
          <table:table-cell office:value-type="string">
            <text:p>nano crontab</text:p>
          </table:table-cell>
          <table:table-cell table:number-columns-repeated="1023"/>
        </table:table-row>
        <table:table-row table:style-name="ro4">
          <table:table-cell office:value-type="string">
            <text:p>pasete command</text:p>
          </table:table-cell>
          <table:table-cell table:number-columns-repeated="1023"/>
        </table:table-row>
        <table:table-row table:style-name="ro4">
          <table:table-cell office:value-type="string">
            <text:p>hit CTRL X ENTER to save</text:p>
          </table:table-cell>
          <table:table-cell table:number-columns-repeated="1023"/>
        </table:table-row>
        <table:table-row table:style-name="ro4">
          <table:table-cell office:value-type="string">
            <text:p>pause video for 20minutes</text:p>
          </table:table-cell>
          <table:table-cell table:number-columns-repeated="1023"/>
        </table:table-row>
        <table:table-row table:style-name="ro4">
          <table:table-cell office:value-type="string">
            <text:p>checkmark 1st item</text:p>
          </table:table-cell>
          <table:table-cell table:number-columns-repeated="1023"/>
        </table:table-row>
        <table:table-row table:style-name="ro4">
          <table:table-cell office:value-type="string">
            <text:p>type command</text:p>
          </table:table-cell>
          <table:table-cell table:number-columns-repeated="1023"/>
        </table:table-row>
        <table:table-row table:style-name="ro4">
          <table:table-cell office:value-type="string">
            <text:p>all objet lisgted</text:p>
          </table:table-cell>
          <table:table-cell table:number-columns-repeated="1023"/>
        </table:table-row>
        <table:table-row table:style-name="ro4">
          <table:table-cell office:value-type="string">
            <text:p>type command w/ page size 5</text:p>
          </table:table-cell>
          <table:table-cell table:number-columns-repeated="1023"/>
        </table:table-row>
        <table:table-row table:style-name="ro4">
          <table:table-cell office:value-type="string">
            <text:p>list scommadns again</text:p>
          </table:table-cell>
          <table:table-cell table:number-columns-repeated="1023"/>
        </table:table-row>
        <table:table-row table:style-name="ro4">
          <table:table-cell office:value-type="string">
            <text:p>type agian w/ max items</text:p>
          </table:table-cell>
          <table:table-cell table:number-columns-repeated="1023"/>
        </table:table-row>
        <table:table-row table:style-name="ro4">
          <table:table-cell office:value-type="string">
            <text:p>list only 1 iem</text:p>
          </table:table-cell>
          <table:table-cell table:number-columns-repeated="1023"/>
        </table:table-row>
        <table:table-row table:style-name="ro4">
          <table:table-cell office:value-type="string">
            <text:p>goto policy simulator</text:p>
          </table:table-cell>
          <table:table-cell table:number-columns-repeated="1023"/>
        </table:table-row>
        <table:table-row table:style-name="ro4">
          <table:table-cell office:value-type="string">
            <text:p>select cc user</text:p>
          </table:table-cell>
          <table:table-cell table:number-columns-repeated="1023"/>
        </table:table-row>
        <table:table-row table:style-name="ro4">
          <table:table-cell office:value-type="string">
            <text:p>polizies listed on side</text:p>
          </table:table-cell>
          <table:table-cell table:number-columns-repeated="1023"/>
        </table:table-row>
        <table:table-row table:style-name="ro4">
          <table:table-cell office:value-type="string">
            <text:p>selct a service</text:p>
          </table:table-cell>
          <table:table-cell table:number-columns-repeated="1023"/>
        </table:table-row>
        <table:table-row table:style-name="ro4">
          <table:table-cell office:value-type="string">
            <text:p>click athena</text:p>
          </table:table-cell>
          <table:table-cell table:number-columns-repeated="1023"/>
        </table:table-row>
        <table:table-row table:style-name="ro4">
          <table:table-cell office:value-type="string">
            <text:p>selec taction run query</text:p>
          </table:table-cell>
          <table:table-cell table:number-columns-repeated="1023"/>
        </table:table-row>
        <table:table-row table:style-name="ro4">
          <table:table-cell office:value-type="string">
            <text:p>select run simulation</text:p>
          </table:table-cell>
          <table:table-cell table:number-columns-repeated="1023"/>
        </table:table-row>
        <table:table-row table:style-name="ro4">
          <table:table-cell office:value-type="string">
            <text:p>look it denied</text:p>
          </table:table-cell>
          <table:table-cell table:number-columns-repeated="1023"/>
        </table:table-row>
        <table:table-row table:style-name="ro4">
          <table:table-cell office:value-type="string">
            <text:p>click clear resutsl</text:p>
          </table:table-cell>
          <table:table-cell table:number-columns-repeated="1023"/>
        </table:table-row>
        <table:table-row table:style-name="ro4">
          <table:table-cell office:value-type="string">
            <text:p>click permission on side</text:p>
          </table:table-cell>
          <table:table-cell table:number-columns-repeated="1023"/>
        </table:table-row>
        <table:table-row table:style-name="ro4">
          <table:table-cell office:value-type="string">
            <text:p>click chagne service</text:p>
          </table:table-cell>
          <table:table-cell table:number-columns-repeated="1023"/>
        </table:table-row>
        <table:table-row table:style-name="ro4">
          <table:table-cell office:value-type="string">
            <text:p>click code commit</text:p>
          </table:table-cell>
          <table:table-cell table:number-columns-repeated="1023"/>
        </table:table-row>
        <table:table-row table:style-name="ro4">
          <table:table-cell office:value-type="string">
            <text:p>click select action &gt; click 1st option</text:p>
          </table:table-cell>
          <table:table-cell table:number-columns-repeated="1023"/>
        </table:table-row>
        <table:table-row table:style-name="ro4">
          <table:table-cell office:value-type="string">
            <text:p>click run simulation</text:p>
          </table:table-cell>
          <table:table-cell table:number-columns-repeated="2"/>
          <table:table-cell office:value-type="string">
            <text:p>65</text:p>
          </table:table-cell>
          <table:table-cell table:number-columns-repeated="1020"/>
        </table:table-row>
        <table:table-row table:style-name="ro4">
          <table:table-cell office:value-type="string">
            <text:p>look its allowed </text:p>
          </table:table-cell>
          <table:table-cell table:number-columns-repeated="1023"/>
        </table:table-row>
        <table:table-row table:style-name="ro4">
          <table:table-cell office:value-type="string">
            <text:p>click allowed hyperlink click show staemetn</text:p>
          </table:table-cell>
          <table:table-cell table:number-columns-repeated="1023"/>
        </table:table-row>
        <table:table-row table:style-name="ro4">
          <table:table-cell office:value-type="string">
            <text:p>click back button</text:p>
          </table:table-cell>
          <table:table-cell table:number-columns-repeated="1023"/>
        </table:table-row>
        <table:table-row table:style-name="ro4">
          <table:table-cell office:value-type="string">
            <text:p>click back again</text:p>
          </table:table-cell>
          <table:table-cell table:number-columns-repeated="1023"/>
        </table:table-row>
        <table:table-row table:style-name="ro4">
          <table:table-cell office:value-type="string">
            <text:p>select groups</text:p>
          </table:table-cell>
          <table:table-cell table:number-columns-repeated="1023"/>
        </table:table-row>
        <table:table-row table:style-name="ro4">
          <table:table-cell office:value-type="string">
            <text:p>click clear results</text:p>
          </table:table-cell>
          <table:table-cell table:number-columns-repeated="1023"/>
        </table:table-row>
        <table:table-row table:style-name="ro4">
          <table:table-cell office:value-type="string">
            <text:p>select cludwatch application insights</text:p>
          </table:table-cell>
          <table:table-cell table:number-columns-repeated="1023"/>
        </table:table-row>
        <table:table-row table:style-name="ro4">
          <table:table-cell office:value-type="string">
            <text:p>click run simulation</text:p>
          </table:table-cell>
          <table:table-cell table:number-columns-repeated="1023"/>
        </table:table-row>
        <table:table-row table:style-name="ro4">
          <table:table-cell office:value-type="string">
            <text:p>click services &gt; lambda</text:p>
          </table:table-cell>
          <table:table-cell table:number-columns-repeated="1023"/>
        </table:table-row>
        <table:table-row table:style-name="ro4">
          <table:table-cell office:value-type="string">
            <text:p>click create function</text:p>
          </table:table-cell>
          <table:table-cell table:number-columns-repeated="1023"/>
        </table:table-row>
        <table:table-row table:style-name="ro4">
          <table:table-cell office:value-type="string">
            <text:p>select author from scratch</text:p>
          </table:table-cell>
          <table:table-cell table:number-columns-repeated="1023"/>
        </table:table-row>
        <table:table-row table:style-name="ro4">
          <table:table-cell office:value-type="string">
            <text:p>namep = my-lambda and node.js 10.x</text:p>
          </table:table-cell>
          <table:table-cell table:number-columns-repeated="1023"/>
        </table:table-row>
        <table:table-row table:style-name="ro4">
          <table:table-cell office:value-type="string">
            <text:p>click ctea</text:p>
          </table:table-cell>
          <table:table-cell table:number-columns-repeated="1023"/>
        </table:table-row>
        <table:table-row table:style-name="ro4">
          <table:table-cell office:value-type="string">
            <text:p>select uplaod a .zip</text:p>
          </table:table-cell>
          <table:table-cell table:number-columns-repeated="1023"/>
        </table:table-row>
        <table:table-row table:style-name="ro4">
          <table:table-cell office:value-type="string">
            <text:p>click uploa dbutton</text:p>
          </table:table-cell>
          <table:table-cell table:number-columns-repeated="1023"/>
        </table:table-row>
        <table:table-row table:style-name="ro4">
          <table:table-cell office:value-type="string">
            <text:p>select vl.zip</text:p>
          </table:table-cell>
          <table:table-cell table:number-columns-repeated="1023"/>
        </table:table-row>
        <table:table-row table:style-name="ro4">
          <table:table-cell office:value-type="string">
            <text:p>click save</text:p>
          </table:table-cell>
          <table:table-cell table:number-columns-repeated="1023"/>
        </table:table-row>
        <table:table-row table:style-name="ro4">
          <table:table-cell office:value-type="string">
            <text:p>should say this is verison 1</text:p>
          </table:table-cell>
          <table:table-cell table:number-columns-repeated="1023"/>
        </table:table-row>
        <table:table-row table:style-name="ro4">
          <table:table-cell office:value-type="string">
            <text:p>select confiugre test events</text:p>
          </table:table-cell>
          <table:table-cell table:number-columns-repeated="1023"/>
        </table:table-row>
        <table:table-row table:style-name="ro4">
          <table:table-cell office:value-type="string">
            <text:p>name- te1</text:p>
          </table:table-cell>
          <table:table-cell table:number-columns-repeated="1023"/>
        </table:table-row>
        <table:table-row table:style-name="ro4">
          <table:table-cell office:value-type="string">
            <text:p>click craete</text:p>
          </table:table-cell>
          <table:table-cell table:number-columns-repeated="1023"/>
        </table:table-row>
        <table:table-row table:style-name="ro4">
          <table:table-cell office:value-type="string">
            <text:p>click test</text:p>
          </table:table-cell>
          <table:table-cell table:number-columns-repeated="1023"/>
        </table:table-row>
        <table:table-row table:style-name="ro4">
          <table:table-cell office:value-type="string">
            <text:p>scroll to top and click detail</text:p>
          </table:table-cell>
          <table:table-cell table:number-columns-repeated="1023"/>
        </table:table-row>
        <table:table-row table:style-name="ro4">
          <table:table-cell office:value-type="string">
            <text:p>cop u arn at top</text:p>
          </table:table-cell>
          <table:table-cell table:number-columns-repeated="1023"/>
        </table:table-row>
        <table:table-row table:style-name="ro4">
          <table:table-cell office:value-type="string">
            <text:p>click quialifies &gt; aias </text:p>
          </table:table-cell>
          <table:table-cell table:number-columns-repeated="1023"/>
        </table:table-row>
        <table:table-row table:style-name="ro4">
          <table:table-cell office:value-type="string">
            <text:p>look it updated automatically</text:p>
          </table:table-cell>
          <table:table-cell table:number-columns-repeated="1023"/>
        </table:table-row>
        <table:table-row table:style-name="ro4">
          <table:table-cell office:value-type="string">
            <text:p>clic actions &gt; publish new version</text:p>
          </table:table-cell>
          <table:table-cell table:number-columns-repeated="2"/>
          <table:table-cell office:value-type="string">
            <text:p>66</text:p>
          </table:table-cell>
          <table:table-cell table:number-columns-repeated="1020"/>
        </table:table-row>
        <table:table-row table:style-name="ro4">
          <table:table-cell office:value-type="string">
            <text:p>type descirpotion and click publihs</text:p>
          </table:table-cell>
          <table:table-cell table:number-columns-repeated="1023"/>
        </table:table-row>
        <table:table-row table:style-name="ro4">
          <table:table-cell office:value-type="string">
            <text:p>look its version1</text:p>
          </table:table-cell>
          <table:table-cell table:number-columns-repeated="1023"/>
        </table:table-row>
        <table:table-row table:style-name="ro4">
          <table:table-cell office:value-type="string">
            <text:p>click create alias</text:p>
          </table:table-cell>
          <table:table-cell table:number-columns-repeated="1023"/>
        </table:table-row>
        <table:table-row table:style-name="ro4">
          <table:table-cell office:value-type="string">
            <text:p>type name - desciotn version 1 click create</text:p>
          </table:table-cell>
          <table:table-cell table:number-columns-repeated="1023"/>
        </table:table-row>
        <table:table-row table:style-name="ro4">
          <table:table-cell office:value-type="string">
            <text:p>look new arn</text:p>
          </table:table-cell>
          <table:table-cell table:number-columns-repeated="1023"/>
        </table:table-row>
        <table:table-row table:style-name="ro4">
          <table:table-cell office:value-type="string">
            <text:p>click my-manda hyperlink</text:p>
          </table:table-cell>
          <table:table-cell table:number-columns-repeated="1023"/>
        </table:table-row>
        <table:table-row table:style-name="ro4">
          <table:table-cell office:value-type="string">
            <text:p>click up;pad a new zip</text:p>
          </table:table-cell>
          <table:table-cell table:number-columns-repeated="1023"/>
        </table:table-row>
        <table:table-row table:style-name="ro4">
          <table:table-cell office:value-type="string">
            <text:p>select version2.zip</text:p>
          </table:table-cell>
          <table:table-cell table:number-columns-repeated="1023"/>
        </table:table-row>
        <table:table-row table:style-name="ro4">
          <table:table-cell office:value-type="string">
            <text:p>click save</text:p>
          </table:table-cell>
          <table:table-cell table:number-columns-repeated="1023"/>
        </table:table-row>
        <table:table-row table:style-name="ro4">
          <table:table-cell office:value-type="string">
            <text:p>click test</text:p>
          </table:table-cell>
          <table:table-cell table:number-columns-repeated="1023"/>
        </table:table-row>
        <table:table-row table:style-name="ro4">
          <table:table-cell office:value-type="string">
            <text:p>scroll to top and it ssays version 2</text:p>
          </table:table-cell>
          <table:table-cell table:number-columns-repeated="1023"/>
        </table:table-row>
        <table:table-row table:style-name="ro4">
          <table:table-cell office:value-type="string">
            <text:p>select #latest</text:p>
          </table:table-cell>
          <table:table-cell table:number-columns-repeated="1023"/>
        </table:table-row>
        <table:table-row table:style-name="ro4">
          <table:table-cell office:value-type="string">
            <text:p>scrolll down and it say sversion 2(it auto updated)</text:p>
          </table:table-cell>
          <table:table-cell table:number-columns-repeated="1023"/>
        </table:table-row>
        <table:table-row table:style-name="ro4">
          <table:table-cell office:value-type="string">
            <text:p>click servies &gt; lambda</text:p>
          </table:table-cell>
          <table:table-cell table:number-columns-repeated="1023"/>
        </table:table-row>
        <table:table-row table:style-name="ro4">
          <table:table-cell office:value-type="string">
            <text:p>clikc ctreat funciton</text:p>
          </table:table-cell>
          <table:table-cell table:number-columns-repeated="1023"/>
        </table:table-row>
        <table:table-row table:style-name="ro4">
          <table:table-cell office:value-type="string">
            <text:p>select author from scratch</text:p>
          </table:table-cell>
          <table:table-cell table:number-columns-repeated="1023"/>
        </table:table-row>
        <table:table-row table:style-name="ro4">
          <table:table-cell office:value-type="string">
            <text:p>type name and lick create</text:p>
          </table:table-cell>
          <table:table-cell table:number-columns-repeated="1023"/>
        </table:table-row>
        <table:table-row table:style-name="ro4">
          <table:table-cell office:value-type="string">
            <text:p>click est</text:p>
          </table:table-cell>
          <table:table-cell table:number-columns-repeated="1023"/>
        </table:table-row>
        <table:table-row table:style-name="ro4">
          <table:table-cell office:value-type="string">
            <text:p>click confiure test evetns</text:p>
          </table:table-cell>
          <table:table-cell table:number-columns-repeated="1023"/>
        </table:table-row>
        <table:table-row table:style-name="ro4">
          <table:table-cell office:value-type="string">
            <text:p>type tr1 and lick create</text:p>
          </table:table-cell>
          <table:table-cell table:number-columns-repeated="1023"/>
        </table:table-row>
        <table:table-row table:style-name="ro4">
          <table:table-cell office:value-type="string">
            <text:p>cliock test</text:p>
          </table:table-cell>
          <table:table-cell table:number-columns-repeated="1023"/>
        </table:table-row>
        <table:table-row table:style-name="ro4">
          <table:table-cell office:value-type="string">
            <text:p>click derails</text:p>
          </table:table-cell>
          <table:table-cell table:number-columns-repeated="1023"/>
        </table:table-row>
        <table:table-row table:style-name="ro4">
          <table:table-cell office:value-type="string">
            <text:p>scrolll down and select default</text:p>
          </table:table-cell>
          <table:table-cell table:number-columns-repeated="1023"/>
        </table:table-row>
        <table:table-row table:style-name="ro4">
          <table:table-cell office:value-type="string">
            <text:p>select wo subnets</text:p>
          </table:table-cell>
          <table:table-cell table:number-columns-repeated="1023"/>
        </table:table-row>
        <table:table-row table:style-name="ro4">
          <table:table-cell office:value-type="string">
            <text:p>select a security group</text:p>
          </table:table-cell>
          <table:table-cell table:number-columns-repeated="1023"/>
        </table:table-row>
        <table:table-row table:style-name="ro4">
          <table:table-cell office:value-type="string">
            <text:p>click save</text:p>
          </table:table-cell>
          <table:table-cell table:number-columns-repeated="1023"/>
        </table:table-row>
        <table:table-row table:style-name="ro4">
          <table:table-cell office:value-type="string">
            <text:p>l;ook at error message</text:p>
          </table:table-cell>
          <table:table-cell table:number-columns-repeated="1023"/>
        </table:table-row>
        <table:table-row table:style-name="ro4">
          <table:table-cell office:value-type="string">
            <text:p>select create role from aws policy template</text:p>
          </table:table-cell>
          <table:table-cell table:number-columns-repeated="2"/>
          <table:table-cell office:value-type="string">
            <text:p>67</text:p>
          </table:table-cell>
          <table:table-cell table:number-columns-repeated="1020"/>
        </table:table-row>
        <table:table-row table:style-name="ro4">
          <table:table-cell office:value-type="string">
            <text:p>type vpc-lambda0role and click save</text:p>
          </table:table-cell>
          <table:table-cell table:number-columns-repeated="1023"/>
        </table:table-row>
        <table:table-row table:style-name="ro4">
          <table:table-cell office:value-type="string">
            <text:p>clook - mersions for lambda -ec2</text:p>
          </table:table-cell>
          <table:table-cell table:number-columns-repeated="1023"/>
        </table:table-row>
        <table:table-row table:style-name="ro4">
          <table:table-cell office:value-type="string">
            <text:p>scroll down and look</text:p>
          </table:table-cell>
          <table:table-cell table:number-columns-repeated="1023"/>
        </table:table-row>
        <table:table-row table:style-name="ro4">
          <table:table-cell office:value-type="string">
            <text:p>to delte : click functions</text:p>
          </table:table-cell>
          <table:table-cell table:number-columns-repeated="1023"/>
        </table:table-row>
        <table:table-row table:style-name="ro4">
          <table:table-cell office:value-type="string">
            <text:p>click O vpc lambda</text:p>
          </table:table-cell>
          <table:table-cell table:number-columns-repeated="1023"/>
        </table:table-row>
        <table:table-row table:style-name="ro4">
          <table:table-cell office:value-type="string">
            <text:p>click delte</text:p>
          </table:table-cell>
          <table:table-cell table:number-columns-repeated="1023"/>
        </table:table-row>
        <table:table-row table:style-name="ro4">
          <table:table-cell office:value-type="string">
            <text:p>click delte again</text:p>
          </table:table-cell>
          <table:table-cell table:number-columns-repeated="1023"/>
        </table:table-row>
        <table:table-row table:style-name="ro4">
          <table:table-cell office:value-type="string">
            <text:p>click services &gt; elastic beanstalk</text:p>
          </table:table-cell>
          <table:table-cell table:number-columns-repeated="1023"/>
        </table:table-row>
        <table:table-row table:style-name="ro4">
          <table:table-cell office:value-type="string">
            <text:p>click get started</text:p>
          </table:table-cell>
          <table:table-cell table:number-columns-repeated="1023"/>
        </table:table-row>
        <table:table-row table:style-name="ro4">
          <table:table-cell office:value-type="string">
            <text:p>my-docker -app</text:p>
          </table:table-cell>
          <table:table-cell table:number-columns-repeated="1023"/>
        </table:table-row>
        <table:table-row table:style-name="ro4">
          <table:table-cell office:value-type="string">
            <text:p>select docker</text:p>
          </table:table-cell>
          <table:table-cell table:number-columns-repeated="1023"/>
        </table:table-row>
        <table:table-row table:style-name="ro4">
          <table:table-cell office:value-type="string">
            <text:p>select O upload your code</text:p>
          </table:table-cell>
          <table:table-cell table:number-columns-repeated="1023"/>
        </table:table-row>
        <table:table-row table:style-name="ro4">
          <table:table-cell office:value-type="string">
            <text:p>click upload button</text:p>
          </table:table-cell>
          <table:table-cell table:number-columns-repeated="1023"/>
        </table:table-row>
        <table:table-row table:style-name="ro4">
          <table:table-cell office:value-type="string">
            <text:p>select v1.zip which is udemy resource</text:p>
          </table:table-cell>
          <table:table-cell table:number-columns-repeated="1023"/>
        </table:table-row>
        <table:table-row table:style-name="ro4">
          <table:table-cell office:value-type="string">
            <text:p>click upload</text:p>
          </table:table-cell>
          <table:table-cell table:number-columns-repeated="1023"/>
        </table:table-row>
        <table:table-row table:style-name="ro4">
          <table:table-cell office:value-type="string">
            <text:p>click create applicatoin</text:p>
          </table:table-cell>
          <table:table-cell table:number-columns-repeated="1023"/>
        </table:table-row>
        <table:table-row table:style-name="ro4">
          <table:table-cell office:value-type="string">
            <text:p>wait</text:p>
          </table:table-cell>
          <table:table-cell table:number-columns-repeated="1023"/>
        </table:table-row>
        <table:table-row table:style-name="ro4">
          <table:table-cell office:value-type="string">
            <text:p>now done 4minutes</text:p>
          </table:table-cell>
          <table:table-cell table:number-columns-repeated="1023"/>
        </table:table-row>
        <table:table-row table:style-name="ro4">
          <table:table-cell office:value-type="string">
            <text:p>open that link this is the website</text:p>
          </table:table-cell>
          <table:table-cell table:number-columns-repeated="1023"/>
        </table:table-row>
        <table:table-row table:style-name="ro4">
          <table:table-cell office:value-type="string">
            <text:p>click uplad and deploy select v2.zip</text:p>
          </table:table-cell>
          <table:table-cell table:number-columns-repeated="1023"/>
        </table:table-row>
        <table:table-row table:style-name="ro4">
          <table:table-cell office:value-type="string">
            <text:p>click depoloy</text:p>
          </table:table-cell>
          <table:table-cell table:number-columns-repeated="1023"/>
        </table:table-row>
        <table:table-row table:style-name="ro4">
          <table:table-cell office:value-type="string">
            <text:p>wait</text:p>
          </table:table-cell>
          <table:table-cell table:number-columns-repeated="1023"/>
        </table:table-row>
        <table:table-row table:style-name="ro4">
          <table:table-cell office:value-type="string">
            <text:p>go to website and click regresh</text:p>
          </table:table-cell>
          <table:table-cell table:number-columns-repeated="1023"/>
        </table:table-row>
        <table:table-row table:style-name="ro4">
          <table:table-cell office:value-type="string">
            <text:p>click upload and deploy </text:p>
          </table:table-cell>
          <table:table-cell table:number-columns-repeated="1023"/>
        </table:table-row>
        <table:table-row table:style-name="ro4">
          <table:table-cell office:value-type="string">
            <text:p>click hyperlink</text:p>
          </table:table-cell>
          <table:table-cell table:number-columns-repeated="1023"/>
        </table:table-row>
        <table:table-row table:style-name="ro4">
          <table:table-cell office:value-type="string">
            <text:p>check <text:s/>version &gt; click deploy </text:p>
          </table:table-cell>
          <table:table-cell table:number-columns-repeated="2"/>
          <table:table-cell office:value-type="string">
            <text:p>68</text:p>
          </table:table-cell>
          <table:table-cell table:number-columns-repeated="1020"/>
        </table:table-row>
        <table:table-row table:style-name="ro4">
          <table:table-cell office:value-type="string">
            <text:p>click environments</text:p>
          </table:table-cell>
          <table:table-cell table:number-columns-repeated="1023"/>
        </table:table-row>
        <table:table-row table:style-name="ro4">
          <table:table-cell office:value-type="string">
            <text:p>click actions &gt; delete</text:p>
          </table:table-cell>
          <table:table-cell table:number-columns-repeated="1023"/>
        </table:table-row>
        <table:table-row table:style-name="ro4">
          <table:table-cell office:value-type="string">
            <text:p>click delete</text:p>
          </table:table-cell>
          <table:table-cell table:number-columns-repeated="1023"/>
        </table:table-row>
        <table:table-row table:style-name="ro4" table:number-rows-repeated="104738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11/26/2019</text:date>, <text:time>20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20:13:46.81</dc:date>
    <dc:creator>j </dc:creator>
    <meta:generator>OpenOffice/4.1.6$Win32 OpenOffice.org_project/416m1$Build-9790</meta:generator>
    <meta:editing-duration>P1DT1H34M9S</meta:editing-duration>
    <meta:editing-cycles>87</meta:editing-cycles>
    <meta:document-statistic meta:table-count="7" meta:cell-count="9717" meta:object-count="0"/>
  </office:meta>
</office:document-meta>
</file>